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table-column table:style-name="co1" table:number-columns-repeated="30" table:default-cell-style-name="Default"/>
        <table:table-row table:style-name="ro1">
          <table:table-cell table:number-columns-repeated="2" table:style-name="ce1" office:value-type="string" calcext:value-type="string">
            <text:p>0.012712240219116211</text:p>
          </table:table-cell>
          <table:table-cell table:style-name="ce1" office:value-type="string" calcext:value-type="string">
            <text:p>9.5367431640625e-07</text:p>
          </table:table-cell>
          <table:table-cell table:style-name="ce1" office:value-type="float" office:value="0.143808811903" calcext:value-type="float">
            <text:p>0,1438088119</text:p>
          </table:table-cell>
          <table:table-cell table:style-name="ce1" office:value-type="float" office:value="2.7626428604126" calcext:value-type="float">
            <text:p>2,7626428604</text:p>
          </table:table-cell>
          <table:table-cell table:style-name="ce1" office:value-type="float" office:value="5.10458374023438" calcext:value-type="float">
            <text:p>5,10458374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0.10436973720789" calcext:value-type="float">
            <text:p>-0,1043697372</text:p>
          </table:table-cell>
          <table:table-cell table:style-name="ce1" office:value-type="float" office:value="7.13868761062622" calcext:value-type="float">
            <text:p>7,1386876106</text:p>
          </table:table-cell>
          <table:table-cell table:style-name="ce1" office:value-type="float" office:value="-5.41048145294189" calcext:value-type="float">
            <text:p>-5,4104814529</text:p>
          </table:table-cell>
          <table:table-cell table:number-columns-repeated="2" table:style-name="ce1" office:value-type="string" calcext:value-type="string">
            <text:p>0.0</text:p>
          </table:table-cell>
          <table:table-cell table:style-name="ce1" office:value-type="string" calcext:value-type="string">
            <text:p>0.055765104635153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56" calcext:value-type="float">
            <text:p>0,01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01643800735474" calcext:value-type="float">
            <text:p>0,0601643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49590172607081" calcext:value-type="float">
            <text:p>1,4959017261</text:p>
          </table:table-cell>
          <table:table-cell table:style-name="ce1" office:value-type="float" office:value="0.200564384460449" calcext:value-type="float">
            <text:p>0,2005643845</text:p>
          </table:table-cell>
          <table:table-cell table:style-name="ce1" office:value-type="float" office:value="0.200552463531494" calcext:value-type="float">
            <text:p>0,2005524635</text:p>
          </table:table-cell>
          <table:table-cell table:style-name="ce1" office:value-type="float" office:value="0.200547933578491" calcext:value-type="float">
            <text:p>0,2005479336</text:p>
          </table:table-cell>
          <table:table-cell table:style-name="ce1" office:value-type="float" office:value="-0.10436973720789" calcext:value-type="float">
            <text:p>-0,1043697372</text:p>
          </table:table-cell>
          <table:table-cell table:style-name="ce1" office:value-type="float" office:value="7.13868761062622" calcext:value-type="float">
            <text:p>7,1386876106</text:p>
          </table:table-cell>
          <table:table-cell table:style-name="ce1" office:value-type="float" office:value="-5.41048145294189" calcext:value-type="float">
            <text:p>-5,4104814529</text:p>
          </table:table-cell>
        </table:table-row>
        <table:table-row table:style-name="ro1">
          <table:table-cell table:style-name="ce1" office:value-type="string" calcext:value-type="string">
            <text:p>0.03397965431213379</text:p>
          </table:table-cell>
          <table:table-cell table:style-name="ce1" office:value-type="string" calcext:value-type="string">
            <text:p>0.021267414093017578</text:p>
          </table:table-cell>
          <table:table-cell table:style-name="ce1" office:value-type="string" calcext:value-type="string">
            <text:p>0.42325663566589355</text:p>
          </table:table-cell>
          <table:table-cell table:style-name="ce1" office:value-type="float" office:value="-0.264931261539459" calcext:value-type="float">
            <text:p>-0,2649312615</text:p>
          </table:table-cell>
          <table:table-cell table:style-name="ce1" office:value-type="float" office:value="2.74771571159363" calcext:value-type="float">
            <text:p>2,7477157116</text:p>
          </table:table-cell>
          <table:table-cell table:style-name="ce1" office:value-type="float" office:value="5.1049747467041" calcext:value-type="float">
            <text:p>5,1049747467</text:p>
          </table:table-cell>
          <table:table-cell table:style-name="ce1" office:value-type="float" office:value="-0.0454787453386053" calcext:value-type="float">
            <text:p>-0,0454787453</text:p>
          </table:table-cell>
          <table:table-cell table:number-columns-repeated="2" table:style-name="ce1" office:value-type="float" office:value="-0.861767312550548" calcext:value-type="float">
            <text:p>-0,8617673126</text:p>
          </table:table-cell>
          <table:table-cell table:style-name="ce1" office:value-type="float" office:value="-0.10436973720789" calcext:value-type="float">
            <text:p>-0,1043697372</text:p>
          </table:table-cell>
          <table:table-cell table:style-name="ce1" office:value-type="float" office:value="7.13868761062622" calcext:value-type="float">
            <text:p>7,1386876106</text:p>
          </table:table-cell>
          <table:table-cell table:style-name="ce1" office:value-type="float" office:value="-5.41048145294189" calcext:value-type="float">
            <text:p>-5,4104814529</text:p>
          </table:table-cell>
          <table:table-cell table:style-name="ce1" office:value-type="string" calcext:value-type="string">
            <text:p>-0.0454787453386053</text:p>
          </table:table-cell>
          <table:table-cell table:style-name="ce1" office:value-type="string" calcext:value-type="string">
            <text:p>-0.8617673125505483</text:p>
          </table:table-cell>
          <table:table-cell table:style-name="ce1" office:value-type="string" calcext:value-type="string">
            <text:p>-0.5971424656481443</text:p>
          </table:table-cell>
          <table:table-cell table:style-name="ce1" office:value-type="float" office:value="-0.03595220297575" calcext:value-type="float">
            <text:p>-0,035952203</text:p>
          </table:table-cell>
          <table:table-cell table:style-name="ce1" office:value-type="float" office:value="-0.690660715103149" calcext:value-type="float">
            <text:p>-0,6906607151</text:p>
          </table:table-cell>
          <table:table-cell table:style-name="ce1" office:value-type="float" office:value="-0.249838354492187" calcext:value-type="float">
            <text:p>-0,2498383545</text:p>
          </table:table-cell>
          <table:table-cell table:style-name="ce1" office:value-type="float" office:value="-0.0609053721134103" calcext:value-type="float">
            <text:p>-0,060905372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339559117091394" calcext:value-type="float">
            <text:p>-0,3395591171</text:p>
          </table:table-cell>
          <table:table-cell table:style-name="ce1" office:value-type="float" office:value="-6.52300628692895" calcext:value-type="float">
            <text:p>-6,5230062869</text:p>
          </table:table-cell>
          <table:table-cell table:style-name="ce1" office:value-type="float" office:value="-12.0521644462383" calcext:value-type="float">
            <text:p>-12,0521644462</text:p>
          </table:table-cell>
          <table:table-cell table:style-name="ce1" office:value-type="float" office:value="0.423516273498535" calcext:value-type="float">
            <text:p>0,4235162735</text:p>
          </table:table-cell>
          <table:table-cell table:style-name="ce1" office:value-type="float" office:value="0.42352294921875" calcext:value-type="float">
            <text:p>0,4235229492</text:p>
          </table:table-cell>
          <table:table-cell table:style-name="ce1" office:value-type="float" office:value="0.423540830612183" calcext:value-type="float">
            <text:p>0,4235408306</text:p>
          </table:table-cell>
          <table:table-cell table:style-name="ce1" office:value-type="float" office:value="-0.10436973720789" calcext:value-type="float">
            <text:p>-0,1043697372</text:p>
          </table:table-cell>
          <table:table-cell table:style-name="ce1" office:value-type="float" office:value="7.13868761062622" calcext:value-type="float">
            <text:p>7,1386876106</text:p>
          </table:table-cell>
          <table:table-cell table:style-name="ce1" office:value-type="float" office:value="-5.41048145294189" calcext:value-type="float">
            <text:p>-5,4104814529</text:p>
          </table:table-cell>
        </table:table-row>
        <table:table-row table:style-name="ro1">
          <table:table-cell table:style-name="ce1" office:value-type="string" calcext:value-type="string">
            <text:p>0.04840970039367676</text:p>
          </table:table-cell>
          <table:table-cell table:style-name="ce1" office:value-type="string" calcext:value-type="string">
            <text:p>0.014430046081542969</text:p>
          </table:table-cell>
          <table:table-cell table:style-name="ce1" office:value-type="string" calcext:value-type="string">
            <text:p>0.8513693809509277</text:p>
          </table:table-cell>
          <table:table-cell table:style-name="ce1" office:value-type="float" office:value="-0.264837801456451" calcext:value-type="float">
            <text:p>-0,2648378015</text:p>
          </table:table-cell>
          <table:table-cell table:style-name="ce1" office:value-type="float" office:value="2.73161268234253" calcext:value-type="float">
            <text:p>2,7316126823</text:p>
          </table:table-cell>
          <table:table-cell table:style-name="ce1" office:value-type="float" office:value="5.10317373275757" calcext:value-type="float">
            <text:p>5,1031737328</text:p>
          </table:table-cell>
          <table:table-cell table:style-name="ce1" office:value-type="float" office:value="0.0846991543453174" calcext:value-type="float">
            <text:p>0,0846991543</text:p>
          </table:table-cell>
          <table:table-cell table:number-columns-repeated="2" table:style-name="ce1" office:value-type="float" office:value="-0.756389138398843" calcext:value-type="float">
            <text:p>-0,7563891384</text:p>
          </table:table-cell>
          <table:table-cell table:style-name="ce1" office:value-type="float" office:value="-0.0980496257543564" calcext:value-type="float">
            <text:p>-0,0980496258</text:p>
          </table:table-cell>
          <table:table-cell table:style-name="ce1" office:value-type="float" office:value="7.10612154006958" calcext:value-type="float">
            <text:p>7,1061215401</text:p>
          </table:table-cell>
          <table:table-cell table:style-name="ce1" office:value-type="float" office:value="-5.41479301452637" calcext:value-type="float">
            <text:p>-5,4147930145</text:p>
          </table:table-cell>
          <table:table-cell table:style-name="ce1" office:value-type="string" calcext:value-type="string">
            <text:p>0.08469915434531741</text:p>
          </table:table-cell>
          <table:table-cell table:style-name="ce1" office:value-type="string" calcext:value-type="string">
            <text:p>-0.7563891383988434</text:p>
          </table:table-cell>
          <table:table-cell table:style-name="ce1" office:value-type="string" calcext:value-type="string">
            <text:p>-0.29588149322842283</text:p>
          </table:table-cell>
          <table:table-cell table:style-name="ce1" office:value-type="float" office:value="0.0662328153848648" calcext:value-type="float">
            <text:p>0,0662328154</text:p>
          </table:table-cell>
          <table:table-cell table:style-name="ce1" office:value-type="float" office:value="-0.686928927898407" calcext:value-type="float">
            <text:p>-0,6869289279</text:p>
          </table:table-cell>
          <table:table-cell table:style-name="ce1" office:value-type="float" office:value="-0.249858686828613" calcext:value-type="float">
            <text:p>-0,2498586868</text:p>
          </table:table-cell>
          <table:table-cell table:style-name="ce1" office:value-type="float" office:value="0.0526530289203748" calcext:value-type="float">
            <text:p>0,052653028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53588834582347" calcext:value-type="float">
            <text:p>0,9535888346</text:p>
          </table:table-cell>
          <table:table-cell table:style-name="ce1" office:value-type="float" office:value="0.0348251290041055" calcext:value-type="float">
            <text:p>0,034825129</text:p>
          </table:table-cell>
          <table:table-cell table:style-name="ce1" office:value-type="float" office:value="-0.00091225599238155" calcext:value-type="float">
            <text:p>-0,000912256</text:p>
          </table:table-cell>
          <table:table-cell table:style-name="ce1" office:value-type="float" office:value="0.428633451461792" calcext:value-type="float">
            <text:p>0,4286334515</text:p>
          </table:table-cell>
          <table:table-cell table:style-name="ce1" office:value-type="float" office:value="0.428631544113159" calcext:value-type="float">
            <text:p>0,4286315441</text:p>
          </table:table-cell>
          <table:table-cell table:style-name="ce1" office:value-type="float" office:value="0.428614854812622" calcext:value-type="float">
            <text:p>0,4286148548</text:p>
          </table:table-cell>
          <table:table-cell table:style-name="ce1" office:value-type="float" office:value="-0.0980496257543564" calcext:value-type="float">
            <text:p>-0,0980496258</text:p>
          </table:table-cell>
          <table:table-cell table:style-name="ce1" office:value-type="float" office:value="7.10612154006958" calcext:value-type="float">
            <text:p>7,1061215401</text:p>
          </table:table-cell>
          <table:table-cell table:style-name="ce1" office:value-type="float" office:value="-5.41479301452637" calcext:value-type="float">
            <text:p>-5,4147930145</text:p>
          </table:table-cell>
        </table:table-row>
        <table:table-row table:style-name="ro1">
          <table:table-cell table:style-name="ce1" office:value-type="string" calcext:value-type="string">
            <text:p>0.062090158462524414</text:p>
          </table:table-cell>
          <table:table-cell table:style-name="ce1" office:value-type="string" calcext:value-type="string">
            <text:p>0.013680458068847656</text:p>
          </table:table-cell>
          <table:table-cell table:style-name="ce1" office:value-type="string" calcext:value-type="string">
            <text:p>1.2713634967803955</text:p>
          </table:table-cell>
          <table:table-cell table:style-name="ce1" office:value-type="float" office:value="-0.264444708824158" calcext:value-type="float">
            <text:p>-0,2644447088</text:p>
          </table:table-cell>
          <table:table-cell table:style-name="ce1" office:value-type="float" office:value="2.72755837440491" calcext:value-type="float">
            <text:p>2,7275583744</text:p>
          </table:table-cell>
          <table:table-cell table:style-name="ce1" office:value-type="float" office:value="5.09559917449951" calcext:value-type="float">
            <text:p>5,0955991745</text:p>
          </table:table-cell>
          <table:table-cell table:style-name="ce1" office:value-type="float" office:value="0.0776615097685821" calcext:value-type="float">
            <text:p>0,0776615098</text:p>
          </table:table-cell>
          <table:table-cell table:number-columns-repeated="2" table:style-name="ce1" office:value-type="float" office:value="-0.752307638023447" calcext:value-type="float">
            <text:p>-0,752307638</text:p>
          </table:table-cell>
          <table:table-cell table:style-name="ce1" office:value-type="float" office:value="-0.0945261940360069" calcext:value-type="float">
            <text:p>-0,094526194</text:p>
          </table:table-cell>
          <table:table-cell table:style-name="ce1" office:value-type="float" office:value="7.07302618026733" calcext:value-type="float">
            <text:p>7,0730261803</text:p>
          </table:table-cell>
          <table:table-cell table:style-name="ce1" office:value-type="float" office:value="-5.4197850227356" calcext:value-type="float">
            <text:p>-5,4197850227</text:p>
          </table:table-cell>
          <table:table-cell table:style-name="ce1" office:value-type="string" calcext:value-type="string">
            <text:p>0.07766150976858212</text:p>
          </table:table-cell>
          <table:table-cell table:style-name="ce1" office:value-type="string" calcext:value-type="string">
            <text:p>-0.7523076380234474</text:p>
          </table:table-cell>
          <table:table-cell table:style-name="ce1" office:value-type="string" calcext:value-type="string">
            <text:p>-0.29565760496765625</text:p>
          </table:table-cell>
          <table:table-cell table:style-name="ce1" office:value-type="float" office:value="0.0662094503641129" calcext:value-type="float">
            <text:p>0,0662094504</text:p>
          </table:table-cell>
          <table:table-cell table:style-name="ce1" office:value-type="float" office:value="-0.682903170585632" calcext:value-type="float">
            <text:p>-0,6829031706</text:p>
          </table:table-cell>
          <table:table-cell table:style-name="ce1" office:value-type="float" office:value="-0.249765034103394" calcext:value-type="float">
            <text:p>-0,2497650341</text:p>
          </table:table-cell>
          <table:table-cell table:style-name="ce1" office:value-type="float" office:value="0.163650225985748" calcext:value-type="float">
            <text:p>0,1636502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0222994486006243" calcext:value-type="float">
            <text:p>-0,0002229945</text:p>
          </table:table-cell>
          <table:table-cell table:style-name="ce1" office:value-type="float" office:value="0.0384214556248428" calcext:value-type="float">
            <text:p>0,0384214556</text:p>
          </table:table-cell>
          <table:table-cell table:style-name="ce1" office:value-type="float" office:value="0.00429716542949184" calcext:value-type="float">
            <text:p>0,0042971654</text:p>
          </table:table-cell>
          <table:table-cell table:style-name="ce1" office:value-type="float" office:value="0.419113874435425" calcext:value-type="float">
            <text:p>0,4191138744</text:p>
          </table:table-cell>
          <table:table-cell table:style-name="ce1" office:value-type="float" office:value="0.419115543365479" calcext:value-type="float">
            <text:p>0,4191155434</text:p>
          </table:table-cell>
          <table:table-cell table:style-name="ce1" office:value-type="float" office:value="0.419116735458374" calcext:value-type="float">
            <text:p>0,4191167355</text:p>
          </table:table-cell>
          <table:table-cell table:style-name="ce1" office:value-type="float" office:value="-0.0945261940360069" calcext:value-type="float">
            <text:p>-0,094526194</text:p>
          </table:table-cell>
          <table:table-cell table:style-name="ce1" office:value-type="float" office:value="7.07302618026733" calcext:value-type="float">
            <text:p>7,0730261803</text:p>
          </table:table-cell>
          <table:table-cell table:style-name="ce1" office:value-type="float" office:value="-5.4197850227356" calcext:value-type="float">
            <text:p>-5,4197850227</text:p>
          </table:table-cell>
        </table:table-row>
        <table:table-row table:style-name="ro1">
          <table:table-cell table:style-name="ce1" office:value-type="string" calcext:value-type="string">
            <text:p>0.08833932876586914</text:p>
          </table:table-cell>
          <table:table-cell table:style-name="ce1" office:value-type="string" calcext:value-type="string">
            <text:p>0.026249170303344727</text:p>
          </table:table-cell>
          <table:table-cell table:style-name="ce1" office:value-type="string" calcext:value-type="string">
            <text:p>1.6934325695037842</text:p>
          </table:table-cell>
          <table:table-cell table:style-name="ce1" office:value-type="float" office:value="0.157172843813896" calcext:value-type="float">
            <text:p>0,1571728438</text:p>
          </table:table-cell>
          <table:table-cell table:style-name="ce1" office:value-type="float" office:value="2.61206293106079" calcext:value-type="float">
            <text:p>2,6120629311</text:p>
          </table:table-cell>
          <table:table-cell table:style-name="ce1" office:value-type="float" office:value="5.04761981964111" calcext:value-type="float">
            <text:p>5,0476198196</text:p>
          </table:table-cell>
          <table:table-cell table:style-name="ce1" office:value-type="float" office:value="0.085370502947367" calcext:value-type="float">
            <text:p>0,0853705029</text:p>
          </table:table-cell>
          <table:table-cell table:number-columns-repeated="2" table:style-name="ce1" office:value-type="float" office:value="-0.751740801147161" calcext:value-type="float">
            <text:p>-0,7517408011</text:p>
          </table:table-cell>
          <table:table-cell table:style-name="ce1" office:value-type="float" office:value="-0.0878571271896362" calcext:value-type="float">
            <text:p>-0,0878571272</text:p>
          </table:table-cell>
          <table:table-cell table:style-name="ce1" office:value-type="float" office:value="6.9624547958374" calcext:value-type="float">
            <text:p>6,9624547958</text:p>
          </table:table-cell>
          <table:table-cell table:style-name="ce1" office:value-type="float" office:value="-5.393883228302" calcext:value-type="float">
            <text:p>-5,3938832283</text:p>
          </table:table-cell>
          <table:table-cell table:style-name="ce1" office:value-type="string" calcext:value-type="string">
            <text:p>0.08537050294736696</text:p>
          </table:table-cell>
          <table:table-cell table:style-name="ce1" office:value-type="string" calcext:value-type="string">
            <text:p>-0.7517408011471611</text:p>
          </table:table-cell>
          <table:table-cell table:style-name="ce1" office:value-type="string" calcext:value-type="string">
            <text:p>-0.2949227920187313</text:p>
          </table:table-cell>
          <table:table-cell table:style-name="ce1" office:value-type="float" office:value="0.0661111772060394" calcext:value-type="float">
            <text:p>0,0661111772</text:p>
          </table:table-cell>
          <table:table-cell table:style-name="ce1" office:value-type="float" office:value="-0.681889593601227" calcext:value-type="float">
            <text:p>-0,6818895936</text:p>
          </table:table-cell>
          <table:table-cell table:style-name="ce1" office:value-type="float" office:value="-0.249371157073975" calcext:value-type="float">
            <text:p>-0,2493711571</text:p>
          </table:table-cell>
          <table:table-cell table:style-name="ce1" office:value-type="float" office:value="0.275339312875587" calcext:value-type="float">
            <text:p>0,275339312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00930719997651678" calcext:value-type="float">
            <text:p>-0,00093072</text:p>
          </table:table-cell>
          <table:table-cell table:style-name="ce1" office:value-type="float" office:value="0.00959951316553049" calcext:value-type="float">
            <text:p>0,0095995132</text:p>
          </table:table-cell>
          <table:table-cell table:style-name="ce1" office:value-type="float" office:value="0.0179346022097327" calcext:value-type="float">
            <text:p>0,0179346022</text:p>
          </table:table-cell>
          <table:table-cell table:style-name="ce1" office:value-type="float" office:value="0.422353267669678" calcext:value-type="float">
            <text:p>0,4223532677</text:p>
          </table:table-cell>
          <table:table-cell table:style-name="ce1" office:value-type="float" office:value="0.422345161437988" calcext:value-type="float">
            <text:p>0,4223451614</text:p>
          </table:table-cell>
          <table:table-cell table:style-name="ce1" office:value-type="float" office:value="0.422343254089356" calcext:value-type="float">
            <text:p>0,4223432541</text:p>
          </table:table-cell>
          <table:table-cell table:style-name="ce1" office:value-type="float" office:value="-0.0878571271896362" calcext:value-type="float">
            <text:p>-0,0878571272</text:p>
          </table:table-cell>
          <table:table-cell table:style-name="ce1" office:value-type="float" office:value="6.9624547958374" calcext:value-type="float">
            <text:p>6,9624547958</text:p>
          </table:table-cell>
          <table:table-cell table:style-name="ce1" office:value-type="float" office:value="-5.393883228302" calcext:value-type="float">
            <text:p>-5,3938832283</text:p>
          </table:table-cell>
        </table:table-row>
        <table:table-row table:style-name="ro1">
          <table:table-cell table:style-name="ce1" office:value-type="string" calcext:value-type="string">
            <text:p>0.10403227806091309</text:p>
          </table:table-cell>
          <table:table-cell table:style-name="ce1" office:value-type="string" calcext:value-type="string">
            <text:p>0.015692949295043945</text:p>
          </table:table-cell>
          <table:table-cell table:style-name="ce1" office:value-type="string" calcext:value-type="string">
            <text:p>2.126418352127075</text:p>
          </table:table-cell>
          <table:table-cell table:style-name="ce1" office:value-type="float" office:value="0.156388655304909" calcext:value-type="float">
            <text:p>0,1563886553</text:p>
          </table:table-cell>
          <table:table-cell table:style-name="ce1" office:value-type="float" office:value="2.45008897781372" calcext:value-type="float">
            <text:p>2,4500889778</text:p>
          </table:table-cell>
          <table:table-cell table:style-name="ce1" office:value-type="float" office:value="5.02243566513062" calcext:value-type="float">
            <text:p>5,0224356651</text:p>
          </table:table-cell>
          <table:table-cell table:style-name="ce1" office:value-type="float" office:value="-0.0398474483202467" calcext:value-type="float">
            <text:p>-0,0398474483</text:p>
          </table:table-cell>
          <table:table-cell table:number-columns-repeated="2" table:style-name="ce1" office:value-type="float" office:value="-0.718892825364502" calcext:value-type="float">
            <text:p>-0,7188928254</text:p>
          </table:table-cell>
          <table:table-cell table:style-name="ce1" office:value-type="float" office:value="-0.073095366358757" calcext:value-type="float">
            <text:p>-0,0730953664</text:p>
          </table:table-cell>
          <table:table-cell table:style-name="ce1" office:value-type="float" office:value="6.78858709335327" calcext:value-type="float">
            <text:p>6,7885870934</text:p>
          </table:table-cell>
          <table:table-cell table:style-name="ce1" office:value-type="float" office:value="-5.34520530700684" calcext:value-type="float">
            <text:p>-5,345205307</text:p>
          </table:table-cell>
          <table:table-cell table:style-name="ce1" office:value-type="string" calcext:value-type="string">
            <text:p>-0.03984744832024673</text:p>
          </table:table-cell>
          <table:table-cell table:style-name="ce1" office:value-type="string" calcext:value-type="string">
            <text:p>-0.7188928253645016</text:p>
          </table:table-cell>
          <table:table-cell table:style-name="ce1" office:value-type="string" calcext:value-type="string">
            <text:p>-0.2901137420424793</text:p>
          </table:table-cell>
          <table:table-cell table:style-name="ce1" office:value-type="float" office:value="-0.039293210953474" calcext:value-type="float">
            <text:p>-0,039293211</text:p>
          </table:table-cell>
          <table:table-cell table:style-name="ce1" office:value-type="float" office:value="-0.653015732765198" calcext:value-type="float">
            <text:p>-0,6530157328</text:p>
          </table:table-cell>
          <table:table-cell table:style-name="ce1" office:value-type="float" office:value="-0.246876230621338" calcext:value-type="float">
            <text:p>-0,2468762306</text:p>
          </table:table-cell>
          <table:table-cell table:style-name="ce1" office:value-type="float" office:value="0.207095156260504" calcext:value-type="float">
            <text:p>0,20709515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71025697097288" calcext:value-type="float">
            <text:p>-0,9710256971</text:p>
          </table:table-cell>
          <table:table-cell table:style-name="ce1" office:value-type="float" office:value="0.265994025851371" calcext:value-type="float">
            <text:p>0,2659940259</text:p>
          </table:table-cell>
          <table:table-cell table:style-name="ce1" office:value-type="float" office:value="0.110499543154344" calcext:value-type="float">
            <text:p>0,1104995432</text:p>
          </table:table-cell>
          <table:table-cell table:style-name="ce1" office:value-type="float" office:value="0.434198141098022" calcext:value-type="float">
            <text:p>0,4341981411</text:p>
          </table:table-cell>
          <table:table-cell table:style-name="ce1" office:value-type="float" office:value="0.434203147888184" calcext:value-type="float">
            <text:p>0,4342031479</text:p>
          </table:table-cell>
          <table:table-cell table:style-name="ce1" office:value-type="float" office:value="0.4342041015625" calcext:value-type="float">
            <text:p>0,4342041016</text:p>
          </table:table-cell>
          <table:table-cell table:style-name="ce1" office:value-type="float" office:value="-0.073095366358757" calcext:value-type="float">
            <text:p>-0,0730953664</text:p>
          </table:table-cell>
          <table:table-cell table:style-name="ce1" office:value-type="float" office:value="6.78858709335327" calcext:value-type="float">
            <text:p>6,7885870934</text:p>
          </table:table-cell>
          <table:table-cell table:style-name="ce1" office:value-type="float" office:value="-5.34520530700684" calcext:value-type="float">
            <text:p>-5,345205307</text:p>
          </table:table-cell>
        </table:table-row>
        <table:table-row table:style-name="ro1">
          <table:table-cell table:style-name="ce1" office:value-type="string" calcext:value-type="string">
            <text:p>0.11692667007446289</text:p>
          </table:table-cell>
          <table:table-cell table:style-name="ce1" office:value-type="string" calcext:value-type="string">
            <text:p>0.012894392013549805</text:p>
          </table:table-cell>
          <table:table-cell table:style-name="ce1" office:value-type="string" calcext:value-type="string">
            <text:p>2.5499422550201416</text:p>
          </table:table-cell>
          <table:table-cell table:style-name="ce1" office:value-type="float" office:value="-0.258050918579102" calcext:value-type="float">
            <text:p>-0,2580509186</text:p>
          </table:table-cell>
          <table:table-cell table:style-name="ce1" office:value-type="float" office:value="2.38144135475159" calcext:value-type="float">
            <text:p>2,3814413548</text:p>
          </table:table-cell>
          <table:table-cell table:style-name="ce1" office:value-type="float" office:value="4.97239685058594" calcext:value-type="float">
            <text:p>4,9723968506</text:p>
          </table:table-cell>
          <table:table-cell table:style-name="ce1" office:value-type="float" office:value="-0.0291974130234567" calcext:value-type="float">
            <text:p>-0,029197413</text:p>
          </table:table-cell>
          <table:table-cell table:number-columns-repeated="2" table:style-name="ce1" office:value-type="float" office:value="-0.676580667139095" calcext:value-type="float">
            <text:p>-0,6765806671</text:p>
          </table:table-cell>
          <table:table-cell table:style-name="ce1" office:value-type="float" office:value="-0.073095366358757" calcext:value-type="float">
            <text:p>-0,0730953664</text:p>
          </table:table-cell>
          <table:table-cell table:style-name="ce1" office:value-type="float" office:value="6.78858709335327" calcext:value-type="float">
            <text:p>6,7885870934</text:p>
          </table:table-cell>
          <table:table-cell table:style-name="ce1" office:value-type="float" office:value="-5.34520530700684" calcext:value-type="float">
            <text:p>-5,345205307</text:p>
          </table:table-cell>
          <table:table-cell table:style-name="ce1" office:value-type="string" calcext:value-type="string">
            <text:p>-0.02919741302345668</text:p>
          </table:table-cell>
          <table:table-cell table:style-name="ce1" office:value-type="string" calcext:value-type="string">
            <text:p>-0.6765806671390953</text:p>
          </table:table-cell>
          <table:table-cell table:style-name="ce1" office:value-type="string" calcext:value-type="string">
            <text:p>-0.2900766348834925</text:p>
          </table:table-cell>
          <table:table-cell table:style-name="ce1" office:value-type="float" office:value="-0.0390971638262272" calcext:value-type="float">
            <text:p>-0,0390971638</text:p>
          </table:table-cell>
          <table:table-cell table:style-name="ce1" office:value-type="float" office:value="-0.61252224445343" calcext:value-type="float">
            <text:p>-0,6125222445</text:p>
          </table:table-cell>
          <table:table-cell table:style-name="ce1" office:value-type="float" office:value="-0.245566654586792" calcext:value-type="float">
            <text:p>-0,2455666546</text:p>
          </table:table-cell>
          <table:table-cell table:style-name="ce1" office:value-type="float" office:value="0.141014067897221" calcext:value-type="float">
            <text:p>0,141014067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185587419129505" calcext:value-type="float">
            <text:p>0,0018558742</text:p>
          </table:table-cell>
          <table:table-cell table:style-name="ce1" office:value-type="float" office:value="0.383327568666771" calcext:value-type="float">
            <text:p>0,3833275687</text:p>
          </table:table-cell>
          <table:table-cell table:style-name="ce1" office:value-type="float" office:value="0.0596007881319783" calcext:value-type="float">
            <text:p>0,0596007881</text:p>
          </table:table-cell>
          <table:table-cell table:style-name="ce1" office:value-type="float" office:value="0.422544002532959" calcext:value-type="float">
            <text:p>0,4225440025</text:p>
          </table:table-cell>
          <table:table-cell table:style-name="ce1" office:value-type="float" office:value="0.422547101974487" calcext:value-type="float">
            <text:p>0,422547102</text:p>
          </table:table-cell>
          <table:table-cell table:style-name="ce1" office:value-type="float" office:value="0.422547340393066" calcext:value-type="float">
            <text:p>0,4225473404</text:p>
          </table:table-cell>
          <table:table-cell table:style-name="ce1" office:value-type="float" office:value="-0.073095366358757" calcext:value-type="float">
            <text:p>-0,0730953664</text:p>
          </table:table-cell>
          <table:table-cell table:style-name="ce1" office:value-type="float" office:value="6.78858709335327" calcext:value-type="float">
            <text:p>6,7885870934</text:p>
          </table:table-cell>
          <table:table-cell table:style-name="ce1" office:value-type="float" office:value="-5.34520530700684" calcext:value-type="float">
            <text:p>-5,345205307</text:p>
          </table:table-cell>
        </table:table-row>
        <table:table-row table:style-name="ro1">
          <table:table-cell table:style-name="ce1" office:value-type="string" calcext:value-type="string">
            <text:p>0.13094782829284668</text:p>
          </table:table-cell>
          <table:table-cell table:style-name="ce1" office:value-type="string" calcext:value-type="string">
            <text:p>0.014021158218383789</text:p>
          </table:table-cell>
          <table:table-cell table:style-name="ce1" office:value-type="string" calcext:value-type="string">
            <text:p>2.971310615539551</text:p>
          </table:table-cell>
          <table:table-cell table:style-name="ce1" office:value-type="float" office:value="0.12377355247736" calcext:value-type="float">
            <text:p>0,1237735525</text:p>
          </table:table-cell>
          <table:table-cell table:style-name="ce1" office:value-type="float" office:value="2.07502722740173" calcext:value-type="float">
            <text:p>2,0750272274</text:p>
          </table:table-cell>
          <table:table-cell table:style-name="ce1" office:value-type="float" office:value="4.91029262542725" calcext:value-type="float">
            <text:p>4,9102926254</text:p>
          </table:table-cell>
          <table:table-cell table:style-name="ce1" office:value-type="float" office:value="0.0972317467230048" calcext:value-type="float">
            <text:p>0,0972317467</text:p>
          </table:table-cell>
          <table:table-cell table:number-columns-repeated="2" table:style-name="ce1" office:value-type="float" office:value="-0.662837923275213" calcext:value-type="float">
            <text:p>-0,6628379233</text:p>
          </table:table-cell>
          <table:table-cell table:style-name="ce1" office:value-type="float" office:value="-0.0616795420646668" calcext:value-type="float">
            <text:p>-0,0616795421</text:p>
          </table:table-cell>
          <table:table-cell table:style-name="ce1" office:value-type="float" office:value="6.59513235092163" calcext:value-type="float">
            <text:p>6,5951323509</text:p>
          </table:table-cell>
          <table:table-cell table:style-name="ce1" office:value-type="float" office:value="-5.28268384933472" calcext:value-type="float">
            <text:p>-5,2826838493</text:p>
          </table:table-cell>
          <table:table-cell table:style-name="ce1" office:value-type="string" calcext:value-type="string">
            <text:p>0.09723174672300477</text:p>
          </table:table-cell>
          <table:table-cell table:style-name="ce1" office:value-type="string" calcext:value-type="string">
            <text:p>-0.6628379232752128</text:p>
          </table:table-cell>
          <table:table-cell table:style-name="ce1" office:value-type="string" calcext:value-type="string">
            <text:p>-0.2859990647689543</text:p>
          </table:table-cell>
          <table:table-cell table:style-name="ce1" office:value-type="float" office:value="0.0645127296447754" calcext:value-type="float">
            <text:p>0,0645127296</text:p>
          </table:table-cell>
          <table:table-cell table:style-name="ce1" office:value-type="float" office:value="-0.595360338687897" calcext:value-type="float">
            <text:p>-0,5953603387</text:p>
          </table:table-cell>
          <table:table-cell table:style-name="ce1" office:value-type="float" office:value="-0.242964636230469" calcext:value-type="float">
            <text:p>-0,2429646362</text:p>
          </table:table-cell>
          <table:table-cell table:style-name="ce1" office:value-type="float" office:value="0.249870009028644" calcext:value-type="float">
            <text:p>0,2498700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982459125562857" calcext:value-type="float">
            <text:p>0,9824591256</text:p>
          </table:table-cell>
          <table:table-cell table:style-name="ce1" office:value-type="float" office:value="0.162736478237672" calcext:value-type="float">
            <text:p>0,1627364782</text:p>
          </table:table-cell>
          <table:table-cell table:style-name="ce1" office:value-type="float" office:value="0.118622858460578" calcext:value-type="float">
            <text:p>0,1186228585</text:p>
          </table:table-cell>
          <table:table-cell table:style-name="ce1" office:value-type="float" office:value="0.421838998794556" calcext:value-type="float">
            <text:p>0,4218389988</text:p>
          </table:table-cell>
          <table:table-cell table:style-name="ce1" office:value-type="float" office:value="0.421833038330078" calcext:value-type="float">
            <text:p>0,4218330383</text:p>
          </table:table-cell>
          <table:table-cell table:style-name="ce1" office:value-type="float" office:value="0.421831130981445" calcext:value-type="float">
            <text:p>0,421831131</text:p>
          </table:table-cell>
          <table:table-cell table:style-name="ce1" office:value-type="float" office:value="-0.0616795420646668" calcext:value-type="float">
            <text:p>-0,0616795421</text:p>
          </table:table-cell>
          <table:table-cell table:style-name="ce1" office:value-type="float" office:value="6.59513235092163" calcext:value-type="float">
            <text:p>6,5951323509</text:p>
          </table:table-cell>
          <table:table-cell table:style-name="ce1" office:value-type="float" office:value="-5.28268384933472" calcext:value-type="float">
            <text:p>-5,2826838493</text:p>
          </table:table-cell>
        </table:table-row>
        <table:table-row table:style-name="ro1">
          <table:table-cell table:style-name="ce1" office:value-type="string" calcext:value-type="string">
            <text:p>0.1507587432861328</text:p>
          </table:table-cell>
          <table:table-cell table:style-name="ce1" office:value-type="string" calcext:value-type="string">
            <text:p>0.019810914993286133</text:p>
          </table:table-cell>
          <table:table-cell table:style-name="ce1" office:value-type="string" calcext:value-type="string">
            <text:p>3.3961715698242188</text:p>
          </table:table-cell>
          <table:table-cell table:style-name="ce1" office:value-type="float" office:value="0.0938744395971298" calcext:value-type="float">
            <text:p>0,0938744396</text:p>
          </table:table-cell>
          <table:table-cell table:style-name="ce1" office:value-type="float" office:value="1.97136330604553" calcext:value-type="float">
            <text:p>1,971363306</text:p>
          </table:table-cell>
          <table:table-cell table:style-name="ce1" office:value-type="float" office:value="4.87003898620606" calcext:value-type="float">
            <text:p>4,8700389862</text:p>
          </table:table-cell>
          <table:table-cell table:style-name="ce1" office:value-type="float" office:value="-0.0310838696789765" calcext:value-type="float">
            <text:p>-0,0310838697</text:p>
          </table:table-cell>
          <table:table-cell table:number-columns-repeated="2" table:style-name="ce1" office:value-type="float" office:value="-0.577555864128415" calcext:value-type="float">
            <text:p>-0,5775558641</text:p>
          </table:table-cell>
          <table:table-cell table:style-name="ce1" office:value-type="float" office:value="-0.062959112226963" calcext:value-type="float">
            <text:p>-0,0629591122</text:p>
          </table:table-cell>
          <table:table-cell table:style-name="ce1" office:value-type="float" office:value="6.39968872070313" calcext:value-type="float">
            <text:p>6,3996887207</text:p>
          </table:table-cell>
          <table:table-cell table:style-name="ce1" office:value-type="float" office:value="-5.21157932281494" calcext:value-type="float">
            <text:p>-5,2115793228</text:p>
          </table:table-cell>
          <table:table-cell table:style-name="ce1" office:value-type="string" calcext:value-type="string">
            <text:p>-0.03108386967897646</text:p>
          </table:table-cell>
          <table:table-cell table:style-name="ce1" office:value-type="string" calcext:value-type="string">
            <text:p>-0.577555864128415</text:p>
          </table:table-cell>
          <table:table-cell table:style-name="ce1" office:value-type="string" calcext:value-type="string">
            <text:p>-0.28207358807845806</text:p>
          </table:table-cell>
          <table:table-cell table:style-name="ce1" office:value-type="float" office:value="-0.0309433881193399" calcext:value-type="float">
            <text:p>-0,0309433881</text:p>
          </table:table-cell>
          <table:table-cell table:style-name="ce1" office:value-type="float" office:value="-0.518756806850433" calcext:value-type="float">
            <text:p>-0,5187568069</text:p>
          </table:table-cell>
          <table:table-cell table:style-name="ce1" office:value-type="float" office:value="-0.239735216522217" calcext:value-type="float">
            <text:p>-0,2397352165</text:p>
          </table:table-cell>
          <table:table-cell table:style-name="ce1" office:value-type="float" office:value="0.197387865485453" calcext:value-type="float">
            <text:p>0,197387865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00492396362467" calcext:value-type="float">
            <text:p>-0,9004923964</text:p>
          </table:table-cell>
          <table:table-cell table:style-name="ce1" office:value-type="float" office:value="0.722641465936675" calcext:value-type="float">
            <text:p>0,7226414659</text:p>
          </table:table-cell>
          <table:table-cell table:style-name="ce1" office:value-type="float" office:value="0.146465137750348" calcext:value-type="float">
            <text:p>0,1464651378</text:p>
          </table:table-cell>
          <table:table-cell table:style-name="ce1" office:value-type="float" office:value="0.424017429351807" calcext:value-type="float">
            <text:p>0,4240174294</text:p>
          </table:table-cell>
          <table:table-cell table:style-name="ce1" office:value-type="float" office:value="0.424019575119019" calcext:value-type="float">
            <text:p>0,4240195751</text:p>
          </table:table-cell>
          <table:table-cell table:style-name="ce1" office:value-type="float" office:value="0.424020528793335" calcext:value-type="float">
            <text:p>0,4240205288</text:p>
          </table:table-cell>
          <table:table-cell table:style-name="ce1" office:value-type="float" office:value="-0.062959112226963" calcext:value-type="float">
            <text:p>-0,0629591122</text:p>
          </table:table-cell>
          <table:table-cell table:style-name="ce1" office:value-type="float" office:value="6.39968872070313" calcext:value-type="float">
            <text:p>6,3996887207</text:p>
          </table:table-cell>
          <table:table-cell table:style-name="ce1" office:value-type="float" office:value="-5.21157932281494" calcext:value-type="float">
            <text:p>-5,2115793228</text:p>
          </table:table-cell>
        </table:table-row>
        <table:table-row table:style-name="ro1">
          <table:table-cell table:style-name="ce1" office:value-type="string" calcext:value-type="string">
            <text:p>0.16530847549438477</text:p>
          </table:table-cell>
          <table:table-cell table:style-name="ce1" office:value-type="string" calcext:value-type="string">
            <text:p>0.014549732208251953</text:p>
          </table:table-cell>
          <table:table-cell table:style-name="ce1" office:value-type="string" calcext:value-type="string">
            <text:p>3.825089693069458</text:p>
          </table:table-cell>
          <table:table-cell table:style-name="ce1" office:value-type="float" office:value="0.235076442360878" calcext:value-type="float">
            <text:p>0,2350764424</text:p>
          </table:table-cell>
          <table:table-cell table:style-name="ce1" office:value-type="float" office:value="1.987464427948" calcext:value-type="float">
            <text:p>1,9874644279</text:p>
          </table:table-cell>
          <table:table-cell table:style-name="ce1" office:value-type="float" office:value="4.80422782897949" calcext:value-type="float">
            <text:p>4,804227829</text:p>
          </table:table-cell>
          <table:table-cell table:style-name="ce1" office:value-type="float" office:value="-0.01138963872157" calcext:value-type="float">
            <text:p>-0,0113896387</text:p>
          </table:table-cell>
          <table:table-cell table:number-columns-repeated="2" table:style-name="ce1" office:value-type="float" office:value="-0.559094822160275" calcext:value-type="float">
            <text:p>-0,5590948222</text:p>
          </table:table-cell>
          <table:table-cell table:style-name="ce1" office:value-type="float" office:value="-0.062959112226963" calcext:value-type="float">
            <text:p>-0,0629591122</text:p>
          </table:table-cell>
          <table:table-cell table:style-name="ce1" office:value-type="float" office:value="6.39968872070313" calcext:value-type="float">
            <text:p>6,3996887207</text:p>
          </table:table-cell>
          <table:table-cell table:style-name="ce1" office:value-type="float" office:value="-5.21157932281494" calcext:value-type="float">
            <text:p>-5,2115793228</text:p>
          </table:table-cell>
          <table:table-cell table:style-name="ce1" office:value-type="string" calcext:value-type="string">
            <text:p>-0.011389638721570021</text:p>
          </table:table-cell>
          <table:table-cell table:style-name="ce1" office:value-type="string" calcext:value-type="string">
            <text:p>-0.5590948221602752</text:p>
          </table:table-cell>
          <table:table-cell table:style-name="ce1" office:value-type="string" calcext:value-type="string">
            <text:p>-0.28129588369821606</text:p>
          </table:table-cell>
          <table:table-cell table:style-name="ce1" office:value-type="float" office:value="-0.0234686098992825" calcext:value-type="float">
            <text:p>-0,0234686099</text:p>
          </table:table-cell>
          <table:table-cell table:style-name="ce1" office:value-type="float" office:value="-0.492840826511383" calcext:value-type="float">
            <text:p>-0,4928408265</text:p>
          </table:table-cell>
          <table:table-cell table:style-name="ce1" office:value-type="float" office:value="-0.237642027282715" calcext:value-type="float">
            <text:p>-0,2376420273</text:p>
          </table:table-cell>
          <table:table-cell table:style-name="ce1" office:value-type="float" office:value="0.15712191747825" calcext:value-type="float">
            <text:p>0,157121917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697056099506414" calcext:value-type="float">
            <text:p>0,06970561</text:p>
          </table:table-cell>
          <table:table-cell table:style-name="ce1" office:value-type="float" office:value="0.241677700071481" calcext:value-type="float">
            <text:p>0,2416777001</text:p>
          </table:table-cell>
          <table:table-cell table:style-name="ce1" office:value-type="float" office:value="0.0938457433799498" calcext:value-type="float">
            <text:p>0,0938457434</text:p>
          </table:table-cell>
          <table:table-cell table:style-name="ce1" office:value-type="float" office:value="0.428934097290039" calcext:value-type="float">
            <text:p>0,4289340973</text:p>
          </table:table-cell>
          <table:table-cell table:style-name="ce1" office:value-type="float" office:value="0.428934574127197" calcext:value-type="float">
            <text:p>0,4289345741</text:p>
          </table:table-cell>
          <table:table-cell table:style-name="ce1" office:value-type="float" office:value="0.428934097290039" calcext:value-type="float">
            <text:p>0,4289340973</text:p>
          </table:table-cell>
          <table:table-cell table:style-name="ce1" office:value-type="float" office:value="-0.062959112226963" calcext:value-type="float">
            <text:p>-0,0629591122</text:p>
          </table:table-cell>
          <table:table-cell table:style-name="ce1" office:value-type="float" office:value="6.39968872070313" calcext:value-type="float">
            <text:p>6,3996887207</text:p>
          </table:table-cell>
          <table:table-cell table:style-name="ce1" office:value-type="float" office:value="-5.21157932281494" calcext:value-type="float">
            <text:p>-5,2115793228</text:p>
          </table:table-cell>
        </table:table-row>
        <table:table-row table:style-name="ro1">
          <table:table-cell table:style-name="ce1" office:value-type="string" calcext:value-type="string">
            <text:p>0.18236303329467773</text:p>
          </table:table-cell>
          <table:table-cell table:style-name="ce1" office:value-type="string" calcext:value-type="string">
            <text:p>0.01705455780029297</text:p>
          </table:table-cell>
          <table:table-cell table:style-name="ce1" office:value-type="string" calcext:value-type="string">
            <text:p>4.261183977127075</text:p>
          </table:table-cell>
          <table:table-cell table:style-name="ce1" office:value-type="float" office:value="-0.231557831168175" calcext:value-type="float">
            <text:p>-0,2315578312</text:p>
          </table:table-cell>
          <table:table-cell table:style-name="ce1" office:value-type="float" office:value="1.98578381538391" calcext:value-type="float">
            <text:p>1,9857838154</text:p>
          </table:table-cell>
          <table:table-cell table:style-name="ce1" office:value-type="float" office:value="4.73231840133667" calcext:value-type="float">
            <text:p>4,7323184013</text:p>
          </table:table-cell>
          <table:table-cell table:style-name="ce1" office:value-type="float" office:value="-0.0599758568063323" calcext:value-type="float">
            <text:p>-0,0599758568</text:p>
          </table:table-cell>
          <table:table-cell table:number-columns-repeated="2" table:style-name="ce1" office:value-type="float" office:value="-0.567435653156051" calcext:value-type="float">
            <text:p>-0,5674356532</text:p>
          </table:table-cell>
          <table:table-cell table:style-name="ce1" office:value-type="float" office:value="-0.0585833340883255" calcext:value-type="float">
            <text:p>-0,0585833341</text:p>
          </table:table-cell>
          <table:table-cell table:style-name="ce1" office:value-type="float" office:value="6.21438789367676" calcext:value-type="float">
            <text:p>6,2143878937</text:p>
          </table:table-cell>
          <table:table-cell table:style-name="ce1" office:value-type="float" office:value="-5.13712739944458" calcext:value-type="float">
            <text:p>-5,1371273994</text:p>
          </table:table-cell>
          <table:table-cell table:style-name="ce1" office:value-type="string" calcext:value-type="string">
            <text:p>-0.0599758568063323</text:p>
          </table:table-cell>
          <table:table-cell table:style-name="ce1" office:value-type="string" calcext:value-type="string">
            <text:p>-0.5674356531560513</text:p>
          </table:table-cell>
          <table:table-cell table:style-name="ce1" office:value-type="string" calcext:value-type="string">
            <text:p>-0.2764651066164799</text:p>
          </table:table-cell>
          <table:table-cell table:style-name="ce1" office:value-type="float" office:value="-0.0587691105902195" calcext:value-type="float">
            <text:p>-0,0587691106</text:p>
          </table:table-cell>
          <table:table-cell table:style-name="ce1" office:value-type="float" office:value="-0.496866106987" calcext:value-type="float">
            <text:p>-0,496866107</text:p>
          </table:table-cell>
          <table:table-cell table:style-name="ce1" office:value-type="float" office:value="-0.234219847106934" calcext:value-type="float">
            <text:p>-0,2342198471</text:p>
          </table:table-cell>
          <table:table-cell table:style-name="ce1" office:value-type="float" office:value="0.0541136630167642" calcext:value-type="float">
            <text:p>0,0541136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322238879179761" calcext:value-type="float">
            <text:p>-0,3222388792</text:p>
          </table:table-cell>
          <table:table-cell table:style-name="ce1" office:value-type="float" office:value="-0.0367449141323705" calcext:value-type="float">
            <text:p>-0,0367449141</text:p>
          </table:table-cell>
          <table:table-cell table:style-name="ce1" office:value-type="float" office:value="0.150189619618149" calcext:value-type="float">
            <text:p>0,1501896196</text:p>
          </table:table-cell>
          <table:table-cell table:style-name="ce1" office:value-type="float" office:value="0.438190460205078" calcext:value-type="float">
            <text:p>0,4381904602</text:p>
          </table:table-cell>
          <table:table-cell table:style-name="ce1" office:value-type="float" office:value="0.438186407089233" calcext:value-type="float">
            <text:p>0,4381864071</text:p>
          </table:table-cell>
          <table:table-cell table:style-name="ce1" office:value-type="float" office:value="0.438187122344971" calcext:value-type="float">
            <text:p>0,4381871223</text:p>
          </table:table-cell>
          <table:table-cell table:style-name="ce1" office:value-type="float" office:value="-0.0585833340883255" calcext:value-type="float">
            <text:p>-0,0585833341</text:p>
          </table:table-cell>
          <table:table-cell table:style-name="ce1" office:value-type="float" office:value="6.21438789367676" calcext:value-type="float">
            <text:p>6,2143878937</text:p>
          </table:table-cell>
          <table:table-cell table:style-name="ce1" office:value-type="float" office:value="-5.13712739944458" calcext:value-type="float">
            <text:p>-5,1371273994</text:p>
          </table:table-cell>
        </table:table-row>
        <table:table-row table:style-name="ro1">
          <table:table-cell table:style-name="ce1" office:value-type="string" calcext:value-type="string">
            <text:p>0.19678163528442383</text:p>
          </table:table-cell>
          <table:table-cell table:style-name="ce1" office:value-type="string" calcext:value-type="string">
            <text:p>0.014418601989746094</text:p>
          </table:table-cell>
          <table:table-cell table:style-name="ce1" office:value-type="string" calcext:value-type="string">
            <text:p>4.692022085189819</text:p>
          </table:table-cell>
          <table:table-cell table:style-name="ce1" office:value-type="float" office:value="-0.200423911213875" calcext:value-type="float">
            <text:p>-0,2004239112</text:p>
          </table:table-cell>
          <table:table-cell table:style-name="ce1" office:value-type="float" office:value="1.90057158470154" calcext:value-type="float">
            <text:p>1,9005715847</text:p>
          </table:table-cell>
          <table:table-cell table:style-name="ce1" office:value-type="float" office:value="4.66100931167603" calcext:value-type="float">
            <text:p>4,6610093117</text:p>
          </table:table-cell>
          <table:table-cell table:style-name="ce1" office:value-type="float" office:value="0.0855002961119673" calcext:value-type="float">
            <text:p>0,0855002961</text:p>
          </table:table-cell>
          <table:table-cell table:number-columns-repeated="2" table:style-name="ce1" office:value-type="float" office:value="-0.566385174333763" calcext:value-type="float">
            <text:p>-0,5663851743</text:p>
          </table:table-cell>
          <table:table-cell table:style-name="ce1" office:value-type="float" office:value="-0.0593519881367683" calcext:value-type="float">
            <text:p>-0,0593519881</text:p>
          </table:table-cell>
          <table:table-cell table:style-name="ce1" office:value-type="float" office:value="6.04630947113037" calcext:value-type="float">
            <text:p>6,0463094711</text:p>
          </table:table-cell>
          <table:table-cell table:style-name="ce1" office:value-type="float" office:value="-5.06219720840454" calcext:value-type="float">
            <text:p>-5,0621972084</text:p>
          </table:table-cell>
          <table:table-cell table:style-name="ce1" office:value-type="string" calcext:value-type="string">
            <text:p>0.08550029611196733</text:p>
          </table:table-cell>
          <table:table-cell table:style-name="ce1" office:value-type="string" calcext:value-type="string">
            <text:p>-0.5663851743337627</text:p>
          </table:table-cell>
          <table:table-cell table:style-name="ce1" office:value-type="string" calcext:value-type="string">
            <text:p>-0.2722860156002607</text:p>
          </table:table-cell>
          <table:table-cell table:style-name="ce1" office:value-type="float" office:value="0.0578894577920437" calcext:value-type="float">
            <text:p>0,0578894578</text:p>
          </table:table-cell>
          <table:table-cell table:style-name="ce1" office:value-type="float" office:value="-0.496445953845978" calcext:value-type="float">
            <text:p>-0,4964459538</text:p>
          </table:table-cell>
          <table:table-cell table:style-name="ce1" office:value-type="float" office:value="-0.230480556869507" calcext:value-type="float">
            <text:p>-0,2304805569</text:p>
          </table:table-cell>
          <table:table-cell table:style-name="ce1" office:value-type="float" office:value="0.153357323642418" calcext:value-type="float">
            <text:p>0,153357323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08876294612609" calcext:value-type="float">
            <text:p>1,0887629461</text:p>
          </table:table-cell>
          <table:table-cell table:style-name="ce1" office:value-type="float" office:value="0.00392125885259371" calcext:value-type="float">
            <text:p>0,0039212589</text:p>
          </table:table-cell>
          <table:table-cell table:style-name="ce1" office:value-type="float" office:value="0.167781650769845" calcext:value-type="float">
            <text:p>0,1677816508</text:p>
          </table:table-cell>
          <table:table-cell table:style-name="ce1" office:value-type="float" office:value="0.428591251373291" calcext:value-type="float">
            <text:p>0,4285912514</text:p>
          </table:table-cell>
          <table:table-cell table:style-name="ce1" office:value-type="float" office:value="0.428590059280396" calcext:value-type="float">
            <text:p>0,4285900593</text:p>
          </table:table-cell>
          <table:table-cell table:style-name="ce1" office:value-type="float" office:value="0.428589344024658" calcext:value-type="float">
            <text:p>0,428589344</text:p>
          </table:table-cell>
          <table:table-cell table:style-name="ce1" office:value-type="float" office:value="-0.0593519881367683" calcext:value-type="float">
            <text:p>-0,0593519881</text:p>
          </table:table-cell>
          <table:table-cell table:style-name="ce1" office:value-type="float" office:value="6.04630947113037" calcext:value-type="float">
            <text:p>6,0463094711</text:p>
          </table:table-cell>
          <table:table-cell table:style-name="ce1" office:value-type="float" office:value="-5.06219720840454" calcext:value-type="float">
            <text:p>-5,0621972084</text:p>
          </table:table-cell>
        </table:table-row>
        <table:table-row table:style-name="ro1">
          <table:table-cell table:style-name="ce1" office:value-type="string" calcext:value-type="string">
            <text:p>0.2168419361114502</text:p>
          </table:table-cell>
          <table:table-cell table:style-name="ce1" office:value-type="string" calcext:value-type="string">
            <text:p>0.020060300827026367</text:p>
          </table:table-cell>
          <table:table-cell table:style-name="ce1" office:value-type="string" calcext:value-type="string">
            <text:p>5.120638370513916</text:p>
          </table:table-cell>
          <table:table-cell table:style-name="ce1" office:value-type="float" office:value="-0.184829831123352" calcext:value-type="float">
            <text:p>-0,1848298311</text:p>
          </table:table-cell>
          <table:table-cell table:style-name="ce1" office:value-type="float" office:value="1.84145283699036" calcext:value-type="float">
            <text:p>1,841452837</text:p>
          </table:table-cell>
          <table:table-cell table:style-name="ce1" office:value-type="float" office:value="4.61675405502319" calcext:value-type="float">
            <text:p>4,616754055</text:p>
          </table:table-cell>
          <table:table-cell table:style-name="ce1" office:value-type="float" office:value="0.0657289769942984" calcext:value-type="float">
            <text:p>0,065728977</text:p>
          </table:table-cell>
          <table:table-cell table:number-columns-repeated="2" table:style-name="ce1" office:value-type="float" office:value="-0.542061624886564" calcext:value-type="float">
            <text:p>-0,5420616249</text:p>
          </table:table-cell>
          <table:table-cell table:style-name="ce1" office:value-type="float" office:value="-0.0677463561296463" calcext:value-type="float">
            <text:p>-0,0677463561</text:p>
          </table:table-cell>
          <table:table-cell table:style-name="ce1" office:value-type="float" office:value="5.89067077636719" calcext:value-type="float">
            <text:p>5,8906707764</text:p>
          </table:table-cell>
          <table:table-cell table:style-name="ce1" office:value-type="float" office:value="-4.98777723312378" calcext:value-type="float">
            <text:p>-4,9877772331</text:p>
          </table:table-cell>
          <table:table-cell table:style-name="ce1" office:value-type="string" calcext:value-type="string">
            <text:p>0.0657289769942984</text:p>
          </table:table-cell>
          <table:table-cell table:style-name="ce1" office:value-type="string" calcext:value-type="string">
            <text:p>-0.5420616248865642</text:p>
          </table:table-cell>
          <table:table-cell table:style-name="ce1" office:value-type="string" calcext:value-type="string">
            <text:p>-0.26861362054310617</text:p>
          </table:table-cell>
          <table:table-cell table:style-name="ce1" office:value-type="float" office:value="0.0501059778034687" calcext:value-type="float">
            <text:p>0,0501059778</text:p>
          </table:table-cell>
          <table:table-cell table:style-name="ce1" office:value-type="float" office:value="-0.475142896175385" calcext:value-type="float">
            <text:p>-0,4751428962</text:p>
          </table:table-cell>
          <table:table-cell table:style-name="ce1" office:value-type="float" office:value="-0.226772484207153" calcext:value-type="float">
            <text:p>-0,2267724842</text:p>
          </table:table-cell>
          <table:table-cell table:style-name="ce1" office:value-type="float" office:value="0.239268679118108" calcext:value-type="float">
            <text:p>0,239268679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726327966088968" calcext:value-type="float">
            <text:p>-0,0726327966</text:p>
          </table:table-cell>
          <table:table-cell table:style-name="ce1" office:value-type="float" office:value="0.198791696052933" calcext:value-type="float">
            <text:p>0,1987916961</text:p>
          </table:table-cell>
          <table:table-cell table:style-name="ce1" office:value-type="float" office:value="0.166354546561886" calcext:value-type="float">
            <text:p>0,1663545466</text:p>
          </table:table-cell>
          <table:table-cell table:style-name="ce1" office:value-type="float" office:value="0.428648233413696" calcext:value-type="float">
            <text:p>0,4286482334</text:p>
          </table:table-cell>
          <table:table-cell table:style-name="ce1" office:value-type="float" office:value="0.428650856018066" calcext:value-type="float">
            <text:p>0,428650856</text:p>
          </table:table-cell>
          <table:table-cell table:style-name="ce1" office:value-type="float" office:value="0.428657293319702" calcext:value-type="float">
            <text:p>0,4286572933</text:p>
          </table:table-cell>
          <table:table-cell table:style-name="ce1" office:value-type="float" office:value="-0.0677463561296463" calcext:value-type="float">
            <text:p>-0,0677463561</text:p>
          </table:table-cell>
          <table:table-cell table:style-name="ce1" office:value-type="float" office:value="5.89067077636719" calcext:value-type="float">
            <text:p>5,8906707764</text:p>
          </table:table-cell>
          <table:table-cell table:style-name="ce1" office:value-type="float" office:value="-4.98777723312378" calcext:value-type="float">
            <text:p>-4,9877772331</text:p>
          </table:table-cell>
        </table:table-row>
        <table:table-row table:style-name="ro1">
          <table:table-cell table:style-name="ce1" office:value-type="string" calcext:value-type="string">
            <text:p>0.2305467128753662</text:p>
          </table:table-cell>
          <table:table-cell table:style-name="ce1" office:value-type="string" calcext:value-type="string">
            <text:p>0.013704776763916016</text:p>
          </table:table-cell>
          <table:table-cell table:style-name="ce1" office:value-type="string" calcext:value-type="string">
            <text:p>5.555155277252197</text:p>
          </table:table-cell>
          <table:table-cell table:style-name="ce1" office:value-type="float" office:value="0.114340953528881" calcext:value-type="float">
            <text:p>0,1143409535</text:p>
          </table:table-cell>
          <table:table-cell table:style-name="ce1" office:value-type="float" office:value="1.75547003746033" calcext:value-type="float">
            <text:p>1,7554700375</text:p>
          </table:table-cell>
          <table:table-cell table:style-name="ce1" office:value-type="float" office:value="4.53608655929565" calcext:value-type="float">
            <text:p>4,5360865593</text:p>
          </table:table-cell>
          <table:table-cell table:style-name="ce1" office:value-type="float" office:value="0.0680241805459843" calcext:value-type="float">
            <text:p>0,0680241805</text:p>
          </table:table-cell>
          <table:table-cell table:number-columns-repeated="2" table:style-name="ce1" office:value-type="float" office:value="-0.528255182655179" calcext:value-type="float">
            <text:p>-0,5282551827</text:p>
          </table:table-cell>
          <table:table-cell table:style-name="ce1" office:value-type="float" office:value="-0.0670299828052521" calcext:value-type="float">
            <text:p>-0,0670299828</text:p>
          </table:table-cell>
          <table:table-cell table:style-name="ce1" office:value-type="float" office:value="5.74356460571289" calcext:value-type="float">
            <text:p>5,7435646057</text:p>
          </table:table-cell>
          <table:table-cell table:style-name="ce1" office:value-type="float" office:value="-4.91518640518189" calcext:value-type="float">
            <text:p>-4,9151864052</text:p>
          </table:table-cell>
          <table:table-cell table:style-name="ce1" office:value-type="string" calcext:value-type="string">
            <text:p>0.06802418054598434</text:p>
          </table:table-cell>
          <table:table-cell table:style-name="ce1" office:value-type="string" calcext:value-type="string">
            <text:p>-0.5282551826551791</text:p>
          </table:table-cell>
          <table:table-cell table:style-name="ce1" office:value-type="string" calcext:value-type="string">
            <text:p>-0.26792597052371286</text:p>
          </table:table-cell>
          <table:table-cell table:style-name="ce1" office:value-type="float" office:value="0.046207457780838" calcext:value-type="float">
            <text:p>0,0462074578</text:p>
          </table:table-cell>
          <table:table-cell table:style-name="ce1" office:value-type="float" office:value="-0.460363209247589" calcext:value-type="float">
            <text:p>-0,4603632092</text:p>
          </table:table-cell>
          <table:table-cell table:style-name="ce1" office:value-type="float" office:value="-0.224471210861206" calcext:value-type="float">
            <text:p>-0,2244712109</text:p>
          </table:table-cell>
          <table:table-cell table:style-name="ce1" office:value-type="float" office:value="0.319611124283053" calcext:value-type="float">
            <text:p>0,319611124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35874576430155" calcext:value-type="float">
            <text:p>-0,0358745764</text:p>
          </table:table-cell>
          <table:table-cell table:style-name="ce1" office:value-type="float" office:value="0.136001715639358" calcext:value-type="float">
            <text:p>0,1360017156</text:p>
          </table:table-cell>
          <table:table-cell table:style-name="ce1" office:value-type="float" office:value="0.101809613499729" calcext:value-type="float">
            <text:p>0,1018096135</text:p>
          </table:table-cell>
          <table:table-cell table:style-name="ce1" office:value-type="float" office:value="0.434683322906494" calcext:value-type="float">
            <text:p>0,4346833229</text:p>
          </table:table-cell>
          <table:table-cell table:style-name="ce1" office:value-type="float" office:value="0.434691190719605" calcext:value-type="float">
            <text:p>0,4346911907</text:p>
          </table:table-cell>
          <table:table-cell table:style-name="ce1" office:value-type="float" office:value="0.434686422348022" calcext:value-type="float">
            <text:p>0,4346864223</text:p>
          </table:table-cell>
          <table:table-cell table:style-name="ce1" office:value-type="float" office:value="-0.0670299828052521" calcext:value-type="float">
            <text:p>-0,0670299828</text:p>
          </table:table-cell>
          <table:table-cell table:style-name="ce1" office:value-type="float" office:value="5.74356460571289" calcext:value-type="float">
            <text:p>5,7435646057</text:p>
          </table:table-cell>
          <table:table-cell table:style-name="ce1" office:value-type="float" office:value="-4.91518640518189" calcext:value-type="float">
            <text:p>-4,9151864052</text:p>
          </table:table-cell>
        </table:table-row>
        <table:table-row table:style-name="ro1">
          <table:table-cell table:style-name="ce1" office:value-type="string" calcext:value-type="string">
            <text:p>0.2445063591003418</text:p>
          </table:table-cell>
          <table:table-cell table:style-name="ce1" office:value-type="string" calcext:value-type="string">
            <text:p>0.013959646224975586</text:p>
          </table:table-cell>
          <table:table-cell table:style-name="ce1" office:value-type="string" calcext:value-type="string">
            <text:p>5.9831225872039795</text:p>
          </table:table-cell>
          <table:table-cell table:style-name="ce1" office:value-type="float" office:value="-0.193368464708328" calcext:value-type="float">
            <text:p>-0,1933684647</text:p>
          </table:table-cell>
          <table:table-cell table:style-name="ce1" office:value-type="float" office:value="1.28690040111542" calcext:value-type="float">
            <text:p>1,2869004011</text:p>
          </table:table-cell>
          <table:table-cell table:style-name="ce1" office:value-type="float" office:value="4.49692964553833" calcext:value-type="float">
            <text:p>4,4969296455</text:p>
          </table:table-cell>
          <table:table-cell table:style-name="ce1" office:value-type="float" office:value="-0.0204753666825777" calcext:value-type="float">
            <text:p>-0,0204753667</text:p>
          </table:table-cell>
          <table:table-cell table:number-columns-repeated="2" table:style-name="ce1" office:value-type="float" office:value="-0.505752407116368" calcext:value-type="float">
            <text:p>-0,5057524071</text:p>
          </table:table-cell>
          <table:table-cell table:style-name="ce1" office:value-type="float" office:value="-0.0670299828052521" calcext:value-type="float">
            <text:p>-0,0670299828</text:p>
          </table:table-cell>
          <table:table-cell table:style-name="ce1" office:value-type="float" office:value="5.74356460571289" calcext:value-type="float">
            <text:p>5,7435646057</text:p>
          </table:table-cell>
          <table:table-cell table:style-name="ce1" office:value-type="float" office:value="-4.91518640518189" calcext:value-type="float">
            <text:p>-4,9151864052</text:p>
          </table:table-cell>
          <table:table-cell table:style-name="ce1" office:value-type="string" calcext:value-type="string">
            <text:p>-0.020475366682577684</text:p>
          </table:table-cell>
          <table:table-cell table:style-name="ce1" office:value-type="string" calcext:value-type="string">
            <text:p>-0.505752407116368</text:p>
          </table:table-cell>
          <table:table-cell table:style-name="ce1" office:value-type="string" calcext:value-type="string">
            <text:p>-0.2615627263911715</text:p>
          </table:table-cell>
          <table:table-cell table:style-name="ce1" office:value-type="float" office:value="-0.0285852383822203" calcext:value-type="float">
            <text:p>-0,0285852384</text:p>
          </table:table-cell>
          <table:table-cell table:style-name="ce1" office:value-type="float" office:value="-0.438867509365082" calcext:value-type="float">
            <text:p>-0,4388675094</text:p>
          </table:table-cell>
          <table:table-cell table:style-name="ce1" office:value-type="float" office:value="-0.220276501083374" calcext:value-type="float">
            <text:p>-0,2202765011</text:p>
          </table:table-cell>
          <table:table-cell table:style-name="ce1" office:value-type="float" office:value="0.27069165492812" calcext:value-type="float">
            <text:p>0,270691654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699260912601666" calcext:value-type="float">
            <text:p>-0,6992609126</text:p>
          </table:table-cell>
          <table:table-cell table:style-name="ce1" office:value-type="float" office:value="0.200974338626697" calcext:value-type="float">
            <text:p>0,2009743386</text:p>
          </table:table-cell>
          <table:table-cell table:style-name="ce1" office:value-type="float" office:value="0.188550987688102" calcext:value-type="float">
            <text:p>0,1885509877</text:p>
          </table:table-cell>
          <table:table-cell table:style-name="ce1" office:value-type="float" office:value="0.427838563919067" calcext:value-type="float">
            <text:p>0,4278385639</text:p>
          </table:table-cell>
          <table:table-cell table:style-name="ce1" office:value-type="float" office:value="0.427829742431641" calcext:value-type="float">
            <text:p>0,4278297424</text:p>
          </table:table-cell>
          <table:table-cell table:style-name="ce1" office:value-type="float" office:value="0.427828550338745" calcext:value-type="float">
            <text:p>0,4278285503</text:p>
          </table:table-cell>
          <table:table-cell table:style-name="ce1" office:value-type="float" office:value="-0.0670299828052521" calcext:value-type="float">
            <text:p>-0,0670299828</text:p>
          </table:table-cell>
          <table:table-cell table:style-name="ce1" office:value-type="float" office:value="5.74356460571289" calcext:value-type="float">
            <text:p>5,7435646057</text:p>
          </table:table-cell>
          <table:table-cell table:style-name="ce1" office:value-type="float" office:value="-4.91518640518189" calcext:value-type="float">
            <text:p>-4,9151864052</text:p>
          </table:table-cell>
        </table:table-row>
        <table:table-row table:style-name="ro1">
          <table:table-cell table:style-name="ce1" office:value-type="string" calcext:value-type="string">
            <text:p>0.2714669704437256</text:p>
          </table:table-cell>
          <table:table-cell table:style-name="ce1" office:value-type="string" calcext:value-type="string">
            <text:p>0.02696061134338379</text:p>
          </table:table-cell>
          <table:table-cell table:style-name="ce1" office:value-type="string" calcext:value-type="string">
            <text:p>6.414010047912598</text:p>
          </table:table-cell>
          <table:table-cell table:style-name="ce1" office:value-type="float" office:value="0.0196437779814005" calcext:value-type="float">
            <text:p>0,019643778</text:p>
          </table:table-cell>
          <table:table-cell table:style-name="ce1" office:value-type="float" office:value="1.09350371360779" calcext:value-type="float">
            <text:p>1,0935037136</text:p>
          </table:table-cell>
          <table:table-cell table:style-name="ce1" office:value-type="float" office:value="4.41603183746338" calcext:value-type="float">
            <text:p>4,4160318375</text:p>
          </table:table-cell>
          <table:table-cell table:style-name="ce1" office:value-type="float" office:value="0.0841919675916597" calcext:value-type="float">
            <text:p>0,0841919676</text:p>
          </table:table-cell>
          <table:table-cell table:number-columns-repeated="2" table:style-name="ce1" office:value-type="float" office:value="-0.374869474970722" calcext:value-type="float">
            <text:p>-0,374869475</text:p>
          </table:table-cell>
          <table:table-cell table:style-name="ce1" office:value-type="float" office:value="-0.0560310445725918" calcext:value-type="float">
            <text:p>-0,0560310446</text:p>
          </table:table-cell>
          <table:table-cell table:style-name="ce1" office:value-type="float" office:value="5.60795402526856" calcext:value-type="float">
            <text:p>5,6079540253</text:p>
          </table:table-cell>
          <table:table-cell table:style-name="ce1" office:value-type="float" office:value="-4.84443378448486" calcext:value-type="float">
            <text:p>-4,8444337845</text:p>
          </table:table-cell>
          <table:table-cell table:style-name="ce1" office:value-type="string" calcext:value-type="string">
            <text:p>0.08419196759165967</text:p>
          </table:table-cell>
          <table:table-cell table:style-name="ce1" office:value-type="string" calcext:value-type="string">
            <text:p>-0.37486947497072237</text:p>
          </table:table-cell>
          <table:table-cell table:style-name="ce1" office:value-type="string" calcext:value-type="string">
            <text:p>-0.2619684543395639</text:p>
          </table:table-cell>
          <table:table-cell table:style-name="ce1" office:value-type="float" office:value="0.0483421161770821" calcext:value-type="float">
            <text:p>0,0483421162</text:p>
          </table:table-cell>
          <table:table-cell table:style-name="ce1" office:value-type="float" office:value="-0.321725100278854" calcext:value-type="float">
            <text:p>-0,3217251003</text:p>
          </table:table-cell>
          <table:table-cell table:style-name="ce1" office:value-type="float" office:value="-0.218240341567993" calcext:value-type="float">
            <text:p>-0,2182403416</text:p>
          </table:table-cell>
          <table:table-cell table:style-name="ce1" office:value-type="float" office:value="0.354011286743704" calcext:value-type="float">
            <text:p>0,354011286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714132989839891" calcext:value-type="float">
            <text:p>0,7141329898</text:p>
          </table:table-cell>
          <table:table-cell table:style-name="ce1" office:value-type="float" office:value="1.08745969729884" calcext:value-type="float">
            <text:p>1,0874596973</text:p>
          </table:table-cell>
          <table:table-cell table:style-name="ce1" office:value-type="float" office:value="0.0908754891371709" calcext:value-type="float">
            <text:p>0,0908754891</text:p>
          </table:table-cell>
          <table:table-cell table:style-name="ce1" office:value-type="float" office:value="0.430885314941406" calcext:value-type="float">
            <text:p>0,4308853149</text:p>
          </table:table-cell>
          <table:table-cell table:style-name="ce1" office:value-type="float" office:value="0.430884599685669" calcext:value-type="float">
            <text:p>0,4308845997</text:p>
          </table:table-cell>
          <table:table-cell table:style-name="ce1" office:value-type="float" office:value="0.430885314941406" calcext:value-type="float">
            <text:p>0,4308853149</text:p>
          </table:table-cell>
          <table:table-cell table:style-name="ce1" office:value-type="float" office:value="-0.0560310445725918" calcext:value-type="float">
            <text:p>-0,0560310446</text:p>
          </table:table-cell>
          <table:table-cell table:style-name="ce1" office:value-type="float" office:value="5.60795402526856" calcext:value-type="float">
            <text:p>5,6079540253</text:p>
          </table:table-cell>
          <table:table-cell table:style-name="ce1" office:value-type="float" office:value="-4.84443378448486" calcext:value-type="float">
            <text:p>-4,8444337845</text:p>
          </table:table-cell>
        </table:table-row>
        <table:table-row table:style-name="ro1">
          <table:table-cell table:style-name="ce1" office:value-type="string" calcext:value-type="string">
            <text:p>0.2853860855102539</text:p>
          </table:table-cell>
          <table:table-cell table:style-name="ce1" office:value-type="string" calcext:value-type="string">
            <text:p>0.01391911506652832</text:p>
          </table:table-cell>
          <table:table-cell table:style-name="ce1" office:value-type="string" calcext:value-type="string">
            <text:p>6.859863042831421</text:p>
          </table:table-cell>
          <table:table-cell table:style-name="ce1" office:value-type="float" office:value="0.237258061766624" calcext:value-type="float">
            <text:p>0,2372580618</text:p>
          </table:table-cell>
          <table:table-cell table:style-name="ce1" office:value-type="float" office:value="1.2760636806488" calcext:value-type="float">
            <text:p>1,2760636806</text:p>
          </table:table-cell>
          <table:table-cell table:style-name="ce1" office:value-type="float" office:value="4.32461738586426" calcext:value-type="float">
            <text:p>4,3246173859</text:p>
          </table:table-cell>
          <table:table-cell table:style-name="ce1" office:value-type="float" office:value="0.0118547542786535" calcext:value-type="float">
            <text:p>0,0118547543</text:p>
          </table:table-cell>
          <table:table-cell table:number-columns-repeated="2" table:style-name="ce1" office:value-type="float" office:value="-0.336655858197721" calcext:value-type="float">
            <text:p>-0,3366558582</text:p>
          </table:table-cell>
          <table:table-cell table:style-name="ce1" office:value-type="float" office:value="-0.0508176796138287" calcext:value-type="float">
            <text:p>-0,0508176796</text:p>
          </table:table-cell>
          <table:table-cell table:style-name="ce1" office:value-type="float" office:value="5.48057079315186" calcext:value-type="float">
            <text:p>5,4805707932</text:p>
          </table:table-cell>
          <table:table-cell table:style-name="ce1" office:value-type="float" office:value="-4.77579402923584" calcext:value-type="float">
            <text:p>-4,7757940292</text:p>
          </table:table-cell>
          <table:table-cell table:style-name="ce1" office:value-type="string" calcext:value-type="string">
            <text:p>0.011854754278653498</text:p>
          </table:table-cell>
          <table:table-cell table:style-name="ce1" office:value-type="string" calcext:value-type="string">
            <text:p>-0.3366558581977214</text:p>
          </table:table-cell>
          <table:table-cell table:style-name="ce1" office:value-type="string" calcext:value-type="string">
            <text:p>-0.2554997652829117</text:p>
          </table:table-cell>
          <table:table-cell table:style-name="ce1" office:value-type="float" office:value="-0.00491094449535012" calcext:value-type="float">
            <text:p>-0,0049109445</text:p>
          </table:table-cell>
          <table:table-cell table:style-name="ce1" office:value-type="float" office:value="-0.273375928401947" calcext:value-type="float">
            <text:p>-0,2733759284</text:p>
          </table:table-cell>
          <table:table-cell table:style-name="ce1" office:value-type="float" office:value="-0.214033655548096" calcext:value-type="float">
            <text:p>-0,2140336555</text:p>
          </table:table-cell>
          <table:table-cell table:style-name="ce1" office:value-type="float" office:value="0.345248768833522" calcext:value-type="float">
            <text:p>0,345248768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477530002860835" calcext:value-type="float">
            <text:p>-0,4775300029</text:p>
          </table:table-cell>
          <table:table-cell table:style-name="ce1" office:value-type="float" office:value="0.433552916401653" calcext:value-type="float">
            <text:p>0,4335529164</text:p>
          </table:table-cell>
          <table:table-cell table:style-name="ce1" office:value-type="float" office:value="0.18135561060736" calcext:value-type="float">
            <text:p>0,1813556106</text:p>
          </table:table-cell>
          <table:table-cell table:style-name="ce1" office:value-type="float" office:value="0.446070909500122" calcext:value-type="float">
            <text:p>0,4460709095</text:p>
          </table:table-cell>
          <table:table-cell table:style-name="ce1" office:value-type="float" office:value="0.44607400894165" calcext:value-type="float">
            <text:p>0,4460740089</text:p>
          </table:table-cell>
          <table:table-cell table:style-name="ce1" office:value-type="float" office:value="0.446072816848755" calcext:value-type="float">
            <text:p>0,4460728168</text:p>
          </table:table-cell>
          <table:table-cell table:style-name="ce1" office:value-type="float" office:value="-0.0508176796138287" calcext:value-type="float">
            <text:p>-0,0508176796</text:p>
          </table:table-cell>
          <table:table-cell table:style-name="ce1" office:value-type="float" office:value="5.48057079315186" calcext:value-type="float">
            <text:p>5,4805707932</text:p>
          </table:table-cell>
          <table:table-cell table:style-name="ce1" office:value-type="float" office:value="-4.77579402923584" calcext:value-type="float">
            <text:p>-4,7757940292</text:p>
          </table:table-cell>
        </table:table-row>
        <table:table-row table:style-name="ro1">
          <table:table-cell table:style-name="ce1" office:value-type="string" calcext:value-type="string">
            <text:p>0.2989063262939453</text:p>
          </table:table-cell>
          <table:table-cell table:style-name="ce1" office:value-type="string" calcext:value-type="string">
            <text:p>0.013520240783691406</text:p>
          </table:table-cell>
          <table:table-cell table:style-name="ce1" office:value-type="string" calcext:value-type="string">
            <text:p>7.28645920753479</text:p>
          </table:table-cell>
          <table:table-cell table:style-name="ce1" office:value-type="float" office:value="0.259728968143463" calcext:value-type="float">
            <text:p>0,2597289681</text:p>
          </table:table-cell>
          <table:table-cell table:style-name="ce1" office:value-type="float" office:value="1.14660835266113" calcext:value-type="float">
            <text:p>1,1466083527</text:p>
          </table:table-cell>
          <table:table-cell table:style-name="ce1" office:value-type="float" office:value="4.27233171463013" calcext:value-type="float">
            <text:p>4,2723317146</text:p>
          </table:table-cell>
          <table:table-cell table:style-name="ce1" office:value-type="float" office:value="-0.0501387754831569" calcext:value-type="float">
            <text:p>-0,0501387755</text:p>
          </table:table-cell>
          <table:table-cell table:number-columns-repeated="2" table:style-name="ce1" office:value-type="float" office:value="-0.395648313930223" calcext:value-type="float">
            <text:p>-0,3956483139</text:p>
          </table:table-cell>
          <table:table-cell table:style-name="ce1" office:value-type="float" office:value="-0.0468544811010361" calcext:value-type="float">
            <text:p>-0,0468544811</text:p>
          </table:table-cell>
          <table:table-cell table:style-name="ce1" office:value-type="float" office:value="5.36939668655396" calcext:value-type="float">
            <text:p>5,3693966866</text:p>
          </table:table-cell>
          <table:table-cell table:style-name="ce1" office:value-type="float" office:value="-4.70900344848633" calcext:value-type="float">
            <text:p>-4,7090034485</text:p>
          </table:table-cell>
          <table:table-cell table:style-name="ce1" office:value-type="string" calcext:value-type="string">
            <text:p>-0.05013877548315693</text:p>
          </table:table-cell>
          <table:table-cell table:style-name="ce1" office:value-type="string" calcext:value-type="string">
            <text:p>-0.39564831393022293</text:p>
          </table:table-cell>
          <table:table-cell table:style-name="ce1" office:value-type="string" calcext:value-type="string">
            <text:p>-0.2499235409828961</text:p>
          </table:table-cell>
          <table:table-cell table:style-name="ce1" office:value-type="float" office:value="-0.0593145154416561" calcext:value-type="float">
            <text:p>-0,0593145154</text:p>
          </table:table-cell>
          <table:table-cell table:style-name="ce1" office:value-type="float" office:value="-0.319015920162201" calcext:value-type="float">
            <text:p>-0,3190159202</text:p>
          </table:table-cell>
          <table:table-cell table:style-name="ce1" office:value-type="float" office:value="-0.209280104064941" calcext:value-type="float">
            <text:p>-0,2092801041</text:p>
          </table:table-cell>
          <table:table-cell table:style-name="ce1" office:value-type="float" office:value="0.244024528826772" calcext:value-type="float">
            <text:p>0,244024528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510063036088699" calcext:value-type="float">
            <text:p>-0,5100630361</text:p>
          </table:table-cell>
          <table:table-cell table:style-name="ce1" office:value-type="float" office:value="-0.427896372130451" calcext:value-type="float">
            <text:p>-0,4278963721</text:p>
          </table:table-cell>
          <table:table-cell table:style-name="ce1" office:value-type="float" office:value="0.214262523281812" calcext:value-type="float">
            <text:p>0,2142625233</text:p>
          </table:table-cell>
          <table:table-cell table:style-name="ce1" office:value-type="float" office:value="0.426641941070557" calcext:value-type="float">
            <text:p>0,4266419411</text:p>
          </table:table-cell>
          <table:table-cell table:style-name="ce1" office:value-type="float" office:value="0.426645278930664" calcext:value-type="float">
            <text:p>0,4266452789</text:p>
          </table:table-cell>
          <table:table-cell table:style-name="ce1" office:value-type="float" office:value="0.426646947860718" calcext:value-type="float">
            <text:p>0,4266469479</text:p>
          </table:table-cell>
          <table:table-cell table:style-name="ce1" office:value-type="float" office:value="-0.0468544811010361" calcext:value-type="float">
            <text:p>-0,0468544811</text:p>
          </table:table-cell>
          <table:table-cell table:style-name="ce1" office:value-type="float" office:value="5.36939668655396" calcext:value-type="float">
            <text:p>5,3693966866</text:p>
          </table:table-cell>
          <table:table-cell table:style-name="ce1" office:value-type="float" office:value="-4.70900344848633" calcext:value-type="float">
            <text:p>-4,7090034485</text:p>
          </table:table-cell>
        </table:table-row>
        <table:table-row table:style-name="ro1">
          <table:table-cell table:style-name="ce1" office:value-type="string" calcext:value-type="string">
            <text:p>0.3144087791442871</text:p>
          </table:table-cell>
          <table:table-cell table:style-name="ce1" office:value-type="string" calcext:value-type="string">
            <text:p>0.015502452850341797</text:p>
          </table:table-cell>
          <table:table-cell table:style-name="ce1" office:value-type="string" calcext:value-type="string">
            <text:p>7.714905023574829</text:p>
          </table:table-cell>
          <table:table-cell table:style-name="ce1" office:value-type="float" office:value="-0.232114002108574" calcext:value-type="float">
            <text:p>-0,2321140021</text:p>
          </table:table-cell>
          <table:table-cell table:style-name="ce1" office:value-type="float" office:value="1.12292993068695" calcext:value-type="float">
            <text:p>1,1229299307</text:p>
          </table:table-cell>
          <table:table-cell table:style-name="ce1" office:value-type="float" office:value="4.23085403442383" calcext:value-type="float">
            <text:p>4,2308540344</text:p>
          </table:table-cell>
          <table:table-cell table:style-name="ce1" office:value-type="float" office:value="-0.0564532792862026" calcext:value-type="float">
            <text:p>-0,0564532793</text:p>
          </table:table-cell>
          <table:table-cell table:number-columns-repeated="2" table:style-name="ce1" office:value-type="float" office:value="-0.351968831197251" calcext:value-type="float">
            <text:p>-0,3519688312</text:p>
          </table:table-cell>
          <table:table-cell table:style-name="ce1" office:value-type="float" office:value="-0.0423955619335175" calcext:value-type="float">
            <text:p>-0,0423955619</text:p>
          </table:table-cell>
          <table:table-cell table:style-name="ce1" office:value-type="float" office:value="5.28075313568115" calcext:value-type="float">
            <text:p>5,2807531357</text:p>
          </table:table-cell>
          <table:table-cell table:style-name="ce1" office:value-type="float" office:value="-4.6438193321228" calcext:value-type="float">
            <text:p>-4,6438193321</text:p>
          </table:table-cell>
          <table:table-cell table:style-name="ce1" office:value-type="string" calcext:value-type="string">
            <text:p>-0.05645327928620263</text:p>
          </table:table-cell>
          <table:table-cell table:style-name="ce1" office:value-type="string" calcext:value-type="string">
            <text:p>-0.3519688311972509</text:p>
          </table:table-cell>
          <table:table-cell table:style-name="ce1" office:value-type="string" calcext:value-type="string">
            <text:p>-0.24951039821343943</text:p>
          </table:table-cell>
          <table:table-cell table:style-name="ce1" office:value-type="float" office:value="-0.0649322420358658" calcext:value-type="float">
            <text:p>-0,064932242</text:p>
          </table:table-cell>
          <table:table-cell table:style-name="ce1" office:value-type="float" office:value="-0.286652088165283" calcext:value-type="float">
            <text:p>-0,2866520882</text:p>
          </table:table-cell>
          <table:table-cell table:style-name="ce1" office:value-type="float" office:value="-0.206561249160767" calcext:value-type="float">
            <text:p>-0,2065612492</text:p>
          </table:table-cell>
          <table:table-cell table:style-name="ce1" office:value-type="float" office:value="0.132741023668616" calcext:value-type="float">
            <text:p>0,132741023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524457359445148" calcext:value-type="float">
            <text:p>-0,0524457359</text:p>
          </table:table-cell>
          <table:table-cell table:style-name="ce1" office:value-type="float" office:value="0.302145610840794" calcext:value-type="float">
            <text:p>0,3021456108</text:p>
          </table:table-cell>
          <table:table-cell table:style-name="ce1" office:value-type="float" office:value="0.122034037893087" calcext:value-type="float">
            <text:p>0,1220340379</text:p>
          </table:table-cell>
          <table:table-cell table:style-name="ce1" office:value-type="float" office:value="0.428460121154785" calcext:value-type="float">
            <text:p>0,4284601212</text:p>
          </table:table-cell>
          <table:table-cell table:style-name="ce1" office:value-type="float" office:value="0.42845344543457" calcext:value-type="float">
            <text:p>0,4284534454</text:p>
          </table:table-cell>
          <table:table-cell table:style-name="ce1" office:value-type="float" office:value="0.428451538085938" calcext:value-type="float">
            <text:p>0,4284515381</text:p>
          </table:table-cell>
          <table:table-cell table:style-name="ce1" office:value-type="float" office:value="-0.0423955619335175" calcext:value-type="float">
            <text:p>-0,0423955619</text:p>
          </table:table-cell>
          <table:table-cell table:style-name="ce1" office:value-type="float" office:value="5.28075313568115" calcext:value-type="float">
            <text:p>5,2807531357</text:p>
          </table:table-cell>
          <table:table-cell table:style-name="ce1" office:value-type="float" office:value="-4.6438193321228" calcext:value-type="float">
            <text:p>-4,6438193321</text:p>
          </table:table-cell>
        </table:table-row>
        <table:table-row table:style-name="ro1">
          <table:table-cell table:style-name="ce1" office:value-type="string" calcext:value-type="string">
            <text:p>0.32854700088500977</text:p>
          </table:table-cell>
          <table:table-cell table:style-name="ce1" office:value-type="string" calcext:value-type="string">
            <text:p>0.014138221740722656</text:p>
          </table:table-cell>
          <table:table-cell table:style-name="ce1" office:value-type="string" calcext:value-type="string">
            <text:p>8.141944169998169</text:p>
          </table:table-cell>
          <table:table-cell table:style-name="ce1" office:value-type="float" office:value="-0.191200792789459" calcext:value-type="float">
            <text:p>-0,1912007928</text:p>
          </table:table-cell>
          <table:table-cell table:style-name="ce1" office:value-type="float" office:value="0.844984173774719" calcext:value-type="float">
            <text:p>0,8449841738</text:p>
          </table:table-cell>
          <table:table-cell table:style-name="ce1" office:value-type="float" office:value="4.15964651107788" calcext:value-type="float">
            <text:p>4,1596465111</text:p>
          </table:table-cell>
          <table:table-cell table:style-name="ce1" office:value-type="float" office:value="0.0921128782864123" calcext:value-type="float">
            <text:p>0,0921128783</text:p>
          </table:table-cell>
          <table:table-cell table:number-columns-repeated="2" table:style-name="ce1" office:value-type="float" office:value="-0.349872904957245" calcext:value-type="float">
            <text:p>-0,349872905</text:p>
          </table:table-cell>
          <table:table-cell table:style-name="ce1" office:value-type="float" office:value="-0.0495041012763977" calcext:value-type="float">
            <text:p>-0,0495041013</text:p>
          </table:table-cell>
          <table:table-cell table:style-name="ce1" office:value-type="float" office:value="5.19705820083618" calcext:value-type="float">
            <text:p>5,1970582008</text:p>
          </table:table-cell>
          <table:table-cell table:style-name="ce1" office:value-type="float" office:value="-4.57928276062012" calcext:value-type="float">
            <text:p>-4,5792827606</text:p>
          </table:table-cell>
          <table:table-cell table:style-name="ce1" office:value-type="string" calcext:value-type="string">
            <text:p>0.09211287828641229</text:p>
          </table:table-cell>
          <table:table-cell table:style-name="ce1" office:value-type="string" calcext:value-type="string">
            <text:p>-0.34987290495724455</text:p>
          </table:table-cell>
          <table:table-cell table:style-name="ce1" office:value-type="string" calcext:value-type="string">
            <text:p>-0.2479758144302937</text:p>
          </table:table-cell>
          <table:table-cell table:style-name="ce1" office:value-type="float" office:value="0.0580285005271435" calcext:value-type="float">
            <text:p>0,0580285005</text:p>
          </table:table-cell>
          <table:table-cell table:style-name="ce1" office:value-type="float" office:value="-0.280732482671738" calcext:value-type="float">
            <text:p>-0,2807324827</text:p>
          </table:table-cell>
          <table:table-cell table:style-name="ce1" office:value-type="float" office:value="-0.204404409790039" calcext:value-type="float">
            <text:p>-0,2044044098</text:p>
          </table:table-cell>
          <table:table-cell table:style-name="ce1" office:value-type="float" office:value="0.231846131574505" calcext:value-type="float">
            <text:p>0,231846131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15194506768087" calcext:value-type="float">
            <text:p>1,1519450677</text:p>
          </table:table-cell>
          <table:table-cell table:style-name="ce1" office:value-type="float" office:value="0.0554566267414915" calcext:value-type="float">
            <text:p>0,0554566267</text:p>
          </table:table-cell>
          <table:table-cell table:style-name="ce1" office:value-type="float" office:value="0.0971438143898149" calcext:value-type="float">
            <text:p>0,0971438144</text:p>
          </table:table-cell>
          <table:table-cell table:style-name="ce1" office:value-type="float" office:value="0.42696738243103" calcext:value-type="float">
            <text:p>0,4269673824</text:p>
          </table:table-cell>
          <table:table-cell table:number-columns-repeated="2" table:style-name="ce1" office:value-type="float" office:value="0.426971912384033" calcext:value-type="float">
            <text:p>0,4269719124</text:p>
          </table:table-cell>
          <table:table-cell table:style-name="ce1" office:value-type="float" office:value="-0.0495041012763977" calcext:value-type="float">
            <text:p>-0,0495041013</text:p>
          </table:table-cell>
          <table:table-cell table:style-name="ce1" office:value-type="float" office:value="5.19705820083618" calcext:value-type="float">
            <text:p>5,1970582008</text:p>
          </table:table-cell>
          <table:table-cell table:style-name="ce1" office:value-type="float" office:value="-4.57928276062012" calcext:value-type="float">
            <text:p>-4,5792827606</text:p>
          </table:table-cell>
        </table:table-row>
        <table:table-row table:style-name="ro1">
          <table:table-cell table:style-name="ce1" office:value-type="string" calcext:value-type="string">
            <text:p>0.34381103515625</text:p>
          </table:table-cell>
          <table:table-cell table:style-name="ce1" office:value-type="string" calcext:value-type="string">
            <text:p>0.015264034271240234</text:p>
          </table:table-cell>
          <table:table-cell table:style-name="ce1" office:value-type="string" calcext:value-type="string">
            <text:p>8.570071458816528</text:p>
          </table:table-cell>
          <table:table-cell table:style-name="ce1" office:value-type="float" office:value="0.211844399571419" calcext:value-type="float">
            <text:p>0,2118443996</text:p>
          </table:table-cell>
          <table:table-cell table:style-name="ce1" office:value-type="float" office:value="0.817114174365997" calcext:value-type="float">
            <text:p>0,8171141744</text:p>
          </table:table-cell>
          <table:table-cell table:style-name="ce1" office:value-type="float" office:value="4.08204126358032" calcext:value-type="float">
            <text:p>4,0820412636</text:p>
          </table:table-cell>
          <table:table-cell table:style-name="ce1" office:value-type="float" office:value="0.0682764620857937" calcext:value-type="float">
            <text:p>0,0682764621</text:p>
          </table:table-cell>
          <table:table-cell table:number-columns-repeated="2" table:style-name="ce1" office:value-type="float" office:value="-0.271180665131302" calcext:value-type="float">
            <text:p>-0,2711806651</text:p>
          </table:table-cell>
          <table:table-cell table:style-name="ce1" office:value-type="float" office:value="-0.0559034682810307" calcext:value-type="float">
            <text:p>-0,0559034683</text:p>
          </table:table-cell>
          <table:table-cell table:style-name="ce1" office:value-type="float" office:value="5.11750793457031" calcext:value-type="float">
            <text:p>5,1175079346</text:p>
          </table:table-cell>
          <table:table-cell table:style-name="ce1" office:value-type="float" office:value="-4.51588535308838" calcext:value-type="float">
            <text:p>-4,5158853531</text:p>
          </table:table-cell>
          <table:table-cell table:style-name="ce1" office:value-type="string" calcext:value-type="string">
            <text:p>0.06827646208579374</text:p>
          </table:table-cell>
          <table:table-cell table:style-name="ce1" office:value-type="string" calcext:value-type="string">
            <text:p>-0.27118066513130196</text:p>
          </table:table-cell>
          <table:table-cell table:style-name="ce1" office:value-type="string" calcext:value-type="string">
            <text:p>-0.24254247644559135</text:p>
          </table:table-cell>
          <table:table-cell table:style-name="ce1" office:value-type="float" office:value="0.0478001981973648" calcext:value-type="float">
            <text:p>0,0478001982</text:p>
          </table:table-cell>
          <table:table-cell table:style-name="ce1" office:value-type="float" office:value="-0.21124604344368" calcext:value-type="float">
            <text:p>-0,2112460434</text:p>
          </table:table-cell>
          <table:table-cell table:style-name="ce1" office:value-type="float" office:value="-0.20070161857605" calcext:value-type="float">
            <text:p>-0,2007016186</text:p>
          </table:table-cell>
          <table:table-cell table:style-name="ce1" office:value-type="float" office:value="0.313683803820131" calcext:value-type="float">
            <text:p>0,313683803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955872502567896" calcext:value-type="float">
            <text:p>-0,0955872503</text:p>
          </table:table-cell>
          <table:table-cell table:style-name="ce1" office:value-type="float" office:value="0.649379245959863" calcext:value-type="float">
            <text:p>0,649379246</text:p>
          </table:table-cell>
          <table:table-cell table:style-name="ce1" office:value-type="float" office:value="0.166365685218339" calcext:value-type="float">
            <text:p>0,1663656852</text:p>
          </table:table-cell>
          <table:table-cell table:style-name="ce1" office:value-type="float" office:value="0.428019523620606" calcext:value-type="float">
            <text:p>0,4280195236</text:p>
          </table:table-cell>
          <table:table-cell table:style-name="ce1" office:value-type="float" office:value="0.428017616271973" calcext:value-type="float">
            <text:p>0,4280176163</text:p>
          </table:table-cell>
          <table:table-cell table:style-name="ce1" office:value-type="float" office:value="0.428018093109131" calcext:value-type="float">
            <text:p>0,4280180931</text:p>
          </table:table-cell>
          <table:table-cell table:style-name="ce1" office:value-type="float" office:value="-0.0559034682810307" calcext:value-type="float">
            <text:p>-0,0559034683</text:p>
          </table:table-cell>
          <table:table-cell table:style-name="ce1" office:value-type="float" office:value="5.11750793457031" calcext:value-type="float">
            <text:p>5,1175079346</text:p>
          </table:table-cell>
          <table:table-cell table:style-name="ce1" office:value-type="float" office:value="-4.51588535308838" calcext:value-type="float">
            <text:p>-4,5158853531</text:p>
          </table:table-cell>
        </table:table-row>
        <table:table-row table:style-name="ro1">
          <table:table-cell table:style-name="ce1" office:value-type="string" calcext:value-type="string">
            <text:p>0.3609135150909424</text:p>
          </table:table-cell>
          <table:table-cell table:style-name="ce1" office:value-type="string" calcext:value-type="string">
            <text:p>0.017102479934692383</text:p>
          </table:table-cell>
          <table:table-cell table:style-name="ce1" office:value-type="string" calcext:value-type="string">
            <text:p>9.000581979751587</text:p>
          </table:table-cell>
          <table:table-cell table:style-name="ce1" office:value-type="float" office:value="-0.234154358506203" calcext:value-type="float">
            <text:p>-0,2341543585</text:p>
          </table:table-cell>
          <table:table-cell table:style-name="ce1" office:value-type="float" office:value="0.762502670288086" calcext:value-type="float">
            <text:p>0,7625026703</text:p>
          </table:table-cell>
          <table:table-cell table:style-name="ce1" office:value-type="float" office:value="4.04917049407959" calcext:value-type="float">
            <text:p>4,0491704941</text:p>
          </table:table-cell>
          <table:table-cell table:style-name="ce1" office:value-type="float" office:value="-0.0518990460403141" calcext:value-type="float">
            <text:p>-0,051899046</text:p>
          </table:table-cell>
          <table:table-cell table:number-columns-repeated="2" table:style-name="ce1" office:value-type="float" office:value="-0.273275049746349" calcext:value-type="float">
            <text:p>-0,2732750497</text:p>
          </table:table-cell>
          <table:table-cell table:style-name="ce1" office:value-type="float" office:value="-0.0559034682810307" calcext:value-type="float">
            <text:p>-0,0559034683</text:p>
          </table:table-cell>
          <table:table-cell table:style-name="ce1" office:value-type="float" office:value="5.11750793457031" calcext:value-type="float">
            <text:p>5,1175079346</text:p>
          </table:table-cell>
          <table:table-cell table:style-name="ce1" office:value-type="float" office:value="-4.51588535308838" calcext:value-type="float">
            <text:p>-4,5158853531</text:p>
          </table:table-cell>
          <table:table-cell table:style-name="ce1" office:value-type="string" calcext:value-type="string">
            <text:p>-0.051899046040314104</text:p>
          </table:table-cell>
          <table:table-cell table:style-name="ce1" office:value-type="string" calcext:value-type="string">
            <text:p>-0.2732750497463492</text:p>
          </table:table-cell>
          <table:table-cell table:style-name="ce1" office:value-type="string" calcext:value-type="string">
            <text:p>-0.2381592511960312</text:p>
          </table:table-cell>
          <table:table-cell table:style-name="ce1" office:value-type="float" office:value="-0.0529610998928547" calcext:value-type="float">
            <text:p>-0,0529610999</text:p>
          </table:table-cell>
          <table:table-cell table:style-name="ce1" office:value-type="float" office:value="-0.204278543591499" calcext:value-type="float">
            <text:p>-0,2042785436</text:p>
          </table:table-cell>
          <table:table-cell table:style-name="ce1" office:value-type="float" office:value="-0.196666145706177" calcext:value-type="float">
            <text:p>-0,1966661457</text:p>
          </table:table-cell>
          <table:table-cell table:style-name="ce1" office:value-type="float" office:value="0.22248907648912" calcext:value-type="float">
            <text:p>0,222489076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36269774303085" calcext:value-type="float">
            <text:p>-0,9362697743</text:p>
          </table:table-cell>
          <table:table-cell table:style-name="ce1" office:value-type="float" office:value="0.0647415383967815" calcext:value-type="float">
            <text:p>0,0647415384</text:p>
          </table:table-cell>
          <table:table-cell table:style-name="ce1" office:value-type="float" office:value="0.180275780405823" calcext:value-type="float">
            <text:p>0,1802757804</text:p>
          </table:table-cell>
          <table:table-cell table:style-name="ce1" office:value-type="float" office:value="0.430479764938355" calcext:value-type="float">
            <text:p>0,4304797649</text:p>
          </table:table-cell>
          <table:table-cell table:style-name="ce1" office:value-type="float" office:value="0.43048095703125" calcext:value-type="float">
            <text:p>0,430480957</text:p>
          </table:table-cell>
          <table:table-cell table:style-name="ce1" office:value-type="float" office:value="0.430480718612671" calcext:value-type="float">
            <text:p>0,4304807186</text:p>
          </table:table-cell>
          <table:table-cell table:style-name="ce1" office:value-type="float" office:value="-0.0559034682810307" calcext:value-type="float">
            <text:p>-0,0559034683</text:p>
          </table:table-cell>
          <table:table-cell table:style-name="ce1" office:value-type="float" office:value="5.11750793457031" calcext:value-type="float">
            <text:p>5,1175079346</text:p>
          </table:table-cell>
          <table:table-cell table:style-name="ce1" office:value-type="float" office:value="-4.51588535308838" calcext:value-type="float">
            <text:p>-4,5158853531</text:p>
          </table:table-cell>
        </table:table-row>
        <table:table-row table:style-name="ro1">
          <table:table-cell table:style-name="ce1" office:value-type="string" calcext:value-type="string">
            <text:p>0.37966322898864746</text:p>
          </table:table-cell>
          <table:table-cell table:style-name="ce1" office:value-type="string" calcext:value-type="string">
            <text:p>0.018749713897705078</text:p>
          </table:table-cell>
          <table:table-cell table:style-name="ce1" office:value-type="string" calcext:value-type="string">
            <text:p>9.430307865142822</text:p>
          </table:table-cell>
          <table:table-cell table:style-name="ce1" office:value-type="float" office:value="0.207875773310661" calcext:value-type="float">
            <text:p>0,2078757733</text:p>
          </table:table-cell>
          <table:table-cell table:style-name="ce1" office:value-type="float" office:value="0.706777632236481" calcext:value-type="float">
            <text:p>0,7067776322</text:p>
          </table:table-cell>
          <table:table-cell table:style-name="ce1" office:value-type="float" office:value="4.00556945800781" calcext:value-type="float">
            <text:p>4,005569458</text:p>
          </table:table-cell>
          <table:table-cell table:style-name="ce1" office:value-type="float" office:value="0.0972467719330239" calcext:value-type="float">
            <text:p>0,0972467719</text:p>
          </table:table-cell>
          <table:table-cell table:number-columns-repeated="2" table:style-name="ce1" office:value-type="float" office:value="-0.258655118584246" calcext:value-type="float">
            <text:p>-0,2586551186</text:p>
          </table:table-cell>
          <table:table-cell table:style-name="ce1" office:value-type="float" office:value="-0.0492021851241589" calcext:value-type="float">
            <text:p>-0,0492021851</text:p>
          </table:table-cell>
          <table:table-cell table:style-name="ce1" office:value-type="float" office:value="5.04419040679932" calcext:value-type="float">
            <text:p>5,0441904068</text:p>
          </table:table-cell>
          <table:table-cell table:style-name="ce1" office:value-type="float" office:value="-4.45343399047852" calcext:value-type="float">
            <text:p>-4,4534339905</text:p>
          </table:table-cell>
          <table:table-cell table:style-name="ce1" office:value-type="string" calcext:value-type="string">
            <text:p>0.09724677193302388</text:p>
          </table:table-cell>
          <table:table-cell table:style-name="ce1" office:value-type="string" calcext:value-type="string">
            <text:p>-0.2586551185842459</text:p>
          </table:table-cell>
          <table:table-cell table:style-name="ce1" office:value-type="string" calcext:value-type="string">
            <text:p>-0.23904384002287798</text:p>
          </table:table-cell>
          <table:table-cell table:style-name="ce1" office:value-type="float" office:value="0.0585385896265507" calcext:value-type="float">
            <text:p>0,0585385896</text:p>
          </table:table-cell>
          <table:table-cell table:style-name="ce1" office:value-type="float" office:value="-0.190625667572021" calcext:value-type="float">
            <text:p>-0,1906256676</text:p>
          </table:table-cell>
          <table:table-cell table:style-name="ce1" office:value-type="float" office:value="-0.194956865692139" calcext:value-type="float">
            <text:p>-0,1949568657</text:p>
          </table:table-cell>
          <table:table-cell table:style-name="ce1" office:value-type="float" office:value="0.323073024193044" calcext:value-type="float">
            <text:p>0,323073024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03826262019097" calcext:value-type="float">
            <text:p>1,0382626202</text:p>
          </table:table-cell>
          <table:table-cell table:style-name="ce1" office:value-type="float" office:value="0.127132192759716" calcext:value-type="float">
            <text:p>0,1271321928</text:p>
          </table:table-cell>
          <table:table-cell table:style-name="ce1" office:value-type="float" office:value="0.0765210267704264" calcext:value-type="float">
            <text:p>0,0765210268</text:p>
          </table:table-cell>
          <table:table-cell table:style-name="ce1" office:value-type="float" office:value="0.429562568664551" calcext:value-type="float">
            <text:p>0,4295625687</text:p>
          </table:table-cell>
          <table:table-cell table:style-name="ce1" office:value-type="float" office:value="0.429564714431763" calcext:value-type="float">
            <text:p>0,4295647144</text:p>
          </table:table-cell>
          <table:table-cell table:style-name="ce1" office:value-type="float" office:value="0.429565191268921" calcext:value-type="float">
            <text:p>0,4295651913</text:p>
          </table:table-cell>
          <table:table-cell table:style-name="ce1" office:value-type="float" office:value="-0.0492021851241589" calcext:value-type="float">
            <text:p>-0,0492021851</text:p>
          </table:table-cell>
          <table:table-cell table:style-name="ce1" office:value-type="float" office:value="5.04419040679932" calcext:value-type="float">
            <text:p>5,0441904068</text:p>
          </table:table-cell>
          <table:table-cell table:style-name="ce1" office:value-type="float" office:value="-4.45343399047852" calcext:value-type="float">
            <text:p>-4,4534339905</text:p>
          </table:table-cell>
        </table:table-row>
        <table:table-row table:style-name="ro1">
          <table:table-cell table:style-name="ce1" office:value-type="string" calcext:value-type="string">
            <text:p>0.3932361602783203</text:p>
          </table:table-cell>
          <table:table-cell table:style-name="ce1" office:value-type="string" calcext:value-type="string">
            <text:p>0.013572931289672852</text:p>
          </table:table-cell>
          <table:table-cell table:style-name="ce1" office:value-type="string" calcext:value-type="string">
            <text:p>9.86878228187561</text:p>
          </table:table-cell>
          <table:table-cell table:style-name="ce1" office:value-type="float" office:value="0.217081233859062" calcext:value-type="float">
            <text:p>0,2170812339</text:p>
          </table:table-cell>
          <table:table-cell table:style-name="ce1" office:value-type="float" office:value="0.921128511428833" calcext:value-type="float">
            <text:p>0,9211285114</text:p>
          </table:table-cell>
          <table:table-cell table:style-name="ce1" office:value-type="float" office:value="3.95684456825256" calcext:value-type="float">
            <text:p>3,9568445683</text:p>
          </table:table-cell>
          <table:table-cell table:style-name="ce1" office:value-type="float" office:value="-0.0513567500036962" calcext:value-type="float">
            <text:p>-0,05135675</text:p>
          </table:table-cell>
          <table:table-cell table:number-columns-repeated="2" table:style-name="ce1" office:value-type="float" office:value="-0.244725177255394" calcext:value-type="float">
            <text:p>-0,2447251773</text:p>
          </table:table-cell>
          <table:table-cell table:style-name="ce1" office:value-type="float" office:value="-0.0485700033605099" calcext:value-type="float">
            <text:p>-0,0485700034</text:p>
          </table:table-cell>
          <table:table-cell table:style-name="ce1" office:value-type="float" office:value="4.9822940826416" calcext:value-type="float">
            <text:p>4,9822940826</text:p>
          </table:table-cell>
          <table:table-cell table:style-name="ce1" office:value-type="float" office:value="-4.39273643493652" calcext:value-type="float">
            <text:p>-4,3927364349</text:p>
          </table:table-cell>
          <table:table-cell table:style-name="ce1" office:value-type="string" calcext:value-type="string">
            <text:p>-0.0513567500036962</text:p>
          </table:table-cell>
          <table:table-cell table:style-name="ce1" office:value-type="string" calcext:value-type="string">
            <text:p>-0.2447251772553937</text:p>
          </table:table-cell>
          <table:table-cell table:style-name="ce1" office:value-type="string" calcext:value-type="string">
            <text:p>-0.23620447566906033</text:p>
          </table:table-cell>
          <table:table-cell table:style-name="ce1" office:value-type="float" office:value="-0.0519689433276653" calcext:value-type="float">
            <text:p>-0,0519689433</text:p>
          </table:table-cell>
          <table:table-cell table:style-name="ce1" office:value-type="float" office:value="-0.17669440805912" calcext:value-type="float">
            <text:p>-0,1766944081</text:p>
          </table:table-cell>
          <table:table-cell table:style-name="ce1" office:value-type="float" office:value="-0.192689611816406" calcext:value-type="float">
            <text:p>-0,1926896118</text:p>
          </table:table-cell>
          <table:table-cell table:style-name="ce1" office:value-type="float" office:value="0.231893740710818" calcext:value-type="float">
            <text:p>0,231893740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.00776571134117" calcext:value-type="float">
            <text:p>-1,0077657113</text:p>
          </table:table-cell>
          <table:table-cell table:style-name="ce1" office:value-type="float" office:value="0.127047148627516" calcext:value-type="float">
            <text:p>0,1270471486</text:p>
          </table:table-cell>
          <table:table-cell table:style-name="ce1" office:value-type="float" office:value="0.0994054458938369" calcext:value-type="float">
            <text:p>0,0994054459</text:p>
          </table:table-cell>
          <table:table-cell table:style-name="ce1" office:value-type="float" office:value="0.438623905181885" calcext:value-type="float">
            <text:p>0,4386239052</text:p>
          </table:table-cell>
          <table:table-cell table:style-name="ce1" office:value-type="float" office:value="0.438616991043091" calcext:value-type="float">
            <text:p>0,438616991</text:p>
          </table:table-cell>
          <table:table-cell table:style-name="ce1" office:value-type="float" office:value="0.438618183135986" calcext:value-type="float">
            <text:p>0,4386181831</text:p>
          </table:table-cell>
          <table:table-cell table:style-name="ce1" office:value-type="float" office:value="-0.0485700033605099" calcext:value-type="float">
            <text:p>-0,0485700034</text:p>
          </table:table-cell>
          <table:table-cell table:style-name="ce1" office:value-type="float" office:value="4.9822940826416" calcext:value-type="float">
            <text:p>4,9822940826</text:p>
          </table:table-cell>
          <table:table-cell table:style-name="ce1" office:value-type="float" office:value="-4.39273643493652" calcext:value-type="float">
            <text:p>-4,3927364349</text:p>
          </table:table-cell>
        </table:table-row>
        <table:table-row table:style-name="ro1">
          <table:table-cell table:style-name="ce1" office:value-type="string" calcext:value-type="string">
            <text:p>0.4067859649658203</text:p>
          </table:table-cell>
          <table:table-cell table:style-name="ce1" office:value-type="string" calcext:value-type="string">
            <text:p>0.0135498046875</text:p>
          </table:table-cell>
          <table:table-cell table:style-name="ce1" office:value-type="string" calcext:value-type="string">
            <text:p>10.302802085876465</text:p>
          </table:table-cell>
          <table:table-cell table:style-name="ce1" office:value-type="float" office:value="0.202826917171478" calcext:value-type="float">
            <text:p>0,2028269172</text:p>
          </table:table-cell>
          <table:table-cell table:style-name="ce1" office:value-type="float" office:value="0.62007087469101" calcext:value-type="float">
            <text:p>0,6200708747</text:p>
          </table:table-cell>
          <table:table-cell table:style-name="ce1" office:value-type="float" office:value="3.90828275680542" calcext:value-type="float">
            <text:p>3,9082827568</text:p>
          </table:table-cell>
          <table:table-cell table:style-name="ce1" office:value-type="float" office:value="-0.0449617957287022" calcext:value-type="float">
            <text:p>-0,0449617957</text:p>
          </table:table-cell>
          <table:table-cell table:number-columns-repeated="2" table:style-name="ce1" office:value-type="float" office:value="-0.307937061963653" calcext:value-type="float">
            <text:p>-0,307937062</text:p>
          </table:table-cell>
          <table:table-cell table:style-name="ce1" office:value-type="float" office:value="-0.0468594469130039" calcext:value-type="float">
            <text:p>-0,0468594469</text:p>
          </table:table-cell>
          <table:table-cell table:style-name="ce1" office:value-type="float" office:value="4.92419719696045" calcext:value-type="float">
            <text:p>4,924197197</text:p>
          </table:table-cell>
          <table:table-cell table:style-name="ce1" office:value-type="float" office:value="-4.33206462860107" calcext:value-type="float">
            <text:p>-4,3320646286</text:p>
          </table:table-cell>
          <table:table-cell table:style-name="ce1" office:value-type="string" calcext:value-type="string">
            <text:p>-0.04496179572870224</text:p>
          </table:table-cell>
          <table:table-cell table:style-name="ce1" office:value-type="string" calcext:value-type="string">
            <text:p>-0.3079370619636531</text:p>
          </table:table-cell>
          <table:table-cell table:style-name="ce1" office:value-type="string" calcext:value-type="string">
            <text:p>-0.23334934317196657</text:p>
          </table:table-cell>
          <table:table-cell table:style-name="ce1" office:value-type="float" office:value="-0.0542703084647656" calcext:value-type="float">
            <text:p>-0,0542703085</text:p>
          </table:table-cell>
          <table:table-cell table:style-name="ce1" office:value-type="float" office:value="-0.230282127857208" calcext:value-type="float">
            <text:p>-0,2302821279</text:p>
          </table:table-cell>
          <table:table-cell table:style-name="ce1" office:value-type="float" office:value="-0.190155917549133" calcext:value-type="float">
            <text:p>-0,1901559175</text:p>
          </table:table-cell>
          <table:table-cell table:style-name="ce1" office:value-type="float" office:value="0.137675151015058" calcext:value-type="float">
            <text:p>0,13767515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12095377413371" calcext:value-type="float">
            <text:p>-0,0212095377</text:p>
          </table:table-cell>
          <table:table-cell table:style-name="ce1" office:value-type="float" office:value="-0.493866716544828" calcext:value-type="float">
            <text:p>-0,4938667165</text:p>
          </table:table-cell>
          <table:table-cell table:style-name="ce1" office:value-type="float" office:value="0.112262975086669" calcext:value-type="float">
            <text:p>0,1122629751</text:p>
          </table:table-cell>
          <table:table-cell table:style-name="ce1" office:value-type="float" office:value="0.434024572372437" calcext:value-type="float">
            <text:p>0,4340245724</text:p>
          </table:table-cell>
          <table:table-cell table:style-name="ce1" office:value-type="float" office:value="0.434025764465332" calcext:value-type="float">
            <text:p>0,4340257645</text:p>
          </table:table-cell>
          <table:table-cell table:style-name="ce1" office:value-type="float" office:value="0.434024572372437" calcext:value-type="float">
            <text:p>0,4340245724</text:p>
          </table:table-cell>
          <table:table-cell table:style-name="ce1" office:value-type="float" office:value="-0.0468594469130039" calcext:value-type="float">
            <text:p>-0,0468594469</text:p>
          </table:table-cell>
          <table:table-cell table:style-name="ce1" office:value-type="float" office:value="4.92419719696045" calcext:value-type="float">
            <text:p>4,924197197</text:p>
          </table:table-cell>
          <table:table-cell table:style-name="ce1" office:value-type="float" office:value="-4.33206462860107" calcext:value-type="float">
            <text:p>-4,3320646286</text:p>
          </table:table-cell>
        </table:table-row>
        <table:table-row table:style-name="ro1">
          <table:table-cell table:style-name="ce1" office:value-type="string" calcext:value-type="string">
            <text:p>0.4264950752258301</text:p>
          </table:table-cell>
          <table:table-cell table:style-name="ce1" office:value-type="string" calcext:value-type="string">
            <text:p>0.019709110260009766</text:p>
          </table:table-cell>
          <table:table-cell table:style-name="ce1" office:value-type="string" calcext:value-type="string">
            <text:p>10.73383903503418</text:p>
          </table:table-cell>
          <table:table-cell table:style-name="ce1" office:value-type="float" office:value="-0.189534351229668" calcext:value-type="float">
            <text:p>-0,1895343512</text:p>
          </table:table-cell>
          <table:table-cell table:style-name="ce1" office:value-type="float" office:value="0.890237092971802" calcext:value-type="float">
            <text:p>0,890237093</text:p>
          </table:table-cell>
          <table:table-cell table:style-name="ce1" office:value-type="float" office:value="3.87348985671997" calcext:value-type="float">
            <text:p>3,8734898567</text:p>
          </table:table-cell>
          <table:table-cell table:style-name="ce1" office:value-type="float" office:value="-0.0467325499149314" calcext:value-type="float">
            <text:p>-0,0467325499</text:p>
          </table:table-cell>
          <table:table-cell table:number-columns-repeated="2" table:style-name="ce1" office:value-type="float" office:value="-0.214282285723572" calcext:value-type="float">
            <text:p>-0,2142822857</text:p>
          </table:table-cell>
          <table:table-cell table:style-name="ce1" office:value-type="float" office:value="-0.0468594469130039" calcext:value-type="float">
            <text:p>-0,0468594469</text:p>
          </table:table-cell>
          <table:table-cell table:style-name="ce1" office:value-type="float" office:value="4.92419719696045" calcext:value-type="float">
            <text:p>4,924197197</text:p>
          </table:table-cell>
          <table:table-cell table:style-name="ce1" office:value-type="float" office:value="-4.33206462860107" calcext:value-type="float">
            <text:p>-4,3320646286</text:p>
          </table:table-cell>
          <table:table-cell table:style-name="ce1" office:value-type="string" calcext:value-type="string">
            <text:p>-0.04673254991493138</text:p>
          </table:table-cell>
          <table:table-cell table:style-name="ce1" office:value-type="string" calcext:value-type="string">
            <text:p>-0.21428228572357166</text:p>
          </table:table-cell>
          <table:table-cell table:style-name="ce1" office:value-type="string" calcext:value-type="string">
            <text:p>-0.2308376909379946</text:p>
          </table:table-cell>
          <table:table-cell table:style-name="ce1" office:value-type="float" office:value="-0.0507067292928696" calcext:value-type="float">
            <text:p>-0,0507067293</text:p>
          </table:table-cell>
          <table:table-cell table:style-name="ce1" office:value-type="float" office:value="-0.155017718672752" calcext:value-type="float">
            <text:p>-0,1550177187</text:p>
          </table:table-cell>
          <table:table-cell table:style-name="ce1" office:value-type="float" office:value="-0.187630703353882" calcext:value-type="float">
            <text:p>-0,1876307034</text:p>
          </table:table-cell>
          <table:table-cell table:style-name="ce1" office:value-type="float" office:value="0.0495125741464029" calcext:value-type="float">
            <text:p>0,049512574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27934959799993" calcext:value-type="float">
            <text:p>0,032793496</text:p>
          </table:table-cell>
          <table:table-cell table:style-name="ce1" office:value-type="float" office:value="0.692608577366499" calcext:value-type="float">
            <text:p>0,6926085774</text:p>
          </table:table-cell>
          <table:table-cell table:style-name="ce1" office:value-type="float" office:value="0.11172049663549" calcext:value-type="float">
            <text:p>0,1117204966</text:p>
          </table:table-cell>
          <table:table-cell table:style-name="ce1" office:value-type="float" office:value="0.434669017791748" calcext:value-type="float">
            <text:p>0,4346690178</text:p>
          </table:table-cell>
          <table:table-cell table:style-name="ce1" office:value-type="float" office:value="0.434672117233276" calcext:value-type="float">
            <text:p>0,4346721172</text:p>
          </table:table-cell>
          <table:table-cell table:style-name="ce1" office:value-type="float" office:value="0.434672355651856" calcext:value-type="float">
            <text:p>0,4346723557</text:p>
          </table:table-cell>
          <table:table-cell table:style-name="ce1" office:value-type="float" office:value="-0.0468594469130039" calcext:value-type="float">
            <text:p>-0,0468594469</text:p>
          </table:table-cell>
          <table:table-cell table:style-name="ce1" office:value-type="float" office:value="4.92419719696045" calcext:value-type="float">
            <text:p>4,924197197</text:p>
          </table:table-cell>
          <table:table-cell table:style-name="ce1" office:value-type="float" office:value="-4.33206462860107" calcext:value-type="float">
            <text:p>-4,3320646286</text:p>
          </table:table-cell>
        </table:table-row>
        <table:table-row table:style-name="ro1">
          <table:table-cell table:style-name="ce1" office:value-type="string" calcext:value-type="string">
            <text:p>0.44266200065612793</text:p>
          </table:table-cell>
          <table:table-cell table:style-name="ce1" office:value-type="string" calcext:value-type="string">
            <text:p>0.01616692543029785</text:p>
          </table:table-cell>
          <table:table-cell table:style-name="ce1" office:value-type="string" calcext:value-type="string">
            <text:p>11.187406063079834</text:p>
          </table:table-cell>
          <table:table-cell table:style-name="ce1" office:value-type="float" office:value="0.198528841137886" calcext:value-type="float">
            <text:p>0,1985288411</text:p>
          </table:table-cell>
          <table:table-cell table:style-name="ce1" office:value-type="float" office:value="0.538864016532898" calcext:value-type="float">
            <text:p>0,5388640165</text:p>
          </table:table-cell>
          <table:table-cell table:style-name="ce1" office:value-type="float" office:value="3.82546281814575" calcext:value-type="float">
            <text:p>3,8254628181</text:p>
          </table:table-cell>
          <table:table-cell table:style-name="ce1" office:value-type="float" office:value="0.070337164965691" calcext:value-type="float">
            <text:p>0,070337165</text:p>
          </table:table-cell>
          <table:table-cell table:number-columns-repeated="2" table:style-name="ce1" office:value-type="float" office:value="-0.301868366201015" calcext:value-type="float">
            <text:p>-0,3018683662</text:p>
          </table:table-cell>
          <table:table-cell table:style-name="ce1" office:value-type="float" office:value="-0.0519808009266853" calcext:value-type="float">
            <text:p>-0,0519808009</text:p>
          </table:table-cell>
          <table:table-cell table:style-name="ce1" office:value-type="float" office:value="4.86477041244507" calcext:value-type="float">
            <text:p>4,8647704124</text:p>
          </table:table-cell>
          <table:table-cell table:style-name="ce1" office:value-type="float" office:value="-4.27168655395508" calcext:value-type="float">
            <text:p>-4,271686554</text:p>
          </table:table-cell>
          <table:table-cell table:style-name="ce1" office:value-type="string" calcext:value-type="string">
            <text:p>0.07033716496569098</text:p>
          </table:table-cell>
          <table:table-cell table:style-name="ce1" office:value-type="string" calcext:value-type="string">
            <text:p>-0.3018683662010149</text:p>
          </table:table-cell>
          <table:table-cell table:style-name="ce1" office:value-type="string" calcext:value-type="string">
            <text:p>-0.22988783209218708</text:p>
          </table:table-cell>
          <table:table-cell table:style-name="ce1" office:value-type="float" office:value="0.0473835878074169" calcext:value-type="float">
            <text:p>0,0473835878</text:p>
          </table:table-cell>
          <table:table-cell table:style-name="ce1" office:value-type="float" office:value="-0.22255927324295" calcext:value-type="float">
            <text:p>-0,2225592732</text:p>
          </table:table-cell>
          <table:table-cell table:style-name="ce1" office:value-type="float" office:value="-0.185821472549438" calcext:value-type="float">
            <text:p>-0,1858214725</text:p>
          </table:table-cell>
          <table:table-cell table:style-name="ce1" office:value-type="float" office:value="0.134772538992725" calcext:value-type="float">
            <text:p>0,13477253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72225769598921" calcext:value-type="float">
            <text:p>0,8722257696</text:p>
          </table:table-cell>
          <table:table-cell table:style-name="ce1" office:value-type="float" office:value="-0.600586642455773" calcext:value-type="float">
            <text:p>-0,6005866425</text:p>
          </table:table-cell>
          <table:table-cell table:style-name="ce1" office:value-type="float" office:value="0.0773456182900561" calcext:value-type="float">
            <text:p>0,0773456183</text:p>
          </table:table-cell>
          <table:table-cell table:style-name="ce1" office:value-type="float" office:value="0.449839115142822" calcext:value-type="float">
            <text:p>0,4498391151</text:p>
          </table:table-cell>
          <table:table-cell table:style-name="ce1" office:value-type="float" office:value="0.449837207794189" calcext:value-type="float">
            <text:p>0,4498372078</text:p>
          </table:table-cell>
          <table:table-cell table:style-name="ce1" office:value-type="float" office:value="0.449836730957031" calcext:value-type="float">
            <text:p>0,449836731</text:p>
          </table:table-cell>
          <table:table-cell table:style-name="ce1" office:value-type="float" office:value="-0.0519808009266853" calcext:value-type="float">
            <text:p>-0,0519808009</text:p>
          </table:table-cell>
          <table:table-cell table:style-name="ce1" office:value-type="float" office:value="4.86477041244507" calcext:value-type="float">
            <text:p>4,8647704124</text:p>
          </table:table-cell>
          <table:table-cell table:style-name="ce1" office:value-type="float" office:value="-4.27168655395508" calcext:value-type="float">
            <text:p>-4,271686554</text:p>
          </table:table-cell>
        </table:table-row>
        <table:table-row table:style-name="ro1">
          <table:table-cell table:style-name="ce1" office:value-type="string" calcext:value-type="string">
            <text:p>0.4566609859466553</text:p>
          </table:table-cell>
          <table:table-cell table:style-name="ce1" office:value-type="string" calcext:value-type="string">
            <text:p>0.013998985290527344</text:p>
          </table:table-cell>
          <table:table-cell table:style-name="ce1" office:value-type="string" calcext:value-type="string">
            <text:p>11.629078388214111</text:p>
          </table:table-cell>
          <table:table-cell table:style-name="ce1" office:value-type="float" office:value="0.183189883828163" calcext:value-type="float">
            <text:p>0,1831898838</text:p>
          </table:table-cell>
          <table:table-cell table:style-name="ce1" office:value-type="float" office:value="0.482955157756805" calcext:value-type="float">
            <text:p>0,4829551578</text:p>
          </table:table-cell>
          <table:table-cell table:style-name="ce1" office:value-type="float" office:value="3.74382877349854" calcext:value-type="float">
            <text:p>3,7438287735</text:p>
          </table:table-cell>
          <table:table-cell table:style-name="ce1" office:value-type="float" office:value="-0.0599515003591305" calcext:value-type="float">
            <text:p>-0,0599515004</text:p>
          </table:table-cell>
          <table:table-cell table:number-columns-repeated="2" table:style-name="ce1" office:value-type="float" office:value="-0.19239017910178" calcext:value-type="float">
            <text:p>-0,1923901791</text:p>
          </table:table-cell>
          <table:table-cell table:style-name="ce1" office:value-type="float" office:value="-0.0625674724578857" calcext:value-type="float">
            <text:p>-0,0625674725</text:p>
          </table:table-cell>
          <table:table-cell table:style-name="ce1" office:value-type="float" office:value="4.80623149871826" calcext:value-type="float">
            <text:p>4,8062314987</text:p>
          </table:table-cell>
          <table:table-cell table:style-name="ce1" office:value-type="float" office:value="-4.21294164657593" calcext:value-type="float">
            <text:p>-4,2129416466</text:p>
          </table:table-cell>
          <table:table-cell table:style-name="ce1" office:value-type="string" calcext:value-type="string">
            <text:p>-0.059951500359130466</text:p>
          </table:table-cell>
          <table:table-cell table:style-name="ce1" office:value-type="string" calcext:value-type="string">
            <text:p>-0.19239017910178047</text:p>
          </table:table-cell>
          <table:table-cell table:style-name="ce1" office:value-type="string" calcext:value-type="string">
            <text:p>-0.2266067382880596</text:p>
          </table:table-cell>
          <table:table-cell table:style-name="ce1" office:value-type="float" office:value="-0.0496322102844715" calcext:value-type="float">
            <text:p>-0,0496322103</text:p>
          </table:table-cell>
          <table:table-cell table:style-name="ce1" office:value-type="float" office:value="-0.134716004133224" calcext:value-type="float">
            <text:p>-0,1347160041</text:p>
          </table:table-cell>
          <table:table-cell table:style-name="ce1" office:value-type="float" office:value="-0.183324066543579" calcext:value-type="float">
            <text:p>-0,1833240665</text:p>
          </table:table-cell>
          <table:table-cell table:style-name="ce1" office:value-type="float" office:value="0.047050214414591" calcext:value-type="float">
            <text:p>0,04705021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878245489269698" calcext:value-type="float">
            <text:p>-0,8782454893</text:p>
          </table:table-cell>
          <table:table-cell table:style-name="ce1" office:value-type="float" office:value="0.795214518157679" calcext:value-type="float">
            <text:p>0,7952145182</text:p>
          </table:table-cell>
          <table:table-cell table:style-name="ce1" office:value-type="float" office:value="0.10869313022078" calcext:value-type="float">
            <text:p>0,1086931302</text:p>
          </table:table-cell>
          <table:table-cell table:style-name="ce1" office:value-type="float" office:value="0.441861867904663" calcext:value-type="float">
            <text:p>0,4418618679</text:p>
          </table:table-cell>
          <table:table-cell table:style-name="ce1" office:value-type="float" office:value="0.441859483718872" calcext:value-type="float">
            <text:p>0,4418594837</text:p>
          </table:table-cell>
          <table:table-cell table:style-name="ce1" office:value-type="float" office:value="0.441859006881714" calcext:value-type="float">
            <text:p>0,4418590069</text:p>
          </table:table-cell>
          <table:table-cell table:style-name="ce1" office:value-type="float" office:value="-0.0625674724578857" calcext:value-type="float">
            <text:p>-0,0625674725</text:p>
          </table:table-cell>
          <table:table-cell table:style-name="ce1" office:value-type="float" office:value="4.80623149871826" calcext:value-type="float">
            <text:p>4,8062314987</text:p>
          </table:table-cell>
          <table:table-cell table:style-name="ce1" office:value-type="float" office:value="-4.21294164657593" calcext:value-type="float">
            <text:p>-4,2129416466</text:p>
          </table:table-cell>
        </table:table-row>
        <table:table-row table:style-name="ro1">
          <table:table-cell table:style-name="ce1" office:value-type="string" calcext:value-type="string">
            <text:p>0.470196008682251</text:p>
          </table:table-cell>
          <table:table-cell table:style-name="ce1" office:value-type="string" calcext:value-type="string">
            <text:p>0.013535022735595703</text:p>
          </table:table-cell>
          <table:table-cell table:style-name="ce1" office:value-type="string" calcext:value-type="string">
            <text:p>12.062993049621582</text:p>
          </table:table-cell>
          <table:table-cell table:style-name="ce1" office:value-type="float" office:value="0.192416846752167" calcext:value-type="float">
            <text:p>0,1924168468</text:p>
          </table:table-cell>
          <table:table-cell table:style-name="ce1" office:value-type="float" office:value="0.434312283992767" calcext:value-type="float">
            <text:p>0,434312284</text:p>
          </table:table-cell>
          <table:table-cell table:style-name="ce1" office:value-type="float" office:value="3.70769047737122" calcext:value-type="float">
            <text:p>3,7076904774</text:p>
          </table:table-cell>
          <table:table-cell table:style-name="ce1" office:value-type="float" office:value="-0.0475194097654188" calcext:value-type="float">
            <text:p>-0,0475194098</text:p>
          </table:table-cell>
          <table:table-cell table:number-columns-repeated="2" table:style-name="ce1" office:value-type="float" office:value="-0.188741390577721" calcext:value-type="float">
            <text:p>-0,1887413906</text:p>
          </table:table-cell>
          <table:table-cell table:style-name="ce1" office:value-type="float" office:value="-0.0625901147723198" calcext:value-type="float">
            <text:p>-0,0625901148</text:p>
          </table:table-cell>
          <table:table-cell table:style-name="ce1" office:value-type="float" office:value="4.74564981460571" calcext:value-type="float">
            <text:p>4,7456498146</text:p>
          </table:table-cell>
          <table:table-cell table:style-name="ce1" office:value-type="float" office:value="-4.15525770187378" calcext:value-type="float">
            <text:p>-4,1552577019</text:p>
          </table:table-cell>
          <table:table-cell table:style-name="ce1" office:value-type="string" calcext:value-type="string">
            <text:p>-0.04751940976541881</text:p>
          </table:table-cell>
          <table:table-cell table:style-name="ce1" office:value-type="string" calcext:value-type="string">
            <text:p>-0.18874139057772066</text:p>
          </table:table-cell>
          <table:table-cell table:style-name="ce1" office:value-type="string" calcext:value-type="string">
            <text:p>-0.22037514724468152</text:p>
          </table:table-cell>
          <table:table-cell table:style-name="ce1" office:value-type="float" office:value="-0.0457974709570408" calcext:value-type="float">
            <text:p>-0,045797471</text:p>
          </table:table-cell>
          <table:table-cell table:style-name="ce1" office:value-type="float" office:value="-0.120738789439201" calcext:value-type="float">
            <text:p>-0,1207387894</text:p>
          </table:table-cell>
          <table:table-cell table:style-name="ce1" office:value-type="float" office:value="-0.179079096221924" calcext:value-type="float">
            <text:p>-0,1790790962</text:p>
          </table:table-cell>
          <table:table-cell table:style-name="ce1" office:value-type="float" office:value="-0.0324277303837719" calcext:value-type="float">
            <text:p>-0,032427730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3535498828942" calcext:value-type="float">
            <text:p>0,0353549883</text:p>
          </table:table-cell>
          <table:table-cell table:style-name="ce1" office:value-type="float" office:value="0.128864442676174" calcext:value-type="float">
            <text:p>0,1288644427</text:p>
          </table:table-cell>
          <table:table-cell table:style-name="ce1" office:value-type="float" office:value="0.188157959089693" calcext:value-type="float">
            <text:p>0,1881579591</text:p>
          </table:table-cell>
          <table:table-cell table:style-name="ce1" office:value-type="float" office:value="0.433855533599854" calcext:value-type="float">
            <text:p>0,4338555336</text:p>
          </table:table-cell>
          <table:table-cell table:style-name="ce1" office:value-type="float" office:value="0.433857917785645" calcext:value-type="float">
            <text:p>0,4338579178</text:p>
          </table:table-cell>
          <table:table-cell table:style-name="ce1" office:value-type="float" office:value="0.43385910987854" calcext:value-type="float">
            <text:p>0,4338591099</text:p>
          </table:table-cell>
          <table:table-cell table:style-name="ce1" office:value-type="float" office:value="-0.0625901147723198" calcext:value-type="float">
            <text:p>-0,0625901148</text:p>
          </table:table-cell>
          <table:table-cell table:style-name="ce1" office:value-type="float" office:value="4.74564981460571" calcext:value-type="float">
            <text:p>4,7456498146</text:p>
          </table:table-cell>
          <table:table-cell table:style-name="ce1" office:value-type="float" office:value="-4.15525770187378" calcext:value-type="float">
            <text:p>-4,1552577019</text:p>
          </table:table-cell>
        </table:table-row>
        <table:table-row table:style-name="ro1">
          <table:table-cell table:style-name="ce1" office:value-type="string" calcext:value-type="string">
            <text:p>0.4846475124359131</text:p>
          </table:table-cell>
          <table:table-cell table:style-name="ce1" office:value-type="string" calcext:value-type="string">
            <text:p>0.01445150375366211</text:p>
          </table:table-cell>
          <table:table-cell table:style-name="ce1" office:value-type="string" calcext:value-type="string">
            <text:p>12.515883207321167</text:p>
          </table:table-cell>
          <table:table-cell table:style-name="ce1" office:value-type="float" office:value="-0.201866209506989" calcext:value-type="float">
            <text:p>-0,2018662095</text:p>
          </table:table-cell>
          <table:table-cell table:style-name="ce1" office:value-type="float" office:value="0.703803837299347" calcext:value-type="float">
            <text:p>0,7038038373</text:p>
          </table:table-cell>
          <table:table-cell table:style-name="ce1" office:value-type="float" office:value="3.6795129776001" calcext:value-type="float">
            <text:p>3,6795129776</text:p>
          </table:table-cell>
          <table:table-cell table:style-name="ce1" office:value-type="float" office:value="-0.0568076469721285" calcext:value-type="float">
            <text:p>-0,056807647</text:p>
          </table:table-cell>
          <table:table-cell table:number-columns-repeated="2" table:style-name="ce1" office:value-type="float" office:value="-0.176918396797181" calcext:value-type="float">
            <text:p>-0,1769183968</text:p>
          </table:table-cell>
          <table:table-cell table:style-name="ce1" office:value-type="float" office:value="-0.0642616525292397" calcext:value-type="float">
            <text:p>-0,0642616525</text:p>
          </table:table-cell>
          <table:table-cell table:style-name="ce1" office:value-type="float" office:value="4.68834209442139" calcext:value-type="float">
            <text:p>4,6883420944</text:p>
          </table:table-cell>
          <table:table-cell table:style-name="ce1" office:value-type="float" office:value="-4.09831619262695" calcext:value-type="float">
            <text:p>-4,0983161926</text:p>
          </table:table-cell>
          <table:table-cell table:style-name="ce1" office:value-type="string" calcext:value-type="string">
            <text:p>-0.05680764697212852</text:p>
          </table:table-cell>
          <table:table-cell table:style-name="ce1" office:value-type="string" calcext:value-type="string">
            <text:p>-0.17691839679718083</text:p>
          </table:table-cell>
          <table:table-cell table:style-name="ce1" office:value-type="string" calcext:value-type="string">
            <text:p>-0.22121115648764578</text:p>
          </table:table-cell>
          <table:table-cell table:style-name="ce1" office:value-type="float" office:value="-0.0481042116880417" calcext:value-type="float">
            <text:p>-0,0481042117</text:p>
          </table:table-cell>
          <table:table-cell table:style-name="ce1" office:value-type="float" office:value="-0.108578070998192" calcext:value-type="float">
            <text:p>-0,108578071</text:p>
          </table:table-cell>
          <table:table-cell table:style-name="ce1" office:value-type="float" office:value="-0.177199904823303" calcext:value-type="float">
            <text:p>-0,1771999048</text:p>
          </table:table-cell>
          <table:table-cell table:style-name="ce1" office:value-type="float" office:value="-0.119837230555858" calcext:value-type="float">
            <text:p>-0,119837230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203115577533402" calcext:value-type="float">
            <text:p>-0,0203115578</text:p>
          </table:table-cell>
          <table:table-cell table:style-name="ce1" office:value-type="float" office:value="0.107075754903937" calcext:value-type="float">
            <text:p>0,1070757549</text:p>
          </table:table-cell>
          <table:table-cell table:style-name="ce1" office:value-type="float" office:value="0.0795499334262968" calcext:value-type="float">
            <text:p>0,0795499334</text:p>
          </table:table-cell>
          <table:table-cell table:style-name="ce1" office:value-type="float" office:value="0.454271554946899" calcext:value-type="float">
            <text:p>0,4542715549</text:p>
          </table:table-cell>
          <table:table-cell table:style-name="ce1" office:value-type="float" office:value="0.45428466796875" calcext:value-type="float">
            <text:p>0,454284668</text:p>
          </table:table-cell>
          <table:table-cell table:style-name="ce1" office:value-type="float" office:value="0.454284429550171" calcext:value-type="float">
            <text:p>0,4542844296</text:p>
          </table:table-cell>
          <table:table-cell table:style-name="ce1" office:value-type="float" office:value="-0.0642616525292397" calcext:value-type="float">
            <text:p>-0,0642616525</text:p>
          </table:table-cell>
          <table:table-cell table:style-name="ce1" office:value-type="float" office:value="4.68834209442139" calcext:value-type="float">
            <text:p>4,6883420944</text:p>
          </table:table-cell>
          <table:table-cell table:style-name="ce1" office:value-type="float" office:value="-4.09831619262695" calcext:value-type="float">
            <text:p>-4,0983161926</text:p>
          </table:table-cell>
        </table:table-row>
        <table:table-row table:style-name="ro1">
          <table:table-cell table:style-name="ce1" office:value-type="string" calcext:value-type="string">
            <text:p>0.5030972957611084</text:p>
          </table:table-cell>
          <table:table-cell table:style-name="ce1" office:value-type="string" calcext:value-type="string">
            <text:p>0.018449783325195312</text:p>
          </table:table-cell>
          <table:table-cell table:style-name="ce1" office:value-type="string" calcext:value-type="string">
            <text:p>12.953254699707031</text:p>
          </table:table-cell>
          <table:table-cell table:style-name="ce1" office:value-type="float" office:value="0.197954699397087" calcext:value-type="float">
            <text:p>0,1979546994</text:p>
          </table:table-cell>
          <table:table-cell table:style-name="ce1" office:value-type="float" office:value="0.347758263349533" calcext:value-type="float">
            <text:p>0,3477582633</text:p>
          </table:table-cell>
          <table:table-cell table:style-name="ce1" office:value-type="float" office:value="3.60821604728699" calcext:value-type="float">
            <text:p>3,6082160473</text:p>
          </table:table-cell>
          <table:table-cell table:style-name="ce1" office:value-type="float" office:value="0.0621505691776265" calcext:value-type="float">
            <text:p>0,0621505692</text:p>
          </table:table-cell>
          <table:table-cell table:number-columns-repeated="2" table:style-name="ce1" office:value-type="float" office:value="-0.255401987036893" calcext:value-type="float">
            <text:p>-0,255401987</text:p>
          </table:table-cell>
          <table:table-cell table:style-name="ce1" office:value-type="float" office:value="-0.0642616525292397" calcext:value-type="float">
            <text:p>-0,0642616525</text:p>
          </table:table-cell>
          <table:table-cell table:style-name="ce1" office:value-type="float" office:value="4.68834209442139" calcext:value-type="float">
            <text:p>4,6883420944</text:p>
          </table:table-cell>
          <table:table-cell table:style-name="ce1" office:value-type="float" office:value="-4.09831619262695" calcext:value-type="float">
            <text:p>-4,0983161926</text:p>
          </table:table-cell>
          <table:table-cell table:style-name="ce1" office:value-type="string" calcext:value-type="string">
            <text:p>0.06215056917762652</text:p>
          </table:table-cell>
          <table:table-cell table:style-name="ce1" office:value-type="string" calcext:value-type="string">
            <text:p>-0.2554019870368929</text:p>
          </table:table-cell>
          <table:table-cell table:style-name="ce1" office:value-type="string" calcext:value-type="string">
            <text:p>-0.2201408411382014</text:p>
          </table:table-cell>
          <table:table-cell table:style-name="ce1" office:value-type="float" office:value="0.0504665523767471" calcext:value-type="float">
            <text:p>0,0504665524</text:p>
          </table:table-cell>
          <table:table-cell table:style-name="ce1" office:value-type="float" office:value="-0.175950959324837" calcext:value-type="float">
            <text:p>-0,1759509593</text:p>
          </table:table-cell>
          <table:table-cell table:style-name="ce1" office:value-type="float" office:value="-0.175734674835205" calcext:value-type="float">
            <text:p>-0,1757346748</text:p>
          </table:table-cell>
          <table:table-cell table:style-name="ce1" office:value-type="float" office:value="-0.0306148863551656" calcext:value-type="float">
            <text:p>-0,030614886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89206831262845" calcext:value-type="float">
            <text:p>0,8920683126</text:p>
          </table:table-cell>
          <table:table-cell table:style-name="ce1" office:value-type="float" office:value="-0.60974372335846" calcext:value-type="float">
            <text:p>-0,6097437234</text:p>
          </table:table-cell>
          <table:table-cell table:style-name="ce1" office:value-type="float" office:value="0.0637533478801479" calcext:value-type="float">
            <text:p>0,0637533479</text:p>
          </table:table-cell>
          <table:table-cell table:style-name="ce1" office:value-type="float" office:value="0.44198751449585" calcext:value-type="float">
            <text:p>0,4419875145</text:p>
          </table:table-cell>
          <table:table-cell table:style-name="ce1" office:value-type="float" office:value="0.441975116729736" calcext:value-type="float">
            <text:p>0,4419751167</text:p>
          </table:table-cell>
          <table:table-cell table:style-name="ce1" office:value-type="float" office:value="0.44197678565979" calcext:value-type="float">
            <text:p>0,4419767857</text:p>
          </table:table-cell>
          <table:table-cell table:style-name="ce1" office:value-type="float" office:value="-0.0642616525292397" calcext:value-type="float">
            <text:p>-0,0642616525</text:p>
          </table:table-cell>
          <table:table-cell table:style-name="ce1" office:value-type="float" office:value="4.68834209442139" calcext:value-type="float">
            <text:p>4,6883420944</text:p>
          </table:table-cell>
          <table:table-cell table:style-name="ce1" office:value-type="float" office:value="-4.09831619262695" calcext:value-type="float">
            <text:p>-4,0983161926</text:p>
          </table:table-cell>
        </table:table-row>
        <table:table-row table:style-name="ro1">
          <table:table-cell table:style-name="ce1" office:value-type="string" calcext:value-type="string">
            <text:p>0.5330846309661865</text:p>
          </table:table-cell>
          <table:table-cell table:style-name="ce1" office:value-type="string" calcext:value-type="string">
            <text:p>0.029987335205078125</text:p>
          </table:table-cell>
          <table:table-cell table:style-name="ce1" office:value-type="string" calcext:value-type="string">
            <text:p>13.40238356590271</text:p>
          </table:table-cell>
          <table:table-cell table:style-name="ce1" office:value-type="float" office:value="0.20600888133049" calcext:value-type="float">
            <text:p>0,2060088813</text:p>
          </table:table-cell>
          <table:table-cell table:style-name="ce1" office:value-type="float" office:value="0.57576847076416" calcext:value-type="float">
            <text:p>0,5757684708</text:p>
          </table:table-cell>
          <table:table-cell table:style-name="ce1" office:value-type="float" office:value="3.56245827674866" calcext:value-type="float">
            <text:p>3,5624582767</text:p>
          </table:table-cell>
          <table:table-cell table:style-name="ce1" office:value-type="float" office:value="-0.0717580991511855" calcext:value-type="float">
            <text:p>-0,0717580992</text:p>
          </table:table-cell>
          <table:table-cell table:number-columns-repeated="2" table:style-name="ce1" office:value-type="float" office:value="-0.144484176821922" calcext:value-type="float">
            <text:p>-0,1444841768</text:p>
          </table:table-cell>
          <table:table-cell table:style-name="ce1" office:value-type="float" office:value="-0.0707229003310204" calcext:value-type="float">
            <text:p>-0,0707229003</text:p>
          </table:table-cell>
          <table:table-cell table:style-name="ce1" office:value-type="float" office:value="4.63905382156372" calcext:value-type="float">
            <text:p>4,6390538216</text:p>
          </table:table-cell>
          <table:table-cell table:style-name="ce1" office:value-type="float" office:value="-4.04223585128784" calcext:value-type="float">
            <text:p>-4,0422358513</text:p>
          </table:table-cell>
          <table:table-cell table:style-name="ce1" office:value-type="string" calcext:value-type="string">
            <text:p>-0.07175809915118554</text:p>
          </table:table-cell>
          <table:table-cell table:style-name="ce1" office:value-type="string" calcext:value-type="string">
            <text:p>-0.14448417682192216</text:p>
          </table:table-cell>
          <table:table-cell table:style-name="ce1" office:value-type="string" calcext:value-type="string">
            <text:p>-0.21400439052871054</text:p>
          </table:table-cell>
          <table:table-cell table:style-name="ce1" office:value-type="float" office:value="-0.0494886748492718" calcext:value-type="float">
            <text:p>-0,0494886748</text:p>
          </table:table-cell>
          <table:table-cell table:style-name="ce1" office:value-type="float" office:value="-0.0869395658373833" calcext:value-type="float">
            <text:p>-0,0869395658</text:p>
          </table:table-cell>
          <table:table-cell table:style-name="ce1" office:value-type="float" office:value="-0.172027234458923" calcext:value-type="float">
            <text:p>-0,1720272345</text:p>
          </table:table-cell>
          <table:table-cell table:style-name="ce1" office:value-type="float" office:value="-0.118324597158493" calcext:value-type="float">
            <text:p>-0,118324597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02367903278661" calcext:value-type="float">
            <text:p>-0,9023679033</text:p>
          </table:table-cell>
          <table:table-cell table:style-name="ce1" office:value-type="float" office:value="0.80357348486846" calcext:value-type="float">
            <text:p>0,8035734849</text:p>
          </table:table-cell>
          <table:table-cell table:style-name="ce1" office:value-type="float" office:value="0.160913757208513" calcext:value-type="float">
            <text:p>0,1609137572</text:p>
          </table:table-cell>
          <table:table-cell table:style-name="ce1" office:value-type="float" office:value="0.443079710006714" calcext:value-type="float">
            <text:p>0,44307971</text:p>
          </table:table-cell>
          <table:table-cell table:style-name="ce1" office:value-type="float" office:value="0.443077802658081" calcext:value-type="float">
            <text:p>0,4430778027</text:p>
          </table:table-cell>
          <table:table-cell table:style-name="ce1" office:value-type="float" office:value="0.44307541847229" calcext:value-type="float">
            <text:p>0,4430754185</text:p>
          </table:table-cell>
          <table:table-cell table:style-name="ce1" office:value-type="float" office:value="-0.0707229003310204" calcext:value-type="float">
            <text:p>-0,0707229003</text:p>
          </table:table-cell>
          <table:table-cell table:style-name="ce1" office:value-type="float" office:value="4.63905382156372" calcext:value-type="float">
            <text:p>4,6390538216</text:p>
          </table:table-cell>
          <table:table-cell table:style-name="ce1" office:value-type="float" office:value="-4.04223585128784" calcext:value-type="float">
            <text:p>-4,0422358513</text:p>
          </table:table-cell>
        </table:table-row>
        <table:table-row table:style-name="ro1">
          <table:table-cell table:style-name="ce1" office:value-type="string" calcext:value-type="string">
            <text:p>0.5468804836273193</text:p>
          </table:table-cell>
          <table:table-cell table:style-name="ce1" office:value-type="string" calcext:value-type="string">
            <text:p>0.013795852661132812</text:p>
          </table:table-cell>
          <table:table-cell table:style-name="ce1" office:value-type="string" calcext:value-type="string">
            <text:p>13.857784032821655</text:p>
          </table:table-cell>
          <table:table-cell table:style-name="ce1" office:value-type="float" office:value="0.203161135315895" calcext:value-type="float">
            <text:p>0,2031611353</text:p>
          </table:table-cell>
          <table:table-cell table:style-name="ce1" office:value-type="float" office:value="0.265672266483307" calcext:value-type="float">
            <text:p>0,2656722665</text:p>
          </table:table-cell>
          <table:table-cell table:style-name="ce1" office:value-type="float" office:value="3.51321291923523" calcext:value-type="float">
            <text:p>3,5132129192</text:p>
          </table:table-cell>
          <table:table-cell table:style-name="ce1" office:value-type="float" office:value="-0.0666650727774832" calcext:value-type="float">
            <text:p>-0,0666650728</text:p>
          </table:table-cell>
          <table:table-cell table:number-columns-repeated="2" table:style-name="ce1" office:value-type="float" office:value="-0.221655031802706" calcext:value-type="float">
            <text:p>-0,2216550318</text:p>
          </table:table-cell>
          <table:table-cell table:style-name="ce1" office:value-type="float" office:value="-0.0704870298504829" calcext:value-type="float">
            <text:p>-0,0704870299</text:p>
          </table:table-cell>
          <table:table-cell table:style-name="ce1" office:value-type="float" office:value="4.58787059783936" calcext:value-type="float">
            <text:p>4,5878705978</text:p>
          </table:table-cell>
          <table:table-cell table:style-name="ce1" office:value-type="float" office:value="-3.98751330375671" calcext:value-type="float">
            <text:p>-3,9875133038</text:p>
          </table:table-cell>
          <table:table-cell table:style-name="ce1" office:value-type="string" calcext:value-type="string">
            <text:p>-0.06666507277748317</text:p>
          </table:table-cell>
          <table:table-cell table:style-name="ce1" office:value-type="string" calcext:value-type="string">
            <text:p>-0.22165503180270646</text:p>
          </table:table-cell>
          <table:table-cell table:style-name="ce1" office:value-type="string" calcext:value-type="string">
            <text:p>-0.2131513009365603</text:p>
          </table:table-cell>
          <table:table-cell table:style-name="ce1" office:value-type="float" office:value="-0.0515022203326225" calcext:value-type="float">
            <text:p>-0,0515022203</text:p>
          </table:table-cell>
          <table:table-cell table:style-name="ce1" office:value-type="float" office:value="-0.14394211769104" calcext:value-type="float">
            <text:p>-0,1439421177</text:p>
          </table:table-cell>
          <table:table-cell table:style-name="ce1" office:value-type="float" office:value="-0.16964783039093" calcext:value-type="float">
            <text:p>-0,1696478304</text:p>
          </table:table-cell>
          <table:table-cell table:style-name="ce1" office:value-type="float" office:value="-0.212720023145297" calcext:value-type="float">
            <text:p>-0,212720023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75774725606361" calcext:value-type="float">
            <text:p>-0,0175774726</text:p>
          </table:table-cell>
          <table:table-cell table:style-name="ce1" office:value-type="float" office:value="-0.497607362042994" calcext:value-type="float">
            <text:p>-0,497607362</text:p>
          </table:table-cell>
          <table:table-cell table:style-name="ce1" office:value-type="float" office:value="0.0998611781747948" calcext:value-type="float">
            <text:p>0,0998611782</text:p>
          </table:table-cell>
          <table:table-cell table:style-name="ce1" office:value-type="float" office:value="0.458210468292236" calcext:value-type="float">
            <text:p>0,4582104683</text:p>
          </table:table-cell>
          <table:table-cell table:style-name="ce1" office:value-type="float" office:value="0.458213090896606" calcext:value-type="float">
            <text:p>0,4582130909</text:p>
          </table:table-cell>
          <table:table-cell table:style-name="ce1" office:value-type="float" office:value="0.458213806152344" calcext:value-type="float">
            <text:p>0,4582138062</text:p>
          </table:table-cell>
          <table:table-cell table:style-name="ce1" office:value-type="float" office:value="-0.0704870298504829" calcext:value-type="float">
            <text:p>-0,0704870299</text:p>
          </table:table-cell>
          <table:table-cell table:style-name="ce1" office:value-type="float" office:value="4.58787059783936" calcext:value-type="float">
            <text:p>4,5878705978</text:p>
          </table:table-cell>
          <table:table-cell table:style-name="ce1" office:value-type="float" office:value="-3.98751330375671" calcext:value-type="float">
            <text:p>-3,9875133038</text:p>
          </table:table-cell>
        </table:table-row>
        <table:table-row table:style-name="ro1">
          <table:table-cell table:style-name="ce1" office:value-type="string" calcext:value-type="string">
            <text:p>0.5677192211151123</text:p>
          </table:table-cell>
          <table:table-cell table:style-name="ce1" office:value-type="string" calcext:value-type="string">
            <text:p>0.02083873748779297</text:p>
          </table:table-cell>
          <table:table-cell table:style-name="ce1" office:value-type="string" calcext:value-type="string">
            <text:p>14.302591800689697</text:p>
          </table:table-cell>
          <table:table-cell table:style-name="ce1" office:value-type="float" office:value="0.210773646831512" calcext:value-type="float">
            <text:p>0,2107736468</text:p>
          </table:table-cell>
          <table:table-cell table:style-name="ce1" office:value-type="float" office:value="0.231336936354637" calcext:value-type="float">
            <text:p>0,2313369364</text:p>
          </table:table-cell>
          <table:table-cell table:style-name="ce1" office:value-type="float" office:value="3.46705627441406" calcext:value-type="float">
            <text:p>3,4670562744</text:p>
          </table:table-cell>
          <table:table-cell table:style-name="ce1" office:value-type="float" office:value="-0.0718693912145158" calcext:value-type="float">
            <text:p>-0,0718693912</text:p>
          </table:table-cell>
          <table:table-cell table:number-columns-repeated="2" table:style-name="ce1" office:value-type="float" office:value="-0.125548340638152" calcext:value-type="float">
            <text:p>-0,1255483406</text:p>
          </table:table-cell>
          <table:table-cell table:style-name="ce1" office:value-type="float" office:value="-0.0654761046171188" calcext:value-type="float">
            <text:p>-0,0654761046</text:p>
          </table:table-cell>
          <table:table-cell table:style-name="ce1" office:value-type="float" office:value="4.5347785949707" calcext:value-type="float">
            <text:p>4,534778595</text:p>
          </table:table-cell>
          <table:table-cell table:style-name="ce1" office:value-type="float" office:value="-3.93329620361328" calcext:value-type="float">
            <text:p>-3,9332962036</text:p>
          </table:table-cell>
          <table:table-cell table:style-name="ce1" office:value-type="string" calcext:value-type="string">
            <text:p>-0.07186939121451578</text:p>
          </table:table-cell>
          <table:table-cell table:style-name="ce1" office:value-type="string" calcext:value-type="string">
            <text:p>-0.12554834063815154</text:p>
          </table:table-cell>
          <table:table-cell table:style-name="ce1" office:value-type="string" calcext:value-type="string">
            <text:p>-0.21030297534635264</text:p>
          </table:table-cell>
          <table:table-cell table:style-name="ce1" office:value-type="float" office:value="-0.0507902838289738" calcext:value-type="float">
            <text:p>-0,0507902838</text:p>
          </table:table-cell>
          <table:table-cell table:style-name="ce1" office:value-type="float" office:value="-0.0664180666208267" calcext:value-type="float">
            <text:p>-0,0664180666</text:p>
          </table:table-cell>
          <table:table-cell table:style-name="ce1" office:value-type="float" office:value="-0.167087071800232" calcext:value-type="float">
            <text:p>-0,1670870718</text:p>
          </table:table-cell>
          <table:table-cell table:style-name="ce1" office:value-type="float" office:value="-0.302556122353499" calcext:value-type="float">
            <text:p>-0,302556122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644007607760887" calcext:value-type="float">
            <text:p>0,0064400761</text:p>
          </table:table-cell>
          <table:table-cell table:style-name="ce1" office:value-type="float" office:value="0.701272644043561" calcext:value-type="float">
            <text:p>0,701272644</text:p>
          </table:table-cell>
          <table:table-cell table:style-name="ce1" office:value-type="float" office:value="0.111363858155172" calcext:value-type="float">
            <text:p>0,1113638582</text:p>
          </table:table-cell>
          <table:table-cell table:style-name="ce1" office:value-type="float" office:value="0.442191362380981" calcext:value-type="float">
            <text:p>0,4421913624</text:p>
          </table:table-cell>
          <table:table-cell table:style-name="ce1" office:value-type="float" office:value="0.442190647125244" calcext:value-type="float">
            <text:p>0,4421906471</text:p>
          </table:table-cell>
          <table:table-cell table:style-name="ce1" office:value-type="float" office:value="0.44220232963562" calcext:value-type="float">
            <text:p>0,4422023296</text:p>
          </table:table-cell>
          <table:table-cell table:style-name="ce1" office:value-type="float" office:value="-0.0654761046171188" calcext:value-type="float">
            <text:p>-0,0654761046</text:p>
          </table:table-cell>
          <table:table-cell table:style-name="ce1" office:value-type="float" office:value="4.5347785949707" calcext:value-type="float">
            <text:p>4,534778595</text:p>
          </table:table-cell>
          <table:table-cell table:style-name="ce1" office:value-type="float" office:value="-3.93329620361328" calcext:value-type="float">
            <text:p>-3,9332962036</text:p>
          </table:table-cell>
        </table:table-row>
        <table:table-row table:style-name="ro1">
          <table:table-cell table:style-name="ce1" office:value-type="string" calcext:value-type="string">
            <text:p>0.5841362476348877</text:p>
          </table:table-cell>
          <table:table-cell table:style-name="ce1" office:value-type="string" calcext:value-type="string">
            <text:p>0.01641702651977539</text:p>
          </table:table-cell>
          <table:table-cell table:style-name="ce1" office:value-type="string" calcext:value-type="string">
            <text:p>14.746703624725342</text:p>
          </table:table-cell>
          <table:table-cell table:style-name="ce1" office:value-type="float" office:value="0.217898726463318" calcext:value-type="float">
            <text:p>0,2178987265</text:p>
          </table:table-cell>
          <table:table-cell table:style-name="ce1" office:value-type="float" office:value="0.187494248151779" calcext:value-type="float">
            <text:p>0,1874942482</text:p>
          </table:table-cell>
          <table:table-cell table:style-name="ce1" office:value-type="float" office:value="3.41754841804504" calcext:value-type="float">
            <text:p>3,417548418</text:p>
          </table:table-cell>
          <table:table-cell table:style-name="ce1" office:value-type="float" office:value="-0.0807019490013797" calcext:value-type="float">
            <text:p>-0,080701949</text:p>
          </table:table-cell>
          <table:table-cell table:number-columns-repeated="2" table:style-name="ce1" office:value-type="float" office:value="-0.126638066952169" calcext:value-type="float">
            <text:p>-0,126638067</text:p>
          </table:table-cell>
          <table:table-cell table:style-name="ce1" office:value-type="float" office:value="-0.0696606189012527" calcext:value-type="float">
            <text:p>-0,0696606189</text:p>
          </table:table-cell>
          <table:table-cell table:style-name="ce1" office:value-type="float" office:value="4.48475456237793" calcext:value-type="float">
            <text:p>4,4847545624</text:p>
          </table:table-cell>
          <table:table-cell table:style-name="ce1" office:value-type="float" office:value="-3.87910795211792" calcext:value-type="float">
            <text:p>-3,8791079521</text:p>
          </table:table-cell>
          <table:table-cell table:style-name="ce1" office:value-type="string" calcext:value-type="string">
            <text:p>-0.08070194900137967</text:p>
          </table:table-cell>
          <table:table-cell table:style-name="ce1" office:value-type="string" calcext:value-type="string">
            <text:p>-0.12663806695216906</text:p>
          </table:table-cell>
          <table:table-cell table:style-name="ce1" office:value-type="string" calcext:value-type="string">
            <text:p>-0.20809331122874772</text:p>
          </table:table-cell>
          <table:table-cell table:style-name="ce1" office:value-type="float" office:value="-0.0526934117078781" calcext:value-type="float">
            <text:p>-0,0526934117</text:p>
          </table:table-cell>
          <table:table-cell table:style-name="ce1" office:value-type="float" office:value="-0.0578342340886593" calcext:value-type="float">
            <text:p>-0,0578342341</text:p>
          </table:table-cell>
          <table:table-cell table:style-name="ce1" office:value-type="float" office:value="-0.164686926269531" calcext:value-type="float">
            <text:p>-0,1646869263</text:p>
          </table:table-cell>
          <table:table-cell table:style-name="ce1" office:value-type="float" office:value="-0.396333345575064" calcext:value-type="float">
            <text:p>-0,396333345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71098776288418" calcext:value-type="float">
            <text:p>-0,0171098776</text:p>
          </table:table-cell>
          <table:table-cell table:style-name="ce1" office:value-type="float" office:value="0.0771720733219515" calcext:value-type="float">
            <text:p>0,0771720733</text:p>
          </table:table-cell>
          <table:table-cell table:style-name="ce1" office:value-type="float" office:value="0.10374460163134" calcext:value-type="float">
            <text:p>0,1037446016</text:p>
          </table:table-cell>
          <table:table-cell table:number-columns-repeated="2" table:style-name="ce1" office:value-type="float" office:value="0.444919109344482" calcext:value-type="float">
            <text:p>0,4449191093</text:p>
          </table:table-cell>
          <table:table-cell table:style-name="ce1" office:value-type="float" office:value="0.44490647315979" calcext:value-type="float">
            <text:p>0,4449064732</text:p>
          </table:table-cell>
          <table:table-cell table:style-name="ce1" office:value-type="float" office:value="-0.0696606189012527" calcext:value-type="float">
            <text:p>-0,0696606189</text:p>
          </table:table-cell>
          <table:table-cell table:style-name="ce1" office:value-type="float" office:value="4.48475456237793" calcext:value-type="float">
            <text:p>4,4847545624</text:p>
          </table:table-cell>
          <table:table-cell table:style-name="ce1" office:value-type="float" office:value="-3.87910795211792" calcext:value-type="float">
            <text:p>-3,8791079521</text:p>
          </table:table-cell>
        </table:table-row>
        <table:table-row table:style-name="ro1">
          <table:table-cell table:style-name="ce1" office:value-type="string" calcext:value-type="string">
            <text:p>0.604668140411377</text:p>
          </table:table-cell>
          <table:table-cell table:style-name="ce1" office:value-type="string" calcext:value-type="string">
            <text:p>0.020531892776489258</text:p>
          </table:table-cell>
          <table:table-cell table:style-name="ce1" office:value-type="string" calcext:value-type="string">
            <text:p>15.205232381820679</text:p>
          </table:table-cell>
          <table:table-cell table:style-name="ce1" office:value-type="float" office:value="0.214232340455055" calcext:value-type="float">
            <text:p>0,2142323405</text:p>
          </table:table-cell>
          <table:table-cell table:style-name="ce1" office:value-type="float" office:value="0.144482284784317" calcext:value-type="float">
            <text:p>0,1444822848</text:p>
          </table:table-cell>
          <table:table-cell table:style-name="ce1" office:value-type="float" office:value="3.36004447937012" calcext:value-type="float">
            <text:p>3,3600444794</text:p>
          </table:table-cell>
          <table:table-cell table:style-name="ce1" office:value-type="float" office:value="-0.0894777761576457" calcext:value-type="float">
            <text:p>-0,0894777762</text:p>
          </table:table-cell>
          <table:table-cell table:number-columns-repeated="2" table:style-name="ce1" office:value-type="float" office:value="-0.115396982001283" calcext:value-type="float">
            <text:p>-0,115396982</text:p>
          </table:table-cell>
          <table:table-cell table:style-name="ce1" office:value-type="float" office:value="-0.077605314552784" calcext:value-type="float">
            <text:p>-0,0776053146</text:p>
          </table:table-cell>
          <table:table-cell table:style-name="ce1" office:value-type="float" office:value="4.43987226486206" calcext:value-type="float">
            <text:p>4,4398722649</text:p>
          </table:table-cell>
          <table:table-cell table:style-name="ce1" office:value-type="float" office:value="-3.82576251029968" calcext:value-type="float">
            <text:p>-3,8257625103</text:p>
          </table:table-cell>
          <table:table-cell table:style-name="ce1" office:value-type="string" calcext:value-type="string">
            <text:p>-0.08947777615764572</text:p>
          </table:table-cell>
          <table:table-cell table:style-name="ce1" office:value-type="string" calcext:value-type="string">
            <text:p>-0.11539698200128269</text:p>
          </table:table-cell>
          <table:table-cell table:style-name="ce1" office:value-type="string" calcext:value-type="string">
            <text:p>-0.2054232047434476</text:p>
          </table:table-cell>
          <table:table-cell table:style-name="ce1" office:value-type="float" office:value="-0.0544746816158295" calcext:value-type="float">
            <text:p>-0,0544746816</text:p>
          </table:table-cell>
          <table:table-cell table:style-name="ce1" office:value-type="float" office:value="-0.0468735620379448" calcext:value-type="float">
            <text:p>-0,046873562</text:p>
          </table:table-cell>
          <table:table-cell table:style-name="ce1" office:value-type="float" office:value="-0.162112517738342" calcext:value-type="float">
            <text:p>-0,1621125177</text:p>
          </table:table-cell>
          <table:table-cell table:style-name="ce1" office:value-type="float" office:value="-0.496616121609881" calcext:value-type="float">
            <text:p>-0,496616121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54816792983583" calcext:value-type="float">
            <text:p>-0,0154816793</text:p>
          </table:table-cell>
          <table:table-cell table:style-name="ce1" office:value-type="float" office:value="0.0952632281717488" calcext:value-type="float">
            <text:p>0,0952632282</text:p>
          </table:table-cell>
          <table:table-cell table:style-name="ce1" office:value-type="float" office:value="0.107572519795787" calcext:value-type="float">
            <text:p>0,1075725198</text:p>
          </table:table-cell>
          <table:table-cell table:style-name="ce1" office:value-type="float" office:value="0.460226535797119" calcext:value-type="float">
            <text:p>0,4602265358</text:p>
          </table:table-cell>
          <table:table-cell table:style-name="ce1" office:value-type="float" office:value="0.460226774215698" calcext:value-type="float">
            <text:p>0,4602267742</text:p>
          </table:table-cell>
          <table:table-cell table:style-name="ce1" office:value-type="float" office:value="0.460227727890015" calcext:value-type="float">
            <text:p>0,4602277279</text:p>
          </table:table-cell>
          <table:table-cell table:style-name="ce1" office:value-type="float" office:value="-0.077605314552784" calcext:value-type="float">
            <text:p>-0,0776053146</text:p>
          </table:table-cell>
          <table:table-cell table:style-name="ce1" office:value-type="float" office:value="4.43987226486206" calcext:value-type="float">
            <text:p>4,4398722649</text:p>
          </table:table-cell>
          <table:table-cell table:style-name="ce1" office:value-type="float" office:value="-3.82576251029968" calcext:value-type="float">
            <text:p>-3,8257625103</text:p>
          </table:table-cell>
        </table:table-row>
        <table:table-row table:style-name="ro1">
          <table:table-cell table:style-name="ce1" office:value-type="string" calcext:value-type="string">
            <text:p>0.6208176612854004</text:p>
          </table:table-cell>
          <table:table-cell table:style-name="ce1" office:value-type="string" calcext:value-type="string">
            <text:p>0.016149520874023438</text:p>
          </table:table-cell>
          <table:table-cell table:style-name="ce1" office:value-type="string" calcext:value-type="string">
            <text:p>15.679990530014038</text:p>
          </table:table-cell>
          <table:table-cell table:style-name="ce1" office:value-type="float" office:value="0.202079430222511" calcext:value-type="float">
            <text:p>0,2020794302</text:p>
          </table:table-cell>
          <table:table-cell table:style-name="ce1" office:value-type="float" office:value="0.123219169676304" calcext:value-type="float">
            <text:p>0,1232191697</text:p>
          </table:table-cell>
          <table:table-cell table:style-name="ce1" office:value-type="float" office:value="3.32404351234436" calcext:value-type="float">
            <text:p>3,3240435123</text:p>
          </table:table-cell>
          <table:table-cell table:style-name="ce1" office:value-type="float" office:value="-0.0952781862103088" calcext:value-type="float">
            <text:p>-0,0952781862</text:p>
          </table:table-cell>
          <table:table-cell table:number-columns-repeated="2" table:style-name="ce1" office:value-type="float" office:value="-0.104707939735052" calcext:value-type="float">
            <text:p>-0,1047079397</text:p>
          </table:table-cell>
          <table:table-cell table:style-name="ce1" office:value-type="float" office:value="-0.0888615921139717" calcext:value-type="float">
            <text:p>-0,0888615921</text:p>
          </table:table-cell>
          <table:table-cell table:style-name="ce1" office:value-type="float" office:value="4.40365171432495" calcext:value-type="float">
            <text:p>4,4036517143</text:p>
          </table:table-cell>
          <table:table-cell table:style-name="ce1" office:value-type="float" office:value="-3.77353429794312" calcext:value-type="float">
            <text:p>-3,7735342979</text:p>
          </table:table-cell>
          <table:table-cell table:style-name="ce1" office:value-type="string" calcext:value-type="string">
            <text:p>-0.09527818621030879</text:p>
          </table:table-cell>
          <table:table-cell table:style-name="ce1" office:value-type="string" calcext:value-type="string">
            <text:p>-0.10470793973505205</text:p>
          </table:table-cell>
          <table:table-cell table:style-name="ce1" office:value-type="string" calcext:value-type="string">
            <text:p>-0.20207619728071266</text:p>
          </table:table-cell>
          <table:table-cell table:style-name="ce1" office:value-type="float" office:value="-0.0535580851137638" calcext:value-type="float">
            <text:p>-0,0535580851</text:p>
          </table:table-cell>
          <table:table-cell table:style-name="ce1" office:value-type="float" office:value="-0.0361205711960793" calcext:value-type="float">
            <text:p>-0,0361205712</text:p>
          </table:table-cell>
          <table:table-cell table:style-name="ce1" office:value-type="float" office:value="-0.159122312927246" calcext:value-type="float">
            <text:p>-0,1591223129</text:p>
          </table:table-cell>
          <table:table-cell table:style-name="ce1" office:value-type="float" office:value="-0.597721656137166" calcext:value-type="float">
            <text:p>-0,597721656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0776869890688132" calcext:value-type="float">
            <text:p>0,0077686989</text:p>
          </table:table-cell>
          <table:table-cell table:style-name="ce1" office:value-type="float" office:value="0.0911375136146592" calcext:value-type="float">
            <text:p>0,0911375136</text:p>
          </table:table-cell>
          <table:table-cell table:style-name="ce1" office:value-type="float" office:value="0.121844625861337" calcext:value-type="float">
            <text:p>0,1218446259</text:p>
          </table:table-cell>
          <table:table-cell table:style-name="ce1" office:value-type="float" office:value="0.471943378448486" calcext:value-type="float">
            <text:p>0,4719433784</text:p>
          </table:table-cell>
          <table:table-cell table:style-name="ce1" office:value-type="float" office:value="0.471945762634277" calcext:value-type="float">
            <text:p>0,4719457626</text:p>
          </table:table-cell>
          <table:table-cell table:style-name="ce1" office:value-type="float" office:value="0.471944808959961" calcext:value-type="float">
            <text:p>0,471944809</text:p>
          </table:table-cell>
          <table:table-cell table:style-name="ce1" office:value-type="float" office:value="-0.0888615921139717" calcext:value-type="float">
            <text:p>-0,0888615921</text:p>
          </table:table-cell>
          <table:table-cell table:style-name="ce1" office:value-type="float" office:value="4.40365171432495" calcext:value-type="float">
            <text:p>4,4036517143</text:p>
          </table:table-cell>
          <table:table-cell table:style-name="ce1" office:value-type="float" office:value="-3.77353429794312" calcext:value-type="float">
            <text:p>-3,7735342979</text:p>
          </table:table-cell>
        </table:table-row>
        <table:table-row table:style-name="ro1">
          <table:table-cell table:style-name="ce1" office:value-type="string" calcext:value-type="string">
            <text:p>0.6338887214660645</text:p>
          </table:table-cell>
          <table:table-cell table:style-name="ce1" office:value-type="string" calcext:value-type="string">
            <text:p>0.013071060180664062</text:p>
          </table:table-cell>
          <table:table-cell table:style-name="ce1" office:value-type="string" calcext:value-type="string">
            <text:p>16.12514328956604</text:p>
          </table:table-cell>
          <table:table-cell table:style-name="ce1" office:value-type="float" office:value="-0.248409524559975" calcext:value-type="float">
            <text:p>-0,2484095246</text:p>
          </table:table-cell>
          <table:table-cell table:style-name="ce1" office:value-type="float" office:value="0.112027823925018" calcext:value-type="float">
            <text:p>0,1120278239</text:p>
          </table:table-cell>
          <table:table-cell table:style-name="ce1" office:value-type="float" office:value="3.28493285179138" calcext:value-type="float">
            <text:p>3,2849328518</text:p>
          </table:table-cell>
          <table:table-cell table:style-name="ce1" office:value-type="float" office:value="-0.0982373066606933" calcext:value-type="float">
            <text:p>-0,0982373067</text:p>
          </table:table-cell>
          <table:table-cell table:number-columns-repeated="2" table:style-name="ce1" office:value-type="float" office:value="-0.100064762078253" calcext:value-type="float">
            <text:p>-0,1000647621</text:p>
          </table:table-cell>
          <table:table-cell table:style-name="ce1" office:value-type="float" office:value="-0.0888615921139717" calcext:value-type="float">
            <text:p>-0,0888615921</text:p>
          </table:table-cell>
          <table:table-cell table:style-name="ce1" office:value-type="float" office:value="4.40365171432495" calcext:value-type="float">
            <text:p>4,4036517143</text:p>
          </table:table-cell>
          <table:table-cell table:style-name="ce1" office:value-type="float" office:value="-3.77353429794312" calcext:value-type="float">
            <text:p>-3,7735342979</text:p>
          </table:table-cell>
          <table:table-cell table:style-name="ce1" office:value-type="string" calcext:value-type="string">
            <text:p>-0.09823730666069327</text:p>
          </table:table-cell>
          <table:table-cell table:style-name="ce1" office:value-type="string" calcext:value-type="string">
            <text:p>-0.10006476207825339</text:p>
          </table:table-cell>
          <table:table-cell table:style-name="ce1" office:value-type="string" calcext:value-type="string">
            <text:p>-0.201229363461621</text:p>
          </table:table-cell>
          <table:table-cell table:style-name="ce1" office:value-type="float" office:value="-0.0505198575556278" calcext:value-type="float">
            <text:p>-0,0505198576</text:p>
          </table:table-cell>
          <table:table-cell table:style-name="ce1" office:value-type="float" office:value="-0.030804792419076" calcext:value-type="float">
            <text:p>-0,0308047924</text:p>
          </table:table-cell>
          <table:table-cell table:style-name="ce1" office:value-type="float" office:value="-0.157250262641907" calcext:value-type="float">
            <text:p>-0,1572502626</text:p>
          </table:table-cell>
          <table:table-cell table:style-name="ce1" office:value-type="float" office:value="-0.687720125562687" calcext:value-type="float">
            <text:p>-0,687720125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72877215692006" calcext:value-type="float">
            <text:p>0,0272877216</text:p>
          </table:table-cell>
          <table:table-cell table:style-name="ce1" office:value-type="float" office:value="0.0477438929562958" calcext:value-type="float">
            <text:p>0,047743893</text:p>
          </table:table-cell>
          <table:table-cell table:style-name="ce1" office:value-type="float" office:value="0.0808359672114298" calcext:value-type="float">
            <text:p>0,0808359672</text:p>
          </table:table-cell>
          <table:table-cell table:style-name="ce1" office:value-type="float" office:value="0.445361852645874" calcext:value-type="float">
            <text:p>0,4453618526</text:p>
          </table:table-cell>
          <table:table-cell table:style-name="ce1" office:value-type="float" office:value="0.445357799530029" calcext:value-type="float">
            <text:p>0,4453577995</text:p>
          </table:table-cell>
          <table:table-cell table:style-name="ce1" office:value-type="float" office:value="0.445358276367188" calcext:value-type="float">
            <text:p>0,4453582764</text:p>
          </table:table-cell>
          <table:table-cell table:style-name="ce1" office:value-type="float" office:value="-0.0888615921139717" calcext:value-type="float">
            <text:p>-0,0888615921</text:p>
          </table:table-cell>
          <table:table-cell table:style-name="ce1" office:value-type="float" office:value="4.40365171432495" calcext:value-type="float">
            <text:p>4,4036517143</text:p>
          </table:table-cell>
          <table:table-cell table:style-name="ce1" office:value-type="float" office:value="-3.77353429794312" calcext:value-type="float">
            <text:p>-3,7735342979</text:p>
          </table:table-cell>
        </table:table-row>
        <table:table-row table:style-name="ro1">
          <table:table-cell table:style-name="ce1" office:value-type="string" calcext:value-type="string">
            <text:p>0.6542139053344727</text:p>
          </table:table-cell>
          <table:table-cell table:style-name="ce1" office:value-type="string" calcext:value-type="string">
            <text:p>0.020325183868408203</text:p>
          </table:table-cell>
          <table:table-cell table:style-name="ce1" office:value-type="string" calcext:value-type="string">
            <text:p>16.574679374694824</text:p>
          </table:table-cell>
          <table:table-cell table:style-name="ce1" office:value-type="float" office:value="0.187601581215858" calcext:value-type="float">
            <text:p>0,1876015812</text:p>
          </table:table-cell>
          <table:table-cell table:style-name="ce1" office:value-type="float" office:value="0.0817750468850136" calcext:value-type="float">
            <text:p>0,0817750469</text:p>
          </table:table-cell>
          <table:table-cell table:style-name="ce1" office:value-type="float" office:value="3.24414539337158" calcext:value-type="float">
            <text:p>3,2441453934</text:p>
          </table:table-cell>
          <table:table-cell table:style-name="ce1" office:value-type="float" office:value="0.0373099669804691" calcext:value-type="float">
            <text:p>0,037309967</text:p>
          </table:table-cell>
          <table:table-cell table:number-columns-repeated="2" table:style-name="ce1" office:value-type="float" office:value="-0.0976211662622448" calcext:value-type="float">
            <text:p>-0,0976211663</text:p>
          </table:table-cell>
          <table:table-cell table:style-name="ce1" office:value-type="float" office:value="-0.103535898029804" calcext:value-type="float">
            <text:p>-0,103535898</text:p>
          </table:table-cell>
          <table:table-cell table:style-name="ce1" office:value-type="float" office:value="4.37203502655029" calcext:value-type="float">
            <text:p>4,3720350266</text:p>
          </table:table-cell>
          <table:table-cell table:style-name="ce1" office:value-type="float" office:value="-3.72212243080139" calcext:value-type="float">
            <text:p>-3,7221224308</text:p>
          </table:table-cell>
          <table:table-cell table:style-name="ce1" office:value-type="string" calcext:value-type="string">
            <text:p>0.037309966980469095</text:p>
          </table:table-cell>
          <table:table-cell table:style-name="ce1" office:value-type="string" calcext:value-type="string">
            <text:p>-0.09762116626224476</text:p>
          </table:table-cell>
          <table:table-cell table:style-name="ce1" office:value-type="string" calcext:value-type="string">
            <text:p>-0.19904195204091488</text:p>
          </table:table-cell>
          <table:table-cell table:style-name="ce1" office:value-type="float" office:value="0.0621023811399937" calcext:value-type="float">
            <text:p>0,0621023811</text:p>
          </table:table-cell>
          <table:table-cell table:style-name="ce1" office:value-type="float" office:value="-0.0280069559812546" calcext:value-type="float">
            <text:p>-0,028006956</text:p>
          </table:table-cell>
          <table:table-cell table:style-name="ce1" office:value-type="float" office:value="-0.155216508293152" calcext:value-type="float">
            <text:p>-0,1552165083</text:p>
          </table:table-cell>
          <table:table-cell table:style-name="ce1" office:value-type="float" office:value="-0.576026561048698" calcext:value-type="float">
            <text:p>-0,57602656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.00189968476673" calcext:value-type="float">
            <text:p>1,0018996848</text:p>
          </table:table-cell>
          <table:table-cell table:style-name="ce1" office:value-type="float" office:value="0.0248896592909561" calcext:value-type="float">
            <text:p>0,0248896593</text:p>
          </table:table-cell>
          <table:table-cell table:style-name="ce1" office:value-type="float" office:value="0.0869822500894786" calcext:value-type="float">
            <text:p>0,0869822501</text:p>
          </table:table-cell>
          <table:table-cell table:style-name="ce1" office:value-type="float" office:value="0.449634790420532" calcext:value-type="float">
            <text:p>0,4496347904</text:p>
          </table:table-cell>
          <table:table-cell table:style-name="ce1" office:value-type="float" office:value="0.449638366699219" calcext:value-type="float">
            <text:p>0,4496383667</text:p>
          </table:table-cell>
          <table:table-cell table:style-name="ce1" office:value-type="float" office:value="0.449639558792114" calcext:value-type="float">
            <text:p>0,4496395588</text:p>
          </table:table-cell>
          <table:table-cell table:style-name="ce1" office:value-type="float" office:value="-0.103535898029804" calcext:value-type="float">
            <text:p>-0,103535898</text:p>
          </table:table-cell>
          <table:table-cell table:style-name="ce1" office:value-type="float" office:value="4.37203502655029" calcext:value-type="float">
            <text:p>4,3720350266</text:p>
          </table:table-cell>
          <table:table-cell table:style-name="ce1" office:value-type="float" office:value="-3.72212243080139" calcext:value-type="float">
            <text:p>-3,7221224308</text:p>
          </table:table-cell>
        </table:table-row>
        <table:table-row table:style-name="ro1">
          <table:table-cell table:style-name="ce1" office:value-type="string" calcext:value-type="string">
            <text:p>0.6668498516082764</text:p>
          </table:table-cell>
          <table:table-cell table:style-name="ce1" office:value-type="string" calcext:value-type="string">
            <text:p>0.012635946273803711</text:p>
          </table:table-cell>
          <table:table-cell table:style-name="ce1" office:value-type="string" calcext:value-type="string">
            <text:p>17.03408694267273</text:p>
          </table:table-cell>
          <table:table-cell table:style-name="ce1" office:value-type="float" office:value="0.165617644786835" calcext:value-type="float">
            <text:p>0,1656176448</text:p>
          </table:table-cell>
          <table:table-cell table:style-name="ce1" office:value-type="float" office:value="0.0615151263773441" calcext:value-type="float">
            <text:p>0,0615151264</text:p>
          </table:table-cell>
          <table:table-cell table:style-name="ce1" office:value-type="float" office:value="3.19129538536072" calcext:value-type="float">
            <text:p>3,1912953854</text:p>
          </table:table-cell>
          <table:table-cell table:style-name="ce1" office:value-type="float" office:value="-0.107969849541272" calcext:value-type="float">
            <text:p>-0,1079698495</text:p>
          </table:table-cell>
          <table:table-cell table:number-columns-repeated="2" table:style-name="ce1" office:value-type="float" office:value="-0.0894226266222283" calcext:value-type="float">
            <text:p>-0,0894226266</text:p>
          </table:table-cell>
          <table:table-cell table:style-name="ce1" office:value-type="float" office:value="-0.121253222227097" calcext:value-type="float">
            <text:p>-0,1212532222</text:p>
          </table:table-cell>
          <table:table-cell table:style-name="ce1" office:value-type="float" office:value="4.34444665908814" calcext:value-type="float">
            <text:p>4,3444466591</text:p>
          </table:table-cell>
          <table:table-cell table:style-name="ce1" office:value-type="float" office:value="-3.67121624946594" calcext:value-type="float">
            <text:p>-3,6712162495</text:p>
          </table:table-cell>
          <table:table-cell table:style-name="ce1" office:value-type="string" calcext:value-type="string">
            <text:p>-0.1079698495412722</text:p>
          </table:table-cell>
          <table:table-cell table:style-name="ce1" office:value-type="string" calcext:value-type="string">
            <text:p>-0.08942262662222829</text:p>
          </table:table-cell>
          <table:table-cell table:style-name="ce1" office:value-type="string" calcext:value-type="string">
            <text:p>-0.19687504838830105</text:p>
          </table:table-cell>
          <table:table-cell table:style-name="ce1" office:value-type="float" office:value="-0.0469003953039646" calcext:value-type="float">
            <text:p>-0,0469003953</text:p>
          </table:table-cell>
          <table:table-cell table:style-name="ce1" office:value-type="float" office:value="-0.0204437617212534" calcext:value-type="float">
            <text:p>-0,0204437617</text:p>
          </table:table-cell>
          <table:table-cell table:style-name="ce1" office:value-type="float" office:value="-0.153095560455322" calcext:value-type="float">
            <text:p>-0,1530955605</text:p>
          </table:table-cell>
          <table:table-cell table:style-name="ce1" office:value-type="float" office:value="-0.662172652662639" calcext:value-type="float">
            <text:p>-0,662172652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949507648446635" calcext:value-type="float">
            <text:p>-0,9495076484</text:p>
          </table:table-cell>
          <table:table-cell table:style-name="ce1" office:value-type="float" office:value="0.0658796838080721" calcext:value-type="float">
            <text:p>0,0658796838</text:p>
          </table:table-cell>
          <table:table-cell table:style-name="ce1" office:value-type="float" office:value="0.0888204826808496" calcext:value-type="float">
            <text:p>0,0888204827</text:p>
          </table:table-cell>
          <table:table-cell table:style-name="ce1" office:value-type="float" office:value="0.459197044372559" calcext:value-type="float">
            <text:p>0,4591970444</text:p>
          </table:table-cell>
          <table:table-cell table:style-name="ce1" office:value-type="float" office:value="0.4592125415802" calcext:value-type="float">
            <text:p>0,4592125416</text:p>
          </table:table-cell>
          <table:table-cell table:style-name="ce1" office:value-type="float" office:value="0.459212303161621" calcext:value-type="float">
            <text:p>0,4592123032</text:p>
          </table:table-cell>
          <table:table-cell table:style-name="ce1" office:value-type="float" office:value="-0.121253222227097" calcext:value-type="float">
            <text:p>-0,1212532222</text:p>
          </table:table-cell>
          <table:table-cell table:style-name="ce1" office:value-type="float" office:value="4.34444665908814" calcext:value-type="float">
            <text:p>4,3444466591</text:p>
          </table:table-cell>
          <table:table-cell table:style-name="ce1" office:value-type="float" office:value="-3.67121624946594" calcext:value-type="float">
            <text:p>-3,6712162495</text:p>
          </table:table-cell>
        </table:table-row>
        <table:table-row table:style-name="ro1">
          <table:table-cell table:style-name="ce1" office:value-type="string" calcext:value-type="string">
            <text:p>0.6805076599121094</text:p>
          </table:table-cell>
          <table:table-cell table:style-name="ce1" office:value-type="string" calcext:value-type="string">
            <text:p>0.013657808303833008</text:p>
          </table:table-cell>
          <table:table-cell table:style-name="ce1" office:value-type="string" calcext:value-type="string">
            <text:p>17.47368812561035</text:p>
          </table:table-cell>
          <table:table-cell table:style-name="ce1" office:value-type="float" office:value="0.172726854681969" calcext:value-type="float">
            <text:p>0,1727268547</text:p>
          </table:table-cell>
          <table:table-cell table:style-name="ce1" office:value-type="float" office:value="0.0420146398246288" calcext:value-type="float">
            <text:p>0,0420146398</text:p>
          </table:table-cell>
          <table:table-cell table:style-name="ce1" office:value-type="float" office:value="3.14837574958801" calcext:value-type="float">
            <text:p>3,1483757496</text:p>
          </table:table-cell>
          <table:table-cell table:style-name="ce1" office:value-type="float" office:value="-0.0920772123222028" calcext:value-type="float">
            <text:p>-0,0920772123</text:p>
          </table:table-cell>
          <table:table-cell table:number-columns-repeated="2" table:style-name="ce1" office:value-type="float" office:value="-0.0846643327782453" calcext:value-type="float">
            <text:p>-0,0846643328</text:p>
          </table:table-cell>
          <table:table-cell table:style-name="ce1" office:value-type="float" office:value="-0.128824889659882" calcext:value-type="float">
            <text:p>-0,1288248897</text:p>
          </table:table-cell>
          <table:table-cell table:style-name="ce1" office:value-type="float" office:value="4.31938791275024" calcext:value-type="float">
            <text:p>4,3193879128</text:p>
          </table:table-cell>
          <table:table-cell table:style-name="ce1" office:value-type="float" office:value="-3.62137699127197" calcext:value-type="float">
            <text:p>-3,6213769913</text:p>
          </table:table-cell>
          <table:table-cell table:style-name="ce1" office:value-type="string" calcext:value-type="string">
            <text:p>-0.09207721232220277</text:p>
          </table:table-cell>
          <table:table-cell table:style-name="ce1" office:value-type="string" calcext:value-type="string">
            <text:p>-0.08466433277824531</text:p>
          </table:table-cell>
          <table:table-cell table:style-name="ce1" office:value-type="string" calcext:value-type="string">
            <text:p>-0.19334137054342734</text:p>
          </table:table-cell>
          <table:table-cell table:style-name="ce1" office:value-type="float" office:value="-0.0414044111967087" calcext:value-type="float">
            <text:p>-0,0414044112</text:p>
          </table:table-cell>
          <table:table-cell table:style-name="ce1" office:value-type="float" office:value="-0.015378781594336" calcext:value-type="float">
            <text:p>-0,0153787816</text:p>
          </table:table-cell>
          <table:table-cell table:style-name="ce1" office:value-type="float" office:value="-0.150347360038757" calcext:value-type="float">
            <text:p>-0,15034736</text:p>
          </table:table-cell>
          <table:table-cell table:style-name="ce1" office:value-type="float" office:value="-0.734971573578625" calcext:value-type="float">
            <text:p>-0,734971573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50013485484493" calcext:value-type="float">
            <text:p>0,0500134855</text:p>
          </table:table-cell>
          <table:table-cell table:style-name="ce1" office:value-type="float" office:value="0.0460934720058539" calcext:value-type="float">
            <text:p>0,046093472</text:p>
          </table:table-cell>
          <table:table-cell table:style-name="ce1" office:value-type="float" office:value="0.120239579813198" calcext:value-type="float">
            <text:p>0,1202395798</text:p>
          </table:table-cell>
          <table:table-cell table:style-name="ce1" office:value-type="float" office:value="0.439560174942017" calcext:value-type="float">
            <text:p>0,4395601749</text:p>
          </table:table-cell>
          <table:table-cell table:style-name="ce1" office:value-type="float" office:value="0.439539909362793" calcext:value-type="float">
            <text:p>0,4395399094</text:p>
          </table:table-cell>
          <table:table-cell table:style-name="ce1" office:value-type="float" office:value="0.439539194107056" calcext:value-type="float">
            <text:p>0,4395391941</text:p>
          </table:table-cell>
          <table:table-cell table:style-name="ce1" office:value-type="float" office:value="-0.128824889659882" calcext:value-type="float">
            <text:p>-0,1288248897</text:p>
          </table:table-cell>
          <table:table-cell table:style-name="ce1" office:value-type="float" office:value="4.31938791275024" calcext:value-type="float">
            <text:p>4,3193879128</text:p>
          </table:table-cell>
          <table:table-cell table:style-name="ce1" office:value-type="float" office:value="-3.62137699127197" calcext:value-type="float">
            <text:p>-3,6213769913</text:p>
          </table:table-cell>
        </table:table-row>
        <table:table-row table:style-name="ro1">
          <table:table-cell table:style-name="ce1" office:value-type="string" calcext:value-type="string">
            <text:p>0.6950230598449707</text:p>
          </table:table-cell>
          <table:table-cell table:style-name="ce1" office:value-type="string" calcext:value-type="string">
            <text:p>0.014515399932861328</text:p>
          </table:table-cell>
          <table:table-cell table:style-name="ce1" office:value-type="string" calcext:value-type="string">
            <text:p>17.92423415184021</text:p>
          </table:table-cell>
          <table:table-cell table:style-name="ce1" office:value-type="float" office:value="0.160807564854622" calcext:value-type="float">
            <text:p>0,1608075649</text:p>
          </table:table-cell>
          <table:table-cell table:style-name="ce1" office:value-type="float" office:value="0.022972509264946" calcext:value-type="float">
            <text:p>0,0229725093</text:p>
          </table:table-cell>
          <table:table-cell table:style-name="ce1" office:value-type="float" office:value="3.09860968589783" calcext:value-type="float">
            <text:p>3,0986096859</text:p>
          </table:table-cell>
          <table:table-cell table:style-name="ce1" office:value-type="float" office:value="-0.100360497267748" calcext:value-type="float">
            <text:p>-0,1003604973</text:p>
          </table:table-cell>
          <table:table-cell table:number-columns-repeated="2" table:style-name="ce1" office:value-type="float" office:value="-0.079837745815659" calcext:value-type="float">
            <text:p>-0,0798377458</text:p>
          </table:table-cell>
          <table:table-cell table:style-name="ce1" office:value-type="float" office:value="-0.140233039855957" calcext:value-type="float">
            <text:p>-0,1402330399</text:p>
          </table:table-cell>
          <table:table-cell table:style-name="ce1" office:value-type="float" office:value="4.29646396636963" calcext:value-type="float">
            <text:p>4,2964639664</text:p>
          </table:table-cell>
          <table:table-cell table:style-name="ce1" office:value-type="float" office:value="-3.57194352149963" calcext:value-type="float">
            <text:p>-3,5719435215</text:p>
          </table:table-cell>
          <table:table-cell table:style-name="ce1" office:value-type="string" calcext:value-type="string">
            <text:p>-0.10036049726774816</text:p>
          </table:table-cell>
          <table:table-cell table:style-name="ce1" office:value-type="string" calcext:value-type="string">
            <text:p>-0.07983774581565897</text:p>
          </table:table-cell>
          <table:table-cell table:style-name="ce1" office:value-type="string" calcext:value-type="string">
            <text:p>-0.19175159652694068</text:p>
          </table:table-cell>
          <table:table-cell table:style-name="ce1" office:value-type="float" office:value="-0.0431817136704922" calcext:value-type="float">
            <text:p>-0,0431817137</text:p>
          </table:table-cell>
          <table:table-cell table:style-name="ce1" office:value-type="float" office:value="-0.0105036599561572" calcext:value-type="float">
            <text:p>-0,01050366</text:p>
          </table:table-cell>
          <table:table-cell table:style-name="ce1" office:value-type="float" office:value="-0.148115538978577" calcext:value-type="float">
            <text:p>-0,148115539</text:p>
          </table:table-cell>
          <table:table-cell table:style-name="ce1" office:value-type="float" office:value="-0.813371609902346" calcext:value-type="float">
            <text:p>-0,81337160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0.0156626389736618" calcext:value-type="float">
            <text:p>-0,015662639</text:p>
          </table:table-cell>
          <table:table-cell table:style-name="ce1" office:value-type="float" office:value="0.0429622026127896" calcext:value-type="float">
            <text:p>0,0429622026</text:p>
          </table:table-cell>
          <table:table-cell table:style-name="ce1" office:value-type="float" office:value="0.0945576980654379" calcext:value-type="float">
            <text:p>0,0945576981</text:p>
          </table:table-cell>
          <table:table-cell table:style-name="ce1" office:value-type="float" office:value="0.453896045684814" calcext:value-type="float">
            <text:p>0,4538960457</text:p>
          </table:table-cell>
          <table:table-cell table:style-name="ce1" office:value-type="float" office:value="0.453898668289185" calcext:value-type="float">
            <text:p>0,4538986683</text:p>
          </table:table-cell>
          <table:table-cell table:style-name="ce1" office:value-type="float" office:value="0.453898906707764" calcext:value-type="float">
            <text:p>0,4538989067</text:p>
          </table:table-cell>
          <table:table-cell table:style-name="ce1" office:value-type="float" office:value="-0.140233039855957" calcext:value-type="float">
            <text:p>-0,1402330399</text:p>
          </table:table-cell>
          <table:table-cell table:style-name="ce1" office:value-type="float" office:value="4.29646396636963" calcext:value-type="float">
            <text:p>4,2964639664</text:p>
          </table:table-cell>
          <table:table-cell table:style-name="ce1" office:value-type="float" office:value="-3.57194352149963" calcext:value-type="float">
            <text:p>-3,5719435215</text:p>
          </table:table-cell>
        </table:table-row>
        <table:table-row table:style-name="ro1">
          <table:table-cell table:style-name="ce1" office:value-type="string" calcext:value-type="string">
            <text:p>0.7132086753845215</text:p>
          </table:table-cell>
          <table:table-cell table:style-name="ce1" office:value-type="string" calcext:value-type="string">
            <text:p>0.01818561553955078</text:p>
          </table:table-cell>
          <table:table-cell table:style-name="ce1" office:value-type="string" calcext:value-type="string">
            <text:p>18.37825107574463</text:p>
          </table:table-cell>
          <table:table-cell table:style-name="ce1" office:value-type="float" office:value="0.150481298565865" calcext:value-type="float">
            <text:p>0,1504812986</text:p>
          </table:table-cell>
          <table:table-cell table:style-name="ce1" office:value-type="float" office:value="0.0136801172047853" calcext:value-type="float">
            <text:p>0,0136801172</text:p>
          </table:table-cell>
          <table:table-cell table:style-name="ce1" office:value-type="float" office:value="3.07536745071411" calcext:value-type="float">
            <text:p>3,0753674507</text:p>
          </table:table-cell>
          <table:table-cell table:style-name="ce1" office:value-type="float" office:value="-0.101802716312893" calcext:value-type="float">
            <text:p>-0,1018027163</text:p>
          </table:table-cell>
          <table:table-cell table:number-columns-repeated="2" table:style-name="ce1" office:value-type="float" office:value="-0.0750884142894683" calcext:value-type="float">
            <text:p>-0,0750884143</text:p>
          </table:table-cell>
          <table:table-cell table:style-name="ce1" office:value-type="float" office:value="-0.159079417586327" calcext:value-type="float">
            <text:p>-0,1590794176</text:p>
          </table:table-cell>
          <table:table-cell table:style-name="ce1" office:value-type="float" office:value="4.27599477767944" calcext:value-type="float">
            <text:p>4,2759947777</text:p>
          </table:table-cell>
          <table:table-cell table:style-name="ce1" office:value-type="float" office:value="-3.5232081413269" calcext:value-type="float">
            <text:p>-3,5232081413</text:p>
          </table:table-cell>
          <table:table-cell table:style-name="ce1" office:value-type="string" calcext:value-type="string">
            <text:p>-0.10180271631289328</text:p>
          </table:table-cell>
          <table:table-cell table:style-name="ce1" office:value-type="string" calcext:value-type="string">
            <text:p>-0.07508841428946833</text:p>
          </table:table-cell>
          <table:table-cell table:style-name="ce1" office:value-type="string" calcext:value-type="string">
            <text:p>-0.18876790287941914</text:p>
          </table:table-cell>
          <table:table-cell table:style-name="ce1" office:value-type="float" office:value="-0.0402018912136555" calcext:value-type="float">
            <text:p>-0,0402018912</text:p>
          </table:table-cell>
          <table:table-cell table:style-name="ce1" office:value-type="float" office:value="-0.0057431273162365" calcext:value-type="float">
            <text:p>-0,0057431273</text:p>
          </table:table-cell>
          <table:table-cell table:style-name="ce1" office:value-type="float" office:value="-0.145527703666687" calcext:value-type="float">
            <text:p>-0,1455277037</text:p>
          </table:table-cell>
          <table:table-cell table:style-name="ce1" office:value-type="float" office:value="-0.885866219561886" calcext:value-type="float">
            <text:p>-0,885866219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64393722641403" calcext:value-type="float">
            <text:p>0,0264393723</text:p>
          </table:table-cell>
          <table:table-cell table:style-name="ce1" office:value-type="float" office:value="0.0422395501140759" calcext:value-type="float">
            <text:p>0,0422395501</text:p>
          </table:table-cell>
          <table:table-cell table:style-name="ce1" office:value-type="float" office:value="0.110392031490716" calcext:value-type="float">
            <text:p>0,1103920315</text:p>
          </table:table-cell>
          <table:table-cell table:style-name="ce1" office:value-type="float" office:value="0.450815916061401" calcext:value-type="float">
            <text:p>0,4508159161</text:p>
          </table:table-cell>
          <table:table-cell table:style-name="ce1" office:value-type="float" office:value="0.450812816619873" calcext:value-type="float">
            <text:p>0,4508128166</text:p>
          </table:table-cell>
          <table:table-cell table:style-name="ce1" office:value-type="float" office:value="0.450812101364136" calcext:value-type="float">
            <text:p>0,4508121014</text:p>
          </table:table-cell>
          <table:table-cell table:style-name="ce1" office:value-type="float" office:value="-0.159079417586327" calcext:value-type="float">
            <text:p>-0,1590794176</text:p>
          </table:table-cell>
          <table:table-cell table:style-name="ce1" office:value-type="float" office:value="4.27599477767944" calcext:value-type="float">
            <text:p>4,2759947777</text:p>
          </table:table-cell>
          <table:table-cell table:style-name="ce1" office:value-type="float" office:value="-3.5232081413269" calcext:value-type="float">
            <text:p>-3,5232081413</text:p>
          </table:table-cell>
        </table:table-row>
        <table:table-row table:style-name="ro1">
          <table:table-cell table:style-name="ce1" office:value-type="string" calcext:value-type="string">
            <text:p>0.7267169952392578</text:p>
          </table:table-cell>
          <table:table-cell table:style-name="ce1" office:value-type="string" calcext:value-type="string">
            <text:p>0.013508319854736328</text:p>
          </table:table-cell>
          <table:table-cell table:style-name="ce1" office:value-type="string" calcext:value-type="string">
            <text:p>18.81926393508911</text:p>
          </table:table-cell>
          <table:table-cell table:style-name="ce1" office:value-type="float" office:value="0.130033954977989" calcext:value-type="float">
            <text:p>0,130033955</text:p>
          </table:table-cell>
          <table:table-cell table:style-name="ce1" office:value-type="float" office:value="-0.00448392936959863" calcext:value-type="float">
            <text:p>-0,0044839294</text:p>
          </table:table-cell>
          <table:table-cell table:style-name="ce1" office:value-type="float" office:value="3.0240375995636" calcext:value-type="float">
            <text:p>3,0240375996</text:p>
          </table:table-cell>
          <table:table-cell table:style-name="ce1" office:value-type="float" office:value="-0.103915409573847" calcext:value-type="float">
            <text:p>-0,1039154096</text:p>
          </table:table-cell>
          <table:table-cell table:number-columns-repeated="2" table:style-name="ce1" office:value-type="float" office:value="-0.0730935593748402" calcext:value-type="float">
            <text:p>-0,0730935594</text:p>
          </table:table-cell>
          <table:table-cell table:style-name="ce1" office:value-type="float" office:value="-0.180816695094109" calcext:value-type="float">
            <text:p>-0,1808166951</text:p>
          </table:table-cell>
          <table:table-cell table:style-name="ce1" office:value-type="float" office:value="4.25751113891602" calcext:value-type="float">
            <text:p>4,2575111389</text:p>
          </table:table-cell>
          <table:table-cell table:style-name="ce1" office:value-type="float" office:value="-3.47490239143372" calcext:value-type="float">
            <text:p>-3,4749023914</text:p>
          </table:table-cell>
          <table:table-cell table:style-name="ce1" office:value-type="string" calcext:value-type="string">
            <text:p>-0.1039154095738466</text:p>
          </table:table-cell>
          <table:table-cell table:style-name="ce1" office:value-type="string" calcext:value-type="string">
            <text:p>-0.07309355937484016</text:p>
          </table:table-cell>
          <table:table-cell table:style-name="ce1" office:value-type="string" calcext:value-type="string">
            <text:p>-0.189002129834872</text:p>
          </table:table-cell>
          <table:table-cell table:style-name="ce1" office:value-type="float" office:value="-0.0376203246414661" calcext:value-type="float">
            <text:p>-0,0376203246</text:p>
          </table:table-cell>
          <table:table-cell table:style-name="ce1" office:value-type="float" office:value="-0.00342002930119634" calcext:value-type="float">
            <text:p>-0,0034200293</text:p>
          </table:table-cell>
          <table:table-cell table:style-name="ce1" office:value-type="float" office:value="-0.144319107437134" calcext:value-type="float">
            <text:p>-0,1443191074</text:p>
          </table:table-cell>
          <table:table-cell table:style-name="ce1" office:value-type="float" office:value="-0.952255413963846" calcext:value-type="float">
            <text:p>-0,9522554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0.0234060674250813" calcext:value-type="float">
            <text:p>0,0234060674</text:p>
          </table:table-cell>
          <table:table-cell table:style-name="ce1" office:value-type="float" office:value="0.0210625758939476" calcext:value-type="float">
            <text:p>0,0210625759</text:p>
          </table:table-cell>
          <table:table-cell table:style-name="ce1" office:value-type="float" office:value="0.0526791040904729" calcext:value-type="float">
            <text:p>0,0526791041</text:p>
          </table:table-cell>
          <table:table-cell table:style-name="ce1" office:value-type="float" office:value="0.441179037094116" calcext:value-type="float">
            <text:p>0,4411790371</text:p>
          </table:table-cell>
          <table:table-cell table:style-name="ce1" office:value-type="float" office:value="0.441180229187012" calcext:value-type="float">
            <text:p>0,4411802292</text:p>
          </table:table-cell>
          <table:table-cell table:style-name="ce1" office:value-type="float" office:value="0.441204071044922" calcext:value-type="float">
            <text:p>0,441204071</text:p>
          </table:table-cell>
          <table:table-cell table:style-name="ce1" office:value-type="float" office:value="-0.180816695094109" calcext:value-type="float">
            <text:p>-0,1808166951</text:p>
          </table:table-cell>
          <table:table-cell table:style-name="ce1" office:value-type="float" office:value="4.25751113891602" calcext:value-type="float">
            <text:p>4,2575111389</text:p>
          </table:table-cell>
          <table:table-cell table:style-name="ce1" office:value-type="float" office:value="-3.47490239143372" calcext:value-type="float">
            <text:p>-3,4749023914</text:p>
          </table:table-cell>
        </table:table-row>
        <table:table-row table:style-name="ro1">
          <table:table-cell table:style-name="ce1" office:value-type="string" calcext:value-type="string">
            <text:p>0.7404327392578125</text:p>
          </table:table-cell>
          <table:table-cell table:style-name="ce1" office:value-type="string" calcext:value-type="string">
            <text:p>0.013715744018554688</text:p>
          </table:table-cell>
          <table:table-cell table:style-name="ce1" office:value-type="string" calcext:value-type="string">
            <text:p>19.269749879837036</text:p>
          </table:table-cell>
          <table:table-cell table:style-name="ce1" office:value-type="float" office:value="0.110770612955093" calcext:value-type="float">
            <text:p>0,110770613</text:p>
          </table:table-cell>
          <table:table-cell table:style-name="ce1" office:value-type="float" office:value="-0.0132924737408757" calcext:value-type="float">
            <text:p>-0,0132924737</text:p>
          </table:table-cell>
          <table:table-cell table:style-name="ce1" office:value-type="float" office:value="2.98822283744812" calcext:value-type="float">
            <text:p>2,9882228374</text:p>
          </table:table-cell>
          <table:table-cell table:style-name="ce1" office:value-type="float" office:value="-0.101804714197011" calcext:value-type="float">
            <text:p>-0,1018047142</text:p>
          </table:table-cell>
          <table:table-cell table:number-columns-repeated="2" table:style-name="ce1" office:value-type="float" office:value="-0.0681124852213831" calcext:value-type="float">
            <text:p>-0,0681124852</text:p>
          </table:table-cell>
          <table:table-cell table:style-name="ce1" office:value-type="float" office:value="-0.204288572072983" calcext:value-type="float">
            <text:p>-0,2042885721</text:p>
          </table:table-cell>
          <table:table-cell table:style-name="ce1" office:value-type="float" office:value="4.23983526229858" calcext:value-type="float">
            <text:p>4,2398352623</text:p>
          </table:table-cell>
          <table:table-cell table:style-name="ce1" office:value-type="float" office:value="-3.42730927467346" calcext:value-type="float">
            <text:p>-3,4273092747</text:p>
          </table:table-cell>
          <table:table-cell table:style-name="ce1" office:value-type="string" calcext:value-type="string">
            <text:p>-0.10180471419701073</text:p>
          </table:table-cell>
          <table:table-cell table:style-name="ce1" office:value-type="string" calcext:value-type="string">
            <text:p>-0.06811248522138308</text:p>
          </table:table-cell>
          <table:table-cell table:style-name="ce1" office:value-type="string" calcext:value-type="string">
            <text:p>-0.18480028248338015</text:p>
          </table:table-cell>
          <table:table-cell table:style-name="ce1" office:value-type="float" office:value="-0.0325084887444973" calcext:value-type="float">
            <text:p>-0,0325084887</text:p>
          </table:table-cell>
          <table:table-cell table:style-name="ce1" office:value-type="float" office:value="0.00112098234239966" calcext:value-type="float">
            <text:p>0,0011209823</text:p>
          </table:table-cell>
          <table:table-cell table:style-name="ce1" office:value-type="float" office:value="-0.141649955177307" calcext:value-type="float">
            <text:p>-0,141649955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97980723137401" calcext:value-type="float">
            <text:p>-0,997980723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454048095152631" calcext:value-type="float">
            <text:p>0,0454048095</text:p>
          </table:table-cell>
          <table:table-cell table:style-name="ce1" office:value-type="float" office:value="0.0403343906990531" calcext:value-type="float">
            <text:p>0,0403343907</text:p>
          </table:table-cell>
          <table:table-cell table:style-name="ce1" office:value-type="float" office:value="0.11398690775708" calcext:value-type="float">
            <text:p>0,1139869078</text:p>
          </table:table-cell>
          <table:table-cell table:style-name="ce1" office:value-type="float" office:value="0.450334310531616" calcext:value-type="float">
            <text:p>0,4503343105</text:p>
          </table:table-cell>
          <table:table-cell table:style-name="ce1" office:value-type="float" office:value="0.450336456298828" calcext:value-type="float">
            <text:p>0,4503364563</text:p>
          </table:table-cell>
          <table:table-cell table:style-name="ce1" office:value-type="float" office:value="0.450313568115234" calcext:value-type="float">
            <text:p>0,4503135681</text:p>
          </table:table-cell>
          <table:table-cell table:style-name="ce1" office:value-type="float" office:value="-0.204288572072983" calcext:value-type="float">
            <text:p>-0,2042885721</text:p>
          </table:table-cell>
          <table:table-cell table:style-name="ce1" office:value-type="float" office:value="4.23983526229858" calcext:value-type="float">
            <text:p>4,2398352623</text:p>
          </table:table-cell>
          <table:table-cell table:style-name="ce1" office:value-type="float" office:value="-3.42730927467346" calcext:value-type="float">
            <text:p>-3,4273092747</text:p>
          </table:table-cell>
        </table:table-row>
        <table:table-row table:style-name="ro1">
          <table:table-cell table:style-name="ce1" office:value-type="string" calcext:value-type="string">
            <text:p>0.7540764808654785</text:p>
          </table:table-cell>
          <table:table-cell table:style-name="ce1" office:value-type="string" calcext:value-type="string">
            <text:p>0.013643741607666016</text:p>
          </table:table-cell>
          <table:table-cell table:style-name="ce1" office:value-type="string" calcext:value-type="string">
            <text:p>19.730556964874268</text:p>
          </table:table-cell>
          <table:table-cell table:style-name="ce1" office:value-type="float" office:value="0.0915397107601166" calcext:value-type="float">
            <text:p>0,0915397108</text:p>
          </table:table-cell>
          <table:table-cell table:style-name="ce1" office:value-type="float" office:value="-0.0305132362991571" calcext:value-type="float">
            <text:p>-0,0305132363</text:p>
          </table:table-cell>
          <table:table-cell table:style-name="ce1" office:value-type="float" office:value="2.93980598449707" calcext:value-type="float">
            <text:p>2,9398059845</text:p>
          </table:table-cell>
          <table:table-cell table:style-name="ce1" office:value-type="float" office:value="-0.0970447709577191" calcext:value-type="float">
            <text:p>-0,097044771</text:p>
          </table:table-cell>
          <table:table-cell table:number-columns-repeated="2" table:style-name="ce1" office:value-type="float" office:value="-0.0658104585412123" calcext:value-type="float">
            <text:p>-0,0658104585</text:p>
          </table:table-cell>
          <table:table-cell table:style-name="ce1" office:value-type="float" office:value="-0.229933604598045" calcext:value-type="float">
            <text:p>-0,2299336046</text:p>
          </table:table-cell>
          <table:table-cell table:style-name="ce1" office:value-type="float" office:value="4.22223806381226" calcext:value-type="float">
            <text:p>4,2222380638</text:p>
          </table:table-cell>
          <table:table-cell table:style-name="ce1" office:value-type="float" office:value="-3.38051986694336" calcext:value-type="float">
            <text:p>-3,3805198669</text:p>
          </table:table-cell>
          <table:table-cell table:style-name="ce1" office:value-type="string" calcext:value-type="string">
            <text:p>-0.09704477095771909</text:p>
          </table:table-cell>
          <table:table-cell table:style-name="ce1" office:value-type="string" calcext:value-type="string">
            <text:p>-0.06581045854121233</text:p>
          </table:table-cell>
          <table:table-cell table:style-name="ce1" office:value-type="string" calcext:value-type="string">
            <text:p>-0.18384476738640115</text:p>
          </table:table-cell>
          <table:table-cell table:style-name="ce1" office:value-type="float" office:value="-0.0276926532387733" calcext:value-type="float">
            <text:p>-0,0276926532</text:p>
          </table:table-cell>
          <table:table-cell table:style-name="ce1" office:value-type="float" office:value="0.00332311843521893" calcext:value-type="float">
            <text:p>0,0033231184</text:p>
          </table:table-cell>
          <table:table-cell table:style-name="ce1" office:value-type="float" office:value="-0.139787587547302" calcext:value-type="float">
            <text:p>-0,13978758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91854753503594" calcext:value-type="float">
            <text:p>-0,99185475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417988568422109" calcext:value-type="float">
            <text:p>0,0417988568</text:p>
          </table:table-cell>
          <table:table-cell table:style-name="ce1" office:value-type="float" office:value="0.0191132754077627" calcext:value-type="float">
            <text:p>0,0191132754</text:p>
          </table:table-cell>
          <table:table-cell table:style-name="ce1" office:value-type="float" office:value="0.0777128064360428" calcext:value-type="float">
            <text:p>0,0777128064</text:p>
          </table:table-cell>
          <table:table-cell table:style-name="ce1" office:value-type="float" office:value="0.460858106613159" calcext:value-type="float">
            <text:p>0,4608581066</text:p>
          </table:table-cell>
          <table:table-cell table:style-name="ce1" office:value-type="float" office:value="0.460860013961792" calcext:value-type="float">
            <text:p>0,460860014</text:p>
          </table:table-cell>
          <table:table-cell table:style-name="ce1" office:value-type="float" office:value="0.46086049079895" calcext:value-type="float">
            <text:p>0,4608604908</text:p>
          </table:table-cell>
          <table:table-cell table:style-name="ce1" office:value-type="float" office:value="-0.229933604598045" calcext:value-type="float">
            <text:p>-0,2299336046</text:p>
          </table:table-cell>
          <table:table-cell table:style-name="ce1" office:value-type="float" office:value="4.22223806381226" calcext:value-type="float">
            <text:p>4,2222380638</text:p>
          </table:table-cell>
          <table:table-cell table:style-name="ce1" office:value-type="float" office:value="-3.38051986694336" calcext:value-type="float">
            <text:p>-3,3805198669</text:p>
          </table:table-cell>
        </table:table-row>
        <table:table-row table:style-name="ro1">
          <table:table-cell table:style-name="ce1" office:value-type="string" calcext:value-type="string">
            <text:p>0.7714748382568359</text:p>
          </table:table-cell>
          <table:table-cell table:style-name="ce1" office:value-type="string" calcext:value-type="string">
            <text:p>0.017398357391357422</text:p>
          </table:table-cell>
          <table:table-cell table:style-name="ce1" office:value-type="string" calcext:value-type="string">
            <text:p>20.16917371749878</text:p>
          </table:table-cell>
          <table:table-cell table:style-name="ce1" office:value-type="float" office:value="0.064497746527195" calcext:value-type="float">
            <text:p>0,0644977465</text:p>
          </table:table-cell>
          <table:table-cell table:style-name="ce1" office:value-type="float" office:value="-0.0472983494400978" calcext:value-type="float">
            <text:p>-0,0472983494</text:p>
          </table:table-cell>
          <table:table-cell table:style-name="ce1" office:value-type="float" office:value="2.89989137649536" calcext:value-type="float">
            <text:p>2,8998913765</text:p>
          </table:table-cell>
          <table:table-cell table:style-name="ce1" office:value-type="float" office:value="-0.0922050976945804" calcext:value-type="float">
            <text:p>-0,0922050977</text:p>
          </table:table-cell>
          <table:table-cell table:number-columns-repeated="2" table:style-name="ce1" office:value-type="float" office:value="-0.0602562317206275" calcext:value-type="float">
            <text:p>-0,0602562317</text:p>
          </table:table-cell>
          <table:table-cell table:style-name="ce1" office:value-type="float" office:value="-0.229933604598045" calcext:value-type="float">
            <text:p>-0,2299336046</text:p>
          </table:table-cell>
          <table:table-cell table:style-name="ce1" office:value-type="float" office:value="4.22223806381226" calcext:value-type="float">
            <text:p>4,2222380638</text:p>
          </table:table-cell>
          <table:table-cell table:style-name="ce1" office:value-type="float" office:value="-3.38051986694336" calcext:value-type="float">
            <text:p>-3,3805198669</text:p>
          </table:table-cell>
          <table:table-cell table:style-name="ce1" office:value-type="string" calcext:value-type="string">
            <text:p>-0.09220509769458043</text:p>
          </table:table-cell>
          <table:table-cell table:style-name="ce1" office:value-type="string" calcext:value-type="string">
            <text:p>-0.060256231720627454</text:p>
          </table:table-cell>
          <table:table-cell table:style-name="ce1" office:value-type="string" calcext:value-type="string">
            <text:p>-0.1805093056835934</text:p>
          </table:table-cell>
          <table:table-cell table:style-name="ce1" office:value-type="float" office:value="-0.0228849276900291" calcext:value-type="float">
            <text:p>-0,0228849277</text:p>
          </table:table-cell>
          <table:table-cell table:style-name="ce1" office:value-type="float" office:value="0.00762830907478929" calcext:value-type="float">
            <text:p>0,0076283091</text:p>
          </table:table-cell>
          <table:table-cell table:style-name="ce1" office:value-type="float" office:value="-0.137269911193848" calcext:value-type="float">
            <text:p>-0,137269911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78475821936046" calcext:value-type="float">
            <text:p>-0,97847582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438599997063684" calcext:value-type="float">
            <text:p>0,0438599997</text:p>
          </table:table-cell>
          <table:table-cell table:style-name="ce1" office:value-type="float" office:value="0.0392752735552579" calcext:value-type="float">
            <text:p>0,0392752736</text:p>
          </table:table-cell>
          <table:table-cell table:style-name="ce1" office:value-type="float" office:value="0.11042422041017" calcext:value-type="float">
            <text:p>0,1104242204</text:p>
          </table:table-cell>
          <table:table-cell table:style-name="ce1" office:value-type="float" office:value="0.438461065292358" calcext:value-type="float">
            <text:p>0,4384610653</text:p>
          </table:table-cell>
          <table:table-cell table:style-name="ce1" office:value-type="float" office:value="0.43846321105957" calcext:value-type="float">
            <text:p>0,4384632111</text:p>
          </table:table-cell>
          <table:table-cell table:style-name="ce1" office:value-type="float" office:value="0.438462257385254" calcext:value-type="float">
            <text:p>0,4384622574</text:p>
          </table:table-cell>
          <table:table-cell table:style-name="ce1" office:value-type="float" office:value="-0.229933604598045" calcext:value-type="float">
            <text:p>-0,2299336046</text:p>
          </table:table-cell>
          <table:table-cell table:style-name="ce1" office:value-type="float" office:value="4.22223806381226" calcext:value-type="float">
            <text:p>4,2222380638</text:p>
          </table:table-cell>
          <table:table-cell table:style-name="ce1" office:value-type="float" office:value="-3.38051986694336" calcext:value-type="float">
            <text:p>-3,3805198669</text:p>
          </table:table-cell>
        </table:table-row>
        <table:table-row table:style-name="ro1">
          <table:table-cell table:style-name="ce1" office:value-type="string" calcext:value-type="string">
            <text:p>0.7868862152099609</text:p>
          </table:table-cell>
          <table:table-cell table:style-name="ce1" office:value-type="string" calcext:value-type="string">
            <text:p>0.015411376953125</text:p>
          </table:table-cell>
          <table:table-cell table:style-name="ce1" office:value-type="string" calcext:value-type="string">
            <text:p>20.626177310943604</text:p>
          </table:table-cell>
          <table:table-cell table:style-name="ce1" office:value-type="float" office:value="0.046691969037056" calcext:value-type="float">
            <text:p>0,046691969</text:p>
          </table:table-cell>
          <table:table-cell table:style-name="ce1" office:value-type="float" office:value="-0.0551814176142216" calcext:value-type="float">
            <text:p>-0,0551814176</text:p>
          </table:table-cell>
          <table:table-cell table:style-name="ce1" office:value-type="float" office:value="2.86271381378174" calcext:value-type="float">
            <text:p>2,8627138138</text:p>
          </table:table-cell>
          <table:table-cell table:style-name="ce1" office:value-type="float" office:value="-0.0852075751027517" calcext:value-type="float">
            <text:p>-0,0852075751</text:p>
          </table:table-cell>
          <table:table-cell table:number-columns-repeated="2" table:style-name="ce1" office:value-type="float" office:value="-0.054586036060156" calcext:value-type="float">
            <text:p>-0,0545860361</text:p>
          </table:table-cell>
          <table:table-cell table:style-name="ce1" office:value-type="float" office:value="-0.255131185054779" calcext:value-type="float">
            <text:p>-0,2551311851</text:p>
          </table:table-cell>
          <table:table-cell table:style-name="ce1" office:value-type="float" office:value="4.20539426803589" calcext:value-type="float">
            <text:p>4,205394268</text:p>
          </table:table-cell>
          <table:table-cell table:style-name="ce1" office:value-type="float" office:value="-3.33489441871643" calcext:value-type="float">
            <text:p>-3,3348944187</text:p>
          </table:table-cell>
          <table:table-cell table:style-name="ce1" office:value-type="string" calcext:value-type="string">
            <text:p>-0.08520757510275172</text:p>
          </table:table-cell>
          <table:table-cell table:style-name="ce1" office:value-type="string" calcext:value-type="string">
            <text:p>-0.054586036060156023</text:p>
          </table:table-cell>
          <table:table-cell table:style-name="ce1" office:value-type="string" calcext:value-type="string">
            <text:p>-0.1790115839346743</text:p>
          </table:table-cell>
          <table:table-cell table:style-name="ce1" office:value-type="float" office:value="-0.0161244366317987" calcext:value-type="float">
            <text:p>-0,0161244366</text:p>
          </table:table-cell>
          <table:table-cell table:style-name="ce1" office:value-type="float" office:value="0.0118245873600245" calcext:value-type="float">
            <text:p>0,0118245874</text:p>
          </table:table-cell>
          <table:table-cell table:style-name="ce1" office:value-type="float" office:value="-0.135194351577759" calcext:value-type="float">
            <text:p>-0,135194351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56853337212257" calcext:value-type="float">
            <text:p>-0,95685333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59152356712712" calcext:value-type="float">
            <text:p>0,0591523567</text:p>
          </table:table-cell>
          <table:table-cell table:style-name="ce1" office:value-type="float" office:value="0.0367167861082282" calcext:value-type="float">
            <text:p>0,0367167861</text:p>
          </table:table-cell>
          <table:table-cell table:style-name="ce1" office:value-type="float" office:value="0.0873107057233796" calcext:value-type="float">
            <text:p>0,0873107057</text:p>
          </table:table-cell>
          <table:table-cell table:style-name="ce1" office:value-type="float" office:value="0.457157850265503" calcext:value-type="float">
            <text:p>0,4571578503</text:p>
          </table:table-cell>
          <table:table-cell table:style-name="ce1" office:value-type="float" office:value="0.457150936126709" calcext:value-type="float">
            <text:p>0,4571509361</text:p>
          </table:table-cell>
          <table:table-cell table:style-name="ce1" office:value-type="float" office:value="0.45715594291687" calcext:value-type="float">
            <text:p>0,4571559429</text:p>
          </table:table-cell>
          <table:table-cell table:style-name="ce1" office:value-type="float" office:value="-0.255131185054779" calcext:value-type="float">
            <text:p>-0,2551311851</text:p>
          </table:table-cell>
          <table:table-cell table:style-name="ce1" office:value-type="float" office:value="4.20539426803589" calcext:value-type="float">
            <text:p>4,205394268</text:p>
          </table:table-cell>
          <table:table-cell table:style-name="ce1" office:value-type="float" office:value="-3.33489441871643" calcext:value-type="float">
            <text:p>-3,3348944187</text:p>
          </table:table-cell>
        </table:table-row>
        <table:table-row table:style-name="ro1">
          <table:table-cell table:style-name="ce1" office:value-type="string" calcext:value-type="string">
            <text:p>0.8011066913604736</text:p>
          </table:table-cell>
          <table:table-cell table:style-name="ce1" office:value-type="string" calcext:value-type="string">
            <text:p>0.014220476150512695</text:p>
          </table:table-cell>
          <table:table-cell table:style-name="ce1" office:value-type="string" calcext:value-type="string">
            <text:p>21.076797246932983</text:p>
          </table:table-cell>
          <table:table-cell table:style-name="ce1" office:value-type="float" office:value="0.029429042711854" calcext:value-type="float">
            <text:p>0,0294290427</text:p>
          </table:table-cell>
          <table:table-cell table:style-name="ce1" office:value-type="float" office:value="-0.0630622357130051" calcext:value-type="float">
            <text:p>-0,0630622357</text:p>
          </table:table-cell>
          <table:table-cell table:style-name="ce1" office:value-type="float" office:value="2.83534908294678" calcext:value-type="float">
            <text:p>2,8353490829</text:p>
          </table:table-cell>
          <table:table-cell table:style-name="ce1" office:value-type="float" office:value="-0.081065546391157" calcext:value-type="float">
            <text:p>-0,0810655464</text:p>
          </table:table-cell>
          <table:table-cell table:number-columns-repeated="2" table:style-name="ce1" office:value-type="float" office:value="-0.0511604405767428" calcext:value-type="float">
            <text:p>-0,0511604406</text:p>
          </table:table-cell>
          <table:table-cell table:style-name="ce1" office:value-type="float" office:value="-0.279536247253418" calcext:value-type="float">
            <text:p>-0,2795362473</text:p>
          </table:table-cell>
          <table:table-cell table:style-name="ce1" office:value-type="float" office:value="4.18968296051025" calcext:value-type="float">
            <text:p>4,1896829605</text:p>
          </table:table-cell>
          <table:table-cell table:style-name="ce1" office:value-type="float" office:value="-3.28908777236938" calcext:value-type="float">
            <text:p>-3,2890877724</text:p>
          </table:table-cell>
          <table:table-cell table:style-name="ce1" office:value-type="string" calcext:value-type="string">
            <text:p>-0.08106554639115703</text:p>
          </table:table-cell>
          <table:table-cell table:style-name="ce1" office:value-type="string" calcext:value-type="string">
            <text:p>-0.051160440576742794</text:p>
          </table:table-cell>
          <table:table-cell table:style-name="ce1" office:value-type="string" calcext:value-type="string">
            <text:p>-0.1772154426588447</text:p>
          </table:table-cell>
          <table:table-cell table:style-name="ce1" office:value-type="float" office:value="-0.011672992259264" calcext:value-type="float">
            <text:p>-0,0116729923</text:p>
          </table:table-cell>
          <table:table-cell table:style-name="ce1" office:value-type="float" office:value="0.0137953544035554" calcext:value-type="float">
            <text:p>0,0137953544</text:p>
          </table:table-cell>
          <table:table-cell table:style-name="ce1" office:value-type="float" office:value="-0.13326111831665" calcext:value-type="float">
            <text:p>-0,133261118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31781778820413" calcext:value-type="float">
            <text:p>-0,93178177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91900560069016" calcext:value-type="float">
            <text:p>0,039190056</text:p>
          </table:table-cell>
          <table:table-cell table:style-name="ce1" office:value-type="float" office:value="0.0173502927181106" calcext:value-type="float">
            <text:p>0,0173502927</text:p>
          </table:table-cell>
          <table:table-cell table:style-name="ce1" office:value-type="float" office:value="0.0818270263122267" calcext:value-type="float">
            <text:p>0,0818270263</text:p>
          </table:table-cell>
          <table:table-cell table:style-name="ce1" office:value-type="float" office:value="0.454344272613525" calcext:value-type="float">
            <text:p>0,4543442726</text:p>
          </table:table-cell>
          <table:table-cell table:style-name="ce1" office:value-type="float" office:value="0.454347848892212" calcext:value-type="float">
            <text:p>0,4543478489</text:p>
          </table:table-cell>
          <table:table-cell table:style-name="ce1" office:value-type="float" office:value="0.454343318939209" calcext:value-type="float">
            <text:p>0,4543433189</text:p>
          </table:table-cell>
          <table:table-cell table:style-name="ce1" office:value-type="float" office:value="-0.279536247253418" calcext:value-type="float">
            <text:p>-0,2795362473</text:p>
          </table:table-cell>
          <table:table-cell table:style-name="ce1" office:value-type="float" office:value="4.18968296051025" calcext:value-type="float">
            <text:p>4,1896829605</text:p>
          </table:table-cell>
          <table:table-cell table:style-name="ce1" office:value-type="float" office:value="-3.28908777236938" calcext:value-type="float">
            <text:p>-3,2890877724</text:p>
          </table:table-cell>
        </table:table-row>
        <table:table-row table:style-name="ro1">
          <table:table-cell table:style-name="ce1" office:value-type="string" calcext:value-type="string">
            <text:p>0.8197236061096191</text:p>
          </table:table-cell>
          <table:table-cell table:style-name="ce1" office:value-type="string" calcext:value-type="string">
            <text:p>0.018616914749145508</text:p>
          </table:table-cell>
          <table:table-cell table:style-name="ce1" office:value-type="string" calcext:value-type="string">
            <text:p>21.541869640350342</text:p>
          </table:table-cell>
          <table:table-cell table:style-name="ce1" office:value-type="float" office:value="0.0208050068467855" calcext:value-type="float">
            <text:p>0,0208050068</text:p>
          </table:table-cell>
          <table:table-cell table:style-name="ce1" office:value-type="float" office:value="-0.0707370266318321" calcext:value-type="float">
            <text:p>-0,0707370266</text:p>
          </table:table-cell>
          <table:table-cell table:style-name="ce1" office:value-type="float" office:value="2.80624961853027" calcext:value-type="float">
            <text:p>2,8062496185</text:p>
          </table:table-cell>
          <table:table-cell table:style-name="ce1" office:value-type="float" office:value="-0.0767770151178409" calcext:value-type="float">
            <text:p>-0,0767770151</text:p>
          </table:table-cell>
          <table:table-cell table:number-columns-repeated="2" table:style-name="ce1" office:value-type="float" office:value="-0.0471586431266899" calcext:value-type="float">
            <text:p>-0,0471586431</text:p>
          </table:table-cell>
          <table:table-cell table:style-name="ce1" office:value-type="float" office:value="-0.30255189538002" calcext:value-type="float">
            <text:p>-0,3025518954</text:p>
          </table:table-cell>
          <table:table-cell table:style-name="ce1" office:value-type="float" office:value="4.17567443847656" calcext:value-type="float">
            <text:p>4,1756744385</text:p>
          </table:table-cell>
          <table:table-cell table:style-name="ce1" office:value-type="float" office:value="-3.24338603019714" calcext:value-type="float">
            <text:p>-3,2433860302</text:p>
          </table:table-cell>
          <table:table-cell table:style-name="ce1" office:value-type="string" calcext:value-type="string">
            <text:p>-0.07677701511784088</text:p>
          </table:table-cell>
          <table:table-cell table:style-name="ce1" office:value-type="string" calcext:value-type="string">
            <text:p>-0.047158643126689874</text:p>
          </table:table-cell>
          <table:table-cell table:style-name="ce1" office:value-type="string" calcext:value-type="string">
            <text:p>-0.1763546042685388</text:p>
          </table:table-cell>
          <table:table-cell table:style-name="ce1" office:value-type="float" office:value="-0.0073572606779635" calcext:value-type="float">
            <text:p>-0,0073572607</text:p>
          </table:table-cell>
          <table:table-cell table:style-name="ce1" office:value-type="float" office:value="0.0157655589282513" calcext:value-type="float">
            <text:p>0,0157655589</text:p>
          </table:table-cell>
          <table:table-cell table:style-name="ce1" office:value-type="float" office:value="-0.131838152313232" calcext:value-type="float">
            <text:p>-0,13183815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90270136990078" calcext:value-type="float">
            <text:p>-0,90270136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74351974272659" calcext:value-type="float">
            <text:p>0,0374351974</text:p>
          </table:table-cell>
          <table:table-cell table:style-name="ce1" office:value-type="float" office:value="0.017089925039578" calcext:value-type="float">
            <text:p>0,017089925</text:p>
          </table:table-cell>
          <table:table-cell table:style-name="ce1" office:value-type="float" office:value="0.0593419217877442" calcext:value-type="float">
            <text:p>0,0593419218</text:p>
          </table:table-cell>
          <table:table-cell table:style-name="ce1" office:value-type="float" office:value="0.461141586303711" calcext:value-type="float">
            <text:p>0,4611415863</text:p>
          </table:table-cell>
          <table:table-cell table:style-name="ce1" office:value-type="float" office:value="0.461138248443604" calcext:value-type="float">
            <text:p>0,4611382484</text:p>
          </table:table-cell>
          <table:table-cell table:style-name="ce1" office:value-type="float" office:value="0.46113657951355" calcext:value-type="float">
            <text:p>0,4611365795</text:p>
          </table:table-cell>
          <table:table-cell table:style-name="ce1" office:value-type="float" office:value="-0.30255189538002" calcext:value-type="float">
            <text:p>-0,3025518954</text:p>
          </table:table-cell>
          <table:table-cell table:style-name="ce1" office:value-type="float" office:value="4.17567443847656" calcext:value-type="float">
            <text:p>4,1756744385</text:p>
          </table:table-cell>
          <table:table-cell table:style-name="ce1" office:value-type="float" office:value="-3.24338603019714" calcext:value-type="float">
            <text:p>-3,2433860302</text:p>
          </table:table-cell>
        </table:table-row>
        <table:table-row table:style-name="ro1">
          <table:table-cell table:style-name="ce1" office:value-type="string" calcext:value-type="string">
            <text:p>0.8325586318969727</text:p>
          </table:table-cell>
          <table:table-cell table:style-name="ce1" office:value-type="string" calcext:value-type="string">
            <text:p>0.012835025787353516</text:p>
          </table:table-cell>
          <table:table-cell table:style-name="ce1" office:value-type="string" calcext:value-type="string">
            <text:p>22.035340070724487</text:p>
          </table:table-cell>
          <table:table-cell table:style-name="ce1" office:value-type="float" office:value="-0.00409342907369137" calcext:value-type="float">
            <text:p>-0,0040934291</text:p>
          </table:table-cell>
          <table:table-cell table:style-name="ce1" office:value-type="float" office:value="-0.0859620049595833" calcext:value-type="float">
            <text:p>-0,085962005</text:p>
          </table:table-cell>
          <table:table-cell table:style-name="ce1" office:value-type="float" office:value="2.76067757606506" calcext:value-type="float">
            <text:p>2,7606775761</text:p>
          </table:table-cell>
          <table:table-cell table:style-name="ce1" office:value-type="float" office:value="-0.0749303951480376" calcext:value-type="float">
            <text:p>-0,0749303951</text:p>
          </table:table-cell>
          <table:table-cell table:number-columns-repeated="2" table:style-name="ce1" office:value-type="float" office:value="-0.0428200934788474" calcext:value-type="float">
            <text:p>-0,0428200935</text:p>
          </table:table-cell>
          <table:table-cell table:style-name="ce1" office:value-type="float" office:value="-0.323411822319031" calcext:value-type="float">
            <text:p>-0,3234118223</text:p>
          </table:table-cell>
          <table:table-cell table:style-name="ce1" office:value-type="float" office:value="4.16343212127686" calcext:value-type="float">
            <text:p>4,1634321213</text:p>
          </table:table-cell>
          <table:table-cell table:style-name="ce1" office:value-type="float" office:value="-3.19895434379578" calcext:value-type="float">
            <text:p>-3,1989543438</text:p>
          </table:table-cell>
          <table:table-cell table:style-name="ce1" office:value-type="string" calcext:value-type="string">
            <text:p>-0.07493039514803755</text:p>
          </table:table-cell>
          <table:table-cell table:style-name="ce1" office:value-type="string" calcext:value-type="string">
            <text:p>-0.04282009347884743</text:p>
          </table:table-cell>
          <table:table-cell table:style-name="ce1" office:value-type="string" calcext:value-type="string">
            <text:p>-0.17485090296546585</text:p>
          </table:table-cell>
          <table:table-cell table:style-name="ce1" office:value-type="float" office:value="-0.00520125171169639" calcext:value-type="float">
            <text:p>-0,0052012517</text:p>
          </table:table-cell>
          <table:table-cell table:style-name="ce1" office:value-type="float" office:value="0.017684256657958" calcext:value-type="float">
            <text:p>0,0176842567</text:p>
          </table:table-cell>
          <table:table-cell table:style-name="ce1" office:value-type="float" office:value="-0.130324980163574" calcext:value-type="float">
            <text:p>-0,130324980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867791332191064" calcext:value-type="float">
            <text:p>-0,86779133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74746170102475" calcext:value-type="float">
            <text:p>0,017474617</text:p>
          </table:table-cell>
          <table:table-cell table:style-name="ce1" office:value-type="float" office:value="0.0155511688109037" calcext:value-type="float">
            <text:p>0,0155511688</text:p>
          </table:table-cell>
          <table:table-cell table:style-name="ce1" office:value-type="float" office:value="0.0589630879243352" calcext:value-type="float">
            <text:p>0,0589630879</text:p>
          </table:table-cell>
          <table:table-cell table:style-name="ce1" office:value-type="float" office:value="0.493517875671387" calcext:value-type="float">
            <text:p>0,4935178757</text:p>
          </table:table-cell>
          <table:table-cell table:style-name="ce1" office:value-type="float" office:value="0.493518590927124" calcext:value-type="float">
            <text:p>0,4935185909</text:p>
          </table:table-cell>
          <table:table-cell table:style-name="ce1" office:value-type="float" office:value="0.493520021438599" calcext:value-type="float">
            <text:p>0,4935200214</text:p>
          </table:table-cell>
          <table:table-cell table:style-name="ce1" office:value-type="float" office:value="-0.323411822319031" calcext:value-type="float">
            <text:p>-0,3234118223</text:p>
          </table:table-cell>
          <table:table-cell table:style-name="ce1" office:value-type="float" office:value="4.16343212127686" calcext:value-type="float">
            <text:p>4,1634321213</text:p>
          </table:table-cell>
          <table:table-cell table:style-name="ce1" office:value-type="float" office:value="-3.19895434379578" calcext:value-type="float">
            <text:p>-3,1989543438</text:p>
          </table:table-cell>
        </table:table-row>
        <table:table-row table:style-name="ro1">
          <table:table-cell table:style-name="ce1" office:value-type="string" calcext:value-type="string">
            <text:p>0.8526363372802734</text:p>
          </table:table-cell>
          <table:table-cell table:style-name="ce1" office:value-type="string" calcext:value-type="string">
            <text:p>0.02007770538330078</text:p>
          </table:table-cell>
          <table:table-cell table:style-name="ce1" office:value-type="string" calcext:value-type="string">
            <text:p>22.49313235282898</text:p>
          </table:table-cell>
          <table:table-cell table:style-name="ce1" office:value-type="float" office:value="-0.0201546642929316" calcext:value-type="float">
            <text:p>-0,0201546643</text:p>
          </table:table-cell>
          <table:table-cell table:style-name="ce1" office:value-type="float" office:value="-0.0927114561200142" calcext:value-type="float">
            <text:p>-0,0927114561</text:p>
          </table:table-cell>
          <table:table-cell table:style-name="ce1" office:value-type="float" office:value="2.71852922439575" calcext:value-type="float">
            <text:p>2,7185292244</text:p>
          </table:table-cell>
          <table:table-cell table:style-name="ce1" office:value-type="float" office:value="-0.0680029501372111" calcext:value-type="float">
            <text:p>-0,0680029501</text:p>
          </table:table-cell>
          <table:table-cell table:number-columns-repeated="2" table:style-name="ce1" office:value-type="float" office:value="-0.0359831370068283" calcext:value-type="float">
            <text:p>-0,035983137</text:p>
          </table:table-cell>
          <table:table-cell table:style-name="ce1" office:value-type="float" office:value="-0.323411822319031" calcext:value-type="float">
            <text:p>-0,3234118223</text:p>
          </table:table-cell>
          <table:table-cell table:style-name="ce1" office:value-type="float" office:value="4.16343212127686" calcext:value-type="float">
            <text:p>4,1634321213</text:p>
          </table:table-cell>
          <table:table-cell table:style-name="ce1" office:value-type="float" office:value="-3.19895434379578" calcext:value-type="float">
            <text:p>-3,1989543438</text:p>
          </table:table-cell>
          <table:table-cell table:style-name="ce1" office:value-type="string" calcext:value-type="string">
            <text:p>-0.06800295013721112</text:p>
          </table:table-cell>
          <table:table-cell table:style-name="ce1" office:value-type="string" calcext:value-type="string">
            <text:p>-0.03598313700682825</text:p>
          </table:table-cell>
          <table:table-cell table:style-name="ce1" office:value-type="string" calcext:value-type="string">
            <text:p>-0.1714682903992946</text:p>
          </table:table-cell>
          <table:table-cell table:style-name="ce1" office:value-type="float" office:value="0.00102335726842284" calcext:value-type="float">
            <text:p>0,0010233573</text:p>
          </table:table-cell>
          <table:table-cell table:style-name="ce1" office:value-type="float" office:value="0.0214905012398958" calcext:value-type="float">
            <text:p>0,0214905012</text:p>
          </table:table-cell>
          <table:table-cell table:style-name="ce1" office:value-type="float" office:value="-0.127955233955383" calcext:value-type="float">
            <text:p>-0,127955234</text:p>
          </table:table-cell>
          <table:table-cell table:style-name="ce1" office:value-type="float" office:value="-0.998124747110586" calcext:value-type="float">
            <text:p>-0,9981247471</text:p>
          </table:table-cell>
          <table:table-cell table:style-name="ce1" office:value-type="float" office:value="-0.828410942093521" calcext:value-type="float">
            <text:p>-0,828410942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543499930391654" calcext:value-type="float">
            <text:p>0,054349993</text:p>
          </table:table-cell>
          <table:table-cell table:style-name="ce1" office:value-type="float" office:value="0.0332340451498307" calcext:value-type="float">
            <text:p>0,0332340451</text:p>
          </table:table-cell>
          <table:table-cell table:style-name="ce1" office:value-type="float" office:value="0.0994777422435485" calcext:value-type="float">
            <text:p>0,0994777422</text:p>
          </table:table-cell>
          <table:table-cell table:style-name="ce1" office:value-type="float" office:value="0.458112955093384" calcext:value-type="float">
            <text:p>0,4581129551</text:p>
          </table:table-cell>
          <table:table-cell table:style-name="ce1" office:value-type="float" office:value="0.4581139087677" calcext:value-type="float">
            <text:p>0,4581139088</text:p>
          </table:table-cell>
          <table:table-cell table:style-name="ce1" office:value-type="float" office:value="0.458112955093384" calcext:value-type="float">
            <text:p>0,4581129551</text:p>
          </table:table-cell>
          <table:table-cell table:style-name="ce1" office:value-type="float" office:value="-0.323411822319031" calcext:value-type="float">
            <text:p>-0,3234118223</text:p>
          </table:table-cell>
          <table:table-cell table:style-name="ce1" office:value-type="float" office:value="4.16343212127686" calcext:value-type="float">
            <text:p>4,1634321213</text:p>
          </table:table-cell>
          <table:table-cell table:style-name="ce1" office:value-type="float" office:value="-3.19895434379578" calcext:value-type="float">
            <text:p>-3,1989543438</text:p>
          </table:table-cell>
        </table:table-row>
        <table:table-row table:style-name="ro1">
          <table:table-cell table:style-name="ce1" office:value-type="string" calcext:value-type="string">
            <text:p>0.8678901195526123</text:p>
          </table:table-cell>
          <table:table-cell table:style-name="ce1" office:value-type="string" calcext:value-type="string">
            <text:p>0.015253782272338867</text:p>
          </table:table-cell>
          <table:table-cell table:style-name="ce1" office:value-type="string" calcext:value-type="string">
            <text:p>22.981951475143433</text:p>
          </table:table-cell>
          <table:table-cell table:style-name="ce1" office:value-type="float" office:value="-0.236935132079654" calcext:value-type="float">
            <text:p>-0,2369351321</text:p>
          </table:table-cell>
          <table:table-cell table:style-name="ce1" office:value-type="float" office:value="0.0266530270412288" calcext:value-type="float">
            <text:p>0,026653027</text:p>
          </table:table-cell>
          <table:table-cell table:style-name="ce1" office:value-type="float" office:value="2.85902900460326" calcext:value-type="float">
            <text:p>2,8590290046</text:p>
          </table:table-cell>
          <table:table-cell table:style-name="ce1" office:value-type="float" office:value="-0.0636311756680236" calcext:value-type="float">
            <text:p>-0,0636311757</text:p>
          </table:table-cell>
          <table:table-cell table:number-columns-repeated="2" table:style-name="ce1" office:value-type="float" office:value="-0.0314250906642886" calcext:value-type="float">
            <text:p>-0,0314250907</text:p>
          </table:table-cell>
          <table:table-cell table:style-name="ce1" office:value-type="float" office:value="-0.342994689941406" calcext:value-type="float">
            <text:p>-0,3429946899</text:p>
          </table:table-cell>
          <table:table-cell table:style-name="ce1" office:value-type="float" office:value="4.15223073959351" calcext:value-type="float">
            <text:p>4,1522307396</text:p>
          </table:table-cell>
          <table:table-cell table:style-name="ce1" office:value-type="float" office:value="-3.15482473373413" calcext:value-type="float">
            <text:p>-3,1548247337</text:p>
          </table:table-cell>
          <table:table-cell table:style-name="ce1" office:value-type="string" calcext:value-type="string">
            <text:p>-0.06363117566802355</text:p>
          </table:table-cell>
          <table:table-cell table:style-name="ce1" office:value-type="string" calcext:value-type="string">
            <text:p>-0.03142509066428858</text:p>
          </table:table-cell>
          <table:table-cell table:style-name="ce1" office:value-type="string" calcext:value-type="string">
            <text:p>-0.16960750637416183</text:p>
          </table:table-cell>
          <table:table-cell table:style-name="ce1" office:value-type="float" office:value="0.00503866607323289" calcext:value-type="float">
            <text:p>0,0050386661</text:p>
          </table:table-cell>
          <table:table-cell table:style-name="ce1" office:value-type="float" office:value="0.0231778640300035" calcext:value-type="float">
            <text:p>0,023177864</text:p>
          </table:table-cell>
          <table:table-cell table:style-name="ce1" office:value-type="float" office:value="-0.125763519668579" calcext:value-type="float">
            <text:p>-0,1257635197</text:p>
          </table:table-cell>
          <table:table-cell table:style-name="ce1" office:value-type="float" office:value="-0.988274688704188" calcext:value-type="float">
            <text:p>-0,9882746887</text:p>
          </table:table-cell>
          <table:table-cell table:style-name="ce1" office:value-type="float" office:value="-0.783100186951088" calcext:value-type="float">
            <text:p>-0,78310018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2863643099146" calcext:value-type="float">
            <text:p>0,0328636431</text:p>
          </table:table-cell>
          <table:table-cell table:style-name="ce1" office:value-type="float" office:value="0.0138102188570339" calcext:value-type="float">
            <text:p>0,0138102189</text:p>
          </table:table-cell>
          <table:table-cell table:style-name="ce1" office:value-type="float" office:value="0.0862405317766917" calcext:value-type="float">
            <text:p>0,0862405318</text:p>
          </table:table-cell>
          <table:table-cell table:style-name="ce1" office:value-type="float" office:value="0.488723516464233" calcext:value-type="float">
            <text:p>0,4887235165</text:p>
          </table:table-cell>
          <table:table-cell table:style-name="ce1" office:value-type="float" office:value="0.488728761672974" calcext:value-type="float">
            <text:p>0,4887287617</text:p>
          </table:table-cell>
          <table:table-cell table:style-name="ce1" office:value-type="float" office:value="0.488730192184448" calcext:value-type="float">
            <text:p>0,4887301922</text:p>
          </table:table-cell>
          <table:table-cell table:style-name="ce1" office:value-type="float" office:value="-0.342994689941406" calcext:value-type="float">
            <text:p>-0,3429946899</text:p>
          </table:table-cell>
          <table:table-cell table:style-name="ce1" office:value-type="float" office:value="4.15223073959351" calcext:value-type="float">
            <text:p>4,1522307396</text:p>
          </table:table-cell>
          <table:table-cell table:style-name="ce1" office:value-type="float" office:value="-3.15482473373413" calcext:value-type="float">
            <text:p>-3,1548247337</text:p>
          </table:table-cell>
        </table:table-row>
        <table:table-row table:style-name="ro1">
          <table:table-cell table:style-name="ce1" office:value-type="string" calcext:value-type="string">
            <text:p>0.8836631774902344</text:p>
          </table:table-cell>
          <table:table-cell table:style-name="ce1" office:value-type="string" calcext:value-type="string">
            <text:p>0.01577305793762207</text:p>
          </table:table-cell>
          <table:table-cell table:style-name="ce1" office:value-type="string" calcext:value-type="string">
            <text:p>23.48291301727295</text:p>
          </table:table-cell>
          <table:table-cell table:style-name="ce1" office:value-type="float" office:value="-0.043372742831707" calcext:value-type="float">
            <text:p>-0,0433727428</text:p>
          </table:table-cell>
          <table:table-cell table:style-name="ce1" office:value-type="float" office:value="-0.0985744148492813" calcext:value-type="float">
            <text:p>-0,0985744148</text:p>
          </table:table-cell>
          <table:table-cell table:style-name="ce1" office:value-type="float" office:value="2.65920996665955" calcext:value-type="float">
            <text:p>2,6592099667</text:p>
          </table:table-cell>
          <table:table-cell table:style-name="ce1" office:value-type="float" office:value="0.00507380283151693" calcext:value-type="float">
            <text:p>0,0050738028</text:p>
          </table:table-cell>
          <table:table-cell table:number-columns-repeated="2" table:style-name="ce1" office:value-type="float" office:value="-0.066102456541617" calcext:value-type="float">
            <text:p>-0,0661024565</text:p>
          </table:table-cell>
          <table:table-cell table:style-name="ce1" office:value-type="float" office:value="-0.361336499452591" calcext:value-type="float">
            <text:p>-0,3613364995</text:p>
          </table:table-cell>
          <table:table-cell table:style-name="ce1" office:value-type="float" office:value="4.14261198043823" calcext:value-type="float">
            <text:p>4,1426119804</text:p>
          </table:table-cell>
          <table:table-cell table:style-name="ce1" office:value-type="float" office:value="-3.11127161979675" calcext:value-type="float">
            <text:p>-3,1112716198</text:p>
          </table:table-cell>
          <table:table-cell table:style-name="ce1" office:value-type="string" calcext:value-type="string">
            <text:p>0.005073802831516932</text:p>
          </table:table-cell>
          <table:table-cell table:style-name="ce1" office:value-type="string" calcext:value-type="string">
            <text:p>-0.066102456541617</text:p>
          </table:table-cell>
          <table:table-cell table:style-name="ce1" office:value-type="string" calcext:value-type="string">
            <text:p>-0.18606644480402978</text:p>
          </table:table-cell>
          <table:table-cell table:style-name="ce1" office:value-type="float" office:value="0.0592337830199136" calcext:value-type="float">
            <text:p>0,059233783</text:p>
          </table:table-cell>
          <table:table-cell table:style-name="ce1" office:value-type="float" office:value="-0.00666325676030721" calcext:value-type="float">
            <text:p>-0,0066632568</text:p>
          </table:table-cell>
          <table:table-cell table:style-name="ce1" office:value-type="float" office:value="-0.133069508239369" calcext:value-type="float">
            <text:p>-0,1330695082</text:p>
          </table:table-cell>
          <table:table-cell table:style-name="ce1" office:value-type="float" office:value="-0.86933859678129" calcext:value-type="float">
            <text:p>-0,8693385968</text:p>
          </table:table-cell>
          <table:table-cell table:style-name="ce1" office:value-type="float" office:value="-0.796479799315743" calcext:value-type="float">
            <text:p>-0,796479799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31853005567335" calcext:value-type="float">
            <text:p>0,4318530056</text:p>
          </table:table-cell>
          <table:table-cell table:style-name="ce1" office:value-type="float" office:value="-0.237781537368243" calcext:value-type="float">
            <text:p>-0,2377815374</text:p>
          </table:table-cell>
          <table:table-cell table:style-name="ce1" office:value-type="float" office:value="-0.279877462586417" calcext:value-type="float">
            <text:p>-0,2798774626</text:p>
          </table:table-cell>
          <table:table-cell table:style-name="ce1" office:value-type="float" office:value="0.501977443695068" calcext:value-type="float">
            <text:p>0,5019774437</text:p>
          </table:table-cell>
          <table:table-cell table:style-name="ce1" office:value-type="float" office:value="0.501992225646973" calcext:value-type="float">
            <text:p>0,5019922256</text:p>
          </table:table-cell>
          <table:table-cell table:style-name="ce1" office:value-type="float" office:value="0.502004623413086" calcext:value-type="float">
            <text:p>0,5020046234</text:p>
          </table:table-cell>
          <table:table-cell table:style-name="ce1" office:value-type="float" office:value="-0.361336499452591" calcext:value-type="float">
            <text:p>-0,3613364995</text:p>
          </table:table-cell>
          <table:table-cell table:style-name="ce1" office:value-type="float" office:value="4.14261198043823" calcext:value-type="float">
            <text:p>4,1426119804</text:p>
          </table:table-cell>
          <table:table-cell table:style-name="ce1" office:value-type="float" office:value="-3.11127161979675" calcext:value-type="float">
            <text:p>-3,1112716198</text:p>
          </table:table-cell>
        </table:table-row>
        <table:table-row table:style-name="ro1">
          <table:table-cell table:style-name="ce1" office:value-type="string" calcext:value-type="string">
            <text:p>0.9010107517242432</text:p>
          </table:table-cell>
          <table:table-cell table:style-name="ce1" office:value-type="string" calcext:value-type="string">
            <text:p>0.01734757423400879</text:p>
          </table:table-cell>
          <table:table-cell table:style-name="ce1" office:value-type="string" calcext:value-type="string">
            <text:p>23.993826866149902</text:p>
          </table:table-cell>
          <table:table-cell table:style-name="ce1" office:value-type="float" office:value="-0.263778971301185" calcext:value-type="float">
            <text:p>-0,2637789713</text:p>
          </table:table-cell>
          <table:table-cell table:style-name="ce1" office:value-type="float" office:value="0.0179690859728941" calcext:value-type="float">
            <text:p>0,017969086</text:p>
          </table:table-cell>
          <table:table-cell table:style-name="ce1" office:value-type="float" office:value="2.794043811751" calcext:value-type="float">
            <text:p>2,7940438118</text:p>
          </table:table-cell>
          <table:table-cell table:style-name="ce1" office:value-type="float" office:value="-0.0543498303925043" calcext:value-type="float">
            <text:p>-0,0543498304</text:p>
          </table:table-cell>
          <table:table-cell table:number-columns-repeated="2" table:style-name="ce1" office:value-type="float" office:value="-0.0237847435675012" calcext:value-type="float">
            <text:p>-0,0237847436</text:p>
          </table:table-cell>
          <table:table-cell table:style-name="ce1" office:value-type="float" office:value="-0.375617146492004" calcext:value-type="float">
            <text:p>-0,3756171465</text:p>
          </table:table-cell>
          <table:table-cell table:style-name="ce1" office:value-type="float" office:value="4.13402223587036" calcext:value-type="float">
            <text:p>4,1340222359</text:p>
          </table:table-cell>
          <table:table-cell table:style-name="ce1" office:value-type="float" office:value="-3.06762599945068" calcext:value-type="float">
            <text:p>-3,0676259995</text:p>
          </table:table-cell>
          <table:table-cell table:style-name="ce1" office:value-type="string" calcext:value-type="string">
            <text:p>-0.05434983039250426</text:p>
          </table:table-cell>
          <table:table-cell table:style-name="ce1" office:value-type="string" calcext:value-type="string">
            <text:p>-0.023784743567501182</text:p>
          </table:table-cell>
          <table:table-cell table:style-name="ce1" office:value-type="string" calcext:value-type="string">
            <text:p>-0.15887708549796045</text:p>
          </table:table-cell>
          <table:table-cell table:style-name="ce1" office:value-type="float" office:value="0.0108431857079268" calcext:value-type="float">
            <text:p>0,0108431857</text:p>
          </table:table-cell>
          <table:table-cell table:style-name="ce1" office:value-type="float" office:value="0.0246436037123203" calcext:value-type="float">
            <text:p>0,0246436037</text:p>
          </table:table-cell>
          <table:table-cell table:style-name="ce1" office:value-type="float" office:value="-0.122678918266296" calcext:value-type="float">
            <text:p>-0,1226789183</text:p>
          </table:table-cell>
          <table:table-cell table:style-name="ce1" office:value-type="float" office:value="-0.847233203064649" calcext:value-type="float">
            <text:p>-0,8472332031</text:p>
          </table:table-cell>
          <table:table-cell table:style-name="ce1" office:value-type="float" office:value="-0.746241584597193" calcext:value-type="float">
            <text:p>-0,74624158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379786573284231" calcext:value-type="float">
            <text:p>-0,3797865733</text:p>
          </table:table-cell>
          <table:table-cell table:style-name="ce1" office:value-type="float" office:value="0.245713783353676" calcext:value-type="float">
            <text:p>0,2457137834</text:p>
          </table:table-cell>
          <table:table-cell table:style-name="ce1" office:value-type="float" office:value="0.392073310733438" calcext:value-type="float">
            <text:p>0,3920733107</text:p>
          </table:table-cell>
          <table:table-cell table:style-name="ce1" office:value-type="float" office:value="0.509660959243774" calcext:value-type="float">
            <text:p>0,5096609592</text:p>
          </table:table-cell>
          <table:table-cell table:style-name="ce1" office:value-type="float" office:value="0.509647607803345" calcext:value-type="float">
            <text:p>0,5096476078</text:p>
          </table:table-cell>
          <table:table-cell table:style-name="ce1" office:value-type="float" office:value="0.509647130966187" calcext:value-type="float">
            <text:p>0,509647131</text:p>
          </table:table-cell>
          <table:table-cell table:style-name="ce1" office:value-type="float" office:value="-0.375617146492004" calcext:value-type="float">
            <text:p>-0,3756171465</text:p>
          </table:table-cell>
          <table:table-cell table:style-name="ce1" office:value-type="float" office:value="4.13402223587036" calcext:value-type="float">
            <text:p>4,1340222359</text:p>
          </table:table-cell>
          <table:table-cell table:style-name="ce1" office:value-type="float" office:value="-3.06762599945068" calcext:value-type="float">
            <text:p>-3,0676259995</text:p>
          </table:table-cell>
        </table:table-row>
        <table:table-row table:style-name="ro1">
          <table:table-cell table:style-name="ce1" office:value-type="string" calcext:value-type="string">
            <text:p>0.9182372093200684</text:p>
          </table:table-cell>
          <table:table-cell table:style-name="ce1" office:value-type="string" calcext:value-type="string">
            <text:p>0.017226457595825195</text:p>
          </table:table-cell>
          <table:table-cell table:style-name="ce1" office:value-type="string" calcext:value-type="string">
            <text:p>24.49497652053833</text:p>
          </table:table-cell>
          <table:table-cell table:style-name="ce1" office:value-type="float" office:value="-0.0578720681369305" calcext:value-type="float">
            <text:p>-0,0578720681</text:p>
          </table:table-cell>
          <table:table-cell table:style-name="ce1" office:value-type="float" office:value="-0.104169718921185" calcext:value-type="float">
            <text:p>-0,1041697189</text:p>
          </table:table-cell>
          <table:table-cell table:style-name="ce1" office:value-type="float" office:value="2.60199332237244" calcext:value-type="float">
            <text:p>2,6019933224</text:p>
          </table:table-cell>
          <table:table-cell table:style-name="ce1" office:value-type="float" office:value="0.022731495853887" calcext:value-type="float">
            <text:p>0,0227314959</text:p>
          </table:table-cell>
          <table:table-cell table:number-columns-repeated="2" table:style-name="ce1" office:value-type="float" office:value="-0.0609374220291792" calcext:value-type="float">
            <text:p>-0,060937422</text:p>
          </table:table-cell>
          <table:table-cell table:style-name="ce1" office:value-type="float" office:value="-0.375617146492004" calcext:value-type="float">
            <text:p>-0,3756171465</text:p>
          </table:table-cell>
          <table:table-cell table:style-name="ce1" office:value-type="float" office:value="4.13402223587036" calcext:value-type="float">
            <text:p>4,1340222359</text:p>
          </table:table-cell>
          <table:table-cell table:style-name="ce1" office:value-type="float" office:value="-3.06762599945068" calcext:value-type="float">
            <text:p>-3,0676259995</text:p>
          </table:table-cell>
          <table:table-cell table:style-name="ce1" office:value-type="string" calcext:value-type="string">
            <text:p>0.022731495853886986</text:p>
          </table:table-cell>
          <table:table-cell table:style-name="ce1" office:value-type="string" calcext:value-type="string">
            <text:p>-0.06093742202917917</text:p>
          </table:table-cell>
          <table:table-cell table:style-name="ce1" office:value-type="string" calcext:value-type="string">
            <text:p>-0.1823561874003575</text:p>
          </table:table-cell>
          <table:table-cell table:style-name="ce1" office:value-type="float" office:value="0.0659447428252962" calcext:value-type="float">
            <text:p>0,0659447428</text:p>
          </table:table-cell>
          <table:table-cell table:style-name="ce1" office:value-type="float" office:value="-0.00449227149322353" calcext:value-type="float">
            <text:p>-0,0044922715</text:p>
          </table:table-cell>
          <table:table-cell table:style-name="ce1" office:value-type="float" office:value="-0.129690278211052" calcext:value-type="float">
            <text:p>-0,1296902782</text:p>
          </table:table-cell>
          <table:table-cell table:style-name="ce1" office:value-type="float" office:value="-0.713840902573212" calcext:value-type="float">
            <text:p>-0,7138409026</text:p>
          </table:table-cell>
          <table:table-cell table:style-name="ce1" office:value-type="float" office:value="-0.755328471976132" calcext:value-type="float">
            <text:p>-0,7553284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35846207013912" calcext:value-type="float">
            <text:p>0,435846207</text:p>
          </table:table-cell>
          <table:table-cell table:style-name="ce1" office:value-type="float" office:value="-0.230461774040414" calcext:value-type="float">
            <text:p>-0,230461774</text:p>
          </table:table-cell>
          <table:table-cell table:style-name="ce1" office:value-type="float" office:value="-0.266636367572219" calcext:value-type="float">
            <text:p>-0,2666363676</text:p>
          </table:table-cell>
          <table:table-cell table:style-name="ce1" office:value-type="float" office:value="0.505697250366211" calcext:value-type="float">
            <text:p>0,5056972504</text:p>
          </table:table-cell>
          <table:table-cell table:style-name="ce1" office:value-type="float" office:value="0.505695581436157" calcext:value-type="float">
            <text:p>0,5056955814</text:p>
          </table:table-cell>
          <table:table-cell table:style-name="ce1" office:value-type="float" office:value="0.505684375762939" calcext:value-type="float">
            <text:p>0,5056843758</text:p>
          </table:table-cell>
          <table:table-cell table:style-name="ce1" office:value-type="float" office:value="-0.375617146492004" calcext:value-type="float">
            <text:p>-0,3756171465</text:p>
          </table:table-cell>
          <table:table-cell table:style-name="ce1" office:value-type="float" office:value="4.13402223587036" calcext:value-type="float">
            <text:p>4,1340222359</text:p>
          </table:table-cell>
          <table:table-cell table:style-name="ce1" office:value-type="float" office:value="-3.06762599945068" calcext:value-type="float">
            <text:p>-3,0676259995</text:p>
          </table:table-cell>
        </table:table-row>
        <table:table-row table:style-name="ro1">
          <table:table-cell table:style-name="ce1" office:value-type="string" calcext:value-type="string">
            <text:p>0.9353663921356201</text:p>
          </table:table-cell>
          <table:table-cell table:style-name="ce1" office:value-type="string" calcext:value-type="string">
            <text:p>0.017129182815551758</text:p>
          </table:table-cell>
          <table:table-cell table:style-name="ce1" office:value-type="string" calcext:value-type="string">
            <text:p>25.001675367355347</text:p>
          </table:table-cell>
          <table:table-cell table:style-name="ce1" office:value-type="float" office:value="-0.0648082792758942" calcext:value-type="float">
            <text:p>-0,0648082793</text:p>
          </table:table-cell>
          <table:table-cell table:style-name="ce1" office:value-type="float" office:value="-0.110555306077003" calcext:value-type="float">
            <text:p>-0,1105553061</text:p>
          </table:table-cell>
          <table:table-cell table:style-name="ce1" office:value-type="float" office:value="2.57104706764221" calcext:value-type="float">
            <text:p>2,5710470676</text:p>
          </table:table-cell>
          <table:table-cell table:style-name="ce1" office:value-type="float" office:value="-0.0398195775301804" calcext:value-type="float">
            <text:p>-0,0398195775</text:p>
          </table:table-cell>
          <table:table-cell table:number-columns-repeated="2" table:style-name="ce1" office:value-type="float" office:value="-0.0193988898944344" calcext:value-type="float">
            <text:p>-0,0193988899</text:p>
          </table:table-cell>
          <table:table-cell table:style-name="ce1" office:value-type="float" office:value="-0.382274597883224" calcext:value-type="float">
            <text:p>-0,3822745979</text:p>
          </table:table-cell>
          <table:table-cell table:style-name="ce1" office:value-type="float" office:value="4.12412881851196" calcext:value-type="float">
            <text:p>4,1241288185</text:p>
          </table:table-cell>
          <table:table-cell table:style-name="ce1" office:value-type="float" office:value="-3.02464628219604" calcext:value-type="float">
            <text:p>-3,0246462822</text:p>
          </table:table-cell>
          <table:table-cell table:style-name="ce1" office:value-type="string" calcext:value-type="string">
            <text:p>-0.039819577530180436</text:p>
          </table:table-cell>
          <table:table-cell table:style-name="ce1" office:value-type="string" calcext:value-type="string">
            <text:p>-0.019398889894434446</text:p>
          </table:table-cell>
          <table:table-cell table:style-name="ce1" office:value-type="string" calcext:value-type="string">
            <text:p>-0.15614544290513505</text:p>
          </table:table-cell>
          <table:table-cell table:style-name="ce1" office:value-type="float" office:value="0.0144680170342326" calcext:value-type="float">
            <text:p>0,014468017</text:p>
          </table:table-cell>
          <table:table-cell table:style-name="ce1" office:value-type="float" office:value="0.0260424297302961" calcext:value-type="float">
            <text:p>0,0260424297</text:p>
          </table:table-cell>
          <table:table-cell table:style-name="ce1" office:value-type="float" office:value="-0.119703652763367" calcext:value-type="float">
            <text:p>-0,1197036528</text:p>
          </table:table-cell>
          <table:table-cell table:style-name="ce1" office:value-type="float" office:value="-0.684770671332892" calcext:value-type="float">
            <text:p>-0,6847706713</text:p>
          </table:table-cell>
          <table:table-cell table:style-name="ce1" office:value-type="float" office:value="-0.703002156958824" calcext:value-type="float">
            <text:p>-0,7030021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409912746523265" calcext:value-type="float">
            <text:p>-0,4099127465</text:p>
          </table:table-cell>
          <table:table-cell table:style-name="ce1" office:value-type="float" office:value="0.243150410476589" calcext:value-type="float">
            <text:p>0,2431504105</text:p>
          </table:table-cell>
          <table:table-cell table:style-name="ce1" office:value-type="float" office:value="0.382328394329265" calcext:value-type="float">
            <text:p>0,3823283943</text:p>
          </table:table-cell>
          <table:table-cell table:style-name="ce1" office:value-type="float" office:value="0.502318859100342" calcext:value-type="float">
            <text:p>0,5023188591</text:p>
          </table:table-cell>
          <table:table-cell table:style-name="ce1" office:value-type="float" office:value="0.502317905426025" calcext:value-type="float">
            <text:p>0,5023179054</text:p>
          </table:table-cell>
          <table:table-cell table:style-name="ce1" office:value-type="float" office:value="0.502318143844605" calcext:value-type="float">
            <text:p>0,5023181438</text:p>
          </table:table-cell>
          <table:table-cell table:style-name="ce1" office:value-type="float" office:value="-0.382274597883224" calcext:value-type="float">
            <text:p>-0,3822745979</text:p>
          </table:table-cell>
          <table:table-cell table:style-name="ce1" office:value-type="float" office:value="4.12412881851196" calcext:value-type="float">
            <text:p>4,1241288185</text:p>
          </table:table-cell>
          <table:table-cell table:style-name="ce1" office:value-type="float" office:value="-3.02464628219604" calcext:value-type="float">
            <text:p>-3,0246462822</text:p>
          </table:table-cell>
        </table:table-row>
        <table:table-row table:style-name="ro1">
          <table:table-cell table:style-name="ce1" office:value-type="string" calcext:value-type="string">
            <text:p>0.9512555599212646</text:p>
          </table:table-cell>
          <table:table-cell table:style-name="ce1" office:value-type="string" calcext:value-type="string">
            <text:p>0.01588916778564453</text:p>
          </table:table-cell>
          <table:table-cell table:style-name="ce1" office:value-type="string" calcext:value-type="string">
            <text:p>25.47606897354126</text:p>
          </table:table-cell>
          <table:table-cell table:style-name="ce1" office:value-type="float" office:value="-0.278597224026154" calcext:value-type="float">
            <text:p>-0,278597224</text:p>
          </table:table-cell>
          <table:table-cell table:style-name="ce1" office:value-type="float" office:value="0.000530219308506602" calcext:value-type="float">
            <text:p>0,0005302193</text:p>
          </table:table-cell>
          <table:table-cell table:style-name="ce1" office:value-type="float" office:value="2.70188765342419" calcext:value-type="float">
            <text:p>2,7018876534</text:p>
          </table:table-cell>
          <table:table-cell table:style-name="ce1" office:value-type="float" office:value="-0.0293533978586499" calcext:value-type="float">
            <text:p>-0,0293533979</text:p>
          </table:table-cell>
          <table:table-cell table:number-columns-repeated="2" table:style-name="ce1" office:value-type="float" office:value="-0.0176917945704192" calcext:value-type="float">
            <text:p>-0,0176917946</text:p>
          </table:table-cell>
          <table:table-cell table:style-name="ce1" office:value-type="float" office:value="-0.386382043361664" calcext:value-type="float">
            <text:p>-0,3863820434</text:p>
          </table:table-cell>
          <table:table-cell table:style-name="ce1" office:value-type="float" office:value="4.11506748199463" calcext:value-type="float">
            <text:p>4,115067482</text:p>
          </table:table-cell>
          <table:table-cell table:style-name="ce1" office:value-type="float" office:value="-2.9815456867218" calcext:value-type="float">
            <text:p>-2,9815456867</text:p>
          </table:table-cell>
          <table:table-cell table:style-name="ce1" office:value-type="string" calcext:value-type="string">
            <text:p>-0.02935339785864988</text:p>
          </table:table-cell>
          <table:table-cell table:style-name="ce1" office:value-type="string" calcext:value-type="string">
            <text:p>-0.01769179457041924</text:p>
          </table:table-cell>
          <table:table-cell table:style-name="ce1" office:value-type="string" calcext:value-type="string">
            <text:p>-0.16246343334268332</text:p>
          </table:table-cell>
          <table:table-cell table:style-name="ce1" office:value-type="float" office:value="0.0162020698189735" calcext:value-type="float">
            <text:p>0,0162020698</text:p>
          </table:table-cell>
          <table:table-cell table:style-name="ce1" office:value-type="float" office:value="0.0276388265192509" calcext:value-type="float">
            <text:p>0,0276388265</text:p>
          </table:table-cell>
          <table:table-cell table:style-name="ce1" office:value-type="float" office:value="-0.118094447517395" calcext:value-type="float">
            <text:p>-0,1180944475</text:p>
          </table:table-cell>
          <table:table-cell table:style-name="ce1" office:value-type="float" office:value="-0.654030410790391" calcext:value-type="float">
            <text:p>-0,6540304108</text:p>
          </table:table-cell>
          <table:table-cell table:style-name="ce1" office:value-type="float" office:value="-0.650561172765667" calcext:value-type="float">
            <text:p>-0,650561172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4623295335738" calcext:value-type="float">
            <text:p>0,0146232953</text:p>
          </table:table-cell>
          <table:table-cell table:style-name="ce1" office:value-type="float" office:value="0.0134620002533258" calcext:value-type="float">
            <text:p>0,0134620003</text:p>
          </table:table-cell>
          <table:table-cell table:style-name="ce1" office:value-type="float" office:value="0.0652405669884681" calcext:value-type="float">
            <text:p>0,065240567</text:p>
          </table:table-cell>
          <table:table-cell table:style-name="ce1" office:value-type="float" office:value="0.474326133728027" calcext:value-type="float">
            <text:p>0,4743261337</text:p>
          </table:table-cell>
          <table:table-cell table:style-name="ce1" office:value-type="float" office:value="0.474341630935669" calcext:value-type="float">
            <text:p>0,4743416309</text:p>
          </table:table-cell>
          <table:table-cell table:style-name="ce1" office:value-type="float" office:value="0.474340677261353" calcext:value-type="float">
            <text:p>0,4743406773</text:p>
          </table:table-cell>
          <table:table-cell table:style-name="ce1" office:value-type="float" office:value="-0.386382043361664" calcext:value-type="float">
            <text:p>-0,3863820434</text:p>
          </table:table-cell>
          <table:table-cell table:style-name="ce1" office:value-type="float" office:value="4.11506748199463" calcext:value-type="float">
            <text:p>4,115067482</text:p>
          </table:table-cell>
          <table:table-cell table:style-name="ce1" office:value-type="float" office:value="-2.9815456867218" calcext:value-type="float">
            <text:p>-2,9815456867</text:p>
          </table:table-cell>
        </table:table-row>
        <table:table-row table:style-name="ro1">
          <table:table-cell table:style-name="ce1" office:value-type="string" calcext:value-type="string">
            <text:p>0.9642391204833984</text:p>
          </table:table-cell>
          <table:table-cell table:style-name="ce1" office:value-type="string" calcext:value-type="string">
            <text:p>0.012983560562133789</text:p>
          </table:table-cell>
          <table:table-cell table:style-name="ce1" office:value-type="string" calcext:value-type="string">
            <text:p>25.97380018234253</text:p>
          </table:table-cell>
          <table:table-cell table:style-name="ce1" office:value-type="float" office:value="-0.0630897730588913" calcext:value-type="float">
            <text:p>-0,0630897731</text:p>
          </table:table-cell>
          <table:table-cell table:style-name="ce1" office:value-type="float" office:value="-0.122468382120132" calcext:value-type="float">
            <text:p>-0,1224683821</text:p>
          </table:table-cell>
          <table:table-cell table:style-name="ce1" office:value-type="float" office:value="2.50287103652954" calcext:value-type="float">
            <text:p>2,5028710365</text:p>
          </table:table-cell>
          <table:table-cell table:style-name="ce1" office:value-type="float" office:value="0.0402336005264957" calcext:value-type="float">
            <text:p>0,0402336005</text:p>
          </table:table-cell>
          <table:table-cell table:number-columns-repeated="2" table:style-name="ce1" office:value-type="float" office:value="-0.0491474301707019" calcext:value-type="float">
            <text:p>-0,0491474302</text:p>
          </table:table-cell>
          <table:table-cell table:style-name="ce1" office:value-type="float" office:value="-0.390839517116547" calcext:value-type="float">
            <text:p>-0,3908395171</text:p>
          </table:table-cell>
          <table:table-cell table:style-name="ce1" office:value-type="float" office:value="4.1080002784729" calcext:value-type="float">
            <text:p>4,1080002785</text:p>
          </table:table-cell>
          <table:table-cell table:style-name="ce1" office:value-type="float" office:value="-2.93973016738892" calcext:value-type="float">
            <text:p>-2,9397301674</text:p>
          </table:table-cell>
          <table:table-cell table:style-name="ce1" office:value-type="string" calcext:value-type="string">
            <text:p>0.04023360052649568</text:p>
          </table:table-cell>
          <table:table-cell table:style-name="ce1" office:value-type="string" calcext:value-type="string">
            <text:p>-0.04914743017070192</text:p>
          </table:table-cell>
          <table:table-cell table:style-name="ce1" office:value-type="string" calcext:value-type="string">
            <text:p>-0.177465760541068</text:p>
          </table:table-cell>
          <table:table-cell table:style-name="ce1" office:value-type="float" office:value="0.0696493060065386" calcext:value-type="float">
            <text:p>0,069649306</text:p>
          </table:table-cell>
          <table:table-cell table:style-name="ce1" office:value-type="float" office:value="-0.00013255482712665" calcext:value-type="float">
            <text:p>-0,0001325548</text:p>
          </table:table-cell>
          <table:table-cell table:style-name="ce1" office:value-type="float" office:value="-0.124898157978058" calcext:value-type="float">
            <text:p>-0,124898158</text:p>
          </table:table-cell>
          <table:table-cell table:style-name="ce1" office:value-type="float" office:value="-0.515268561054763" calcext:value-type="float">
            <text:p>-0,5152685611</text:p>
          </table:table-cell>
          <table:table-cell table:style-name="ce1" office:value-type="float" office:value="-0.650825250501343" calcext:value-type="float">
            <text:p>-0,650825250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29231857663906" calcext:value-type="float">
            <text:p>0,4292318577</text:p>
          </table:table-cell>
          <table:table-cell table:style-name="ce1" office:value-type="float" office:value="-0.223039213450404" calcext:value-type="float">
            <text:p>-0,2230392135</text:p>
          </table:table-cell>
          <table:table-cell table:style-name="ce1" office:value-type="float" office:value="-0.262704102520406" calcext:value-type="float">
            <text:p>-0,2627041025</text:p>
          </table:table-cell>
          <table:table-cell table:style-name="ce1" office:value-type="float" office:value="0.49807333946228" calcext:value-type="float">
            <text:p>0,4980733395</text:p>
          </table:table-cell>
          <table:table-cell table:style-name="ce1" office:value-type="float" office:value="0.498053789138794" calcext:value-type="float">
            <text:p>0,4980537891</text:p>
          </table:table-cell>
          <table:table-cell table:style-name="ce1" office:value-type="float" office:value="0.498053073883057" calcext:value-type="float">
            <text:p>0,4980530739</text:p>
          </table:table-cell>
          <table:table-cell table:style-name="ce1" office:value-type="float" office:value="-0.390839517116547" calcext:value-type="float">
            <text:p>-0,3908395171</text:p>
          </table:table-cell>
          <table:table-cell table:style-name="ce1" office:value-type="float" office:value="4.1080002784729" calcext:value-type="float">
            <text:p>4,1080002785</text:p>
          </table:table-cell>
          <table:table-cell table:style-name="ce1" office:value-type="float" office:value="-2.93973016738892" calcext:value-type="float">
            <text:p>-2,9397301674</text:p>
          </table:table-cell>
        </table:table-row>
        <table:table-row table:style-name="ro1">
          <table:table-cell table:style-name="ce1" office:value-type="string" calcext:value-type="string">
            <text:p>0.9858055114746094</text:p>
          </table:table-cell>
          <table:table-cell table:style-name="ce1" office:value-type="string" calcext:value-type="string">
            <text:p>0.021566390991210938</text:p>
          </table:table-cell>
          <table:table-cell table:style-name="ce1" office:value-type="string" calcext:value-type="string">
            <text:p>26.43521237373352</text:p>
          </table:table-cell>
          <table:table-cell table:style-name="ce1" office:value-type="float" office:value="-0.0694182515144348" calcext:value-type="float">
            <text:p>-0,0694182515</text:p>
          </table:table-cell>
          <table:table-cell table:style-name="ce1" office:value-type="float" office:value="-0.127875730395317" calcext:value-type="float">
            <text:p>-0,1278757304</text:p>
          </table:table-cell>
          <table:table-cell table:style-name="ce1" office:value-type="float" office:value="2.46404433250427" calcext:value-type="float">
            <text:p>2,4640443325</text:p>
          </table:table-cell>
          <table:table-cell table:style-name="ce1" office:value-type="float" office:value="-0.0254902306006627" calcext:value-type="float">
            <text:p>-0,0254902306</text:p>
          </table:table-cell>
          <table:table-cell table:number-columns-repeated="2" table:style-name="ce1" office:value-type="float" office:value="-0.006853396894952" calcext:value-type="float">
            <text:p>-0,0068533969</text:p>
          </table:table-cell>
          <table:table-cell table:style-name="ce1" office:value-type="float" office:value="-0.390839517116547" calcext:value-type="float">
            <text:p>-0,3908395171</text:p>
          </table:table-cell>
          <table:table-cell table:style-name="ce1" office:value-type="float" office:value="4.1080002784729" calcext:value-type="float">
            <text:p>4,1080002785</text:p>
          </table:table-cell>
          <table:table-cell table:style-name="ce1" office:value-type="float" office:value="-2.93973016738892" calcext:value-type="float">
            <text:p>-2,9397301674</text:p>
          </table:table-cell>
          <table:table-cell table:style-name="ce1" office:value-type="string" calcext:value-type="string">
            <text:p>-0.025490230600662668</text:p>
          </table:table-cell>
          <table:table-cell table:style-name="ce1" office:value-type="string" calcext:value-type="string">
            <text:p>-0.0068533968949519965</text:p>
          </table:table-cell>
          <table:table-cell table:style-name="ce1" office:value-type="string" calcext:value-type="string">
            <text:p>-0.14977544593872544</text:p>
          </table:table-cell>
          <table:table-cell table:style-name="ce1" office:value-type="float" office:value="0.0157724432647228" calcext:value-type="float">
            <text:p>0,0157724433</text:p>
          </table:table-cell>
          <table:table-cell table:style-name="ce1" office:value-type="float" office:value="0.0306170955300331" calcext:value-type="float">
            <text:p>0,0306170955</text:p>
          </table:table-cell>
          <table:table-cell table:style-name="ce1" office:value-type="float" office:value="-0.114549293899536" calcext:value-type="float">
            <text:p>-0,1145492939</text:p>
          </table:table-cell>
          <table:table-cell table:style-name="ce1" office:value-type="float" office:value="-0.486133562270956" calcext:value-type="float">
            <text:p>-0,4861335623</text:p>
          </table:table-cell>
          <table:table-cell table:style-name="ce1" office:value-type="float" office:value="-0.594268872405224" calcext:value-type="float">
            <text:p>-0,594268872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466666097188293" calcext:value-type="float">
            <text:p>-0,4666660972</text:p>
          </table:table-cell>
          <table:table-cell table:style-name="ce1" office:value-type="float" office:value="0.266343783443909" calcext:value-type="float">
            <text:p>0,2663437834</text:p>
          </table:table-cell>
          <table:table-cell table:style-name="ce1" office:value-type="float" office:value="0.430953918432428" calcext:value-type="float">
            <text:p>0,4309539184</text:p>
          </table:table-cell>
          <table:table-cell table:style-name="ce1" office:value-type="float" office:value="0.461802244186401" calcext:value-type="float">
            <text:p>0,4618022442</text:p>
          </table:table-cell>
          <table:table-cell table:style-name="ce1" office:value-type="float" office:value="0.461803913116455" calcext:value-type="float">
            <text:p>0,4618039131</text:p>
          </table:table-cell>
          <table:table-cell table:style-name="ce1" office:value-type="float" office:value="0.461804866790772" calcext:value-type="float">
            <text:p>0,4618048668</text:p>
          </table:table-cell>
          <table:table-cell table:style-name="ce1" office:value-type="float" office:value="-0.390839517116547" calcext:value-type="float">
            <text:p>-0,3908395171</text:p>
          </table:table-cell>
          <table:table-cell table:style-name="ce1" office:value-type="float" office:value="4.1080002784729" calcext:value-type="float">
            <text:p>4,1080002785</text:p>
          </table:table-cell>
          <table:table-cell table:style-name="ce1" office:value-type="float" office:value="-2.93973016738892" calcext:value-type="float">
            <text:p>-2,9397301674</text:p>
          </table:table-cell>
        </table:table-row>
        <table:table-row table:style-name="ro1">
          <table:table-cell table:style-name="ce1" office:value-type="string" calcext:value-type="string">
            <text:p>1.0022175312042236</text:p>
          </table:table-cell>
          <table:table-cell table:style-name="ce1" office:value-type="string" calcext:value-type="string">
            <text:p>0.016412019729614258</text:p>
          </table:table-cell>
          <table:table-cell table:style-name="ce1" office:value-type="string" calcext:value-type="string">
            <text:p>26.90860605239868</text:p>
          </table:table-cell>
          <table:table-cell table:style-name="ce1" office:value-type="float" office:value="-0.068846769630909" calcext:value-type="float">
            <text:p>-0,0688467696</text:p>
          </table:table-cell>
          <table:table-cell table:style-name="ce1" office:value-type="float" office:value="-0.126822993159294" calcext:value-type="float">
            <text:p>-0,1268229932</text:p>
          </table:table-cell>
          <table:table-cell table:style-name="ce1" office:value-type="float" office:value="2.44375920295715" calcext:value-type="float">
            <text:p>2,443759203</text:p>
          </table:table-cell>
          <table:table-cell table:style-name="ce1" office:value-type="float" office:value="-0.0141662658046663" calcext:value-type="float">
            <text:p>-0,0141662658</text:p>
          </table:table-cell>
          <table:table-cell table:number-columns-repeated="2" table:style-name="ce1" office:value-type="float" office:value="-0.00521347680910983" calcext:value-type="float">
            <text:p>-0,0052134768</text:p>
          </table:table-cell>
          <table:table-cell table:style-name="ce1" office:value-type="float" office:value="-0.394071966409683" calcext:value-type="float">
            <text:p>-0,3940719664</text:p>
          </table:table-cell>
          <table:table-cell table:style-name="ce1" office:value-type="float" office:value="4.103102684021" calcext:value-type="float">
            <text:p>4,103102684</text:p>
          </table:table-cell>
          <table:table-cell table:style-name="ce1" office:value-type="float" office:value="-2.89787173271179" calcext:value-type="float">
            <text:p>-2,8978717327</text:p>
          </table:table-cell>
          <table:table-cell table:style-name="ce1" office:value-type="string" calcext:value-type="string">
            <text:p>-0.014166265804666327</text:p>
          </table:table-cell>
          <table:table-cell table:style-name="ce1" office:value-type="string" calcext:value-type="string">
            <text:p>-0.005213476809109833</text:p>
          </table:table-cell>
          <table:table-cell table:style-name="ce1" office:value-type="string" calcext:value-type="string">
            <text:p>-0.1564808194141576</text:p>
          </table:table-cell>
          <table:table-cell table:style-name="ce1" office:value-type="float" office:value="0.0173545628786087" calcext:value-type="float">
            <text:p>0,0173545629</text:p>
          </table:table-cell>
          <table:table-cell table:style-name="ce1" office:value-type="float" office:value="0.0319689325988293" calcext:value-type="float">
            <text:p>0,0319689326</text:p>
          </table:table-cell>
          <table:table-cell table:style-name="ce1" office:value-type="float" office:value="-0.112530305290222" calcext:value-type="float">
            <text:p>-0,1125303053</text:p>
          </table:table-cell>
          <table:table-cell table:style-name="ce1" office:value-type="float" office:value="-0.453256323222624" calcext:value-type="float">
            <text:p>-0,4532563232</text:p>
          </table:table-cell>
          <table:table-cell table:style-name="ce1" office:value-type="float" office:value="-0.533705383019244" calcext:value-type="float">
            <text:p>-0,53370538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3621898263652" calcext:value-type="float">
            <text:p>0,0133621898</text:p>
          </table:table-cell>
          <table:table-cell table:style-name="ce1" office:value-type="float" office:value="0.0114172518327709" calcext:value-type="float">
            <text:p>0,0114172518</text:p>
          </table:table-cell>
          <table:table-cell table:style-name="ce1" office:value-type="float" office:value="0.0819794350425827" calcext:value-type="float">
            <text:p>0,081979435</text:p>
          </table:table-cell>
          <table:table-cell table:style-name="ce1" office:value-type="float" office:value="0.473610877990723" calcext:value-type="float">
            <text:p>0,473610878</text:p>
          </table:table-cell>
          <table:table-cell table:style-name="ce1" office:value-type="float" office:value="0.473612070083618" calcext:value-type="float">
            <text:p>0,4736120701</text:p>
          </table:table-cell>
          <table:table-cell table:style-name="ce1" office:value-type="float" office:value="0.473615169525147" calcext:value-type="float">
            <text:p>0,4736151695</text:p>
          </table:table-cell>
          <table:table-cell table:style-name="ce1" office:value-type="float" office:value="-0.394071966409683" calcext:value-type="float">
            <text:p>-0,3940719664</text:p>
          </table:table-cell>
          <table:table-cell table:style-name="ce1" office:value-type="float" office:value="4.103102684021" calcext:value-type="float">
            <text:p>4,103102684</text:p>
          </table:table-cell>
          <table:table-cell table:style-name="ce1" office:value-type="float" office:value="-2.89787173271179" calcext:value-type="float">
            <text:p>-2,8978717327</text:p>
          </table:table-cell>
        </table:table-row>
        <table:table-row table:style-name="ro1">
          <table:table-cell table:style-name="ce1" office:value-type="string" calcext:value-type="string">
            <text:p>1.0201525688171387</text:p>
          </table:table-cell>
          <table:table-cell table:style-name="ce1" office:value-type="string" calcext:value-type="string">
            <text:p>0.01793503761291504</text:p>
          </table:table-cell>
          <table:table-cell table:style-name="ce1" office:value-type="string" calcext:value-type="string">
            <text:p>27.386444330215454</text:p>
          </table:table-cell>
          <table:table-cell table:style-name="ce1" office:value-type="float" office:value="-0.0606746934354305" calcext:value-type="float">
            <text:p>-0,0606746934</text:p>
          </table:table-cell>
          <table:table-cell table:style-name="ce1" office:value-type="float" office:value="-0.132056683301926" calcext:value-type="float">
            <text:p>-0,1320566833</text:p>
          </table:table-cell>
          <table:table-cell table:style-name="ce1" office:value-type="float" office:value="2.4070611000061" calcext:value-type="float">
            <text:p>2,4070611</text:p>
          </table:table-cell>
          <table:table-cell table:style-name="ce1" office:value-type="float" office:value="-0.0122350978125093" calcext:value-type="float">
            <text:p>-0,0122350978</text:p>
          </table:table-cell>
          <table:table-cell table:number-columns-repeated="2" table:style-name="ce1" office:value-type="float" office:value="-0.0014515337671979" calcext:value-type="float">
            <text:p>-0,0014515338</text:p>
          </table:table-cell>
          <table:table-cell table:style-name="ce1" office:value-type="float" office:value="-0.392115324735641" calcext:value-type="float">
            <text:p>-0,3921153247</text:p>
          </table:table-cell>
          <table:table-cell table:style-name="ce1" office:value-type="float" office:value="4.09700965881348" calcext:value-type="float">
            <text:p>4,0970096588</text:p>
          </table:table-cell>
          <table:table-cell table:style-name="ce1" office:value-type="float" office:value="-2.85690760612488" calcext:value-type="float">
            <text:p>-2,8569076061</text:p>
          </table:table-cell>
          <table:table-cell table:style-name="ce1" office:value-type="string" calcext:value-type="string">
            <text:p>-0.012235097812509267</text:p>
          </table:table-cell>
          <table:table-cell table:style-name="ce1" office:value-type="string" calcext:value-type="string">
            <text:p>-0.001451533767197899</text:p>
          </table:table-cell>
          <table:table-cell table:style-name="ce1" office:value-type="string" calcext:value-type="string">
            <text:p>-0.1564127277677196</text:p>
          </table:table-cell>
          <table:table-cell table:style-name="ce1" office:value-type="float" office:value="0.0172116924077272" calcext:value-type="float">
            <text:p>0,0172116924</text:p>
          </table:table-cell>
          <table:table-cell table:style-name="ce1" office:value-type="float" office:value="0.0317057482898235" calcext:value-type="float">
            <text:p>0,0317057483</text:p>
          </table:table-cell>
          <table:table-cell table:style-name="ce1" office:value-type="float" office:value="-0.111475478553772" calcext:value-type="float">
            <text:p>-0,1114754786</text:p>
          </table:table-cell>
          <table:table-cell table:style-name="ce1" office:value-type="float" office:value="-0.420403249932104" calcext:value-type="float">
            <text:p>-0,4204032499</text:p>
          </table:table-cell>
          <table:table-cell table:style-name="ce1" office:value-type="float" office:value="-0.473186958564431" calcext:value-type="float">
            <text:p>-0,47318695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19759516059326" calcext:value-type="float">
            <text:p>-0,0011975952</text:p>
          </table:table-cell>
          <table:table-cell table:style-name="ce1" office:value-type="float" office:value="-0.00220612629104979" calcext:value-type="float">
            <text:p>-0,0022061263</text:p>
          </table:table-cell>
          <table:table-cell table:style-name="ce1" office:value-type="float" office:value="0.0425100314420944" calcext:value-type="float">
            <text:p>0,0425100314</text:p>
          </table:table-cell>
          <table:table-cell table:style-name="ce1" office:value-type="float" office:value="0.477191209793091" calcext:value-type="float">
            <text:p>0,4771912098</text:p>
          </table:table-cell>
          <table:table-cell table:style-name="ce1" office:value-type="float" office:value="0.477188110351563" calcext:value-type="float">
            <text:p>0,4771881104</text:p>
          </table:table-cell>
          <table:table-cell table:style-name="ce1" office:value-type="float" office:value="0.477184534072876" calcext:value-type="float">
            <text:p>0,4771845341</text:p>
          </table:table-cell>
          <table:table-cell table:style-name="ce1" office:value-type="float" office:value="-0.392115324735641" calcext:value-type="float">
            <text:p>-0,3921153247</text:p>
          </table:table-cell>
          <table:table-cell table:style-name="ce1" office:value-type="float" office:value="4.09700965881348" calcext:value-type="float">
            <text:p>4,0970096588</text:p>
          </table:table-cell>
          <table:table-cell table:style-name="ce1" office:value-type="float" office:value="-2.85690760612488" calcext:value-type="float">
            <text:p>-2,8569076061</text:p>
          </table:table-cell>
        </table:table-row>
        <table:table-row table:style-name="ro1">
          <table:table-cell table:style-name="ce1" office:value-type="string" calcext:value-type="string">
            <text:p>1.0444679260253906</text:p>
          </table:table-cell>
          <table:table-cell table:style-name="ce1" office:value-type="string" calcext:value-type="string">
            <text:p>0.024315357208251953</text:p>
          </table:table-cell>
          <table:table-cell table:style-name="ce1" office:value-type="string" calcext:value-type="string">
            <text:p>27.879673719406128</text:p>
          </table:table-cell>
          <table:table-cell table:style-name="ce1" office:value-type="float" office:value="-0.0670271143317223" calcext:value-type="float">
            <text:p>-0,0670271143</text:p>
          </table:table-cell>
          <table:table-cell table:style-name="ce1" office:value-type="float" office:value="-0.130526497960091" calcext:value-type="float">
            <text:p>-0,130526498</text:p>
          </table:table-cell>
          <table:table-cell table:style-name="ce1" office:value-type="float" office:value="2.37916946411133" calcext:value-type="float">
            <text:p>2,3791694641</text:p>
          </table:table-cell>
          <table:table-cell table:style-name="ce1" office:value-type="float" office:value="-0.0124196553526307" calcext:value-type="float">
            <text:p>-0,0124196554</text:p>
          </table:table-cell>
          <table:table-cell table:number-columns-repeated="2" table:style-name="ce1" office:value-type="float" office:value="0.00461842966941545" calcext:value-type="float">
            <text:p>0,0046184297</text:p>
          </table:table-cell>
          <table:table-cell table:style-name="ce1" office:value-type="float" office:value="-0.39347180724144" calcext:value-type="float">
            <text:p>-0,3934718072</text:p>
          </table:table-cell>
          <table:table-cell table:style-name="ce1" office:value-type="float" office:value="4.09494829177856" calcext:value-type="float">
            <text:p>4,0949482918</text:p>
          </table:table-cell>
          <table:table-cell table:style-name="ce1" office:value-type="float" office:value="-2.81772828102112" calcext:value-type="float">
            <text:p>-2,817728281</text:p>
          </table:table-cell>
          <table:table-cell table:style-name="ce1" office:value-type="string" calcext:value-type="string">
            <text:p>-0.01241965535263068</text:p>
          </table:table-cell>
          <table:table-cell table:style-name="ce1" office:value-type="string" calcext:value-type="string">
            <text:p>0.004618429669415447</text:p>
          </table:table-cell>
          <table:table-cell table:style-name="ce1" office:value-type="string" calcext:value-type="string">
            <text:p>-0.15370855663890706</text:p>
          </table:table-cell>
          <table:table-cell table:style-name="ce1" office:value-type="float" office:value="0.0151686733588576" calcext:value-type="float">
            <text:p>0,0151686734</text:p>
          </table:table-cell>
          <table:table-cell table:style-name="ce1" office:value-type="float" office:value="0.0330141708254814" calcext:value-type="float">
            <text:p>0,0330141708</text:p>
          </table:table-cell>
          <table:table-cell table:style-name="ce1" office:value-type="float" office:value="-0.109567177200317" calcext:value-type="float">
            <text:p>-0,1095671772</text:p>
          </table:table-cell>
          <table:table-cell table:style-name="ce1" office:value-type="float" office:value="-0.390453128411676" calcext:value-type="float">
            <text:p>-0,3904531284</text:p>
          </table:table-cell>
          <table:table-cell table:style-name="ce1" office:value-type="float" office:value="-0.408001180757634" calcext:value-type="float">
            <text:p>-0,408001180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555465978775" calcext:value-type="float">
            <text:p>-0,016555466</text:p>
          </table:table-cell>
          <table:table-cell table:style-name="ce1" office:value-type="float" office:value="0.0106026772237708" calcext:value-type="float">
            <text:p>0,0106026772</text:p>
          </table:table-cell>
          <table:table-cell table:style-name="ce1" office:value-type="float" office:value="0.0743448224564129" calcext:value-type="float">
            <text:p>0,0743448225</text:p>
          </table:table-cell>
          <table:table-cell table:style-name="ce1" office:value-type="float" office:value="0.493618011474609" calcext:value-type="float">
            <text:p>0,4936180115</text:p>
          </table:table-cell>
          <table:table-cell table:style-name="ce1" office:value-type="float" office:value="0.493619680404663" calcext:value-type="float">
            <text:p>0,4936196804</text:p>
          </table:table-cell>
          <table:table-cell table:style-name="ce1" office:value-type="float" office:value="0.493620157241821" calcext:value-type="float">
            <text:p>0,4936201572</text:p>
          </table:table-cell>
          <table:table-cell table:style-name="ce1" office:value-type="float" office:value="-0.39347180724144" calcext:value-type="float">
            <text:p>-0,3934718072</text:p>
          </table:table-cell>
          <table:table-cell table:style-name="ce1" office:value-type="float" office:value="4.09494829177856" calcext:value-type="float">
            <text:p>4,0949482918</text:p>
          </table:table-cell>
          <table:table-cell table:style-name="ce1" office:value-type="float" office:value="-2.81772828102112" calcext:value-type="float">
            <text:p>-2,817728281</text:p>
          </table:table-cell>
        </table:table-row>
        <table:table-row table:style-name="ro1">
          <table:table-cell table:style-name="ce1" office:value-type="string" calcext:value-type="string">
            <text:p>1.066537857055664</text:p>
          </table:table-cell>
          <table:table-cell table:style-name="ce1" office:value-type="string" calcext:value-type="string">
            <text:p>0.022069931030273438</text:p>
          </table:table-cell>
          <table:table-cell table:style-name="ce1" office:value-type="string" calcext:value-type="string">
            <text:p>28.367815256118774</text:p>
          </table:table-cell>
          <table:table-cell table:style-name="ce1" office:value-type="float" office:value="-0.0730396136641502" calcext:value-type="float">
            <text:p>-0,0730396137</text:p>
          </table:table-cell>
          <table:table-cell table:style-name="ce1" office:value-type="float" office:value="-0.128688842058182" calcext:value-type="float">
            <text:p>-0,1286888421</text:p>
          </table:table-cell>
          <table:table-cell table:style-name="ce1" office:value-type="float" office:value="2.34567379951477" calcext:value-type="float">
            <text:p>2,3456737995</text:p>
          </table:table-cell>
          <table:table-cell table:style-name="ce1" office:value-type="float" office:value="-0.00808547113080196" calcext:value-type="float">
            <text:p>-0,0080854711</text:p>
          </table:table-cell>
          <table:table-cell table:number-columns-repeated="2" table:style-name="ce1" office:value-type="float" office:value="0.00847752230614961" calcext:value-type="float">
            <text:p>0,0084775223</text:p>
          </table:table-cell>
          <table:table-cell table:style-name="ce1" office:value-type="float" office:value="-0.395804524421692" calcext:value-type="float">
            <text:p>-0,3958045244</text:p>
          </table:table-cell>
          <table:table-cell table:style-name="ce1" office:value-type="float" office:value="4.09509754180908" calcext:value-type="float">
            <text:p>4,0950975418</text:p>
          </table:table-cell>
          <table:table-cell table:style-name="ce1" office:value-type="float" office:value="-2.77882027626038" calcext:value-type="float">
            <text:p>-2,7788202763</text:p>
          </table:table-cell>
          <table:table-cell table:style-name="ce1" office:value-type="string" calcext:value-type="string">
            <text:p>-0.008085471130801958</text:p>
          </table:table-cell>
          <table:table-cell table:style-name="ce1" office:value-type="string" calcext:value-type="string">
            <text:p>0.008477522306149616</text:p>
          </table:table-cell>
          <table:table-cell table:style-name="ce1" office:value-type="string" calcext:value-type="string">
            <text:p>-0.15268660109250998</text:p>
          </table:table-cell>
          <table:table-cell table:style-name="ce1" office:value-type="float" office:value="0.0167567785829306" calcext:value-type="float">
            <text:p>0,0167567786</text:p>
          </table:table-cell>
          <table:table-cell table:style-name="ce1" office:value-type="float" office:value="0.0326316244900227" calcext:value-type="float">
            <text:p>0,0326316245</text:p>
          </table:table-cell>
          <table:table-cell table:style-name="ce1" office:value-type="float" office:value="-0.108116812133789" calcext:value-type="float">
            <text:p>-0,1081168121</text:p>
          </table:table-cell>
          <table:table-cell table:style-name="ce1" office:value-type="float" office:value="-0.357774361093775" calcext:value-type="float">
            <text:p>-0,3577743611</text:p>
          </table:table-cell>
          <table:table-cell table:style-name="ce1" office:value-type="float" office:value="-0.344363637557007" calcext:value-type="float">
            <text:p>-0,344363637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0293911504347" calcext:value-type="float">
            <text:p>0,0130293912</text:p>
          </table:table-cell>
          <table:table-cell table:style-name="ce1" office:value-type="float" office:value="-0.00313855192790692" calcext:value-type="float">
            <text:p>-0,0031385519</text:p>
          </table:table-cell>
          <table:table-cell table:style-name="ce1" office:value-type="float" office:value="0.0572084416511648" calcext:value-type="float">
            <text:p>0,0572084417</text:p>
          </table:table-cell>
          <table:table-cell table:style-name="ce1" office:value-type="float" office:value="0.487545490264893" calcext:value-type="float">
            <text:p>0,4875454903</text:p>
          </table:table-cell>
          <table:table-cell table:style-name="ce1" office:value-type="float" office:value="0.487545013427734" calcext:value-type="float">
            <text:p>0,4875450134</text:p>
          </table:table-cell>
          <table:table-cell table:style-name="ce1" office:value-type="float" office:value="0.487544059753418" calcext:value-type="float">
            <text:p>0,4875440598</text:p>
          </table:table-cell>
          <table:table-cell table:style-name="ce1" office:value-type="float" office:value="-0.395804524421692" calcext:value-type="float">
            <text:p>-0,3958045244</text:p>
          </table:table-cell>
          <table:table-cell table:style-name="ce1" office:value-type="float" office:value="4.09509754180908" calcext:value-type="float">
            <text:p>4,0950975418</text:p>
          </table:table-cell>
          <table:table-cell table:style-name="ce1" office:value-type="float" office:value="-2.77882027626038" calcext:value-type="float">
            <text:p>-2,7788202763</text:p>
          </table:table-cell>
        </table:table-row>
        <table:table-row table:style-name="ro1">
          <table:table-cell table:style-name="ce1" office:value-type="string" calcext:value-type="string">
            <text:p>1.0798437595367432</text:p>
          </table:table-cell>
          <table:table-cell table:style-name="ce1" office:value-type="string" calcext:value-type="string">
            <text:p>0.013305902481079102</text:p>
          </table:table-cell>
          <table:table-cell table:style-name="ce1" office:value-type="string" calcext:value-type="string">
            <text:p>28.84357476234436</text:p>
          </table:table-cell>
          <table:table-cell table:style-name="ce1" office:value-type="float" office:value="-0.0724329054355621" calcext:value-type="float">
            <text:p>-0,0724329054</text:p>
          </table:table-cell>
          <table:table-cell table:style-name="ce1" office:value-type="float" office:value="-0.120721511542797" calcext:value-type="float">
            <text:p>-0,1207215115</text:p>
          </table:table-cell>
          <table:table-cell table:style-name="ce1" office:value-type="float" office:value="2.32618927955627" calcext:value-type="float">
            <text:p>2,3261892796</text:p>
          </table:table-cell>
          <table:table-cell table:style-name="ce1" office:value-type="float" office:value="-0.00415698168595947" calcext:value-type="float">
            <text:p>-0,0041569817</text:p>
          </table:table-cell>
          <table:table-cell table:number-columns-repeated="2" table:style-name="ce1" office:value-type="float" office:value="0.0122906892516054" calcext:value-type="float">
            <text:p>0,0122906893</text:p>
          </table:table-cell>
          <table:table-cell table:style-name="ce1" office:value-type="float" office:value="-0.399171352386475" calcext:value-type="float">
            <text:p>-0,3991713524</text:p>
          </table:table-cell>
          <table:table-cell table:style-name="ce1" office:value-type="float" office:value="4.0969614982605" calcext:value-type="float">
            <text:p>4,0969614983</text:p>
          </table:table-cell>
          <table:table-cell table:style-name="ce1" office:value-type="float" office:value="-2.74068164825439" calcext:value-type="float">
            <text:p>-2,7406816483</text:p>
          </table:table-cell>
          <table:table-cell table:style-name="ce1" office:value-type="string" calcext:value-type="string">
            <text:p>-0.0041569816859594695</text:p>
          </table:table-cell>
          <table:table-cell table:style-name="ce1" office:value-type="string" calcext:value-type="string">
            <text:p>0.0122906892516054</text:p>
          </table:table-cell>
          <table:table-cell table:style-name="ce1" office:value-type="string" calcext:value-type="string">
            <text:p>-0.15061413595543696</text:p>
          </table:table-cell>
          <table:table-cell table:style-name="ce1" office:value-type="float" office:value="0.0182599034160376" calcext:value-type="float">
            <text:p>0,0182599034</text:p>
          </table:table-cell>
          <table:table-cell table:style-name="ce1" office:value-type="float" office:value="0.0321722105145454" calcext:value-type="float">
            <text:p>0,0321722105</text:p>
          </table:table-cell>
          <table:table-cell table:style-name="ce1" office:value-type="float" office:value="-0.106375037574768" calcext:value-type="float">
            <text:p>-0,1063750376</text:p>
          </table:table-cell>
          <table:table-cell table:style-name="ce1" office:value-type="float" office:value="-0.323040830232833" calcext:value-type="float">
            <text:p>-0,3230408302</text:p>
          </table:table-cell>
          <table:table-cell table:style-name="ce1" office:value-type="float" office:value="-0.28316606577796" calcext:value-type="float">
            <text:p>-0,283166065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6434202775027" calcext:value-type="float">
            <text:p>0,0126434203</text:p>
          </table:table-cell>
          <table:table-cell table:style-name="ce1" office:value-type="float" office:value="-0.00386430054728094" calcext:value-type="float">
            <text:p>-0,0038643005</text:p>
          </table:table-cell>
          <table:table-cell table:style-name="ce1" office:value-type="float" office:value="0.070436064773244" calcext:value-type="float">
            <text:p>0,0704360648</text:p>
          </table:table-cell>
          <table:table-cell table:style-name="ce1" office:value-type="float" office:value="0.475543737411499" calcext:value-type="float">
            <text:p>0,4755437374</text:p>
          </table:table-cell>
          <table:table-cell table:style-name="ce1" office:value-type="float" office:value="0.475546836853027" calcext:value-type="float">
            <text:p>0,4755468369</text:p>
          </table:table-cell>
          <table:table-cell table:style-name="ce1" office:value-type="float" office:value="0.475547075271606" calcext:value-type="float">
            <text:p>0,4755470753</text:p>
          </table:table-cell>
          <table:table-cell table:style-name="ce1" office:value-type="float" office:value="-0.399171352386475" calcext:value-type="float">
            <text:p>-0,3991713524</text:p>
          </table:table-cell>
          <table:table-cell table:style-name="ce1" office:value-type="float" office:value="4.0969614982605" calcext:value-type="float">
            <text:p>4,0969614983</text:p>
          </table:table-cell>
          <table:table-cell table:style-name="ce1" office:value-type="float" office:value="-2.74068164825439" calcext:value-type="float">
            <text:p>-2,7406816483</text:p>
          </table:table-cell>
        </table:table-row>
        <table:table-row table:style-name="ro1">
          <table:table-cell table:style-name="ce1" office:value-type="string" calcext:value-type="string">
            <text:p>1.09297776222229</text:p>
          </table:table-cell>
          <table:table-cell table:style-name="ce1" office:value-type="string" calcext:value-type="string">
            <text:p>0.013134002685546875</text:p>
          </table:table-cell>
          <table:table-cell table:style-name="ce1" office:value-type="string" calcext:value-type="string">
            <text:p>29.30948567390442</text:p>
          </table:table-cell>
          <table:table-cell table:style-name="ce1" office:value-type="float" office:value="-0.0847163423895836" calcext:value-type="float">
            <text:p>-0,0847163424</text:p>
          </table:table-cell>
          <table:table-cell table:style-name="ce1" office:value-type="float" office:value="-0.118602879345417" calcext:value-type="float">
            <text:p>-0,1186028793</text:p>
          </table:table-cell>
          <table:table-cell table:style-name="ce1" office:value-type="float" office:value="2.28536534309387" calcext:value-type="float">
            <text:p>2,2853653431</text:p>
          </table:table-cell>
          <table:table-cell table:style-name="ce1" office:value-type="float" office:value="-0.00214691609910267" calcext:value-type="float">
            <text:p>-0,0021469161</text:p>
          </table:table-cell>
          <table:table-cell table:number-columns-repeated="2" table:style-name="ce1" office:value-type="float" office:value="0.0140583033590172" calcext:value-type="float">
            <text:p>0,0140583034</text:p>
          </table:table-cell>
          <table:table-cell table:style-name="ce1" office:value-type="float" office:value="-0.399171352386475" calcext:value-type="float">
            <text:p>-0,3991713524</text:p>
          </table:table-cell>
          <table:table-cell table:style-name="ce1" office:value-type="float" office:value="4.0969614982605" calcext:value-type="float">
            <text:p>4,0969614983</text:p>
          </table:table-cell>
          <table:table-cell table:style-name="ce1" office:value-type="float" office:value="-2.74068164825439" calcext:value-type="float">
            <text:p>-2,7406816483</text:p>
          </table:table-cell>
          <table:table-cell table:style-name="ce1" office:value-type="string" calcext:value-type="string">
            <text:p>-0.00214691609910267</text:p>
          </table:table-cell>
          <table:table-cell table:style-name="ce1" office:value-type="string" calcext:value-type="string">
            <text:p>0.014058303359017225</text:p>
          </table:table-cell>
          <table:table-cell table:style-name="ce1" office:value-type="string" calcext:value-type="string">
            <text:p>-0.15032311457322658</text:p>
          </table:table-cell>
          <table:table-cell table:style-name="ce1" office:value-type="float" office:value="0.0181082263588905" calcext:value-type="float">
            <text:p>0,0181082264</text:p>
          </table:table-cell>
          <table:table-cell table:style-name="ce1" office:value-type="float" office:value="0.0301803778856993" calcext:value-type="float">
            <text:p>0,0301803779</text:p>
          </table:table-cell>
          <table:table-cell table:style-name="ce1" office:value-type="float" office:value="-0.105361842536926" calcext:value-type="float">
            <text:p>-0,1053618425</text:p>
          </table:table-cell>
          <table:table-cell table:style-name="ce1" office:value-type="float" office:value="-0.289072708781567" calcext:value-type="float">
            <text:p>-0,2890727088</text:p>
          </table:table-cell>
          <table:table-cell table:style-name="ce1" office:value-type="float" office:value="-0.226553363546461" calcext:value-type="float">
            <text:p>-0,22655336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29373182474478" calcext:value-type="float">
            <text:p>-0,0012937318</text:p>
          </table:table-cell>
          <table:table-cell table:style-name="ce1" office:value-type="float" office:value="-0.0169896179632127" calcext:value-type="float">
            <text:p>-0,016989618</text:p>
          </table:table-cell>
          <table:table-cell table:style-name="ce1" office:value-type="float" office:value="0.0415491185479873" calcext:value-type="float">
            <text:p>0,0415491185</text:p>
          </table:table-cell>
          <table:table-cell table:style-name="ce1" office:value-type="float" office:value="0.468959808349609" calcext:value-type="float">
            <text:p>0,4689598083</text:p>
          </table:table-cell>
          <table:table-cell table:style-name="ce1" office:value-type="float" office:value="0.468952894210815" calcext:value-type="float">
            <text:p>0,4689528942</text:p>
          </table:table-cell>
          <table:table-cell table:style-name="ce1" office:value-type="float" office:value="0.468951463699341" calcext:value-type="float">
            <text:p>0,4689514637</text:p>
          </table:table-cell>
          <table:table-cell table:style-name="ce1" office:value-type="float" office:value="-0.399171352386475" calcext:value-type="float">
            <text:p>-0,3991713524</text:p>
          </table:table-cell>
          <table:table-cell table:style-name="ce1" office:value-type="float" office:value="4.0969614982605" calcext:value-type="float">
            <text:p>4,0969614983</text:p>
          </table:table-cell>
          <table:table-cell table:style-name="ce1" office:value-type="float" office:value="-2.74068164825439" calcext:value-type="float">
            <text:p>-2,7406816483</text:p>
          </table:table-cell>
        </table:table-row>
        <table:table-row table:style-name="ro1">
          <table:table-cell table:style-name="ce1" office:value-type="string" calcext:value-type="string">
            <text:p>1.1183936595916748</text:p>
          </table:table-cell>
          <table:table-cell table:style-name="ce1" office:value-type="string" calcext:value-type="string">
            <text:p>0.025415897369384766</text:p>
          </table:table-cell>
          <table:table-cell table:style-name="ce1" office:value-type="string" calcext:value-type="string">
            <text:p>29.785011768341064</text:p>
          </table:table-cell>
          <table:table-cell table:style-name="ce1" office:value-type="float" office:value="-0.0908553674817085" calcext:value-type="float">
            <text:p>-0,0908553675</text:p>
          </table:table-cell>
          <table:table-cell table:style-name="ce1" office:value-type="float" office:value="-0.117775477468967" calcext:value-type="float">
            <text:p>-0,1177754775</text:p>
          </table:table-cell>
          <table:table-cell table:style-name="ce1" office:value-type="float" office:value="2.26942205429077" calcext:value-type="float">
            <text:p>2,2694220543</text:p>
          </table:table-cell>
          <table:table-cell table:style-name="ce1" office:value-type="float" office:value="0.00414965120791513" calcext:value-type="float">
            <text:p>0,0041496512</text:p>
          </table:table-cell>
          <table:table-cell table:number-columns-repeated="2" table:style-name="ce1" office:value-type="float" office:value="0.0176465181639226" calcext:value-type="float">
            <text:p>0,0176465182</text:p>
          </table:table-cell>
          <table:table-cell table:style-name="ce1" office:value-type="float" office:value="-0.403715282678604" calcext:value-type="float">
            <text:p>-0,4037152827</text:p>
          </table:table-cell>
          <table:table-cell table:style-name="ce1" office:value-type="float" office:value="4.10019016265869" calcext:value-type="float">
            <text:p>4,1001901627</text:p>
          </table:table-cell>
          <table:table-cell table:style-name="ce1" office:value-type="float" office:value="-2.70283150672913" calcext:value-type="float">
            <text:p>-2,7028315067</text:p>
          </table:table-cell>
          <table:table-cell table:style-name="ce1" office:value-type="string" calcext:value-type="string">
            <text:p>0.004149651207915128</text:p>
          </table:table-cell>
          <table:table-cell table:style-name="ce1" office:value-type="string" calcext:value-type="string">
            <text:p>0.01764651816392264</text:p>
          </table:table-cell>
          <table:table-cell table:style-name="ce1" office:value-type="string" calcext:value-type="string">
            <text:p>-0.14707968584256814</text:p>
          </table:table-cell>
          <table:table-cell table:style-name="ce1" office:value-type="float" office:value="0.0211790855973959" calcext:value-type="float">
            <text:p>0,0211790856</text:p>
          </table:table-cell>
          <table:table-cell table:style-name="ce1" office:value-type="float" office:value="0.0296507198363543" calcext:value-type="float">
            <text:p>0,0296507198</text:p>
          </table:table-cell>
          <table:table-cell table:style-name="ce1" office:value-type="float" office:value="-0.103238997840881" calcext:value-type="float">
            <text:p>-0,1032389978</text:p>
          </table:table-cell>
          <table:table-cell table:style-name="ce1" office:value-type="float" office:value="-0.249032333138689" calcext:value-type="float">
            <text:p>-0,2490323331</text:p>
          </table:table-cell>
          <table:table-cell table:style-name="ce1" office:value-type="float" office:value="-0.170496045886792" calcext:value-type="float">
            <text:p>-0,170496045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59889632404795" calcext:value-type="float">
            <text:p>0,0259889632</text:p>
          </table:table-cell>
          <table:table-cell table:style-name="ce1" office:value-type="float" office:value="-0.00448248131329997" calcext:value-type="float">
            <text:p>-0,0044824813</text:p>
          </table:table-cell>
          <table:table-cell table:style-name="ce1" office:value-type="float" office:value="0.086372479932528" calcext:value-type="float">
            <text:p>0,0863724799</text:p>
          </table:table-cell>
          <table:table-cell table:style-name="ce1" office:value-type="float" office:value="0.472640514373779" calcext:value-type="float">
            <text:p>0,4726405144</text:p>
          </table:table-cell>
          <table:table-cell table:style-name="ce1" office:value-type="float" office:value="0.472647190093994" calcext:value-type="float">
            <text:p>0,4726471901</text:p>
          </table:table-cell>
          <table:table-cell table:style-name="ce1" office:value-type="float" office:value="0.472649812698364" calcext:value-type="float">
            <text:p>0,4726498127</text:p>
          </table:table-cell>
          <table:table-cell table:style-name="ce1" office:value-type="float" office:value="-0.403715282678604" calcext:value-type="float">
            <text:p>-0,4037152827</text:p>
          </table:table-cell>
          <table:table-cell table:style-name="ce1" office:value-type="float" office:value="4.10019016265869" calcext:value-type="float">
            <text:p>4,1001901627</text:p>
          </table:table-cell>
          <table:table-cell table:style-name="ce1" office:value-type="float" office:value="-2.70283150672913" calcext:value-type="float">
            <text:p>-2,7028315067</text:p>
          </table:table-cell>
        </table:table-row>
        <table:table-row table:style-name="ro1">
          <table:table-cell table:style-name="ce1" office:value-type="string" calcext:value-type="string">
            <text:p>1.1399660110473633</text:p>
          </table:table-cell>
          <table:table-cell table:style-name="ce1" office:value-type="string" calcext:value-type="string">
            <text:p>0.021572351455688477</text:p>
          </table:table-cell>
          <table:table-cell table:style-name="ce1" office:value-type="string" calcext:value-type="string">
            <text:p>30.26116967201233</text:p>
          </table:table-cell>
          <table:table-cell table:number-columns-repeated="2" table:style-name="ce1" office:value-type="float" office:value="-0.102404206991196" calcext:value-type="float">
            <text:p>-0,102404207</text:p>
          </table:table-cell>
          <table:table-cell table:style-name="ce1" office:value-type="float" office:value="2.22784280776978" calcext:value-type="float">
            <text:p>2,2278428078</text:p>
          </table:table-cell>
          <table:table-cell table:style-name="ce1" office:value-type="float" office:value="0.00850909802238838" calcext:value-type="float">
            <text:p>0,008509098</text:p>
          </table:table-cell>
          <table:table-cell table:number-columns-repeated="2" table:style-name="ce1" office:value-type="float" office:value="0.0214069084451247" calcext:value-type="float">
            <text:p>0,0214069084</text:p>
          </table:table-cell>
          <table:table-cell table:style-name="ce1" office:value-type="float" office:value="-0.408404350280762" calcext:value-type="float">
            <text:p>-0,4084043503</text:p>
          </table:table-cell>
          <table:table-cell table:style-name="ce1" office:value-type="float" office:value="4.10454654693604" calcext:value-type="float">
            <text:p>4,1045465469</text:p>
          </table:table-cell>
          <table:table-cell table:style-name="ce1" office:value-type="float" office:value="-2.66494369506836" calcext:value-type="float">
            <text:p>-2,6649436951</text:p>
          </table:table-cell>
          <table:table-cell table:style-name="ce1" office:value-type="string" calcext:value-type="string">
            <text:p>0.008509098022388377</text:p>
          </table:table-cell>
          <table:table-cell table:style-name="ce1" office:value-type="string" calcext:value-type="string">
            <text:p>0.02140690844512468</text:p>
          </table:table-cell>
          <table:table-cell table:style-name="ce1" office:value-type="string" calcext:value-type="string">
            <text:p>-0.1475726774099537</text:p>
          </table:table-cell>
          <table:table-cell table:style-name="ce1" office:value-type="float" office:value="0.0227138418704271" calcext:value-type="float">
            <text:p>0,0227138419</text:p>
          </table:table-cell>
          <table:table-cell table:style-name="ce1" office:value-type="float" office:value="0.0294438693672419" calcext:value-type="float">
            <text:p>0,0294438694</text:p>
          </table:table-cell>
          <table:table-cell table:style-name="ce1" office:value-type="float" office:value="-0.10240994682312" calcext:value-type="float">
            <text:p>-0,1024099468</text:p>
          </table:table-cell>
          <table:table-cell table:style-name="ce1" office:value-type="float" office:value="-0.205780384590276" calcext:value-type="float">
            <text:p>-0,2057803846</text:p>
          </table:table-cell>
          <table:table-cell table:style-name="ce1" office:value-type="float" office:value="-0.114428873129597" calcext:value-type="float">
            <text:p>-0,114428873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895682147132" calcext:value-type="float">
            <text:p>0,0128956821</text:p>
          </table:table-cell>
          <table:table-cell table:style-name="ce1" office:value-type="float" office:value="-0.00173805180938186" calcext:value-type="float">
            <text:p>-0,0017380518</text:p>
          </table:table-cell>
          <table:table-cell table:style-name="ce1" office:value-type="float" office:value="0.0334907765266572" calcext:value-type="float">
            <text:p>0,0334907765</text:p>
          </table:table-cell>
          <table:table-cell table:style-name="ce1" office:value-type="float" office:value="0.476052761077881" calcext:value-type="float">
            <text:p>0,4760527611</text:p>
          </table:table-cell>
          <table:table-cell table:style-name="ce1" office:value-type="float" office:value="0.476051330566406" calcext:value-type="float">
            <text:p>0,4760513306</text:p>
          </table:table-cell>
          <table:table-cell table:style-name="ce1" office:value-type="float" office:value="0.476050138473511" calcext:value-type="float">
            <text:p>0,4760501385</text:p>
          </table:table-cell>
          <table:table-cell table:style-name="ce1" office:value-type="float" office:value="-0.408404350280762" calcext:value-type="float">
            <text:p>-0,4084043503</text:p>
          </table:table-cell>
          <table:table-cell table:style-name="ce1" office:value-type="float" office:value="4.10454654693604" calcext:value-type="float">
            <text:p>4,1045465469</text:p>
          </table:table-cell>
          <table:table-cell table:style-name="ce1" office:value-type="float" office:value="-2.66494369506836" calcext:value-type="float">
            <text:p>-2,6649436951</text:p>
          </table:table-cell>
        </table:table-row>
        <table:table-row table:style-name="ro1">
          <table:table-cell table:style-name="ce1" office:value-type="string" calcext:value-type="string">
            <text:p>1.1604008674621582</text:p>
          </table:table-cell>
          <table:table-cell table:style-name="ce1" office:value-type="string" calcext:value-type="string">
            <text:p>0.020434856414794922</text:p>
          </table:table-cell>
          <table:table-cell table:style-name="ce1" office:value-type="string" calcext:value-type="string">
            <text:p>30.751031398773193</text:p>
          </table:table-cell>
          <table:table-cell table:style-name="ce1" office:value-type="float" office:value="-0.107258625328541" calcext:value-type="float">
            <text:p>-0,1072586253</text:p>
          </table:table-cell>
          <table:table-cell table:style-name="ce1" office:value-type="float" office:value="-0.094257578253746" calcext:value-type="float">
            <text:p>-0,0942575783</text:p>
          </table:table-cell>
          <table:table-cell table:style-name="ce1" office:value-type="float" office:value="2.19203114509583" calcext:value-type="float">
            <text:p>2,1920311451</text:p>
          </table:table-cell>
          <table:table-cell table:style-name="ce1" office:value-type="float" office:value="0.0150738696763968" calcext:value-type="float">
            <text:p>0,0150738697</text:p>
          </table:table-cell>
          <table:table-cell table:number-columns-repeated="2" table:style-name="ce1" office:value-type="float" office:value="0.0206168231652152" calcext:value-type="float">
            <text:p>0,0206168232</text:p>
          </table:table-cell>
          <table:table-cell table:style-name="ce1" office:value-type="float" office:value="-0.412491142749786" calcext:value-type="float">
            <text:p>-0,4124911427</text:p>
          </table:table-cell>
          <table:table-cell table:style-name="ce1" office:value-type="float" office:value="4.10991811752319" calcext:value-type="float">
            <text:p>4,1099181175</text:p>
          </table:table-cell>
          <table:table-cell table:style-name="ce1" office:value-type="float" office:value="-2.62762141227722" calcext:value-type="float">
            <text:p>-2,6276214123</text:p>
          </table:table-cell>
          <table:table-cell table:style-name="ce1" office:value-type="string" calcext:value-type="string">
            <text:p>0.015073869676396788</text:p>
          </table:table-cell>
          <table:table-cell table:style-name="ce1" office:value-type="string" calcext:value-type="string">
            <text:p>0.02061682316521521</text:p>
          </table:table-cell>
          <table:table-cell table:style-name="ce1" office:value-type="string" calcext:value-type="string">
            <text:p>-0.14412620571075135</text:p>
          </table:table-cell>
          <table:table-cell table:number-columns-repeated="2" table:style-name="ce1" office:value-type="float" office:value="0.0256010517477989" calcext:value-type="float">
            <text:p>0,0256010517</text:p>
          </table:table-cell>
          <table:table-cell table:style-name="ce1" office:value-type="float" office:value="-0.100247826004028" calcext:value-type="float">
            <text:p>-0,100247826</text:p>
          </table:table-cell>
          <table:table-cell table:style-name="ce1" office:value-type="float" office:value="-0.155607742332534" calcext:value-type="float">
            <text:p>-0,1556077423</text:p>
          </table:table-cell>
          <table:table-cell table:style-name="ce1" office:value-type="float" office:value="-0.0642563041170512" calcext:value-type="float">
            <text:p>-0,064256304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35716059274341" calcext:value-type="float">
            <text:p>0,0235716059</text:p>
          </table:table-cell>
          <table:table-cell table:style-name="ce1" office:value-type="float" office:value="-0.0313733738316211" calcext:value-type="float">
            <text:p>-0,0313733738</text:p>
          </table:table-cell>
          <table:table-cell table:style-name="ce1" office:value-type="float" office:value="0.0848648117310775" calcext:value-type="float">
            <text:p>0,0848648117</text:p>
          </table:table-cell>
          <table:table-cell table:style-name="ce1" office:value-type="float" office:value="0.489947080612183" calcext:value-type="float">
            <text:p>0,4899470806</text:p>
          </table:table-cell>
          <table:table-cell table:style-name="ce1" office:value-type="float" office:value="0.489946365356445" calcext:value-type="float">
            <text:p>0,4899463654</text:p>
          </table:table-cell>
          <table:table-cell table:style-name="ce1" office:value-type="float" office:value="0.489946842193604" calcext:value-type="float">
            <text:p>0,4899468422</text:p>
          </table:table-cell>
          <table:table-cell table:style-name="ce1" office:value-type="float" office:value="-0.412491142749786" calcext:value-type="float">
            <text:p>-0,4124911427</text:p>
          </table:table-cell>
          <table:table-cell table:style-name="ce1" office:value-type="float" office:value="4.10991811752319" calcext:value-type="float">
            <text:p>4,1099181175</text:p>
          </table:table-cell>
          <table:table-cell table:style-name="ce1" office:value-type="float" office:value="-2.62762141227722" calcext:value-type="float">
            <text:p>-2,6276214123</text:p>
          </table:table-cell>
        </table:table-row>
        <table:table-row table:style-name="ro1">
          <table:table-cell table:style-name="ce1" office:value-type="string" calcext:value-type="string">
            <text:p>1.1741516590118408</text:p>
          </table:table-cell>
          <table:table-cell table:style-name="ce1" office:value-type="string" calcext:value-type="string">
            <text:p>0.013750791549682617</text:p>
          </table:table-cell>
          <table:table-cell table:style-name="ce1" office:value-type="string" calcext:value-type="string">
            <text:p>31.231266260147095</text:p>
          </table:table-cell>
          <table:table-cell table:style-name="ce1" office:value-type="float" office:value="-0.112241581082344" calcext:value-type="float">
            <text:p>-0,1122415811</text:p>
          </table:table-cell>
          <table:table-cell table:style-name="ce1" office:value-type="float" office:value="-0.0865863636136055" calcext:value-type="float">
            <text:p>-0,0865863636</text:p>
          </table:table-cell>
          <table:table-cell table:style-name="ce1" office:value-type="float" office:value="2.16278910636902" calcext:value-type="float">
            <text:p>2,1627891064</text:p>
          </table:table-cell>
          <table:table-cell table:style-name="ce1" office:value-type="float" office:value="0.0196846861477327" calcext:value-type="float">
            <text:p>0,0196846861</text:p>
          </table:table-cell>
          <table:table-cell table:number-columns-repeated="2" table:style-name="ce1" office:value-type="float" office:value="0.0219723649876907" calcext:value-type="float">
            <text:p>0,021972365</text:p>
          </table:table-cell>
          <table:table-cell table:style-name="ce1" office:value-type="float" office:value="-0.415398597717285" calcext:value-type="float">
            <text:p>-0,4153985977</text:p>
          </table:table-cell>
          <table:table-cell table:style-name="ce1" office:value-type="float" office:value="4.11629819869995" calcext:value-type="float">
            <text:p>4,1162981987</text:p>
          </table:table-cell>
          <table:table-cell table:style-name="ce1" office:value-type="float" office:value="-2.59045100212097" calcext:value-type="float">
            <text:p>-2,5904510021</text:p>
          </table:table-cell>
          <table:table-cell table:style-name="ce1" office:value-type="string" calcext:value-type="string">
            <text:p>0.01968468614773274</text:p>
          </table:table-cell>
          <table:table-cell table:style-name="ce1" office:value-type="string" calcext:value-type="string">
            <text:p>0.021972364987690705</text:p>
          </table:table-cell>
          <table:table-cell table:style-name="ce1" office:value-type="string" calcext:value-type="string">
            <text:p>-0.1425214723800553</text:p>
          </table:table-cell>
          <table:table-cell table:style-name="ce1" office:value-type="float" office:value="0.0268146563321352" calcext:value-type="float">
            <text:p>0,0268146563</text:p>
          </table:table-cell>
          <table:table-cell table:style-name="ce1" office:value-type="float" office:value="0.0235643945634365" calcext:value-type="float">
            <text:p>0,0235643946</text:p>
          </table:table-cell>
          <table:table-cell table:style-name="ce1" office:value-type="float" office:value="-0.0983856195449829" calcext:value-type="float">
            <text:p>-0,0983856195</text:p>
          </table:table-cell>
          <table:table-cell table:style-name="ce1" office:value-type="float" office:value="-0.104094856696309" calcext:value-type="float">
            <text:p>-0,1040948567</text:p>
          </table:table-cell>
          <table:table-cell table:style-name="ce1" office:value-type="float" office:value="-0.0189872705410317" calcext:value-type="float">
            <text:p>-0,018987270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1077280218826" calcext:value-type="float">
            <text:p>0,010107728</text:p>
          </table:table-cell>
          <table:table-cell table:style-name="ce1" office:value-type="float" office:value="-0.0169626217982959" calcext:value-type="float">
            <text:p>-0,0169626218</text:p>
          </table:table-cell>
          <table:table-cell table:style-name="ce1" office:value-type="float" office:value="0.074565886597104" calcext:value-type="float">
            <text:p>0,0745658866</text:p>
          </table:table-cell>
          <table:table-cell table:style-name="ce1" office:value-type="float" office:value="0.480268001556397" calcext:value-type="float">
            <text:p>0,4802680016</text:p>
          </table:table-cell>
          <table:table-cell table:style-name="ce1" office:value-type="float" office:value="0.480269432067871" calcext:value-type="float">
            <text:p>0,4802694321</text:p>
          </table:table-cell>
          <table:table-cell table:style-name="ce1" office:value-type="float" office:value="0.480268716812134" calcext:value-type="float">
            <text:p>0,4802687168</text:p>
          </table:table-cell>
          <table:table-cell table:style-name="ce1" office:value-type="float" office:value="-0.415398597717285" calcext:value-type="float">
            <text:p>-0,4153985977</text:p>
          </table:table-cell>
          <table:table-cell table:style-name="ce1" office:value-type="float" office:value="4.11629819869995" calcext:value-type="float">
            <text:p>4,1162981987</text:p>
          </table:table-cell>
          <table:table-cell table:style-name="ce1" office:value-type="float" office:value="-2.59045100212097" calcext:value-type="float">
            <text:p>-2,5904510021</text:p>
          </table:table-cell>
        </table:table-row>
        <table:table-row table:style-name="ro1">
          <table:table-cell table:style-name="ce1" office:value-type="string" calcext:value-type="string">
            <text:p>1.1917226314544678</text:p>
          </table:table-cell>
          <table:table-cell table:style-name="ce1" office:value-type="string" calcext:value-type="string">
            <text:p>0.017570972442626953</text:p>
          </table:table-cell>
          <table:table-cell table:style-name="ce1" office:value-type="string" calcext:value-type="string">
            <text:p>31.703291654586792</text:p>
          </table:table-cell>
          <table:table-cell table:style-name="ce1" office:value-type="float" office:value="-0.117059357464314" calcext:value-type="float">
            <text:p>-0,1170593575</text:p>
          </table:table-cell>
          <table:table-cell table:style-name="ce1" office:value-type="float" office:value="-0.0790941640734673" calcext:value-type="float">
            <text:p>-0,0790941641</text:p>
          </table:table-cell>
          <table:table-cell table:style-name="ce1" office:value-type="float" office:value="2.13369750976562" calcext:value-type="float">
            <text:p>2,1336975098</text:p>
          </table:table-cell>
          <table:table-cell table:style-name="ce1" office:value-type="float" office:value="0.0246498249630482" calcext:value-type="float">
            <text:p>0,024649825</text:p>
          </table:table-cell>
          <table:table-cell table:number-columns-repeated="2" table:style-name="ce1" office:value-type="float" office:value="0.0229298385449537" calcext:value-type="float">
            <text:p>0,0229298385</text:p>
          </table:table-cell>
          <table:table-cell table:style-name="ce1" office:value-type="float" office:value="-0.416957885026932" calcext:value-type="float">
            <text:p>-0,416957885</text:p>
          </table:table-cell>
          <table:table-cell table:style-name="ce1" office:value-type="float" office:value="4.12285232543945" calcext:value-type="float">
            <text:p>4,1228523254</text:p>
          </table:table-cell>
          <table:table-cell table:style-name="ce1" office:value-type="float" office:value="-2.55430817604065" calcext:value-type="float">
            <text:p>-2,554308176</text:p>
          </table:table-cell>
          <table:table-cell table:style-name="ce1" office:value-type="string" calcext:value-type="string">
            <text:p>0.024649824963048177</text:p>
          </table:table-cell>
          <table:table-cell table:style-name="ce1" office:value-type="string" calcext:value-type="string">
            <text:p>0.02292983854495374</text:p>
          </table:table-cell>
          <table:table-cell table:style-name="ce1" office:value-type="string" calcext:value-type="string">
            <text:p>-0.14131791484265113</text:p>
          </table:table-cell>
          <table:table-cell table:style-name="ce1" office:value-type="float" office:value="0.028060395270586" calcext:value-type="float">
            <text:p>0,0280603953</text:p>
          </table:table-cell>
          <table:table-cell table:style-name="ce1" office:value-type="float" office:value="0.0216465909034014" calcext:value-type="float">
            <text:p>0,0216465909</text:p>
          </table:table-cell>
          <table:table-cell table:style-name="ce1" office:value-type="float" office:value="-0.096865033531189" calcext:value-type="float">
            <text:p>-0,0968650335</text:p>
          </table:table-cell>
          <table:table-cell table:style-name="ce1" office:value-type="float" office:value="-0.0510574619832578" calcext:value-type="float">
            <text:p>-0,051057462</text:p>
          </table:table-cell>
          <table:table-cell table:style-name="ce1" office:value-type="float" office:value="0.0219268993655379" calcext:value-type="float">
            <text:p>0,021926899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5452923413037" calcext:value-type="float">
            <text:p>0,0105452923</text:p>
          </table:table-cell>
          <table:table-cell table:style-name="ce1" office:value-type="float" office:value="-0.0162345363893737" calcext:value-type="float">
            <text:p>-0,0162345364</text:p>
          </table:table-cell>
          <table:table-cell table:style-name="ce1" office:value-type="float" office:value="0.061884747541513" calcext:value-type="float">
            <text:p>0,0618847475</text:p>
          </table:table-cell>
          <table:table-cell table:style-name="ce1" office:value-type="float" office:value="0.47252893447876" calcext:value-type="float">
            <text:p>0,4725289345</text:p>
          </table:table-cell>
          <table:table-cell table:style-name="ce1" office:value-type="float" office:value="0.472524404525757" calcext:value-type="float">
            <text:p>0,4725244045</text:p>
          </table:table-cell>
          <table:table-cell table:style-name="ce1" office:value-type="float" office:value="0.472524166107178" calcext:value-type="float">
            <text:p>0,4725241661</text:p>
          </table:table-cell>
          <table:table-cell table:style-name="ce1" office:value-type="float" office:value="-0.416957885026932" calcext:value-type="float">
            <text:p>-0,416957885</text:p>
          </table:table-cell>
          <table:table-cell table:style-name="ce1" office:value-type="float" office:value="4.12285232543945" calcext:value-type="float">
            <text:p>4,1228523254</text:p>
          </table:table-cell>
          <table:table-cell table:style-name="ce1" office:value-type="float" office:value="-2.55430817604065" calcext:value-type="float">
            <text:p>-2,554308176</text:p>
          </table:table-cell>
        </table:table-row>
        <table:table-row table:style-name="ro1">
          <table:table-cell table:style-name="ce1" office:value-type="string" calcext:value-type="string">
            <text:p>1.2088050842285156</text:p>
          </table:table-cell>
          <table:table-cell table:style-name="ce1" office:value-type="string" calcext:value-type="string">
            <text:p>0.01708245277404785</text:p>
          </table:table-cell>
          <table:table-cell table:style-name="ce1" office:value-type="string" calcext:value-type="string">
            <text:p>32.1839964389801</text:p>
          </table:table-cell>
          <table:table-cell table:style-name="ce1" office:value-type="float" office:value="-0.121493607759476" calcext:value-type="float">
            <text:p>-0,1214936078</text:p>
          </table:table-cell>
          <table:table-cell table:style-name="ce1" office:value-type="float" office:value="-0.0716500729322434" calcext:value-type="float">
            <text:p>-0,0716500729</text:p>
          </table:table-cell>
          <table:table-cell table:style-name="ce1" office:value-type="float" office:value="2.10095739364624" calcext:value-type="float">
            <text:p>2,1009573936</text:p>
          </table:table-cell>
          <table:table-cell table:style-name="ce1" office:value-type="float" office:value="0.0297811336438616" calcext:value-type="float">
            <text:p>0,0297811336</text:p>
          </table:table-cell>
          <table:table-cell table:number-columns-repeated="2" table:style-name="ce1" office:value-type="float" office:value="0.0237252462741831" calcext:value-type="float">
            <text:p>0,0237252463</text:p>
          </table:table-cell>
          <table:table-cell table:style-name="ce1" office:value-type="float" office:value="-0.416780084371567" calcext:value-type="float">
            <text:p>-0,4167800844</text:p>
          </table:table-cell>
          <table:table-cell table:style-name="ce1" office:value-type="float" office:value="4.13005495071411" calcext:value-type="float">
            <text:p>4,1300549507</text:p>
          </table:table-cell>
          <table:table-cell table:style-name="ce1" office:value-type="float" office:value="-2.51894426345825" calcext:value-type="float">
            <text:p>-2,5189442635</text:p>
          </table:table-cell>
          <table:table-cell table:style-name="ce1" office:value-type="string" calcext:value-type="string">
            <text:p>0.02978113364386161</text:p>
          </table:table-cell>
          <table:table-cell table:style-name="ce1" office:value-type="string" calcext:value-type="string">
            <text:p>0.023725246274183126</text:p>
          </table:table-cell>
          <table:table-cell table:style-name="ce1" office:value-type="string" calcext:value-type="string">
            <text:p>-0.1398377061428921</text:p>
          </table:table-cell>
          <table:table-cell table:style-name="ce1" office:value-type="float" office:value="0.0292648393660784" calcext:value-type="float">
            <text:p>0,0292648394</text:p>
          </table:table-cell>
          <table:table-cell table:style-name="ce1" office:value-type="float" office:value="0.0197735410183668" calcext:value-type="float">
            <text:p>0,019773541</text:p>
          </table:table-cell>
          <table:table-cell table:style-name="ce1" office:value-type="float" office:value="-0.0953522705078125" calcext:value-type="float">
            <text:p>-0,0953522705</text:p>
          </table:table-cell>
          <table:table-cell table:style-name="ce1" office:value-type="float" office:value="0.00515405686102644" calcext:value-type="float">
            <text:p>0,0051540569</text:p>
          </table:table-cell>
          <table:table-cell table:style-name="ce1" office:value-type="float" office:value="0.0599077325120028" calcext:value-type="float">
            <text:p>0,05990773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00329224200893" calcext:value-type="float">
            <text:p>0,0100329224</text:p>
          </table:table-cell>
          <table:table-cell table:style-name="ce1" office:value-type="float" office:value="-0.0156023238725085" calcext:value-type="float">
            <text:p>-0,0156023239</text:p>
          </table:table-cell>
          <table:table-cell table:style-name="ce1" office:value-type="float" office:value="0.0605825745968162" calcext:value-type="float">
            <text:p>0,0605825746</text:p>
          </table:table-cell>
          <table:table-cell table:style-name="ce1" office:value-type="float" office:value="0.480196714401245" calcext:value-type="float">
            <text:p>0,4801967144</text:p>
          </table:table-cell>
          <table:table-cell table:style-name="ce1" office:value-type="float" office:value="0.480197668075562" calcext:value-type="float">
            <text:p>0,4801976681</text:p>
          </table:table-cell>
          <table:table-cell table:style-name="ce1" office:value-type="float" office:value="0.480197429656982" calcext:value-type="float">
            <text:p>0,4801974297</text:p>
          </table:table-cell>
          <table:table-cell table:style-name="ce1" office:value-type="float" office:value="-0.416780084371567" calcext:value-type="float">
            <text:p>-0,4167800844</text:p>
          </table:table-cell>
          <table:table-cell table:style-name="ce1" office:value-type="float" office:value="4.13005495071411" calcext:value-type="float">
            <text:p>4,1300549507</text:p>
          </table:table-cell>
          <table:table-cell table:style-name="ce1" office:value-type="float" office:value="-2.51894426345825" calcext:value-type="float">
            <text:p>-2,5189442635</text:p>
          </table:table-cell>
        </table:table-row>
        <table:table-row table:style-name="ro1">
          <table:table-cell table:style-name="ce1" office:value-type="string" calcext:value-type="string">
            <text:p>1.2259478569030762</text:p>
          </table:table-cell>
          <table:table-cell table:style-name="ce1" office:value-type="string" calcext:value-type="string">
            <text:p>0.017142772674560547</text:p>
          </table:table-cell>
          <table:table-cell table:style-name="ce1" office:value-type="string" calcext:value-type="string">
            <text:p>32.648069858551025</text:p>
          </table:table-cell>
          <table:table-cell table:style-name="ce1" office:value-type="float" office:value="-0.120472699403763" calcext:value-type="float">
            <text:p>-0,1204726994</text:p>
          </table:table-cell>
          <table:table-cell table:style-name="ce1" office:value-type="float" office:value="-0.0648699179291725" calcext:value-type="float">
            <text:p>-0,0648699179</text:p>
          </table:table-cell>
          <table:table-cell table:style-name="ce1" office:value-type="float" office:value="2.08330321311951" calcext:value-type="float">
            <text:p>2,0833032131</text:p>
          </table:table-cell>
          <table:table-cell table:style-name="ce1" office:value-type="float" office:value="0.0348281089395522" calcext:value-type="float">
            <text:p>0,0348281089</text:p>
          </table:table-cell>
          <table:table-cell table:number-columns-repeated="2" table:style-name="ce1" office:value-type="float" office:value="0.024184381472174" calcext:value-type="float">
            <text:p>0,0241843815</text:p>
          </table:table-cell>
          <table:table-cell table:style-name="ce1" office:value-type="float" office:value="-0.416780084371567" calcext:value-type="float">
            <text:p>-0,4167800844</text:p>
          </table:table-cell>
          <table:table-cell table:style-name="ce1" office:value-type="float" office:value="4.13005495071411" calcext:value-type="float">
            <text:p>4,1300549507</text:p>
          </table:table-cell>
          <table:table-cell table:style-name="ce1" office:value-type="float" office:value="-2.51894426345825" calcext:value-type="float">
            <text:p>-2,5189442635</text:p>
          </table:table-cell>
          <table:table-cell table:style-name="ce1" office:value-type="string" calcext:value-type="string">
            <text:p>0.03482810893955221</text:p>
          </table:table-cell>
          <table:table-cell table:style-name="ce1" office:value-type="string" calcext:value-type="string">
            <text:p>0.024184381472173985</text:p>
          </table:table-cell>
          <table:table-cell table:style-name="ce1" office:value-type="string" calcext:value-type="string">
            <text:p>-0.13788563810257282</text:p>
          </table:table-cell>
          <table:table-cell table:style-name="ce1" office:value-type="float" office:value="0.0303734019398689" calcext:value-type="float">
            <text:p>0,0303734019</text:p>
          </table:table-cell>
          <table:table-cell table:style-name="ce1" office:value-type="float" office:value="0.0179125182330608" calcext:value-type="float">
            <text:p>0,0179125182</text:p>
          </table:table-cell>
          <table:table-cell table:style-name="ce1" office:value-type="float" office:value="-0.0936497844696045" calcext:value-type="float">
            <text:p>-0,0936497845</text:p>
          </table:table-cell>
          <table:table-cell table:style-name="ce1" office:value-type="float" office:value="0.0615223966933087" calcext:value-type="float">
            <text:p>0,0615223967</text:p>
          </table:table-cell>
          <table:table-cell table:style-name="ce1" office:value-type="float" office:value="0.0931507688242277" calcext:value-type="float">
            <text:p>0,093150768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955736975172084" calcext:value-type="float">
            <text:p>0,0095573698</text:p>
          </table:table-cell>
          <table:table-cell table:style-name="ce1" office:value-type="float" office:value="-0.0160445534569541" calcext:value-type="float">
            <text:p>-0,0160445535</text:p>
          </table:table-cell>
          <table:table-cell table:style-name="ce1" office:value-type="float" office:value="0.0705658546812661" calcext:value-type="float">
            <text:p>0,0705658547</text:p>
          </table:table-cell>
          <table:table-cell table:style-name="ce1" office:value-type="float" office:value="0.463961362838745" calcext:value-type="float">
            <text:p>0,4639613628</text:p>
          </table:table-cell>
          <table:table-cell table:style-name="ce1" office:value-type="float" office:value="0.463963747024536" calcext:value-type="float">
            <text:p>0,463963747</text:p>
          </table:table-cell>
          <table:table-cell table:style-name="ce1" office:value-type="float" office:value="0.46396541595459" calcext:value-type="float">
            <text:p>0,463965416</text:p>
          </table:table-cell>
          <table:table-cell table:style-name="ce1" office:value-type="float" office:value="-0.416780084371567" calcext:value-type="float">
            <text:p>-0,4167800844</text:p>
          </table:table-cell>
          <table:table-cell table:style-name="ce1" office:value-type="float" office:value="4.13005495071411" calcext:value-type="float">
            <text:p>4,1300549507</text:p>
          </table:table-cell>
          <table:table-cell table:style-name="ce1" office:value-type="float" office:value="-2.51894426345825" calcext:value-type="float">
            <text:p>-2,5189442635</text:p>
          </table:table-cell>
        </table:table-row>
        <table:table-row table:style-name="ro1">
          <table:table-cell table:style-name="ce1" office:value-type="string" calcext:value-type="string">
            <text:p>1.260054588317871</text:p>
          </table:table-cell>
          <table:table-cell table:style-name="ce1" office:value-type="string" calcext:value-type="string">
            <text:p>0.03410673141479492</text:p>
          </table:table-cell>
          <table:table-cell table:style-name="ce1" office:value-type="string" calcext:value-type="string">
            <text:p>33.1660897731781</text:p>
          </table:table-cell>
          <table:table-cell table:style-name="ce1" office:value-type="float" office:value="-0.118617534637451" calcext:value-type="float">
            <text:p>-0,1186175346</text:p>
          </table:table-cell>
          <table:table-cell table:style-name="ce1" office:value-type="float" office:value="-0.0577880330383778" calcext:value-type="float">
            <text:p>-0,057788033</text:p>
          </table:table-cell>
          <table:table-cell table:style-name="ce1" office:value-type="float" office:value="2.05122232437134" calcext:value-type="float">
            <text:p>2,0512223244</text:p>
          </table:table-cell>
          <table:table-cell table:style-name="ce1" office:value-type="float" office:value="0.0387625211801678" calcext:value-type="float">
            <text:p>0,0387625212</text:p>
          </table:table-cell>
          <table:table-cell table:number-columns-repeated="2" table:style-name="ce1" office:value-type="float" office:value="0.0248873184188306" calcext:value-type="float">
            <text:p>0,0248873184</text:p>
          </table:table-cell>
          <table:table-cell table:style-name="ce1" office:value-type="float" office:value="-0.4148128926754" calcext:value-type="float">
            <text:p>-0,4148128927</text:p>
          </table:table-cell>
          <table:table-cell table:style-name="ce1" office:value-type="float" office:value="4.13779544830322" calcext:value-type="float">
            <text:p>4,1377954483</text:p>
          </table:table-cell>
          <table:table-cell table:style-name="ce1" office:value-type="float" office:value="-2.48418164253235" calcext:value-type="float">
            <text:p>-2,4841816425</text:p>
          </table:table-cell>
          <table:table-cell table:style-name="ce1" office:value-type="string" calcext:value-type="string">
            <text:p>0.03876252118016784</text:p>
          </table:table-cell>
          <table:table-cell table:style-name="ce1" office:value-type="string" calcext:value-type="string">
            <text:p>0.024887318418830594</text:p>
          </table:table-cell>
          <table:table-cell table:style-name="ce1" office:value-type="string" calcext:value-type="string">
            <text:p>-0.13787972488272646</text:p>
          </table:table-cell>
          <table:table-cell table:style-name="ce1" office:value-type="float" office:value="0.0301181748509407" calcext:value-type="float">
            <text:p>0,0301181749</text:p>
          </table:table-cell>
          <table:table-cell table:style-name="ce1" office:value-type="float" office:value="0.0162174794822931" calcext:value-type="float">
            <text:p>0,0162174795</text:p>
          </table:table-cell>
          <table:table-cell table:style-name="ce1" office:value-type="float" office:value="-0.0927317670822144" calcext:value-type="float">
            <text:p>-0,0927317671</text:p>
          </table:table-cell>
          <table:table-cell table:style-name="ce1" office:value-type="float" office:value="0.123927069089656" calcext:value-type="float">
            <text:p>0,1239270691</text:p>
          </table:table-cell>
          <table:table-cell table:style-name="ce1" office:value-type="float" office:value="0.126753162484784" calcext:value-type="float">
            <text:p>0,12675316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97087142250245" calcext:value-type="float">
            <text:p>-0,0019708714</text:p>
          </table:table-cell>
          <table:table-cell table:style-name="ce1" office:value-type="float" office:value="-0.0130891895095126" calcext:value-type="float">
            <text:p>-0,0130891895</text:p>
          </table:table-cell>
          <table:table-cell table:style-name="ce1" office:value-type="float" office:value="0.0340816879795161" calcext:value-type="float">
            <text:p>0,034081688</text:p>
          </table:table-cell>
          <table:table-cell table:style-name="ce1" office:value-type="float" office:value="0.517998456954956" calcext:value-type="float">
            <text:p>0,517998457</text:p>
          </table:table-cell>
          <table:table-cell table:style-name="ce1" office:value-type="float" office:value="0.517996549606323" calcext:value-type="float">
            <text:p>0,5179965496</text:p>
          </table:table-cell>
          <table:table-cell table:style-name="ce1" office:value-type="float" office:value="0.517996072769165" calcext:value-type="float">
            <text:p>0,5179960728</text:p>
          </table:table-cell>
          <table:table-cell table:style-name="ce1" office:value-type="float" office:value="-0.4148128926754" calcext:value-type="float">
            <text:p>-0,4148128927</text:p>
          </table:table-cell>
          <table:table-cell table:style-name="ce1" office:value-type="float" office:value="4.13779544830322" calcext:value-type="float">
            <text:p>4,1377954483</text:p>
          </table:table-cell>
          <table:table-cell table:style-name="ce1" office:value-type="float" office:value="-2.48418164253235" calcext:value-type="float">
            <text:p>-2,4841816425</text:p>
          </table:table-cell>
        </table:table-row>
        <table:table-row table:style-name="ro1">
          <table:table-cell table:style-name="ce1" office:value-type="string" calcext:value-type="string">
            <text:p>1.2759499549865723</text:p>
          </table:table-cell>
          <table:table-cell table:style-name="ce1" office:value-type="string" calcext:value-type="string">
            <text:p>0.015895366668701172</text:p>
          </table:table-cell>
          <table:table-cell table:style-name="ce1" office:value-type="string" calcext:value-type="string">
            <text:p>33.672109603881836</text:p>
          </table:table-cell>
          <table:table-cell table:style-name="ce1" office:value-type="float" office:value="-0.116768933832645" calcext:value-type="float">
            <text:p>-0,1167689338</text:p>
          </table:table-cell>
          <table:table-cell table:style-name="ce1" office:value-type="float" office:value="-0.0449111275374889" calcext:value-type="float">
            <text:p>-0,0449111275</text:p>
          </table:table-cell>
          <table:table-cell table:style-name="ce1" office:value-type="float" office:value="2.01925492286682" calcext:value-type="float">
            <text:p>2,0192549229</text:p>
          </table:table-cell>
          <table:table-cell table:style-name="ce1" office:value-type="float" office:value="0.0425068378352303" calcext:value-type="float">
            <text:p>0,0425068378</text:p>
          </table:table-cell>
          <table:table-cell table:number-columns-repeated="2" table:style-name="ce1" office:value-type="float" office:value="0.0251671686179444" calcext:value-type="float">
            <text:p>0,0251671686</text:p>
          </table:table-cell>
          <table:table-cell table:style-name="ce1" office:value-type="float" office:value="-0.410194605588913" calcext:value-type="float">
            <text:p>-0,4101946056</text:p>
          </table:table-cell>
          <table:table-cell table:style-name="ce1" office:value-type="float" office:value="4.14493799209595" calcext:value-type="float">
            <text:p>4,1449379921</text:p>
          </table:table-cell>
          <table:table-cell table:style-name="ce1" office:value-type="float" office:value="-2.4494321346283" calcext:value-type="float">
            <text:p>-2,4494321346</text:p>
          </table:table-cell>
          <table:table-cell table:style-name="ce1" office:value-type="string" calcext:value-type="string">
            <text:p>0.04250683783523029</text:p>
          </table:table-cell>
          <table:table-cell table:style-name="ce1" office:value-type="string" calcext:value-type="string">
            <text:p>0.025167168617944415</text:p>
          </table:table-cell>
          <table:table-cell table:style-name="ce1" office:value-type="string" calcext:value-type="string">
            <text:p>-0.1354907167847998</text:p>
          </table:table-cell>
          <table:table-cell table:style-name="ce1" office:value-type="float" office:value="0.0296543836593628" calcext:value-type="float">
            <text:p>0,0296543837</text:p>
          </table:table-cell>
          <table:table-cell table:style-name="ce1" office:value-type="float" office:value="0.0144470082595944" calcext:value-type="float">
            <text:p>0,0144470083</text:p>
          </table:table-cell>
          <table:table-cell table:style-name="ce1" office:value-type="float" office:value="-0.0910635608673096" calcext:value-type="float">
            <text:p>-0,0910635609</text:p>
          </table:table-cell>
          <table:table-cell table:style-name="ce1" office:value-type="float" office:value="0.184412084124485" calcext:value-type="float">
            <text:p>0,1844120841</text:p>
          </table:table-cell>
          <table:table-cell table:style-name="ce1" office:value-type="float" office:value="0.156220401906882" calcext:value-type="float">
            <text:p>0,156220401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63817502234957" calcext:value-type="float">
            <text:p>-0,003638175</text:p>
          </table:table-cell>
          <table:table-cell table:style-name="ce1" office:value-type="float" office:value="-0.0138882435568884" calcext:value-type="float">
            <text:p>-0,0138882436</text:p>
          </table:table-cell>
          <table:table-cell table:style-name="ce1" office:value-type="float" office:value="0.0629137633003905" calcext:value-type="float">
            <text:p>0,0629137633</text:p>
          </table:table-cell>
          <table:table-cell table:style-name="ce1" office:value-type="float" office:value="0.509916305541992" calcext:value-type="float">
            <text:p>0,5099163055</text:p>
          </table:table-cell>
          <table:table-cell table:style-name="ce1" office:value-type="float" office:value="0.509919404983521" calcext:value-type="float">
            <text:p>0,509919405</text:p>
          </table:table-cell>
          <table:table-cell table:style-name="ce1" office:value-type="float" office:value="0.509918451309204" calcext:value-type="float">
            <text:p>0,5099184513</text:p>
          </table:table-cell>
          <table:table-cell table:style-name="ce1" office:value-type="float" office:value="-0.410194605588913" calcext:value-type="float">
            <text:p>-0,4101946056</text:p>
          </table:table-cell>
          <table:table-cell table:style-name="ce1" office:value-type="float" office:value="4.14493799209595" calcext:value-type="float">
            <text:p>4,1449379921</text:p>
          </table:table-cell>
          <table:table-cell table:style-name="ce1" office:value-type="float" office:value="-2.4494321346283" calcext:value-type="float">
            <text:p>-2,4494321346</text:p>
          </table:table-cell>
        </table:table-row>
        <table:table-row table:style-name="ro1">
          <table:table-cell table:style-name="ce1" office:value-type="string" calcext:value-type="string">
            <text:p>1.2885448932647705</text:p>
          </table:table-cell>
          <table:table-cell table:style-name="ce1" office:value-type="string" calcext:value-type="string">
            <text:p>0.012594938278198242</text:p>
          </table:table-cell>
          <table:table-cell table:style-name="ce1" office:value-type="string" calcext:value-type="string">
            <text:p>34.17874073982239</text:p>
          </table:table-cell>
          <table:table-cell table:style-name="ce1" office:value-type="float" office:value="-0.109184823930264" calcext:value-type="float">
            <text:p>-0,1091848239</text:p>
          </table:table-cell>
          <table:table-cell table:style-name="ce1" office:value-type="float" office:value="-0.0383622385561466" calcext:value-type="float">
            <text:p>-0,0383622386</text:p>
          </table:table-cell>
          <table:table-cell table:style-name="ce1" office:value-type="float" office:value="1.99016463756561" calcext:value-type="float">
            <text:p>1,9901646376</text:p>
          </table:table-cell>
          <table:table-cell table:style-name="ce1" office:value-type="float" office:value="0.0461528815014762" calcext:value-type="float">
            <text:p>0,0461528815</text:p>
          </table:table-cell>
          <table:table-cell table:number-columns-repeated="2" table:style-name="ce1" office:value-type="float" office:value="0.0233464579525266" calcext:value-type="float">
            <text:p>0,023346458</text:p>
          </table:table-cell>
          <table:table-cell table:style-name="ce1" office:value-type="float" office:value="-0.403683930635452" calcext:value-type="float">
            <text:p>-0,4036839306</text:p>
          </table:table-cell>
          <table:table-cell table:style-name="ce1" office:value-type="float" office:value="4.15191698074341" calcext:value-type="float">
            <text:p>4,1519169807</text:p>
          </table:table-cell>
          <table:table-cell table:style-name="ce1" office:value-type="float" office:value="-2.41496205329895" calcext:value-type="float">
            <text:p>-2,4149620533</text:p>
          </table:table-cell>
          <table:table-cell table:style-name="ce1" office:value-type="string" calcext:value-type="string">
            <text:p>0.046152881501476194</text:p>
          </table:table-cell>
          <table:table-cell table:style-name="ce1" office:value-type="string" calcext:value-type="string">
            <text:p>0.02334645795252657</text:p>
          </table:table-cell>
          <table:table-cell table:style-name="ce1" office:value-type="string" calcext:value-type="string">
            <text:p>-0.13381139865304295</text:p>
          </table:table-cell>
          <table:table-cell table:style-name="ce1" office:value-type="float" office:value="0.0291922334581614" calcext:value-type="float">
            <text:p>0,0291922335</text:p>
          </table:table-cell>
          <table:table-cell table:style-name="ce1" office:value-type="float" office:value="0.0112277818843722" calcext:value-type="float">
            <text:p>0,0112277819</text:p>
          </table:table-cell>
          <table:table-cell table:style-name="ce1" office:value-type="float" office:value="-0.0894012559890747" calcext:value-type="float">
            <text:p>-0,089401256</text:p>
          </table:table-cell>
          <table:table-cell table:style-name="ce1" office:value-type="float" office:value="0.243109276449777" calcext:value-type="float">
            <text:p>0,2431092764</text:p>
          </table:table-cell>
          <table:table-cell table:style-name="ce1" office:value-type="float" office:value="0.178796201846185" calcext:value-type="float">
            <text:p>0,17879620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67750375287246" calcext:value-type="float">
            <text:p>-0,0036775038</text:p>
          </table:table-cell>
          <table:table-cell table:style-name="ce1" office:value-type="float" office:value="-0.0256166491018464" calcext:value-type="float">
            <text:p>-0,0256166491</text:p>
          </table:table-cell>
          <table:table-cell table:style-name="ce1" office:value-type="float" office:value="0.0635942934412708" calcext:value-type="float">
            <text:p>0,0635942934</text:p>
          </table:table-cell>
          <table:table-cell table:style-name="ce1" office:value-type="float" office:value="0.502678155899048" calcext:value-type="float">
            <text:p>0,5026781559</text:p>
          </table:table-cell>
          <table:table-cell table:number-columns-repeated="2" table:style-name="ce1" office:value-type="float" office:value="0.502677202224731" calcext:value-type="float">
            <text:p>0,5026772022</text:p>
          </table:table-cell>
          <table:table-cell table:style-name="ce1" office:value-type="float" office:value="-0.403683930635452" calcext:value-type="float">
            <text:p>-0,4036839306</text:p>
          </table:table-cell>
          <table:table-cell table:style-name="ce1" office:value-type="float" office:value="4.15191698074341" calcext:value-type="float">
            <text:p>4,1519169807</text:p>
          </table:table-cell>
          <table:table-cell table:style-name="ce1" office:value-type="float" office:value="-2.41496205329895" calcext:value-type="float">
            <text:p>-2,4149620533</text:p>
          </table:table-cell>
        </table:table-row>
        <table:table-row table:style-name="ro1">
          <table:table-cell table:style-name="ce1" office:value-type="string" calcext:value-type="string">
            <text:p>1.3020150661468506</text:p>
          </table:table-cell>
          <table:table-cell table:style-name="ce1" office:value-type="string" calcext:value-type="string">
            <text:p>0.013470172882080078</text:p>
          </table:table-cell>
          <table:table-cell table:style-name="ce1" office:value-type="string" calcext:value-type="string">
            <text:p>34.68547296524048</text:p>
          </table:table-cell>
          <table:table-cell table:style-name="ce1" office:value-type="float" office:value="-0.101904302835464" calcext:value-type="float">
            <text:p>-0,1019043028</text:p>
          </table:table-cell>
          <table:table-cell table:style-name="ce1" office:value-type="float" office:value="-0.0320270657539368" calcext:value-type="float">
            <text:p>-0,0320270658</text:p>
          </table:table-cell>
          <table:table-cell table:style-name="ce1" office:value-type="float" office:value="1.96359956264496" calcext:value-type="float">
            <text:p>1,9635995626</text:p>
          </table:table-cell>
          <table:table-cell table:style-name="ce1" office:value-type="float" office:value="0.0479754579192248" calcext:value-type="float">
            <text:p>0,0479754579</text:p>
          </table:table-cell>
          <table:table-cell table:number-columns-repeated="2" table:style-name="ce1" office:value-type="float" office:value="0.0232745832110201" calcext:value-type="float">
            <text:p>0,0232745832</text:p>
          </table:table-cell>
          <table:table-cell table:style-name="ce1" office:value-type="float" office:value="-0.395173579454422" calcext:value-type="float">
            <text:p>-0,3951735795</text:p>
          </table:table-cell>
          <table:table-cell table:style-name="ce1" office:value-type="float" office:value="4.15898323059082" calcext:value-type="float">
            <text:p>4,1589832306</text:p>
          </table:table-cell>
          <table:table-cell table:style-name="ce1" office:value-type="float" office:value="-2.38107538223267" calcext:value-type="float">
            <text:p>-2,3810753822</text:p>
          </table:table-cell>
          <table:table-cell table:style-name="ce1" office:value-type="string" calcext:value-type="string">
            <text:p>0.04797545791922484</text:p>
          </table:table-cell>
          <table:table-cell table:style-name="ce1" office:value-type="string" calcext:value-type="string">
            <text:p>0.02327458321102009</text:p>
          </table:table-cell>
          <table:table-cell table:style-name="ce1" office:value-type="string" calcext:value-type="string">
            <text:p>-0.1324605566835502</text:p>
          </table:table-cell>
          <table:table-cell table:style-name="ce1" office:value-type="float" office:value="0.0272962059825659" calcext:value-type="float">
            <text:p>0,027296206</text:p>
          </table:table-cell>
          <table:table-cell table:style-name="ce1" office:value-type="float" office:value="0.00959055963903666" calcext:value-type="float">
            <text:p>0,0095905596</text:p>
          </table:table-cell>
          <table:table-cell table:style-name="ce1" office:value-type="float" office:value="-0.0878885611534118" calcext:value-type="float">
            <text:p>-0,0878885612</text:p>
          </table:table-cell>
          <table:table-cell table:style-name="ce1" office:value-type="float" office:value="0.298715336414438" calcext:value-type="float">
            <text:p>0,2987153364</text:p>
          </table:table-cell>
          <table:table-cell table:style-name="ce1" office:value-type="float" office:value="0.198333412870042" calcext:value-type="float">
            <text:p>0,19833341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48917169259175" calcext:value-type="float">
            <text:p>-0,0148917169</text:p>
          </table:table-cell>
          <table:table-cell table:style-name="ce1" office:value-type="float" office:value="-0.0128590534786771" calcext:value-type="float">
            <text:p>-0,0128590535</text:p>
          </table:table-cell>
          <table:table-cell table:style-name="ce1" office:value-type="float" office:value="0.0571201787944669" calcext:value-type="float">
            <text:p>0,0571201788</text:p>
          </table:table-cell>
          <table:table-cell table:style-name="ce1" office:value-type="float" office:value="0.509283781051636" calcext:value-type="float">
            <text:p>0,5092837811</text:p>
          </table:table-cell>
          <table:table-cell table:style-name="ce1" office:value-type="float" office:value="0.509282350540161" calcext:value-type="float">
            <text:p>0,5092823505</text:p>
          </table:table-cell>
          <table:table-cell table:style-name="ce1" office:value-type="float" office:value="0.509282112121582" calcext:value-type="float">
            <text:p>0,5092821121</text:p>
          </table:table-cell>
          <table:table-cell table:style-name="ce1" office:value-type="float" office:value="-0.395173579454422" calcext:value-type="float">
            <text:p>-0,3951735795</text:p>
          </table:table-cell>
          <table:table-cell table:style-name="ce1" office:value-type="float" office:value="4.15898323059082" calcext:value-type="float">
            <text:p>4,1589832306</text:p>
          </table:table-cell>
          <table:table-cell table:style-name="ce1" office:value-type="float" office:value="-2.38107538223267" calcext:value-type="float">
            <text:p>-2,3810753822</text:p>
          </table:table-cell>
        </table:table-row>
        <table:table-row table:style-name="ro1">
          <table:table-cell table:style-name="ce1" office:value-type="string" calcext:value-type="string">
            <text:p>1.314866542816162</text:p>
          </table:table-cell>
          <table:table-cell table:style-name="ce1" office:value-type="string" calcext:value-type="string">
            <text:p>0.012851476669311523</text:p>
          </table:table-cell>
          <table:table-cell table:style-name="ce1" office:value-type="string" calcext:value-type="string">
            <text:p>35.16526198387146</text:p>
          </table:table-cell>
          <table:table-cell table:style-name="ce1" office:value-type="float" office:value="-0.0885369330644608" calcext:value-type="float">
            <text:p>-0,0885369331</text:p>
          </table:table-cell>
          <table:table-cell table:style-name="ce1" office:value-type="float" office:value="-0.0199922099709511" calcext:value-type="float">
            <text:p>-0,01999221</text:p>
          </table:table-cell>
          <table:table-cell table:style-name="ce1" office:value-type="float" office:value="1.92615485191345" calcext:value-type="float">
            <text:p>1,9261548519</text:p>
          </table:table-cell>
          <table:table-cell table:style-name="ce1" office:value-type="float" office:value="0.0495542159437547" calcext:value-type="float">
            <text:p>0,0495542159</text:p>
          </table:table-cell>
          <table:table-cell table:number-columns-repeated="2" table:style-name="ce1" office:value-type="float" office:value="0.0227543531717269" calcext:value-type="float">
            <text:p>0,0227543532</text:p>
          </table:table-cell>
          <table:table-cell table:style-name="ce1" office:value-type="float" office:value="-0.384695887565613" calcext:value-type="float">
            <text:p>-0,3846958876</text:p>
          </table:table-cell>
          <table:table-cell table:style-name="ce1" office:value-type="float" office:value="4.16560029983521" calcext:value-type="float">
            <text:p>4,1656002998</text:p>
          </table:table-cell>
          <table:table-cell table:style-name="ce1" office:value-type="float" office:value="-2.34733867645264" calcext:value-type="float">
            <text:p>-2,3473386765</text:p>
          </table:table-cell>
          <table:table-cell table:style-name="ce1" office:value-type="string" calcext:value-type="string">
            <text:p>0.04955421594375466</text:p>
          </table:table-cell>
          <table:table-cell table:style-name="ce1" office:value-type="string" calcext:value-type="string">
            <text:p>0.022754353171726947</text:p>
          </table:table-cell>
          <table:table-cell table:style-name="ce1" office:value-type="string" calcext:value-type="string">
            <text:p>-0.1311156713109611</text:p>
          </table:table-cell>
          <table:table-cell table:style-name="ce1" office:value-type="float" office:value="0.0254760757088661" calcext:value-type="float">
            <text:p>0,0254760757</text:p>
          </table:table-cell>
          <table:table-cell table:style-name="ce1" office:value-type="float" office:value="0.00800676643848419" calcext:value-type="float">
            <text:p>0,0080067664</text:p>
          </table:table-cell>
          <table:table-cell table:style-name="ce1" office:value-type="float" office:value="-0.0865071772575378" calcext:value-type="float">
            <text:p>-0,0865071773</text:p>
          </table:table-cell>
          <table:table-cell table:style-name="ce1" office:value-type="float" office:value="0.347351215903593" calcext:value-type="float">
            <text:p>0,3473512159</text:p>
          </table:table-cell>
          <table:table-cell table:style-name="ce1" office:value-type="float" office:value="0.213618997496354" calcext:value-type="float">
            <text:p>0,21361899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52545082814804" calcext:value-type="float">
            <text:p>-0,0152545083</text:p>
          </table:table-cell>
          <table:table-cell table:style-name="ce1" office:value-type="float" office:value="-0.0132737478388406" calcext:value-type="float">
            <text:p>-0,0132737478</text:p>
          </table:table-cell>
          <table:table-cell table:style-name="ce1" office:value-type="float" office:value="0.0556602378630689" calcext:value-type="float">
            <text:p>0,0556602379</text:p>
          </table:table-cell>
          <table:table-cell table:style-name="ce1" office:value-type="float" office:value="0.477270126342773" calcext:value-type="float">
            <text:p>0,4772701263</text:p>
          </table:table-cell>
          <table:table-cell table:style-name="ce1" office:value-type="float" office:value="0.477270841598511" calcext:value-type="float">
            <text:p>0,4772708416</text:p>
          </table:table-cell>
          <table:table-cell table:style-name="ce1" office:value-type="float" office:value="0.477272033691406" calcext:value-type="float">
            <text:p>0,4772720337</text:p>
          </table:table-cell>
          <table:table-cell table:style-name="ce1" office:value-type="float" office:value="-0.384695887565613" calcext:value-type="float">
            <text:p>-0,3846958876</text:p>
          </table:table-cell>
          <table:table-cell table:style-name="ce1" office:value-type="float" office:value="4.16560029983521" calcext:value-type="float">
            <text:p>4,1656002998</text:p>
          </table:table-cell>
          <table:table-cell table:style-name="ce1" office:value-type="float" office:value="-2.34733867645264" calcext:value-type="float">
            <text:p>-2,3473386765</text:p>
          </table:table-cell>
        </table:table-row>
        <table:table-row table:style-name="ro1">
          <table:table-cell table:style-name="ce1" office:value-type="string" calcext:value-type="string">
            <text:p>1.329962968826294</text:p>
          </table:table-cell>
          <table:table-cell table:style-name="ce1" office:value-type="string" calcext:value-type="string">
            <text:p>0.015096426010131836</text:p>
          </table:table-cell>
          <table:table-cell table:style-name="ce1" office:value-type="string" calcext:value-type="string">
            <text:p>35.65735912322998</text:p>
          </table:table-cell>
          <table:table-cell table:style-name="ce1" office:value-type="float" office:value="-0.0762225240468979" calcext:value-type="float">
            <text:p>-0,076222524</text:p>
          </table:table-cell>
          <table:table-cell table:style-name="ce1" office:value-type="float" office:value="-0.0141152823343873" calcext:value-type="float">
            <text:p>-0,0141152823</text:p>
          </table:table-cell>
          <table:table-cell table:style-name="ce1" office:value-type="float" office:value="1.9039169549942" calcext:value-type="float">
            <text:p>1,903916955</text:p>
          </table:table-cell>
          <table:table-cell table:style-name="ce1" office:value-type="float" office:value="0.0491113415120882" calcext:value-type="float">
            <text:p>0,0491113415</text:p>
          </table:table-cell>
          <table:table-cell table:number-columns-repeated="2" table:style-name="ce1" office:value-type="float" office:value="0.020271332646396" calcext:value-type="float">
            <text:p>0,0202713326</text:p>
          </table:table-cell>
          <table:table-cell table:style-name="ce1" office:value-type="float" office:value="-0.372483342885971" calcext:value-type="float">
            <text:p>-0,3724833429</text:p>
          </table:table-cell>
          <table:table-cell table:style-name="ce1" office:value-type="float" office:value="4.17168235778809" calcext:value-type="float">
            <text:p>4,1716823578</text:p>
          </table:table-cell>
          <table:table-cell table:style-name="ce1" office:value-type="float" office:value="-2.31391429901123" calcext:value-type="float">
            <text:p>-2,313914299</text:p>
          </table:table-cell>
          <table:table-cell table:style-name="ce1" office:value-type="string" calcext:value-type="string">
            <text:p>0.049111341512088194</text:p>
          </table:table-cell>
          <table:table-cell table:style-name="ce1" office:value-type="string" calcext:value-type="string">
            <text:p>0.020271332646396044</text:p>
          </table:table-cell>
          <table:table-cell table:style-name="ce1" office:value-type="string" calcext:value-type="string">
            <text:p>-0.12867607803741327</text:p>
          </table:table-cell>
          <table:table-cell table:style-name="ce1" office:value-type="float" office:value="0.0221342332661152" calcext:value-type="float">
            <text:p>0,0221342333</text:p>
          </table:table-cell>
          <table:table-cell table:style-name="ce1" office:value-type="float" office:value="0.00499805249273777" calcext:value-type="float">
            <text:p>0,0049980525</text:p>
          </table:table-cell>
          <table:table-cell table:style-name="ce1" office:value-type="float" office:value="-0.0845600522994995" calcext:value-type="float">
            <text:p>-0,0845600523</text:p>
          </table:table-cell>
          <table:table-cell table:style-name="ce1" office:value-type="float" office:value="0.391344169728504" calcext:value-type="float">
            <text:p>0,3913441697</text:p>
          </table:table-cell>
          <table:table-cell table:style-name="ce1" office:value-type="float" office:value="0.223552842272116" calcext:value-type="float">
            <text:p>0,22355284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69021700014395" calcext:value-type="float">
            <text:p>-0,02690217</text:p>
          </table:table-cell>
          <table:table-cell table:style-name="ce1" office:value-type="float" office:value="-0.0242205680896698" calcext:value-type="float">
            <text:p>-0,0242205681</text:p>
          </table:table-cell>
          <table:table-cell table:style-name="ce1" office:value-type="float" office:value="0.0753589704834496" calcext:value-type="float">
            <text:p>0,0753589705</text:p>
          </table:table-cell>
          <table:table-cell table:style-name="ce1" office:value-type="float" office:value="0.496888160705566" calcext:value-type="float">
            <text:p>0,4968881607</text:p>
          </table:table-cell>
          <table:table-cell table:style-name="ce1" office:value-type="float" office:value="0.496885776519775" calcext:value-type="float">
            <text:p>0,4968857765</text:p>
          </table:table-cell>
          <table:table-cell table:style-name="ce1" office:value-type="float" office:value="0.49688458442688" calcext:value-type="float">
            <text:p>0,4968845844</text:p>
          </table:table-cell>
          <table:table-cell table:style-name="ce1" office:value-type="float" office:value="-0.372483342885971" calcext:value-type="float">
            <text:p>-0,3724833429</text:p>
          </table:table-cell>
          <table:table-cell table:style-name="ce1" office:value-type="float" office:value="4.17168235778809" calcext:value-type="float">
            <text:p>4,1716823578</text:p>
          </table:table-cell>
          <table:table-cell table:style-name="ce1" office:value-type="float" office:value="-2.31391429901123" calcext:value-type="float">
            <text:p>-2,313914299</text:p>
          </table:table-cell>
        </table:table-row>
        <table:table-row table:style-name="ro1">
          <table:table-cell table:style-name="ce1" office:value-type="string" calcext:value-type="string">
            <text:p>1.3477249145507812</text:p>
          </table:table-cell>
          <table:table-cell table:style-name="ce1" office:value-type="string" calcext:value-type="string">
            <text:p>0.017761945724487305</text:p>
          </table:table-cell>
          <table:table-cell table:style-name="ce1" office:value-type="string" calcext:value-type="string">
            <text:p>36.122742891311646</text:p>
          </table:table-cell>
          <table:table-cell table:style-name="ce1" office:value-type="float" office:value="-0.287115005983247" calcext:value-type="float">
            <text:p>-0,287115006</text:p>
          </table:table-cell>
          <table:table-cell table:style-name="ce1" office:value-type="float" office:value="0.0993749957853629" calcext:value-type="float">
            <text:p>0,0993749958</text:p>
          </table:table-cell>
          <table:table-cell table:style-name="ce1" office:value-type="float" office:value="2.03501470883687" calcext:value-type="float">
            <text:p>2,0350147088</text:p>
          </table:table-cell>
          <table:table-cell table:style-name="ce1" office:value-type="float" office:value="0.0484978231610241" calcext:value-type="float">
            <text:p>0,0484978232</text:p>
          </table:table-cell>
          <table:table-cell table:number-columns-repeated="2" table:style-name="ce1" office:value-type="float" office:value="0.0194359750879713" calcext:value-type="float">
            <text:p>0,0194359751</text:p>
          </table:table-cell>
          <table:table-cell table:style-name="ce1" office:value-type="float" office:value="-0.359102874994278" calcext:value-type="float">
            <text:p>-0,359102875</text:p>
          </table:table-cell>
          <table:table-cell table:style-name="ce1" office:value-type="float" office:value="4.17797136306763" calcext:value-type="float">
            <text:p>4,1779713631</text:p>
          </table:table-cell>
          <table:table-cell table:style-name="ce1" office:value-type="float" office:value="-2.28117799758911" calcext:value-type="float">
            <text:p>-2,2811779976</text:p>
          </table:table-cell>
          <table:table-cell table:style-name="ce1" office:value-type="string" calcext:value-type="string">
            <text:p>0.04849782316102405</text:p>
          </table:table-cell>
          <table:table-cell table:style-name="ce1" office:value-type="string" calcext:value-type="string">
            <text:p>0.019435975087971288</text:p>
          </table:table-cell>
          <table:table-cell table:style-name="ce1" office:value-type="string" calcext:value-type="string">
            <text:p>-0.12819874136898068</text:p>
          </table:table-cell>
          <table:table-cell table:style-name="ce1" office:value-type="float" office:value="0.0190556310117245" calcext:value-type="float">
            <text:p>0,019055631</text:p>
          </table:table-cell>
          <table:table-cell table:style-name="ce1" office:value-type="float" office:value="0.00352882058359683" calcext:value-type="float">
            <text:p>0,0035288206</text:p>
          </table:table-cell>
          <table:table-cell table:style-name="ce1" office:value-type="float" office:value="-0.0834036816596985" calcext:value-type="float">
            <text:p>-0,0834036817</text:p>
          </table:table-cell>
          <table:table-cell table:style-name="ce1" office:value-type="float" office:value="0.426512608715871" calcext:value-type="float">
            <text:p>0,4265126087</text:p>
          </table:table-cell>
          <table:table-cell table:style-name="ce1" office:value-type="float" office:value="0.230065496014337" calcext:value-type="float">
            <text:p>0,23006549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66897071491207" calcext:value-type="float">
            <text:p>-0,0266897071</text:p>
          </table:table-cell>
          <table:table-cell table:style-name="ce1" office:value-type="float" office:value="-0.0127374333309133" calcext:value-type="float">
            <text:p>-0,0127374333</text:p>
          </table:table-cell>
          <table:table-cell table:style-name="ce1" office:value-type="float" office:value="0.0481976116287121" calcext:value-type="float">
            <text:p>0,0481976116</text:p>
          </table:table-cell>
          <table:table-cell table:style-name="ce1" office:value-type="float" office:value="0.461391687393189" calcext:value-type="float">
            <text:p>0,4613916874</text:p>
          </table:table-cell>
          <table:table-cell table:style-name="ce1" office:value-type="float" office:value="0.461390256881714" calcext:value-type="float">
            <text:p>0,4613902569</text:p>
          </table:table-cell>
          <table:table-cell table:style-name="ce1" office:value-type="float" office:value="0.461390018463135" calcext:value-type="float">
            <text:p>0,4613900185</text:p>
          </table:table-cell>
          <table:table-cell table:style-name="ce1" office:value-type="float" office:value="-0.359102874994278" calcext:value-type="float">
            <text:p>-0,359102875</text:p>
          </table:table-cell>
          <table:table-cell table:style-name="ce1" office:value-type="float" office:value="4.17797136306763" calcext:value-type="float">
            <text:p>4,1779713631</text:p>
          </table:table-cell>
          <table:table-cell table:style-name="ce1" office:value-type="float" office:value="-2.28117799758911" calcext:value-type="float">
            <text:p>-2,2811779976</text:p>
          </table:table-cell>
        </table:table-row>
        <table:table-row table:style-name="ro1">
          <table:table-cell table:style-name="ce1" office:value-type="string" calcext:value-type="string">
            <text:p>1.3613569736480713</text:p>
          </table:table-cell>
          <table:table-cell table:style-name="ce1" office:value-type="string" calcext:value-type="string">
            <text:p>0.013632059097290039</text:p>
          </table:table-cell>
          <table:table-cell table:style-name="ce1" office:value-type="string" calcext:value-type="string">
            <text:p>36.60570931434631</text:p>
          </table:table-cell>
          <table:table-cell table:style-name="ce1" office:value-type="float" office:value="-0.0463809184730053" calcext:value-type="float">
            <text:p>-0,0463809185</text:p>
          </table:table-cell>
          <table:table-cell table:style-name="ce1" office:value-type="float" office:value="0.00272828922607005" calcext:value-type="float">
            <text:p>0,0027282892</text:p>
          </table:table-cell>
          <table:table-cell table:style-name="ce1" office:value-type="float" office:value="1.84000432491303" calcext:value-type="float">
            <text:p>1,8400043249</text:p>
          </table:table-cell>
          <table:table-cell table:style-name="ce1" office:value-type="float" office:value="0.118116878246419" calcext:value-type="float">
            <text:p>0,1181168782</text:p>
          </table:table-cell>
          <table:table-cell table:number-columns-repeated="2" table:style-name="ce1" office:value-type="float" office:value="-0.0157403995480764" calcext:value-type="float">
            <text:p>-0,0157403995</text:p>
          </table:table-cell>
          <table:table-cell table:style-name="ce1" office:value-type="float" office:value="-0.345917791128159" calcext:value-type="float">
            <text:p>-0,3459177911</text:p>
          </table:table-cell>
          <table:table-cell table:style-name="ce1" office:value-type="float" office:value="4.18367147445679" calcext:value-type="float">
            <text:p>4,1836714745</text:p>
          </table:table-cell>
          <table:table-cell table:style-name="ce1" office:value-type="float" office:value="-2.24917435646057" calcext:value-type="float">
            <text:p>-2,2491743565</text:p>
          </table:table-cell>
          <table:table-cell table:style-name="ce1" office:value-type="string" calcext:value-type="string">
            <text:p>0.1181168782464194</text:p>
          </table:table-cell>
          <table:table-cell table:style-name="ce1" office:value-type="string" calcext:value-type="string">
            <text:p>-0.015740399548076427</text:p>
          </table:table-cell>
          <table:table-cell table:style-name="ce1" office:value-type="string" calcext:value-type="string">
            <text:p>-0.142989996001227</text:p>
          </table:table-cell>
          <table:table-cell table:style-name="ce1" office:value-type="float" office:value="0.0717787514958117" calcext:value-type="float">
            <text:p>0,0717787515</text:p>
          </table:table-cell>
          <table:table-cell table:style-name="ce1" office:value-type="float" office:value="-0.0248437489463407" calcext:value-type="float">
            <text:p>-0,0248437489</text:p>
          </table:table-cell>
          <table:table-cell table:style-name="ce1" office:value-type="float" office:value="-0.0902207648595174" calcext:value-type="float">
            <text:p>-0,0902207649</text:p>
          </table:table-cell>
          <table:table-cell table:style-name="ce1" office:value-type="float" office:value="0.565522947624383" calcext:value-type="float">
            <text:p>0,5655229476</text:p>
          </table:table-cell>
          <table:table-cell table:style-name="ce1" office:value-type="float" office:value="0.181951345206207" calcext:value-type="float">
            <text:p>0,181951345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35581962380704" calcext:value-type="float">
            <text:p>0,4355819624</text:p>
          </table:table-cell>
          <table:table-cell table:style-name="ce1" office:value-type="float" office:value="-0.234402888140014" calcext:value-type="float">
            <text:p>-0,2344028881</text:p>
          </table:table-cell>
          <table:table-cell table:style-name="ce1" office:value-type="float" office:value="-0.270769245668384" calcext:value-type="float">
            <text:p>-0,2707692457</text:p>
          </table:table-cell>
          <table:table-cell table:style-name="ce1" office:value-type="float" office:value="0.484162569046021" calcext:value-type="float">
            <text:p>0,484162569</text:p>
          </table:table-cell>
          <table:table-cell table:style-name="ce1" office:value-type="float" office:value="0.484167575836182" calcext:value-type="float">
            <text:p>0,4841675758</text:p>
          </table:table-cell>
          <table:table-cell table:style-name="ce1" office:value-type="float" office:value="0.484167814254761" calcext:value-type="float">
            <text:p>0,4841678143</text:p>
          </table:table-cell>
          <table:table-cell table:style-name="ce1" office:value-type="float" office:value="-0.345917791128159" calcext:value-type="float">
            <text:p>-0,3459177911</text:p>
          </table:table-cell>
          <table:table-cell table:style-name="ce1" office:value-type="float" office:value="4.18367147445679" calcext:value-type="float">
            <text:p>4,1836714745</text:p>
          </table:table-cell>
          <table:table-cell table:style-name="ce1" office:value-type="float" office:value="-2.24917435646057" calcext:value-type="float">
            <text:p>-2,2491743565</text:p>
          </table:table-cell>
        </table:table-row>
        <table:table-row table:style-name="ro1">
          <table:table-cell table:style-name="ce1" office:value-type="string" calcext:value-type="string">
            <text:p>1.3740818500518799</text:p>
          </table:table-cell>
          <table:table-cell table:style-name="ce1" office:value-type="string" calcext:value-type="string">
            <text:p>0.012724876403808594</text:p>
          </table:table-cell>
          <table:table-cell table:style-name="ce1" office:value-type="string" calcext:value-type="string">
            <text:p>37.06672430038452</text:p>
          </table:table-cell>
          <table:table-cell table:style-name="ce1" office:value-type="float" office:value="-0.261538081514982" calcext:value-type="float">
            <text:p>-0,2615380815</text:p>
          </table:table-cell>
          <table:table-cell table:style-name="ce1" office:value-type="float" office:value="0.111879859671549" calcext:value-type="float">
            <text:p>0,1118798597</text:p>
          </table:table-cell>
          <table:table-cell table:style-name="ce1" office:value-type="float" office:value="1.9767560782256" calcext:value-type="float">
            <text:p>1,9767560782</text:p>
          </table:table-cell>
          <table:table-cell table:style-name="ce1" office:value-type="float" office:value="0.0445549013985783" calcext:value-type="float">
            <text:p>0,0445549014</text:p>
          </table:table-cell>
          <table:table-cell table:number-columns-repeated="2" table:style-name="ce1" office:value-type="float" office:value="0.015226247647882" calcext:value-type="float">
            <text:p>0,0152262476</text:p>
          </table:table-cell>
          <table:table-cell table:style-name="ce1" office:value-type="float" office:value="-0.331016421318054" calcext:value-type="float">
            <text:p>-0,3310164213</text:p>
          </table:table-cell>
          <table:table-cell table:style-name="ce1" office:value-type="float" office:value="4.18822813034058" calcext:value-type="float">
            <text:p>4,1882281303</text:p>
          </table:table-cell>
          <table:table-cell table:style-name="ce1" office:value-type="float" office:value="-2.2165322303772" calcext:value-type="float">
            <text:p>-2,2165322304</text:p>
          </table:table-cell>
          <table:table-cell table:style-name="ce1" office:value-type="string" calcext:value-type="string">
            <text:p>0.04455490139857827</text:p>
          </table:table-cell>
          <table:table-cell table:style-name="ce1" office:value-type="string" calcext:value-type="string">
            <text:p>0.015226247647881965</text:p>
          </table:table-cell>
          <table:table-cell table:style-name="ce1" office:value-type="string" calcext:value-type="string">
            <text:p>-0.1154723291543222</text:p>
          </table:table-cell>
          <table:table-cell table:style-name="ce1" office:value-type="float" office:value="0.0115952296182513" calcext:value-type="float">
            <text:p>0,0115952296</text:p>
          </table:table-cell>
          <table:table-cell table:style-name="ce1" office:value-type="float" office:value="-0.000682072306517512" calcext:value-type="float">
            <text:p>-0,0006820723</text:p>
          </table:table-cell>
          <table:table-cell table:style-name="ce1" office:value-type="float" office:value="-0.0800802248954773" calcext:value-type="float">
            <text:p>-0,0800802249</text:p>
          </table:table-cell>
          <table:table-cell table:style-name="ce1" office:value-type="float" office:value="0.586838842380213" calcext:value-type="float">
            <text:p>0,5868388424</text:p>
          </table:table-cell>
          <table:table-cell table:style-name="ce1" office:value-type="float" office:value="0.180697458030088" calcext:value-type="float">
            <text:p>0,18069745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523809495889545" calcext:value-type="float">
            <text:p>-0,5238094959</text:p>
          </table:table-cell>
          <table:table-cell table:style-name="ce1" office:value-type="float" office:value="0.210290186599567" calcext:value-type="float">
            <text:p>0,2102901866</text:p>
          </table:table-cell>
          <table:table-cell table:style-name="ce1" office:value-type="float" office:value="0.424315829646204" calcext:value-type="float">
            <text:p>0,4243158296</text:p>
          </table:table-cell>
          <table:table-cell table:style-name="ce1" office:value-type="float" office:value="0.459583282470703" calcext:value-type="float">
            <text:p>0,4595832825</text:p>
          </table:table-cell>
          <table:table-cell table:style-name="ce1" office:value-type="float" office:value="0.459587335586548" calcext:value-type="float">
            <text:p>0,4595873356</text:p>
          </table:table-cell>
          <table:table-cell table:style-name="ce1" office:value-type="float" office:value="0.459587812423706" calcext:value-type="float">
            <text:p>0,4595878124</text:p>
          </table:table-cell>
          <table:table-cell table:style-name="ce1" office:value-type="float" office:value="-0.331016421318054" calcext:value-type="float">
            <text:p>-0,3310164213</text:p>
          </table:table-cell>
          <table:table-cell table:style-name="ce1" office:value-type="float" office:value="4.18822813034058" calcext:value-type="float">
            <text:p>4,1882281303</text:p>
          </table:table-cell>
          <table:table-cell table:style-name="ce1" office:value-type="float" office:value="-2.2165322303772" calcext:value-type="float">
            <text:p>-2,2165322304</text:p>
          </table:table-cell>
        </table:table-row>
        <table:table-row table:style-name="ro1">
          <table:table-cell table:style-name="ce1" office:value-type="string" calcext:value-type="string">
            <text:p>1.3901429176330566</text:p>
          </table:table-cell>
          <table:table-cell table:style-name="ce1" office:value-type="string" calcext:value-type="string">
            <text:p>0.016061067581176758</text:p>
          </table:table-cell>
          <table:table-cell table:style-name="ce1" office:value-type="string" calcext:value-type="string">
            <text:p>37.547799825668335</text:p>
          </table:table-cell>
          <table:table-cell table:style-name="ce1" office:value-type="float" office:value="-0.240783712500102" calcext:value-type="float">
            <text:p>-0,2407837125</text:p>
          </table:table-cell>
          <table:table-cell table:style-name="ce1" office:value-type="float" office:value="0.115594007752158" calcext:value-type="float">
            <text:p>0,1155940078</text:p>
          </table:table-cell>
          <table:table-cell table:style-name="ce1" office:value-type="float" office:value="1.94668890439071" calcext:value-type="float">
            <text:p>1,9466889044</text:p>
          </table:table-cell>
          <table:table-cell table:style-name="ce1" office:value-type="float" office:value="0.122201066956449" calcext:value-type="float">
            <text:p>0,122201067</text:p>
          </table:table-cell>
          <table:table-cell table:number-columns-repeated="2" table:style-name="ce1" office:value-type="float" office:value="-0.0226052937064088" calcext:value-type="float">
            <text:p>-0,0226052937</text:p>
          </table:table-cell>
          <table:table-cell table:style-name="ce1" office:value-type="float" office:value="-0.308078855276108" calcext:value-type="float">
            <text:p>-0,3080788553</text:p>
          </table:table-cell>
          <table:table-cell table:style-name="ce1" office:value-type="float" office:value="4.18860387802124" calcext:value-type="float">
            <text:p>4,188603878</text:p>
          </table:table-cell>
          <table:table-cell table:style-name="ce1" office:value-type="float" office:value="-2.18290233612061" calcext:value-type="float">
            <text:p>-2,1829023361</text:p>
          </table:table-cell>
          <table:table-cell table:style-name="ce1" office:value-type="string" calcext:value-type="string">
            <text:p>0.12220106695644851</text:p>
          </table:table-cell>
          <table:table-cell table:style-name="ce1" office:value-type="string" calcext:value-type="string">
            <text:p>-0.022605293706408777</text:p>
          </table:table-cell>
          <table:table-cell table:style-name="ce1" office:value-type="string" calcext:value-type="string">
            <text:p>-0.140304835362339</text:p>
          </table:table-cell>
          <table:table-cell table:style-name="ce1" office:value-type="float" office:value="0.0653845203787456" calcext:value-type="float">
            <text:p>0,0653845204</text:p>
          </table:table-cell>
          <table:table-cell table:style-name="ce1" office:value-type="float" office:value="-0.0279699649178871" calcext:value-type="float">
            <text:p>-0,0279699649</text:p>
          </table:table-cell>
          <table:table-cell table:style-name="ce1" office:value-type="float" office:value="-0.0871913160677309" calcext:value-type="float">
            <text:p>-0,0871913161</text:p>
          </table:table-cell>
          <table:table-cell table:style-name="ce1" office:value-type="float" office:value="0.71253769200562" calcext:value-type="float">
            <text:p>0,712537692</text:p>
          </table:table-cell>
          <table:table-cell table:style-name="ce1" office:value-type="float" office:value="0.126927370691387" calcext:value-type="float">
            <text:p>0,12692737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447671492729643" calcext:value-type="float">
            <text:p>0,4476714927</text:p>
          </table:table-cell>
          <table:table-cell table:style-name="ce1" office:value-type="float" office:value="-0.227112563672175" calcext:value-type="float">
            <text:p>-0,2271125637</text:p>
          </table:table-cell>
          <table:table-cell table:style-name="ce1" office:value-type="float" office:value="-0.284540771784323" calcext:value-type="float">
            <text:p>-0,2845407718</text:p>
          </table:table-cell>
          <table:table-cell table:style-name="ce1" office:value-type="float" office:value="0.480613946914673" calcext:value-type="float">
            <text:p>0,4806139469</text:p>
          </table:table-cell>
          <table:table-cell table:style-name="ce1" office:value-type="float" office:value="0.480605602264404" calcext:value-type="float">
            <text:p>0,4806056023</text:p>
          </table:table-cell>
          <table:table-cell table:style-name="ce1" office:value-type="float" office:value="0.480605125427246" calcext:value-type="float">
            <text:p>0,4806051254</text:p>
          </table:table-cell>
          <table:table-cell table:style-name="ce1" office:value-type="float" office:value="-0.308078855276108" calcext:value-type="float">
            <text:p>-0,3080788553</text:p>
          </table:table-cell>
          <table:table-cell table:style-name="ce1" office:value-type="float" office:value="4.18860387802124" calcext:value-type="float">
            <text:p>4,188603878</text:p>
          </table:table-cell>
          <table:table-cell table:style-name="ce1" office:value-type="float" office:value="-2.18290233612061" calcext:value-type="float">
            <text:p>-2,1829023361</text:p>
          </table:table-cell>
        </table:table-row>
        <table:table-row table:style-name="ro1">
          <table:table-cell table:style-name="ce1" office:value-type="string" calcext:value-type="string">
            <text:p>1.4027023315429688</text:p>
          </table:table-cell>
          <table:table-cell table:style-name="ce1" office:value-type="string" calcext:value-type="string">
            <text:p>0.01255941390991211</text:p>
          </table:table-cell>
          <table:table-cell table:style-name="ce1" office:value-type="string" calcext:value-type="string">
            <text:p>38.06442666053772</text:p>
          </table:table-cell>
          <table:table-cell table:style-name="ce1" office:value-type="float" office:value="-0.223871635250103" calcext:value-type="float">
            <text:p>-0,2238716353</text:p>
          </table:table-cell>
          <table:table-cell table:style-name="ce1" office:value-type="float" office:value="0.116450550103629" calcext:value-type="float">
            <text:p>0,1164505501</text:p>
          </table:table-cell>
          <table:table-cell table:style-name="ce1" office:value-type="float" office:value="1.92672244413399" calcext:value-type="float">
            <text:p>1,9267224441</text:p>
          </table:table-cell>
          <table:table-cell table:style-name="ce1" office:value-type="float" office:value="0.118161996401476" calcext:value-type="float">
            <text:p>0,1181619964</text:p>
          </table:table-cell>
          <table:table-cell table:number-columns-repeated="2" table:style-name="ce1" office:value-type="float" office:value="-0.0243068564003085" calcext:value-type="float">
            <text:p>-0,0243068564</text:p>
          </table:table-cell>
          <table:table-cell table:style-name="ce1" office:value-type="float" office:value="-0.287342429161072" calcext:value-type="float">
            <text:p>-0,2873424292</text:p>
          </table:table-cell>
          <table:table-cell table:style-name="ce1" office:value-type="float" office:value="4.1898512840271" calcext:value-type="float">
            <text:p>4,189851284</text:p>
          </table:table-cell>
          <table:table-cell table:style-name="ce1" office:value-type="float" office:value="-2.15151810646057" calcext:value-type="float">
            <text:p>-2,1515181065</text:p>
          </table:table-cell>
          <table:table-cell table:style-name="ce1" office:value-type="string" calcext:value-type="string">
            <text:p>0.11816199640147584</text:p>
          </table:table-cell>
          <table:table-cell table:style-name="ce1" office:value-type="string" calcext:value-type="string">
            <text:p>-0.024306856400308528</text:p>
          </table:table-cell>
          <table:table-cell table:style-name="ce1" office:value-type="string" calcext:value-type="string">
            <text:p>-0.13017338726057961</text:p>
          </table:table-cell>
          <table:table-cell table:style-name="ce1" office:value-type="float" office:value="0.0601959281250254" calcext:value-type="float">
            <text:p>0,0601959281</text:p>
          </table:table-cell>
          <table:table-cell table:style-name="ce1" office:value-type="float" office:value="-0.0288985019380396" calcext:value-type="float">
            <text:p>-0,0288985019</text:p>
          </table:table-cell>
          <table:table-cell table:style-name="ce1" office:value-type="float" office:value="-0.0856278230283168" calcext:value-type="float">
            <text:p>-0,085627823</text:p>
          </table:table-cell>
          <table:table-cell table:style-name="ce1" office:value-type="float" office:value="0.83697883031651" calcext:value-type="float">
            <text:p>0,8369788303</text:p>
          </table:table-cell>
          <table:table-cell table:style-name="ce1" office:value-type="float" office:value="0.067186246290221" calcext:value-type="float">
            <text:p>0,06718624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401580545616303" calcext:value-type="float">
            <text:p>-0,0401580546</text:p>
          </table:table-cell>
          <table:table-cell table:style-name="ce1" office:value-type="float" office:value="-0.00718656145705726" calcext:value-type="float">
            <text:p>-0,0071865615</text:p>
          </table:table-cell>
          <table:table-cell table:style-name="ce1" office:value-type="float" office:value="0.0581774307094855" calcext:value-type="float">
            <text:p>0,0581774307</text:p>
          </table:table-cell>
          <table:table-cell table:style-name="ce1" office:value-type="float" office:value="0.516817092895508" calcext:value-type="float">
            <text:p>0,5168170929</text:p>
          </table:table-cell>
          <table:table-cell table:number-columns-repeated="2" table:style-name="ce1" office:value-type="float" office:value="0.516818523406982" calcext:value-type="float">
            <text:p>0,5168185234</text:p>
          </table:table-cell>
          <table:table-cell table:style-name="ce1" office:value-type="float" office:value="-0.287342429161072" calcext:value-type="float">
            <text:p>-0,2873424292</text:p>
          </table:table-cell>
          <table:table-cell table:style-name="ce1" office:value-type="float" office:value="4.1898512840271" calcext:value-type="float">
            <text:p>4,189851284</text:p>
          </table:table-cell>
          <table:table-cell table:style-name="ce1" office:value-type="float" office:value="-2.15151810646057" calcext:value-type="float">
            <text:p>-2,1515181065</text:p>
          </table:table-cell>
        </table:table-row>
        <table:table-row table:style-name="ro1">
          <table:table-cell table:style-name="ce1" office:value-type="string" calcext:value-type="string">
            <text:p>1.4173319339752197</text:p>
          </table:table-cell>
          <table:table-cell table:style-name="ce1" office:value-type="string" calcext:value-type="string">
            <text:p>0.014629602432250977</text:p>
          </table:table-cell>
          <table:table-cell table:style-name="ce1" office:value-type="string" calcext:value-type="string">
            <text:p>38.54737186431885</text:p>
          </table:table-cell>
          <table:table-cell table:style-name="ce1" office:value-type="float" office:value="-0.191895177281356" calcext:value-type="float">
            <text:p>-0,1918951773</text:p>
          </table:table-cell>
          <table:table-cell table:style-name="ce1" office:value-type="float" office:value="0.120167033063083" calcext:value-type="float">
            <text:p>0,1201670331</text:p>
          </table:table-cell>
          <table:table-cell table:style-name="ce1" office:value-type="float" office:value="1.88649798797656" calcext:value-type="float">
            <text:p>1,886497988</text:p>
          </table:table-cell>
          <table:table-cell table:style-name="ce1" office:value-type="float" office:value="0.121576121167939" calcext:value-type="float">
            <text:p>0,1215761212</text:p>
          </table:table-cell>
          <table:table-cell table:number-columns-repeated="2" table:style-name="ce1" office:value-type="float" office:value="-0.0283710523722668" calcext:value-type="float">
            <text:p>-0,0283710524</text:p>
          </table:table-cell>
          <table:table-cell table:style-name="ce1" office:value-type="float" office:value="-0.261558502912521" calcext:value-type="float">
            <text:p>-0,2615585029</text:p>
          </table:table-cell>
          <table:table-cell table:style-name="ce1" office:value-type="float" office:value="4.18718719482422" calcext:value-type="float">
            <text:p>4,1871871948</text:p>
          </table:table-cell>
          <table:table-cell table:style-name="ce1" office:value-type="float" office:value="-2.11879348754883" calcext:value-type="float">
            <text:p>-2,1187934875</text:p>
          </table:table-cell>
          <table:table-cell table:style-name="ce1" office:value-type="string" calcext:value-type="string">
            <text:p>0.12157612116793876</text:p>
          </table:table-cell>
          <table:table-cell table:style-name="ce1" office:value-type="string" calcext:value-type="string">
            <text:p>-0.028371052372266815</text:p>
          </table:table-cell>
          <table:table-cell table:style-name="ce1" office:value-type="string" calcext:value-type="string">
            <text:p>-0.12955525285119637</text:p>
          </table:table-cell>
          <table:table-cell table:style-name="ce1" office:value-type="float" office:value="0.0559679088125258" calcext:value-type="float">
            <text:p>0,0559679088</text:p>
          </table:table-cell>
          <table:table-cell table:style-name="ce1" office:value-type="float" office:value="-0.0291126375259073" calcext:value-type="float">
            <text:p>-0,0291126375</text:p>
          </table:table-cell>
          <table:table-cell table:style-name="ce1" office:value-type="float" office:value="-0.0845895670949677" calcext:value-type="float">
            <text:p>-0,0845895671</text:p>
          </table:table-cell>
          <table:table-cell table:style-name="ce1" office:value-type="float" office:value="0.945019809347164" calcext:value-type="float">
            <text:p>0,9450198093</text:p>
          </table:table-cell>
          <table:table-cell table:style-name="ce1" office:value-type="float" office:value="0.0109870750554789" calcext:value-type="float">
            <text:p>0,010987075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50435031541036" calcext:value-type="float">
            <text:p>-0,0350435032</text:p>
          </table:table-cell>
          <table:table-cell table:style-name="ce1" office:value-type="float" office:value="-0.00177484517697213" calcext:value-type="float">
            <text:p>-0,0017748452</text:p>
          </table:table-cell>
          <table:table-cell table:style-name="ce1" office:value-type="float" office:value="0.0413725697508523" calcext:value-type="float">
            <text:p>0,0413725698</text:p>
          </table:table-cell>
          <table:table-cell table:style-name="ce1" office:value-type="float" office:value="0.48260235786438" calcext:value-type="float">
            <text:p>0,4826023579</text:p>
          </table:table-cell>
          <table:table-cell table:style-name="ce1" office:value-type="float" office:value="0.482601165771484" calcext:value-type="float">
            <text:p>0,4826011658</text:p>
          </table:table-cell>
          <table:table-cell table:style-name="ce1" office:value-type="float" office:value="0.482601404190064" calcext:value-type="float">
            <text:p>0,4826014042</text:p>
          </table:table-cell>
          <table:table-cell table:style-name="ce1" office:value-type="float" office:value="-0.261558502912521" calcext:value-type="float">
            <text:p>-0,2615585029</text:p>
          </table:table-cell>
          <table:table-cell table:style-name="ce1" office:value-type="float" office:value="4.18718719482422" calcext:value-type="float">
            <text:p>4,1871871948</text:p>
          </table:table-cell>
          <table:table-cell table:style-name="ce1" office:value-type="float" office:value="-2.11879348754883" calcext:value-type="float">
            <text:p>-2,1187934875</text:p>
          </table:table-cell>
        </table:table-row>
        <table:table-row table:style-name="ro1">
          <table:table-cell table:style-name="ce1" office:value-type="string" calcext:value-type="string">
            <text:p>1.4299368858337402</text:p>
          </table:table-cell>
          <table:table-cell table:style-name="ce1" office:value-type="string" calcext:value-type="string">
            <text:p>0.012604951858520508</text:p>
          </table:table-cell>
          <table:table-cell table:style-name="ce1" office:value-type="string" calcext:value-type="string">
            <text:p>39.01890802383423</text:p>
          </table:table-cell>
          <table:table-cell table:style-name="ce1" office:value-type="float" office:value="-0.166497809222982" calcext:value-type="float">
            <text:p>-0,1664978092</text:p>
          </table:table-cell>
          <table:table-cell table:style-name="ce1" office:value-type="float" office:value="0.117833349240732" calcext:value-type="float">
            <text:p>0,1178333492</text:p>
          </table:table-cell>
          <table:table-cell table:style-name="ce1" office:value-type="float" office:value="1.86304595651506" calcext:value-type="float">
            <text:p>1,8630459565</text:p>
          </table:table-cell>
          <table:table-cell table:style-name="ce1" office:value-type="float" office:value="0.116923030234676" calcext:value-type="float">
            <text:p>0,1169230302</text:p>
          </table:table-cell>
          <table:table-cell table:number-columns-repeated="2" table:style-name="ce1" office:value-type="float" office:value="-0.0333625363287591" calcext:value-type="float">
            <text:p>-0,0333625363</text:p>
          </table:table-cell>
          <table:table-cell table:style-name="ce1" office:value-type="float" office:value="-0.230654120445251" calcext:value-type="float">
            <text:p>-0,2306541204</text:p>
          </table:table-cell>
          <table:table-cell table:style-name="ce1" office:value-type="float" office:value="4.1813006401062" calcext:value-type="float">
            <text:p>4,1813006401</text:p>
          </table:table-cell>
          <table:table-cell table:style-name="ce1" office:value-type="float" office:value="-2.08573818206787" calcext:value-type="float">
            <text:p>-2,0857381821</text:p>
          </table:table-cell>
          <table:table-cell table:style-name="ce1" office:value-type="string" calcext:value-type="string">
            <text:p>0.11692303023467608</text:p>
          </table:table-cell>
          <table:table-cell table:style-name="ce1" office:value-type="string" calcext:value-type="string">
            <text:p>-0.033362536328759095</text:p>
          </table:table-cell>
          <table:table-cell table:style-name="ce1" office:value-type="string" calcext:value-type="string">
            <text:p>-0.1263659870402224</text:p>
          </table:table-cell>
          <table:table-cell table:style-name="ce1" office:value-type="float" office:value="0.0479737943203389" calcext:value-type="float">
            <text:p>0,0479737943</text:p>
          </table:table-cell>
          <table:table-cell table:style-name="ce1" office:value-type="float" office:value="-0.0300417582657707" calcext:value-type="float">
            <text:p>-0,0300417583</text:p>
          </table:table-cell>
          <table:table-cell table:style-name="ce1" office:value-type="float" office:value="-0.082497895374781" calcext:value-type="float">
            <text:p>-0,08249789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456950498508214" calcext:value-type="float">
            <text:p>-0,045695049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677912313330847" calcext:value-type="float">
            <text:p>-0,0677912313</text:p>
          </table:table-cell>
          <table:table-cell table:style-name="ce1" office:value-type="float" office:value="-0.00787900473747792" calcext:value-type="float">
            <text:p>-0,0078790047</text:p>
          </table:table-cell>
          <table:table-cell table:style-name="ce1" office:value-type="float" office:value="0.0852763333823431" calcext:value-type="float">
            <text:p>0,0852763334</text:p>
          </table:table-cell>
          <table:table-cell table:style-name="ce1" office:value-type="float" office:value="0.471690177917481" calcext:value-type="float">
            <text:p>0,4716901779</text:p>
          </table:table-cell>
          <table:table-cell table:style-name="ce1" office:value-type="float" office:value="0.471694469451904" calcext:value-type="float">
            <text:p>0,4716944695</text:p>
          </table:table-cell>
          <table:table-cell table:style-name="ce1" office:value-type="float" office:value="0.471695423126221" calcext:value-type="float">
            <text:p>0,4716954231</text:p>
          </table:table-cell>
          <table:table-cell table:style-name="ce1" office:value-type="float" office:value="-0.230654120445251" calcext:value-type="float">
            <text:p>-0,2306541204</text:p>
          </table:table-cell>
          <table:table-cell table:style-name="ce1" office:value-type="float" office:value="4.1813006401062" calcext:value-type="float">
            <text:p>4,1813006401</text:p>
          </table:table-cell>
          <table:table-cell table:style-name="ce1" office:value-type="float" office:value="-2.08573818206787" calcext:value-type="float">
            <text:p>-2,0857381821</text:p>
          </table:table-cell>
        </table:table-row>
        <table:table-row table:style-name="ro1">
          <table:table-cell table:style-name="ce1" office:value-type="string" calcext:value-type="string">
            <text:p>1.4430959224700928</text:p>
          </table:table-cell>
          <table:table-cell table:style-name="ce1" office:value-type="string" calcext:value-type="string">
            <text:p>0.013159036636352539</text:p>
          </table:table-cell>
          <table:table-cell table:style-name="ce1" office:value-type="string" calcext:value-type="string">
            <text:p>39.560922145843506</text:p>
          </table:table-cell>
          <table:table-cell table:style-name="ce1" office:value-type="float" office:value="-0.142209388993003" calcext:value-type="float">
            <text:p>-0,142209389</text:p>
          </table:table-cell>
          <table:table-cell table:style-name="ce1" office:value-type="float" office:value="0.113265529081419" calcext:value-type="float">
            <text:p>0,1132655291</text:p>
          </table:table-cell>
          <table:table-cell table:style-name="ce1" office:value-type="float" office:value="1.84284031545961" calcext:value-type="float">
            <text:p>1,8428403155</text:p>
          </table:table-cell>
          <table:table-cell table:style-name="ce1" office:value-type="float" office:value="0.11089828698856" calcext:value-type="float">
            <text:p>0,110898287</text:p>
          </table:table-cell>
          <table:table-cell table:number-columns-repeated="2" table:style-name="ce1" office:value-type="float" office:value="-0.0370617265459944" calcext:value-type="float">
            <text:p>-0,0370617265</text:p>
          </table:table-cell>
          <table:table-cell table:style-name="ce1" office:value-type="float" office:value="-0.197224304080009" calcext:value-type="float">
            <text:p>-0,1972243041</text:p>
          </table:table-cell>
          <table:table-cell table:style-name="ce1" office:value-type="float" office:value="4.17397499084473" calcext:value-type="float">
            <text:p>4,1739749908</text:p>
          </table:table-cell>
          <table:table-cell table:style-name="ce1" office:value-type="float" office:value="-2.05302166938782" calcext:value-type="float">
            <text:p>-2,0530216694</text:p>
          </table:table-cell>
          <table:table-cell table:style-name="ce1" office:value-type="string" calcext:value-type="string">
            <text:p>0.11089828698856</text:p>
          </table:table-cell>
          <table:table-cell table:style-name="ce1" office:value-type="string" calcext:value-type="string">
            <text:p>-0.03706172654599437</text:p>
          </table:table-cell>
          <table:table-cell table:style-name="ce1" office:value-type="string" calcext:value-type="string">
            <text:p>-0.12619686198323507</text:p>
          </table:table-cell>
          <table:table-cell table:style-name="ce1" office:value-type="float" office:value="0.0416244523057455" calcext:value-type="float">
            <text:p>0,0416244523</text:p>
          </table:table-cell>
          <table:table-cell table:style-name="ce1" office:value-type="float" office:value="-0.0294583373101829" calcext:value-type="float">
            <text:p>-0,0294583373</text:p>
          </table:table-cell>
          <table:table-cell table:style-name="ce1" office:value-type="float" office:value="-0.0812783897387831" calcext:value-type="float">
            <text:p>-0,08127838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09573064773634" calcext:value-type="float">
            <text:p>-0,109573064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468493753022894" calcext:value-type="float">
            <text:p>-0,0468493753</text:p>
          </table:table-cell>
          <table:table-cell table:style-name="ce1" office:value-type="float" office:value="0.00430485795760612" calcext:value-type="float">
            <text:p>0,004304858</text:p>
          </table:table-cell>
          <table:table-cell table:style-name="ce1" office:value-type="float" office:value="0.043261110221919" calcext:value-type="float">
            <text:p>0,0432611102</text:p>
          </table:table-cell>
          <table:table-cell table:style-name="ce1" office:value-type="float" office:value="0.542106866836548" calcext:value-type="float">
            <text:p>0,5421068668</text:p>
          </table:table-cell>
          <table:table-cell table:style-name="ce1" office:value-type="float" office:value="0.542104721069336" calcext:value-type="float">
            <text:p>0,5421047211</text:p>
          </table:table-cell>
          <table:table-cell table:style-name="ce1" office:value-type="float" office:value="0.542104244232178" calcext:value-type="float">
            <text:p>0,5421042442</text:p>
          </table:table-cell>
          <table:table-cell table:style-name="ce1" office:value-type="float" office:value="-0.197224304080009" calcext:value-type="float">
            <text:p>-0,1972243041</text:p>
          </table:table-cell>
          <table:table-cell table:style-name="ce1" office:value-type="float" office:value="4.17397499084473" calcext:value-type="float">
            <text:p>4,1739749908</text:p>
          </table:table-cell>
          <table:table-cell table:style-name="ce1" office:value-type="float" office:value="-2.05302166938782" calcext:value-type="float">
            <text:p>-2,0530216694</text:p>
          </table:table-cell>
        </table:table-row>
        <table:table-row table:style-name="ro1">
          <table:table-cell table:style-name="ce1" office:value-type="string" calcext:value-type="string">
            <text:p>1.4662046432495117</text:p>
          </table:table-cell>
          <table:table-cell table:style-name="ce1" office:value-type="string" calcext:value-type="string">
            <text:p>0.023108720779418945</text:p>
          </table:table-cell>
          <table:table-cell table:style-name="ce1" office:value-type="string" calcext:value-type="string">
            <text:p>40.0366485118866</text:p>
          </table:table-cell>
          <table:table-cell table:style-name="ce1" office:value-type="float" office:value="-0.0998944980151291" calcext:value-type="float">
            <text:p>-0,099894498</text:p>
          </table:table-cell>
          <table:table-cell table:style-name="ce1" office:value-type="float" office:value="0.106227388487586" calcext:value-type="float">
            <text:p>0,1062273885</text:p>
          </table:table-cell>
          <table:table-cell table:style-name="ce1" office:value-type="float" office:value="1.80948965911624" calcext:value-type="float">
            <text:p>1,8094896591</text:p>
          </table:table-cell>
          <table:table-cell table:style-name="ce1" office:value-type="float" office:value="0.10476211540774" calcext:value-type="float">
            <text:p>0,1047621154</text:p>
          </table:table-cell>
          <table:table-cell table:number-columns-repeated="2" table:style-name="ce1" office:value-type="float" office:value="-0.0396152128885113" calcext:value-type="float">
            <text:p>-0,0396152129</text:p>
          </table:table-cell>
          <table:table-cell table:style-name="ce1" office:value-type="float" office:value="-0.162899568676949" calcext:value-type="float">
            <text:p>-0,1628995687</text:p>
          </table:table-cell>
          <table:table-cell table:style-name="ce1" office:value-type="float" office:value="4.16564989089966" calcext:value-type="float">
            <text:p>4,1656498909</text:p>
          </table:table-cell>
          <table:table-cell table:style-name="ce1" office:value-type="float" office:value="-2.02104568481445" calcext:value-type="float">
            <text:p>-2,0210456848</text:p>
          </table:table-cell>
          <table:table-cell table:style-name="ce1" office:value-type="string" calcext:value-type="string">
            <text:p>0.10476211540774012</text:p>
          </table:table-cell>
          <table:table-cell table:style-name="ce1" office:value-type="string" calcext:value-type="string">
            <text:p>-0.03961521288851128</text:p>
          </table:table-cell>
          <table:table-cell table:style-name="ce1" office:value-type="string" calcext:value-type="string">
            <text:p>-0.12516741644656898</text:p>
          </table:table-cell>
          <table:table-cell table:style-name="ce1" office:value-type="float" office:value="0.0355523472482508" calcext:value-type="float">
            <text:p>0,0355523472</text:p>
          </table:table-cell>
          <table:table-cell table:style-name="ce1" office:value-type="float" office:value="-0.0283163822703547" calcext:value-type="float">
            <text:p>-0,0283163823</text:p>
          </table:table-cell>
          <table:table-cell table:style-name="ce1" office:value-type="float" office:value="-0.0802276964038997" calcext:value-type="float">
            <text:p>-0,08022769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63534884698775" calcext:value-type="float">
            <text:p>-0,163534884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509826993877858" calcext:value-type="float">
            <text:p>-0,0509826994</text:p>
          </table:table-cell>
          <table:table-cell table:style-name="ce1" office:value-type="float" office:value="0.00958782650049708" calcext:value-type="float">
            <text:p>0,0095878265</text:p>
          </table:table-cell>
          <table:table-cell table:style-name="ce1" office:value-type="float" office:value="0.0424111982932307" calcext:value-type="float">
            <text:p>0,0424111983</text:p>
          </table:table-cell>
          <table:table-cell table:style-name="ce1" office:value-type="float" office:value="0.476405143737793" calcext:value-type="float">
            <text:p>0,4764051437</text:p>
          </table:table-cell>
          <table:table-cell table:style-name="ce1" office:value-type="float" office:value="0.476418733596802" calcext:value-type="float">
            <text:p>0,4764187336</text:p>
          </table:table-cell>
          <table:table-cell table:style-name="ce1" office:value-type="float" office:value="0.476422309875488" calcext:value-type="float">
            <text:p>0,4764223099</text:p>
          </table:table-cell>
          <table:table-cell table:style-name="ce1" office:value-type="float" office:value="-0.162899568676949" calcext:value-type="float">
            <text:p>-0,1628995687</text:p>
          </table:table-cell>
          <table:table-cell table:style-name="ce1" office:value-type="float" office:value="4.16564989089966" calcext:value-type="float">
            <text:p>4,1656498909</text:p>
          </table:table-cell>
          <table:table-cell table:style-name="ce1" office:value-type="float" office:value="-2.02104568481445" calcext:value-type="float">
            <text:p>-2,0210456848</text:p>
          </table:table-cell>
        </table:table-row>
        <table:table-row table:style-name="ro1">
          <table:table-cell table:style-name="ce1" office:value-type="string" calcext:value-type="string">
            <text:p>1.4830207824707031</text:p>
          </table:table-cell>
          <table:table-cell table:style-name="ce1" office:value-type="string" calcext:value-type="string">
            <text:p>0.016816139221191406</text:p>
          </table:table-cell>
          <table:table-cell table:style-name="ce1" office:value-type="string" calcext:value-type="string">
            <text:p>40.55573225021362</text:p>
          </table:table-cell>
          <table:table-cell table:style-name="ce1" office:value-type="float" office:value="-0.0529407891962263" calcext:value-type="float">
            <text:p>-0,0529407892</text:p>
          </table:table-cell>
          <table:table-cell table:style-name="ce1" office:value-type="float" office:value="0.0971593915220396" calcext:value-type="float">
            <text:p>0,0971593915</text:p>
          </table:table-cell>
          <table:table-cell table:style-name="ce1" office:value-type="float" office:value="1.77284958038801" calcext:value-type="float">
            <text:p>1,7728495804</text:p>
          </table:table-cell>
          <table:table-cell table:style-name="ce1" office:value-type="float" office:value="0.0937081358601801" calcext:value-type="float">
            <text:p>0,0937081359</text:p>
          </table:table-cell>
          <table:table-cell table:number-columns-repeated="2" table:style-name="ce1" office:value-type="float" office:value="-0.0416475810465117" calcext:value-type="float">
            <text:p>-0,041647581</text:p>
          </table:table-cell>
          <table:table-cell table:style-name="ce1" office:value-type="float" office:value="-0.162899568676949" calcext:value-type="float">
            <text:p>-0,1628995687</text:p>
          </table:table-cell>
          <table:table-cell table:style-name="ce1" office:value-type="float" office:value="4.16564989089966" calcext:value-type="float">
            <text:p>4,1656498909</text:p>
          </table:table-cell>
          <table:table-cell table:style-name="ce1" office:value-type="float" office:value="-2.02104568481445" calcext:value-type="float">
            <text:p>-2,0210456848</text:p>
          </table:table-cell>
          <table:table-cell table:style-name="ce1" office:value-type="string" calcext:value-type="string">
            <text:p>0.0937081358601801</text:p>
          </table:table-cell>
          <table:table-cell table:style-name="ce1" office:value-type="string" calcext:value-type="string">
            <text:p>-0.04164758104651165</text:p>
          </table:table-cell>
          <table:table-cell table:style-name="ce1" office:value-type="string" calcext:value-type="string">
            <text:p>-0.12288468803591243</text:p>
          </table:table-cell>
          <table:table-cell table:style-name="ce1" office:value-type="float" office:value="0.0249736245037823" calcext:value-type="float">
            <text:p>0,0249736245</text:p>
          </table:table-cell>
          <table:table-cell table:style-name="ce1" office:value-type="float" office:value="-0.0265568471218966" calcext:value-type="float">
            <text:p>-0,0265568471</text:p>
          </table:table-cell>
          <table:table-cell table:style-name="ce1" office:value-type="float" office:value="-0.0784934622740444" calcext:value-type="float">
            <text:p>-0,07849346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218588949774437" calcext:value-type="float">
            <text:p>-0,218588949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816444286194955" calcext:value-type="float">
            <text:p>-0,0816444286</text:p>
          </table:table-cell>
          <table:table-cell table:style-name="ce1" office:value-type="float" office:value="0.0135801651351957" calcext:value-type="float">
            <text:p>0,0135801651</text:p>
          </table:table-cell>
          <table:table-cell table:style-name="ce1" office:value-type="float" office:value="0.0643509695252774" calcext:value-type="float">
            <text:p>0,0643509695</text:p>
          </table:table-cell>
          <table:table-cell table:style-name="ce1" office:value-type="float" office:value="0.518282651901245" calcext:value-type="float">
            <text:p>0,5182826519</text:p>
          </table:table-cell>
          <table:table-cell table:style-name="ce1" office:value-type="float" office:value="0.518266201019287" calcext:value-type="float">
            <text:p>0,518266201</text:p>
          </table:table-cell>
          <table:table-cell table:style-name="ce1" office:value-type="float" office:value="0.518261909484863" calcext:value-type="float">
            <text:p>0,5182619095</text:p>
          </table:table-cell>
          <table:table-cell table:style-name="ce1" office:value-type="float" office:value="-0.162899568676949" calcext:value-type="float">
            <text:p>-0,1628995687</text:p>
          </table:table-cell>
          <table:table-cell table:style-name="ce1" office:value-type="float" office:value="4.16564989089966" calcext:value-type="float">
            <text:p>4,1656498909</text:p>
          </table:table-cell>
          <table:table-cell table:style-name="ce1" office:value-type="float" office:value="-2.02104568481445" calcext:value-type="float">
            <text:p>-2,0210456848</text:p>
          </table:table-cell>
        </table:table-row>
        <table:table-row table:style-name="ro1">
          <table:table-cell table:style-name="ce1" office:value-type="string" calcext:value-type="string">
            <text:p>1.4963312149047852</text:p>
          </table:table-cell>
          <table:table-cell table:style-name="ce1" office:value-type="string" calcext:value-type="string">
            <text:p>0.013310432434082031</text:p>
          </table:table-cell>
          <table:table-cell table:style-name="ce1" office:value-type="string" calcext:value-type="string">
            <text:p>41.09719109535217</text:p>
          </table:table-cell>
          <table:table-cell table:style-name="ce1" office:value-type="float" office:value="-0.0214975883381588" calcext:value-type="float">
            <text:p>-0,0214975883</text:p>
          </table:table-cell>
          <table:table-cell table:style-name="ce1" office:value-type="float" office:value="0.0915176702761336" calcext:value-type="float">
            <text:p>0,0915176703</text:p>
          </table:table-cell>
          <table:table-cell table:style-name="ce1" office:value-type="float" office:value="1.74848163598462" calcext:value-type="float">
            <text:p>1,748481636</text:p>
          </table:table-cell>
          <table:table-cell table:style-name="ce1" office:value-type="float" office:value="0.0818908286219344" calcext:value-type="float">
            <text:p>0,0818908286</text:p>
          </table:table-cell>
          <table:table-cell table:number-columns-repeated="2" table:style-name="ce1" office:value-type="float" office:value="-0.0430132979140523" calcext:value-type="float">
            <text:p>-0,0430132979</text:p>
          </table:table-cell>
          <table:table-cell table:style-name="ce1" office:value-type="float" office:value="-0.127904787659645" calcext:value-type="float">
            <text:p>-0,1279047877</text:p>
          </table:table-cell>
          <table:table-cell table:style-name="ce1" office:value-type="float" office:value="4.15628576278687" calcext:value-type="float">
            <text:p>4,1562857628</text:p>
          </table:table-cell>
          <table:table-cell table:style-name="ce1" office:value-type="float" office:value="-1.98990762233734" calcext:value-type="float">
            <text:p>-1,9899076223</text:p>
          </table:table-cell>
          <table:table-cell table:style-name="ce1" office:value-type="string" calcext:value-type="string">
            <text:p>0.08189082862193445</text:p>
          </table:table-cell>
          <table:table-cell table:style-name="ce1" office:value-type="string" calcext:value-type="string">
            <text:p>-0.043013297914052305</text:p>
          </table:table-cell>
          <table:table-cell table:style-name="ce1" office:value-type="string" calcext:value-type="string">
            <text:p>-0.12089613190940221</text:p>
          </table:table-cell>
          <table:table-cell table:style-name="ce1" office:value-type="float" office:value="0.0132351972990566" calcext:value-type="float">
            <text:p>0,0132351973</text:p>
          </table:table-cell>
          <table:table-cell table:style-name="ce1" office:value-type="float" office:value="-0.0242898478805099" calcext:value-type="float">
            <text:p>-0,0242898479</text:p>
          </table:table-cell>
          <table:table-cell table:style-name="ce1" office:value-type="float" office:value="-0.0765881781801765" calcext:value-type="float">
            <text:p>-0,07658817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271186893580989" calcext:value-type="float">
            <text:p>-0,27118689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867334630401391" calcext:value-type="float">
            <text:p>-0,086733463</text:p>
          </table:table-cell>
          <table:table-cell table:style-name="ce1" office:value-type="float" office:value="0.0167504849759256" calcext:value-type="float">
            <text:p>0,016750485</text:p>
          </table:table-cell>
          <table:table-cell table:style-name="ce1" office:value-type="float" office:value="0.0676818508309722" calcext:value-type="float">
            <text:p>0,0676818508</text:p>
          </table:table-cell>
          <table:table-cell table:style-name="ce1" office:value-type="float" office:value="0.541356325149536" calcext:value-type="float">
            <text:p>0,5413563251</text:p>
          </table:table-cell>
          <table:table-cell table:style-name="ce1" office:value-type="float" office:value="0.541357278823853" calcext:value-type="float">
            <text:p>0,5413572788</text:p>
          </table:table-cell>
          <table:table-cell table:style-name="ce1" office:value-type="float" office:value="0.541357517242432" calcext:value-type="float">
            <text:p>0,5413575172</text:p>
          </table:table-cell>
          <table:table-cell table:style-name="ce1" office:value-type="float" office:value="-0.127904787659645" calcext:value-type="float">
            <text:p>-0,1279047877</text:p>
          </table:table-cell>
          <table:table-cell table:style-name="ce1" office:value-type="float" office:value="4.15628576278687" calcext:value-type="float">
            <text:p>4,1562857628</text:p>
          </table:table-cell>
          <table:table-cell table:style-name="ce1" office:value-type="float" office:value="-1.98990762233734" calcext:value-type="float">
            <text:p>-1,9899076223</text:p>
          </table:table-cell>
        </table:table-row>
        <table:table-row table:style-name="ro1">
          <table:table-cell table:style-name="ce1" office:value-type="string" calcext:value-type="string">
            <text:p>1.5124671459197998</text:p>
          </table:table-cell>
          <table:table-cell table:style-name="ce1" office:value-type="string" calcext:value-type="string">
            <text:p>0.01613593101501465</text:p>
          </table:table-cell>
          <table:table-cell table:style-name="ce1" office:value-type="string" calcext:value-type="string">
            <text:p>41.612518548965454</text:p>
          </table:table-cell>
          <table:table-cell table:style-name="ce1" office:value-type="float" office:value="-0.00342363979125136" calcext:value-type="float">
            <text:p>-0,0034236398</text:p>
          </table:table-cell>
          <table:table-cell table:style-name="ce1" office:value-type="float" office:value="0.0849233809387005" calcext:value-type="float">
            <text:p>0,0849233809</text:p>
          </table:table-cell>
          <table:table-cell table:style-name="ce1" office:value-type="float" office:value="1.73369659804091" calcext:value-type="float">
            <text:p>1,733696598</text:p>
          </table:table-cell>
          <table:table-cell table:style-name="ce1" office:value-type="float" office:value="0.0744305988743961" calcext:value-type="float">
            <text:p>0,0744305989</text:p>
          </table:table-cell>
          <table:table-cell table:number-columns-repeated="2" table:style-name="ce1" office:value-type="float" office:value="-0.0450013119865757" calcext:value-type="float">
            <text:p>-0,045001312</text:p>
          </table:table-cell>
          <table:table-cell table:style-name="ce1" office:value-type="float" office:value="-0.0941317602992058" calcext:value-type="float">
            <text:p>-0,0941317603</text:p>
          </table:table-cell>
          <table:table-cell table:style-name="ce1" office:value-type="float" office:value="4.14554166793823" calcext:value-type="float">
            <text:p>4,1455416679</text:p>
          </table:table-cell>
          <table:table-cell table:style-name="ce1" office:value-type="float" office:value="-1.95888841152191" calcext:value-type="float">
            <text:p>-1,9588884115</text:p>
          </table:table-cell>
          <table:table-cell table:style-name="ce1" office:value-type="string" calcext:value-type="string">
            <text:p>0.07443059887439613</text:p>
          </table:table-cell>
          <table:table-cell table:style-name="ce1" office:value-type="string" calcext:value-type="string">
            <text:p>-0.04500131198657571</text:p>
          </table:table-cell>
          <table:table-cell table:style-name="ce1" office:value-type="string" calcext:value-type="string">
            <text:p>-0.12014133525328743</text:p>
          </table:table-cell>
          <table:table-cell table:style-name="ce1" office:value-type="float" office:value="0.00537439708453971" calcext:value-type="float">
            <text:p>0,0053743971</text:p>
          </table:table-cell>
          <table:table-cell table:style-name="ce1" office:value-type="float" office:value="-0.0228794175690334" calcext:value-type="float">
            <text:p>-0,0228794176</text:p>
          </table:table-cell>
          <table:table-cell table:style-name="ce1" office:value-type="float" office:value="-0.0753210450712003" calcext:value-type="float">
            <text:p>-0,07532104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318446212982845" calcext:value-type="float">
            <text:p>-0,31844621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608902071060379" calcext:value-type="float">
            <text:p>-0,0608902071</text:p>
          </table:table-cell>
          <table:table-cell table:style-name="ce1" office:value-type="float" office:value="0.0109251929843154" calcext:value-type="float">
            <text:p>0,010925193</text:p>
          </table:table-cell>
          <table:table-cell table:style-name="ce1" office:value-type="float" office:value="0.047188392716515" calcext:value-type="float">
            <text:p>0,0471883927</text:p>
          </table:table-cell>
          <table:table-cell table:style-name="ce1" office:value-type="float" office:value="0.516391754150391" calcext:value-type="float">
            <text:p>0,5163917542</text:p>
          </table:table-cell>
          <table:table-cell table:style-name="ce1" office:value-type="float" office:value="0.516395568847656" calcext:value-type="float">
            <text:p>0,5163955688</text:p>
          </table:table-cell>
          <table:table-cell table:style-name="ce1" office:value-type="float" office:value="0.516396999359131" calcext:value-type="float">
            <text:p>0,5163969994</text:p>
          </table:table-cell>
          <table:table-cell table:style-name="ce1" office:value-type="float" office:value="-0.0941317602992058" calcext:value-type="float">
            <text:p>-0,0941317603</text:p>
          </table:table-cell>
          <table:table-cell table:style-name="ce1" office:value-type="float" office:value="4.14554166793823" calcext:value-type="float">
            <text:p>4,1455416679</text:p>
          </table:table-cell>
          <table:table-cell table:style-name="ce1" office:value-type="float" office:value="-1.95888841152191" calcext:value-type="float">
            <text:p>-1,9588884115</text:p>
          </table:table-cell>
        </table:table-row>
        <table:table-row table:style-name="ro1">
          <table:table-cell table:style-name="ce1" office:value-type="string" calcext:value-type="string">
            <text:p>1.5311074256896973</text:p>
          </table:table-cell>
          <table:table-cell table:style-name="ce1" office:value-type="string" calcext:value-type="string">
            <text:p>0.01864027976989746</text:p>
          </table:table-cell>
          <table:table-cell table:style-name="ce1" office:value-type="string" calcext:value-type="string">
            <text:p>42.09948134422302</text:p>
          </table:table-cell>
          <table:table-cell table:style-name="ce1" office:value-type="float" office:value="0.0353731336857891" calcext:value-type="float">
            <text:p>0,0353731337</text:p>
          </table:table-cell>
          <table:table-cell table:style-name="ce1" office:value-type="float" office:value="0.073366415372584" calcext:value-type="float">
            <text:p>0,0733664154</text:p>
          </table:table-cell>
          <table:table-cell table:style-name="ce1" office:value-type="float" office:value="1.6982547596097" calcext:value-type="float">
            <text:p>1,6982547596</text:p>
          </table:table-cell>
          <table:table-cell table:style-name="ce1" office:value-type="float" office:value="0.070279696860362" calcext:value-type="float">
            <text:p>0,0702796969</text:p>
          </table:table-cell>
          <table:table-cell table:number-columns-repeated="2" table:style-name="ce1" office:value-type="float" office:value="-0.0462020269171656" calcext:value-type="float">
            <text:p>-0,0462020269</text:p>
          </table:table-cell>
          <table:table-cell table:style-name="ce1" office:value-type="float" office:value="-0.0652743205428124" calcext:value-type="float">
            <text:p>-0,0652743205</text:p>
          </table:table-cell>
          <table:table-cell table:style-name="ce1" office:value-type="float" office:value="4.13379764556885" calcext:value-type="float">
            <text:p>4,1337976456</text:p>
          </table:table-cell>
          <table:table-cell table:style-name="ce1" office:value-type="float" office:value="-1.92810785770416" calcext:value-type="float">
            <text:p>-1,9281078577</text:p>
          </table:table-cell>
          <table:table-cell table:style-name="ce1" office:value-type="string" calcext:value-type="string">
            <text:p>0.07027969686036205</text:p>
          </table:table-cell>
          <table:table-cell table:style-name="ce1" office:value-type="string" calcext:value-type="string">
            <text:p>-0.04620202691716557</text:p>
          </table:table-cell>
          <table:table-cell table:style-name="ce1" office:value-type="string" calcext:value-type="string">
            <text:p>-0.11979196725693406</text:p>
          </table:table-cell>
          <table:table-cell table:style-name="ce1" office:value-type="float" office:value="0.00085590994781284" calcext:value-type="float">
            <text:p>0,0008559099</text:p>
          </table:table-cell>
          <table:table-cell table:style-name="ce1" office:value-type="float" office:value="-0.0212308452346751" calcext:value-type="float">
            <text:p>-0,0212308452</text:p>
          </table:table-cell>
          <table:table-cell table:style-name="ce1" office:value-type="float" office:value="-0.0745522230981271" calcext:value-type="float">
            <text:p>-0,07455222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359734490743217" calcext:value-type="float">
            <text:p>-0,35973449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71750379000515" calcext:value-type="float">
            <text:p>-0,0371750379</text:p>
          </table:table-cell>
          <table:table-cell table:style-name="ce1" office:value-type="float" office:value="0.0135633980344985" calcext:value-type="float">
            <text:p>0,013563398</text:p>
          </table:table-cell>
          <table:table-cell table:style-name="ce1" office:value-type="float" office:value="0.0304102336477235" calcext:value-type="float">
            <text:p>0,0304102336</text:p>
          </table:table-cell>
          <table:table-cell table:style-name="ce1" office:value-type="float" office:value="0.486185073852539" calcext:value-type="float">
            <text:p>0,4861850739</text:p>
          </table:table-cell>
          <table:table-cell table:style-name="ce1" office:value-type="float" office:value="0.486182689666748" calcext:value-type="float">
            <text:p>0,4861826897</text:p>
          </table:table-cell>
          <table:table-cell table:style-name="ce1" office:value-type="float" office:value="0.486186265945435" calcext:value-type="float">
            <text:p>0,4861862659</text:p>
          </table:table-cell>
          <table:table-cell table:style-name="ce1" office:value-type="float" office:value="-0.0652743205428124" calcext:value-type="float">
            <text:p>-0,0652743205</text:p>
          </table:table-cell>
          <table:table-cell table:style-name="ce1" office:value-type="float" office:value="4.13379764556885" calcext:value-type="float">
            <text:p>4,1337976456</text:p>
          </table:table-cell>
          <table:table-cell table:style-name="ce1" office:value-type="float" office:value="-1.92810785770416" calcext:value-type="float">
            <text:p>-1,9281078577</text:p>
          </table:table-cell>
        </table:table-row>
        <table:table-row table:style-name="ro1">
          <table:table-cell table:style-name="ce1" office:value-type="string" calcext:value-type="string">
            <text:p>1.5560598373413086</text:p>
          </table:table-cell>
          <table:table-cell table:style-name="ce1" office:value-type="string" calcext:value-type="string">
            <text:p>0.024952411651611328</text:p>
          </table:table-cell>
          <table:table-cell table:style-name="ce1" office:value-type="string" calcext:value-type="string">
            <text:p>42.63471031188965</text:p>
          </table:table-cell>
          <table:table-cell table:style-name="ce1" office:value-type="float" office:value="0.0597853949293494" calcext:value-type="float">
            <text:p>0,0597853949</text:p>
          </table:table-cell>
          <table:table-cell table:style-name="ce1" office:value-type="float" office:value="0.0657049784908232" calcext:value-type="float">
            <text:p>0,0657049785</text:p>
          </table:table-cell>
          <table:table-cell table:style-name="ce1" office:value-type="float" office:value="1.67420566670689" calcext:value-type="float">
            <text:p>1,6742056667</text:p>
          </table:table-cell>
          <table:table-cell table:style-name="ce1" office:value-type="float" office:value="0.0587073688270883" calcext:value-type="float">
            <text:p>0,0587073688</text:p>
          </table:table-cell>
          <table:table-cell table:number-columns-repeated="2" table:style-name="ce1" office:value-type="float" office:value="-0.0459448989138554" calcext:value-type="float">
            <text:p>-0,0459448989</text:p>
          </table:table-cell>
          <table:table-cell table:style-name="ce1" office:value-type="float" office:value="-0.0393396653234959" calcext:value-type="float">
            <text:p>-0,0393396653</text:p>
          </table:table-cell>
          <table:table-cell table:style-name="ce1" office:value-type="float" office:value="4.12202501296997" calcext:value-type="float">
            <text:p>4,122025013</text:p>
          </table:table-cell>
          <table:table-cell table:style-name="ce1" office:value-type="float" office:value="-1.89823293685913" calcext:value-type="float">
            <text:p>-1,8982329369</text:p>
          </table:table-cell>
          <table:table-cell table:style-name="ce1" office:value-type="string" calcext:value-type="string">
            <text:p>0.0587073688270883</text:p>
          </table:table-cell>
          <table:table-cell table:style-name="ce1" office:value-type="string" calcext:value-type="string">
            <text:p>-0.0459448989138554</text:p>
          </table:table-cell>
          <table:table-cell table:style-name="ce1" office:value-type="string" calcext:value-type="string">
            <text:p>-0.1170579769851637</text:p>
          </table:table-cell>
          <table:table-cell table:style-name="ce1" office:value-type="float" office:value="-0.00884328342144727" calcext:value-type="float">
            <text:p>-0,0088432834</text:p>
          </table:table-cell>
          <table:table-cell table:style-name="ce1" office:value-type="float" office:value="-0.018341603843146" calcext:value-type="float">
            <text:p>-0,0183416038</text:p>
          </table:table-cell>
          <table:table-cell table:style-name="ce1" office:value-type="float" office:value="-0.0727092474997044" calcext:value-type="float">
            <text:p>-0,0727092475</text:p>
          </table:table-cell>
          <table:table-cell table:style-name="ce1" office:value-type="float" office:value="0.981019236318722" calcext:value-type="float">
            <text:p>0,9810192363</text:p>
          </table:table-cell>
          <table:table-cell table:style-name="ce1" office:value-type="float" office:value="-0.39910190298516" calcext:value-type="float">
            <text:p>-0,3991019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723028576629013" calcext:value-type="float">
            <text:p>-0,0723028577</text:p>
          </table:table-cell>
          <table:table-cell table:style-name="ce1" office:value-type="float" office:value="0.0215379444033405" calcext:value-type="float">
            <text:p>0,0215379444</text:p>
          </table:table-cell>
          <table:table-cell table:style-name="ce1" office:value-type="float" office:value="0.0660508205816263" calcext:value-type="float">
            <text:p>0,0660508206</text:p>
          </table:table-cell>
          <table:table-cell table:style-name="ce1" office:value-type="float" office:value="0.536586999893189" calcext:value-type="float">
            <text:p>0,5365869999</text:p>
          </table:table-cell>
          <table:table-cell table:style-name="ce1" office:value-type="float" office:value="0.536586284637451" calcext:value-type="float">
            <text:p>0,5365862846</text:p>
          </table:table-cell>
          <table:table-cell table:style-name="ce1" office:value-type="float" office:value="0.536584377288818" calcext:value-type="float">
            <text:p>0,5365843773</text:p>
          </table:table-cell>
          <table:table-cell table:style-name="ce1" office:value-type="float" office:value="-0.0393396653234959" calcext:value-type="float">
            <text:p>-0,0393396653</text:p>
          </table:table-cell>
          <table:table-cell table:style-name="ce1" office:value-type="float" office:value="4.12202501296997" calcext:value-type="float">
            <text:p>4,122025013</text:p>
          </table:table-cell>
          <table:table-cell table:style-name="ce1" office:value-type="float" office:value="-1.89823293685913" calcext:value-type="float">
            <text:p>-1,8982329369</text:p>
          </table:table-cell>
        </table:table-row>
        <table:table-row table:style-name="ro1">
          <table:table-cell table:style-name="ce1" office:value-type="string" calcext:value-type="string">
            <text:p>1.570436954498291</text:p>
          </table:table-cell>
          <table:table-cell table:style-name="ce1" office:value-type="string" calcext:value-type="string">
            <text:p>0.014377117156982422</text:p>
          </table:table-cell>
          <table:table-cell table:style-name="ce1" office:value-type="string" calcext:value-type="string">
            <text:p>43.13955807685852</text:p>
          </table:table-cell>
          <table:table-cell table:style-name="ce1" office:value-type="float" office:value="0.0840884655015543" calcext:value-type="float">
            <text:p>0,0840884655</text:p>
          </table:table-cell>
          <table:table-cell table:style-name="ce1" office:value-type="float" office:value="0.0564173364226008" calcext:value-type="float">
            <text:p>0,0564173364</text:p>
          </table:table-cell>
          <table:table-cell table:style-name="ce1" office:value-type="float" office:value="1.64631115198135" calcext:value-type="float">
            <text:p>1,646311152</text:p>
          </table:table-cell>
          <table:table-cell table:style-name="ce1" office:value-type="float" office:value="0.050866157258954" calcext:value-type="float">
            <text:p>0,0508661573</text:p>
          </table:table-cell>
          <table:table-cell table:number-columns-repeated="2" table:style-name="ce1" office:value-type="float" office:value="-0.0464436477497785" calcext:value-type="float">
            <text:p>-0,0464436477</text:p>
          </table:table-cell>
          <table:table-cell table:style-name="ce1" office:value-type="float" office:value="-0.0165406204760075" calcext:value-type="float">
            <text:p>-0,0165406205</text:p>
          </table:table-cell>
          <table:table-cell table:style-name="ce1" office:value-type="float" office:value="4.11009693145752" calcext:value-type="float">
            <text:p>4,1100969315</text:p>
          </table:table-cell>
          <table:table-cell table:style-name="ce1" office:value-type="float" office:value="-1.8686056137085" calcext:value-type="float">
            <text:p>-1,8686056137</text:p>
          </table:table-cell>
          <table:table-cell table:style-name="ce1" office:value-type="string" calcext:value-type="string">
            <text:p>0.05086615725895401</text:p>
          </table:table-cell>
          <table:table-cell table:style-name="ce1" office:value-type="string" calcext:value-type="string">
            <text:p>-0.04644364774977849</text:p>
          </table:table-cell>
          <table:table-cell table:style-name="ce1" office:value-type="string" calcext:value-type="string">
            <text:p>-0.11626475865487336</text:p>
          </table:table-cell>
          <table:table-cell table:style-name="ce1" office:value-type="float" office:value="-0.0149463487323374" calcext:value-type="float">
            <text:p>-0,0149463487</text:p>
          </table:table-cell>
          <table:table-cell table:style-name="ce1" office:value-type="float" office:value="-0.0164262446227058" calcext:value-type="float">
            <text:p>-0,0164262446</text:p>
          </table:table-cell>
          <table:table-cell table:style-name="ce1" office:value-type="float" office:value="-0.0714586946687581" calcext:value-type="float">
            <text:p>-0,0714586947</text:p>
          </table:table-cell>
          <table:table-cell table:style-name="ce1" office:value-type="float" office:value="0.950913185746761" calcext:value-type="float">
            <text:p>0,9509131857</text:p>
          </table:table-cell>
          <table:table-cell table:style-name="ce1" office:value-type="float" office:value="-0.432188917251406" calcext:value-type="float">
            <text:p>-0,43218891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484785168375425" calcext:value-type="float">
            <text:p>-0,0484785168</text:p>
          </table:table-cell>
          <table:table-cell table:style-name="ce1" office:value-type="float" office:value="0.0152142632597234" calcext:value-type="float">
            <text:p>0,0152142633</text:p>
          </table:table-cell>
          <table:table-cell table:style-name="ce1" office:value-type="float" office:value="0.0477574405553878" calcext:value-type="float">
            <text:p>0,0477574406</text:p>
          </table:table-cell>
          <table:table-cell table:style-name="ce1" office:value-type="float" office:value="0.503568649291992" calcext:value-type="float">
            <text:p>0,5035686493</text:p>
          </table:table-cell>
          <table:table-cell table:style-name="ce1" office:value-type="float" office:value="0.50356936454773" calcext:value-type="float">
            <text:p>0,5035693645</text:p>
          </table:table-cell>
          <table:table-cell table:style-name="ce1" office:value-type="float" office:value="0.503567457199097" calcext:value-type="float">
            <text:p>0,5035674572</text:p>
          </table:table-cell>
          <table:table-cell table:style-name="ce1" office:value-type="float" office:value="-0.0165406204760075" calcext:value-type="float">
            <text:p>-0,0165406205</text:p>
          </table:table-cell>
          <table:table-cell table:style-name="ce1" office:value-type="float" office:value="4.11009693145752" calcext:value-type="float">
            <text:p>4,1100969315</text:p>
          </table:table-cell>
          <table:table-cell table:style-name="ce1" office:value-type="float" office:value="-1.8686056137085" calcext:value-type="float">
            <text:p>-1,8686056137</text:p>
          </table:table-cell>
        </table:table-row>
        <table:table-row table:style-name="ro1">
          <table:table-cell table:style-name="ce1" office:value-type="string" calcext:value-type="string">
            <text:p>1.5881600379943848</text:p>
          </table:table-cell>
          <table:table-cell table:style-name="ce1" office:value-type="string" calcext:value-type="string">
            <text:p>0.01772308349609375</text:p>
          </table:table-cell>
          <table:table-cell table:style-name="ce1" office:value-type="string" calcext:value-type="string">
            <text:p>43.668641090393066</text:p>
          </table:table-cell>
          <table:table-cell table:style-name="ce1" office:value-type="float" office:value="0.0959008899983019" calcext:value-type="float">
            <text:p>0,09590089</text:p>
          </table:table-cell>
          <table:table-cell table:style-name="ce1" office:value-type="float" office:value="0.0491609000426251" calcext:value-type="float">
            <text:p>0,0491609</text:p>
          </table:table-cell>
          <table:table-cell table:style-name="ce1" office:value-type="float" office:value="1.63233918994665" calcext:value-type="float">
            <text:p>1,6323391899</text:p>
          </table:table-cell>
          <table:table-cell table:style-name="ce1" office:value-type="float" office:value="0.0417162696598342" calcext:value-type="float">
            <text:p>0,0417162697</text:p>
          </table:table-cell>
          <table:table-cell table:number-columns-repeated="2" table:style-name="ce1" office:value-type="float" office:value="-0.0461742251280134" calcext:value-type="float">
            <text:p>-0,0461742251</text:p>
          </table:table-cell>
          <table:table-cell table:style-name="ce1" office:value-type="float" office:value="0.00334746181033552" calcext:value-type="float">
            <text:p>0,0033474618</text:p>
          </table:table-cell>
          <table:table-cell table:style-name="ce1" office:value-type="float" office:value="4.09865093231201" calcext:value-type="float">
            <text:p>4,0986509323</text:p>
          </table:table-cell>
          <table:table-cell table:style-name="ce1" office:value-type="float" office:value="-1.83921909332275" calcext:value-type="float">
            <text:p>-1,8392190933</text:p>
          </table:table-cell>
          <table:table-cell table:style-name="ce1" office:value-type="string" calcext:value-type="string">
            <text:p>0.04171626965983418</text:p>
          </table:table-cell>
          <table:table-cell table:style-name="ce1" office:value-type="string" calcext:value-type="string">
            <text:p>-0.046174225128013405</text:p>
          </table:table-cell>
          <table:table-cell table:style-name="ce1" office:value-type="string" calcext:value-type="string">
            <text:p>-0.11468972654085863</text:p>
          </table:table-cell>
          <table:table-cell table:style-name="ce1" office:value-type="float" office:value="-0.0210221163753886" calcext:value-type="float">
            <text:p>-0,0210221164</text:p>
          </table:table-cell>
          <table:table-cell table:style-name="ce1" office:value-type="float" office:value="-0.0141043341056502" calcext:value-type="float">
            <text:p>-0,0141043341</text:p>
          </table:table-cell>
          <table:table-cell table:style-name="ce1" office:value-type="float" office:value="-0.0700081799030304" calcext:value-type="float">
            <text:p>-0,0700081799</text:p>
          </table:table-cell>
          <table:table-cell table:style-name="ce1" office:value-type="float" office:value="0.906436919537863" calcext:value-type="float">
            <text:p>0,9064369195</text:p>
          </table:table-cell>
          <table:table-cell table:style-name="ce1" office:value-type="float" office:value="-0.462029467098402" calcext:value-type="float">
            <text:p>-0,46202946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459482795114637" calcext:value-type="float">
            <text:p>-0,0459482795</text:p>
          </table:table-cell>
          <table:table-cell table:style-name="ce1" office:value-type="float" office:value="0.0175594628725766" calcext:value-type="float">
            <text:p>0,0175594629</text:p>
          </table:table-cell>
          <table:table-cell table:style-name="ce1" office:value-type="float" office:value="0.0527381344868707" calcext:value-type="float">
            <text:p>0,0527381345</text:p>
          </table:table-cell>
          <table:table-cell table:style-name="ce1" office:value-type="float" office:value="0.528922319412231" calcext:value-type="float">
            <text:p>0,5289223194</text:p>
          </table:table-cell>
          <table:table-cell table:style-name="ce1" office:value-type="float" office:value="0.528925180435181" calcext:value-type="float">
            <text:p>0,5289251804</text:p>
          </table:table-cell>
          <table:table-cell table:style-name="ce1" office:value-type="float" office:value="0.528924942016602" calcext:value-type="float">
            <text:p>0,528924942</text:p>
          </table:table-cell>
          <table:table-cell table:style-name="ce1" office:value-type="float" office:value="0.00334746181033552" calcext:value-type="float">
            <text:p>0,0033474618</text:p>
          </table:table-cell>
          <table:table-cell table:style-name="ce1" office:value-type="float" office:value="4.09865093231201" calcext:value-type="float">
            <text:p>4,0986509323</text:p>
          </table:table-cell>
          <table:table-cell table:style-name="ce1" office:value-type="float" office:value="-1.83921909332275" calcext:value-type="float">
            <text:p>-1,8392190933</text:p>
          </table:table-cell>
        </table:table-row>
        <table:table-row table:style-name="ro1">
          <table:table-cell table:style-name="ce1" office:value-type="string" calcext:value-type="string">
            <text:p>1.6015102863311768</text:p>
          </table:table-cell>
          <table:table-cell table:style-name="ce1" office:value-type="string" calcext:value-type="string">
            <text:p>0.013350248336791992</text:p>
          </table:table-cell>
          <table:table-cell table:style-name="ce1" office:value-type="string" calcext:value-type="string">
            <text:p>44.22482228279114</text:p>
          </table:table-cell>
          <table:table-cell table:style-name="ce1" office:value-type="float" office:value="0.113832190586254" calcext:value-type="float">
            <text:p>0,1138321906</text:p>
          </table:table-cell>
          <table:table-cell table:style-name="ce1" office:value-type="float" office:value="0.0392431084124837" calcext:value-type="float">
            <text:p>0,0392431084</text:p>
          </table:table-cell>
          <table:table-cell table:style-name="ce1" office:value-type="float" office:value="1.60531911402941" calcext:value-type="float">
            <text:p>1,605319114</text:p>
          </table:table-cell>
          <table:table-cell table:style-name="ce1" office:value-type="float" office:value="0.0354068469212765" calcext:value-type="float">
            <text:p>0,0354068469</text:p>
          </table:table-cell>
          <table:table-cell table:number-columns-repeated="2" table:style-name="ce1" office:value-type="float" office:value="-0.0463475340232361" calcext:value-type="float">
            <text:p>-0,046347534</text:p>
          </table:table-cell>
          <table:table-cell table:style-name="ce1" office:value-type="float" office:value="0.0185402370989323" calcext:value-type="float">
            <text:p>0,0185402371</text:p>
          </table:table-cell>
          <table:table-cell table:style-name="ce1" office:value-type="float" office:value="4.08686447143555" calcext:value-type="float">
            <text:p>4,0868644714</text:p>
          </table:table-cell>
          <table:table-cell table:style-name="ce1" office:value-type="float" office:value="-1.81030058860779" calcext:value-type="float">
            <text:p>-1,8103005886</text:p>
          </table:table-cell>
          <table:table-cell table:style-name="ce1" office:value-type="string" calcext:value-type="string">
            <text:p>0.03540684692127652</text:p>
          </table:table-cell>
          <table:table-cell table:style-name="ce1" office:value-type="string" calcext:value-type="string">
            <text:p>-0.046347534023236055</text:p>
          </table:table-cell>
          <table:table-cell table:style-name="ce1" office:value-type="string" calcext:value-type="string">
            <text:p>-0.11465464860050333</text:p>
          </table:table-cell>
          <table:table-cell table:style-name="ce1" office:value-type="float" office:value="-0.0239752224995755" calcext:value-type="float">
            <text:p>-0,0239752225</text:p>
          </table:table-cell>
          <table:table-cell table:style-name="ce1" office:value-type="float" office:value="-0.0122902250106563" calcext:value-type="float">
            <text:p>-0,012290225</text:p>
          </table:table-cell>
          <table:table-cell table:style-name="ce1" office:value-type="float" office:value="-0.0692816378772259" calcext:value-type="float">
            <text:p>-0,0692816379</text:p>
          </table:table-cell>
          <table:table-cell table:style-name="ce1" office:value-type="float" office:value="0.853010299550194" calcext:value-type="float">
            <text:p>0,8530102996</text:p>
          </table:table-cell>
          <table:table-cell table:style-name="ce1" office:value-type="float" office:value="-0.489417159715246" calcext:value-type="float">
            <text:p>-0,489417159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12033256555867" calcext:value-type="float">
            <text:p>-0,0212033257</text:p>
          </table:table-cell>
          <table:table-cell table:style-name="ce1" office:value-type="float" office:value="0.0130253011282246" calcext:value-type="float">
            <text:p>0,0130253011</text:p>
          </table:table-cell>
          <table:table-cell table:style-name="ce1" office:value-type="float" office:value="0.0250795710689019" calcext:value-type="float">
            <text:p>0,0250795711</text:p>
          </table:table-cell>
          <table:table-cell table:style-name="ce1" office:value-type="float" office:value="0.55710244178772" calcext:value-type="float">
            <text:p>0,5571024418</text:p>
          </table:table-cell>
          <table:table-cell table:style-name="ce1" office:value-type="float" office:value="0.557103157043457" calcext:value-type="float">
            <text:p>0,557103157</text:p>
          </table:table-cell>
          <table:table-cell table:style-name="ce1" office:value-type="float" office:value="0.557105302810669" calcext:value-type="float">
            <text:p>0,5571053028</text:p>
          </table:table-cell>
          <table:table-cell table:style-name="ce1" office:value-type="float" office:value="0.0185402370989323" calcext:value-type="float">
            <text:p>0,0185402371</text:p>
          </table:table-cell>
          <table:table-cell table:style-name="ce1" office:value-type="float" office:value="4.08686447143555" calcext:value-type="float">
            <text:p>4,0868644714</text:p>
          </table:table-cell>
          <table:table-cell table:style-name="ce1" office:value-type="float" office:value="-1.81030058860779" calcext:value-type="float">
            <text:p>-1,8103005886</text:p>
          </table:table-cell>
        </table:table-row>
        <table:table-row table:style-name="ro1">
          <table:table-cell table:style-name="ce1" office:value-type="string" calcext:value-type="string">
            <text:p>1.6205899715423584</text:p>
          </table:table-cell>
          <table:table-cell table:style-name="ce1" office:value-type="string" calcext:value-type="string">
            <text:p>0.01907968521118164</text:p>
          </table:table-cell>
          <table:table-cell table:style-name="ce1" office:value-type="string" calcext:value-type="string">
            <text:p>44.757548093795776</text:p>
          </table:table-cell>
          <table:table-cell table:style-name="ce1" office:value-type="float" office:value="0.131147401844278" calcext:value-type="float">
            <text:p>0,1311474018</text:p>
          </table:table-cell>
          <table:table-cell table:style-name="ce1" office:value-type="float" office:value="0.0286563909727574" calcext:value-type="float">
            <text:p>0,028656391</text:p>
          </table:table-cell>
          <table:table-cell table:style-name="ce1" office:value-type="float" office:value="1.58126388950112" calcext:value-type="float">
            <text:p>1,5812638895</text:p>
          </table:table-cell>
          <table:table-cell table:style-name="ce1" office:value-type="float" office:value="0.0264711498000008" calcext:value-type="float">
            <text:p>0,0264711498</text:p>
          </table:table-cell>
          <table:table-cell table:number-columns-repeated="2" table:style-name="ce1" office:value-type="float" office:value="-0.0452518362350922" calcext:value-type="float">
            <text:p>-0,0452518362</text:p>
          </table:table-cell>
          <table:table-cell table:style-name="ce1" office:value-type="float" office:value="0.0185402370989323" calcext:value-type="float">
            <text:p>0,0185402371</text:p>
          </table:table-cell>
          <table:table-cell table:style-name="ce1" office:value-type="float" office:value="4.08686447143555" calcext:value-type="float">
            <text:p>4,0868644714</text:p>
          </table:table-cell>
          <table:table-cell table:style-name="ce1" office:value-type="float" office:value="-1.81030058860779" calcext:value-type="float">
            <text:p>-1,8103005886</text:p>
          </table:table-cell>
          <table:table-cell table:style-name="ce1" office:value-type="string" calcext:value-type="string">
            <text:p>0.026471149800000815</text:p>
          </table:table-cell>
          <table:table-cell table:style-name="ce1" office:value-type="string" calcext:value-type="string">
            <text:p>-0.04525183623509223</text:p>
          </table:table-cell>
          <table:table-cell table:style-name="ce1" office:value-type="string" calcext:value-type="string">
            <text:p>-0.11261365014007416</text:p>
          </table:table-cell>
          <table:table-cell table:style-name="ce1" office:value-type="float" office:value="-0.0284580476465635" calcext:value-type="float">
            <text:p>-0,0284580476</text:p>
          </table:table-cell>
          <table:table-cell table:style-name="ce1" office:value-type="float" office:value="-0.00981077710312093" calcext:value-type="float">
            <text:p>-0,0098107771</text:p>
          </table:table-cell>
          <table:table-cell table:style-name="ce1" office:value-type="float" office:value="-0.0678765939295292" calcext:value-type="float">
            <text:p>-0,0678765939</text:p>
          </table:table-cell>
          <table:table-cell table:style-name="ce1" office:value-type="float" office:value="0.792126297362316" calcext:value-type="float">
            <text:p>0,7921262974</text:p>
          </table:table-cell>
          <table:table-cell table:style-name="ce1" office:value-type="float" office:value="-0.510406743300506" calcext:value-type="float">
            <text:p>-0,51040674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335253786321157" calcext:value-type="float">
            <text:p>-0,0335253786</text:p>
          </table:table-cell>
          <table:table-cell table:style-name="ce1" office:value-type="float" office:value="0.0185427676815558" calcext:value-type="float">
            <text:p>0,0185427677</text:p>
          </table:table-cell>
          <table:table-cell table:style-name="ce1" office:value-type="float" office:value="0.0505177515782006" calcext:value-type="float">
            <text:p>0,0505177516</text:p>
          </table:table-cell>
          <table:table-cell table:style-name="ce1" office:value-type="float" office:value="0.534857511520386" calcext:value-type="float">
            <text:p>0,5348575115</text:p>
          </table:table-cell>
          <table:table-cell table:style-name="ce1" office:value-type="float" office:value="0.534860372543335" calcext:value-type="float">
            <text:p>0,5348603725</text:p>
          </table:table-cell>
          <table:table-cell table:style-name="ce1" office:value-type="float" office:value="0.534862995147705" calcext:value-type="float">
            <text:p>0,5348629951</text:p>
          </table:table-cell>
          <table:table-cell table:style-name="ce1" office:value-type="float" office:value="0.0185402370989323" calcext:value-type="float">
            <text:p>0,0185402371</text:p>
          </table:table-cell>
          <table:table-cell table:style-name="ce1" office:value-type="float" office:value="4.08686447143555" calcext:value-type="float">
            <text:p>4,0868644714</text:p>
          </table:table-cell>
          <table:table-cell table:style-name="ce1" office:value-type="float" office:value="-1.81030058860779" calcext:value-type="float">
            <text:p>-1,8103005886</text:p>
          </table:table-cell>
        </table:table-row>
        <table:table-row table:style-name="ro1">
          <table:table-cell table:style-name="ce1" office:value-type="string" calcext:value-type="string">
            <text:p>1.6340289115905762</text:p>
          </table:table-cell>
          <table:table-cell table:style-name="ce1" office:value-type="string" calcext:value-type="string">
            <text:p>0.013438940048217773</text:p>
          </table:table-cell>
          <table:table-cell table:style-name="ce1" office:value-type="string" calcext:value-type="string">
            <text:p>45.350080490112305</text:p>
          </table:table-cell>
          <table:table-cell table:style-name="ce1" office:value-type="float" office:value="0.140050611562199" calcext:value-type="float">
            <text:p>0,1400506116</text:p>
          </table:table-cell>
          <table:table-cell table:style-name="ce1" office:value-type="float" office:value="0.0200369562120119" calcext:value-type="float">
            <text:p>0,0200369562</text:p>
          </table:table-cell>
          <table:table-cell table:style-name="ce1" office:value-type="float" office:value="1.55921786214099" calcext:value-type="float">
            <text:p>1,5592178621</text:p>
          </table:table-cell>
          <table:table-cell table:style-name="ce1" office:value-type="float" office:value="0.0167962232469725" calcext:value-type="float">
            <text:p>0,0167962232</text:p>
          </table:table-cell>
          <table:table-cell table:number-columns-repeated="2" table:style-name="ce1" office:value-type="float" office:value="-0.0437963264893939" calcext:value-type="float">
            <text:p>-0,0437963265</text:p>
          </table:table-cell>
          <table:table-cell table:style-name="ce1" office:value-type="float" office:value="0.0297806728631258" calcext:value-type="float">
            <text:p>0,0297806729</text:p>
          </table:table-cell>
          <table:table-cell table:style-name="ce1" office:value-type="float" office:value="4.07463073730469" calcext:value-type="float">
            <text:p>4,0746307373</text:p>
          </table:table-cell>
          <table:table-cell table:style-name="ce1" office:value-type="float" office:value="-1.78181600570679" calcext:value-type="float">
            <text:p>-1,7818160057</text:p>
          </table:table-cell>
          <table:table-cell table:style-name="ce1" office:value-type="string" calcext:value-type="string">
            <text:p>0.01679622324697246</text:p>
          </table:table-cell>
          <table:table-cell table:style-name="ce1" office:value-type="string" calcext:value-type="string">
            <text:p>-0.043796326489393904</text:p>
          </table:table-cell>
          <table:table-cell table:style-name="ce1" office:value-type="string" calcext:value-type="string">
            <text:p>-0.11160529111832036</text:p>
          </table:table-cell>
          <table:table-cell table:style-name="ce1" office:value-type="float" office:value="-0.0327868504610694" calcext:value-type="float">
            <text:p>-0,0327868505</text:p>
          </table:table-cell>
          <table:table-cell table:style-name="ce1" office:value-type="float" office:value="-0.00716409774318935" calcext:value-type="float">
            <text:p>-0,0071640977</text:p>
          </table:table-cell>
          <table:table-cell table:style-name="ce1" office:value-type="float" office:value="-0.0666257222540585" calcext:value-type="float">
            <text:p>-0,0666257223</text:p>
          </table:table-cell>
          <table:table-cell table:style-name="ce1" office:value-type="float" office:value="0.714835297199988" calcext:value-type="float">
            <text:p>0,7148352972</text:p>
          </table:table-cell>
          <table:table-cell table:style-name="ce1" office:value-type="float" office:value="-0.527295202424138" calcext:value-type="float">
            <text:p>-0,527295202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293804578036944" calcext:value-type="float">
            <text:p>-0,0293804578</text:p>
          </table:table-cell>
          <table:table-cell table:style-name="ce1" office:value-type="float" office:value="0.0179635757087154" calcext:value-type="float">
            <text:p>0,0179635757</text:p>
          </table:table-cell>
          <table:table-cell table:style-name="ce1" office:value-type="float" office:value="0.0408172454295236" calcext:value-type="float">
            <text:p>0,0408172454</text:p>
          </table:table-cell>
          <table:table-cell table:style-name="ce1" office:value-type="float" office:value="0.589344501495361" calcext:value-type="float">
            <text:p>0,5893445015</text:p>
          </table:table-cell>
          <table:table-cell table:style-name="ce1" office:value-type="float" office:value="0.589343547821045" calcext:value-type="float">
            <text:p>0,5893435478</text:p>
          </table:table-cell>
          <table:table-cell table:style-name="ce1" office:value-type="float" office:value="0.589339733123779" calcext:value-type="float">
            <text:p>0,5893397331</text:p>
          </table:table-cell>
          <table:table-cell table:style-name="ce1" office:value-type="float" office:value="0.0297806728631258" calcext:value-type="float">
            <text:p>0,0297806729</text:p>
          </table:table-cell>
          <table:table-cell table:style-name="ce1" office:value-type="float" office:value="4.07463073730469" calcext:value-type="float">
            <text:p>4,0746307373</text:p>
          </table:table-cell>
          <table:table-cell table:style-name="ce1" office:value-type="float" office:value="-1.78181600570679" calcext:value-type="float">
            <text:p>-1,7818160057</text:p>
          </table:table-cell>
        </table:table-row>
        <table:table-row table:style-name="ro1">
          <table:table-cell table:style-name="ce1" office:value-type="string" calcext:value-type="string">
            <text:p>1.6491429805755615</text:p>
          </table:table-cell>
          <table:table-cell table:style-name="ce1" office:value-type="string" calcext:value-type="string">
            <text:p>0.015114068984985352</text:p>
          </table:table-cell>
          <table:table-cell table:style-name="ce1" office:value-type="string" calcext:value-type="string">
            <text:p>45.886559009552</text:p>
          </table:table-cell>
          <table:table-cell table:style-name="ce1" office:value-type="float" office:value="0.146025454464518" calcext:value-type="float">
            <text:p>0,1460254545</text:p>
          </table:table-cell>
          <table:table-cell table:style-name="ce1" office:value-type="float" office:value="0.011768860000841" calcext:value-type="float">
            <text:p>0,01176886</text:p>
          </table:table-cell>
          <table:table-cell table:style-name="ce1" office:value-type="float" office:value="1.53797407503481" calcext:value-type="float">
            <text:p>1,537974075</text:p>
          </table:table-cell>
          <table:table-cell table:style-name="ce1" office:value-type="float" office:value="0.00950977763759995" calcext:value-type="float">
            <text:p>0,0095097776</text:p>
          </table:table-cell>
          <table:table-cell table:number-columns-repeated="2" table:style-name="ce1" office:value-type="float" office:value="-0.0424232030894634" calcext:value-type="float">
            <text:p>-0,0424232031</text:p>
          </table:table-cell>
          <table:table-cell table:style-name="ce1" office:value-type="float" office:value="0.037817221134901" calcext:value-type="float">
            <text:p>0,0378172211</text:p>
          </table:table-cell>
          <table:table-cell table:style-name="ce1" office:value-type="float" office:value="4.06245613098145" calcext:value-type="float">
            <text:p>4,062456131</text:p>
          </table:table-cell>
          <table:table-cell table:style-name="ce1" office:value-type="float" office:value="-1.75342333316803" calcext:value-type="float">
            <text:p>-1,7534233332</text:p>
          </table:table-cell>
          <table:table-cell table:style-name="ce1" office:value-type="string" calcext:value-type="string">
            <text:p>0.00950977763759995</text:p>
          </table:table-cell>
          <table:table-cell table:style-name="ce1" office:value-type="string" calcext:value-type="string">
            <text:p>-0.04242320308946341</text:p>
          </table:table-cell>
          <table:table-cell table:style-name="ce1" office:value-type="string" calcext:value-type="string">
            <text:p>-0.11045185058101441</text:p>
          </table:table-cell>
          <table:table-cell table:style-name="ce1" office:value-type="float" office:value="-0.0350126528905498" calcext:value-type="float">
            <text:p>-0,0350126529</text:p>
          </table:table-cell>
          <table:table-cell table:style-name="ce1" office:value-type="float" office:value="-0.00500923905300298" calcext:value-type="float">
            <text:p>-0,0050092391</text:p>
          </table:table-cell>
          <table:table-cell table:style-name="ce1" office:value-type="float" office:value="-0.0654793288313312" calcext:value-type="float">
            <text:p>-0,0654793288</text:p>
          </table:table-cell>
          <table:table-cell table:style-name="ce1" office:value-type="float" office:value="0.639709900817442" calcext:value-type="float">
            <text:p>0,6397099008</text:p>
          </table:table-cell>
          <table:table-cell table:style-name="ce1" office:value-type="float" office:value="-0.538043266192882" calcext:value-type="float">
            <text:p>-0,538043266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65975825207237" calcext:value-type="float">
            <text:p>-0,0165975825</text:p>
          </table:table-cell>
          <table:table-cell table:style-name="ce1" office:value-type="float" office:value="0.0160686836800861" calcext:value-type="float">
            <text:p>0,0160686837</text:p>
          </table:table-cell>
          <table:table-cell table:style-name="ce1" office:value-type="float" office:value="0.0410991300126721" calcext:value-type="float">
            <text:p>0,04109913</text:p>
          </table:table-cell>
          <table:table-cell table:style-name="ce1" office:value-type="float" office:value="0.536416053771973" calcext:value-type="float">
            <text:p>0,5364160538</text:p>
          </table:table-cell>
          <table:table-cell table:style-name="ce1" office:value-type="float" office:value="0.536412000656128" calcext:value-type="float">
            <text:p>0,5364120007</text:p>
          </table:table-cell>
          <table:table-cell table:style-name="ce1" office:value-type="float" office:value="0.536411046981812" calcext:value-type="float">
            <text:p>0,536411047</text:p>
          </table:table-cell>
          <table:table-cell table:style-name="ce1" office:value-type="float" office:value="0.037817221134901" calcext:value-type="float">
            <text:p>0,0378172211</text:p>
          </table:table-cell>
          <table:table-cell table:style-name="ce1" office:value-type="float" office:value="4.06245613098145" calcext:value-type="float">
            <text:p>4,062456131</text:p>
          </table:table-cell>
          <table:table-cell table:style-name="ce1" office:value-type="float" office:value="-1.75342333316803" calcext:value-type="float">
            <text:p>-1,7534233332</text:p>
          </table:table-cell>
        </table:table-row>
        <table:table-row table:style-name="ro1">
          <table:table-cell table:style-name="ce1" office:value-type="string" calcext:value-type="string">
            <text:p>1.6636018753051758</text:p>
          </table:table-cell>
          <table:table-cell table:style-name="ce1" office:value-type="string" calcext:value-type="string">
            <text:p>0.014458894729614258</text:p>
          </table:table-cell>
          <table:table-cell table:style-name="ce1" office:value-type="string" calcext:value-type="string">
            <text:p>46.4230523109436</text:p>
          </table:table-cell>
          <table:table-cell table:style-name="ce1" office:value-type="float" office:value="0.148656455087073" calcext:value-type="float">
            <text:p>0,1486564551</text:p>
          </table:table-cell>
          <table:table-cell table:style-name="ce1" office:value-type="float" office:value="0.00473303462229209" calcext:value-type="float">
            <text:p>0,0047330346</text:p>
          </table:table-cell>
          <table:table-cell table:style-name="ce1" office:value-type="float" office:value="1.52054144129341" calcext:value-type="float">
            <text:p>1,5205414413</text:p>
          </table:table-cell>
          <table:table-cell table:style-name="ce1" office:value-type="float" office:value="0.00261462639902182" calcext:value-type="float">
            <text:p>0,0026146264</text:p>
          </table:table-cell>
          <table:table-cell table:number-columns-repeated="2" table:style-name="ce1" office:value-type="float" office:value="-0.0408086206666606" calcext:value-type="float">
            <text:p>-0,0408086207</text:p>
          </table:table-cell>
          <table:table-cell table:style-name="ce1" office:value-type="float" office:value="0.0418374091386795" calcext:value-type="float">
            <text:p>0,0418374091</text:p>
          </table:table-cell>
          <table:table-cell table:style-name="ce1" office:value-type="float" office:value="4.05089092254639" calcext:value-type="float">
            <text:p>4,0508909225</text:p>
          </table:table-cell>
          <table:table-cell table:style-name="ce1" office:value-type="float" office:value="-1.7252424955368" calcext:value-type="float">
            <text:p>-1,7252424955</text:p>
          </table:table-cell>
          <table:table-cell table:style-name="ce1" office:value-type="string" calcext:value-type="string">
            <text:p>0.0026146263990218187</text:p>
          </table:table-cell>
          <table:table-cell table:style-name="ce1" office:value-type="string" calcext:value-type="string">
            <text:p>-0.040808620666660606</text:p>
          </table:table-cell>
          <table:table-cell table:style-name="ce1" office:value-type="string" calcext:value-type="string">
            <text:p>-0.10938514124793082</text:p>
          </table:table-cell>
          <table:table-cell table:style-name="ce1" office:value-type="float" office:value="-0.0365063636161295" calcext:value-type="float">
            <text:p>-0,0365063636</text:p>
          </table:table-cell>
          <table:table-cell table:style-name="ce1" office:value-type="float" office:value="-0.00294221500021026" calcext:value-type="float">
            <text:p>-0,002942215</text:p>
          </table:table-cell>
          <table:table-cell table:style-name="ce1" office:value-type="float" office:value="-0.0643746519018102" calcext:value-type="float">
            <text:p>-0,0643746519</text:p>
          </table:table-cell>
          <table:table-cell table:style-name="ce1" office:value-type="float" office:value="0.561336297143251" calcext:value-type="float">
            <text:p>0,5613362971</text:p>
          </table:table-cell>
          <table:table-cell table:style-name="ce1" office:value-type="float" office:value="-0.544359770607782" calcext:value-type="float">
            <text:p>-0,544359770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11323087016929" calcext:value-type="float">
            <text:p>-0,0111323087</text:p>
          </table:table-cell>
          <table:table-cell table:style-name="ce1" office:value-type="float" office:value="0.0154050500706082" calcext:value-type="float">
            <text:p>0,0154050501</text:p>
          </table:table-cell>
          <table:table-cell table:style-name="ce1" office:value-type="float" office:value="0.0395804261551769" calcext:value-type="float">
            <text:p>0,0395804262</text:p>
          </table:table-cell>
          <table:table-cell table:style-name="ce1" office:value-type="float" office:value="0.536711931228638" calcext:value-type="float">
            <text:p>0,5367119312</text:p>
          </table:table-cell>
          <table:table-cell table:style-name="ce1" office:value-type="float" office:value="0.536713361740112" calcext:value-type="float">
            <text:p>0,5367133617</text:p>
          </table:table-cell>
          <table:table-cell table:style-name="ce1" office:value-type="float" office:value="0.53672456741333" calcext:value-type="float">
            <text:p>0,5367245674</text:p>
          </table:table-cell>
          <table:table-cell table:style-name="ce1" office:value-type="float" office:value="0.0418374091386795" calcext:value-type="float">
            <text:p>0,0418374091</text:p>
          </table:table-cell>
          <table:table-cell table:style-name="ce1" office:value-type="float" office:value="4.05089092254639" calcext:value-type="float">
            <text:p>4,0508909225</text:p>
          </table:table-cell>
          <table:table-cell table:style-name="ce1" office:value-type="float" office:value="-1.7252424955368" calcext:value-type="float">
            <text:p>-1,7252424955</text:p>
          </table:table-cell>
        </table:table-row>
        <table:table-row table:style-name="ro1">
          <table:table-cell table:style-name="ce1" office:value-type="string" calcext:value-type="string">
            <text:p>1.6778061389923096</text:p>
          </table:table-cell>
          <table:table-cell table:style-name="ce1" office:value-type="string" calcext:value-type="string">
            <text:p>0.014204263687133789</text:p>
          </table:table-cell>
          <table:table-cell table:style-name="ce1" office:value-type="string" calcext:value-type="string">
            <text:p>46.93621373176575</text:p>
          </table:table-cell>
          <table:table-cell table:style-name="ce1" office:value-type="float" office:value="0.151448745234513" calcext:value-type="float">
            <text:p>0,1514487452</text:p>
          </table:table-cell>
          <table:table-cell table:style-name="ce1" office:value-type="float" office:value="-0.00493056151188082" calcext:value-type="float">
            <text:p>-0,0049305615</text:p>
          </table:table-cell>
          <table:table-cell table:style-name="ce1" office:value-type="float" office:value="1.49698082458826" calcext:value-type="float">
            <text:p>1,4969808246</text:p>
          </table:table-cell>
          <table:table-cell table:style-name="ce1" office:value-type="float" office:value="-0.00328913686904028" calcext:value-type="float">
            <text:p>-0,0032891369</text:p>
          </table:table-cell>
          <table:table-cell table:number-columns-repeated="2" table:style-name="ce1" office:value-type="float" office:value="-0.0392458789946243" calcext:value-type="float">
            <text:p>-0,039245879</text:p>
          </table:table-cell>
          <table:table-cell table:style-name="ce1" office:value-type="float" office:value="0.0418374091386795" calcext:value-type="float">
            <text:p>0,0418374091</text:p>
          </table:table-cell>
          <table:table-cell table:style-name="ce1" office:value-type="float" office:value="4.05089092254639" calcext:value-type="float">
            <text:p>4,0508909225</text:p>
          </table:table-cell>
          <table:table-cell table:style-name="ce1" office:value-type="float" office:value="-1.7252424955368" calcext:value-type="float">
            <text:p>-1,7252424955</text:p>
          </table:table-cell>
          <table:table-cell table:style-name="ce1" office:value-type="string" calcext:value-type="string">
            <text:p>-0.0032891368690402753</text:p>
          </table:table-cell>
          <table:table-cell table:style-name="ce1" office:value-type="string" calcext:value-type="string">
            <text:p>-0.039245878994624304</text:p>
          </table:table-cell>
          <table:table-cell table:style-name="ce1" office:value-type="string" calcext:value-type="string">
            <text:p>-0.10861871760711725</text:p>
          </table:table-cell>
          <table:table-cell table:style-name="ce1" office:value-type="float" office:value="-0.0371641137717683" calcext:value-type="float">
            <text:p>-0,0371641138</text:p>
          </table:table-cell>
          <table:table-cell table:style-name="ce1" office:value-type="float" office:value="-0.00118325865557302" calcext:value-type="float">
            <text:p>-0,0011832587</text:p>
          </table:table-cell>
          <table:table-cell table:style-name="ce1" office:value-type="float" office:value="-0.0634681549472573" calcext:value-type="float">
            <text:p>-0,0634681549</text:p>
          </table:table-cell>
          <table:table-cell table:style-name="ce1" office:value-type="float" office:value="0.485063696200438" calcext:value-type="float">
            <text:p>0,4850636962</text:p>
          </table:table-cell>
          <table:table-cell table:style-name="ce1" office:value-type="float" office:value="-0.546788176268181" calcext:value-type="float">
            <text:p>-0,546788176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12786008404468" calcext:value-type="float">
            <text:p>-0,0051278601</text:p>
          </table:table-cell>
          <table:table-cell table:style-name="ce1" office:value-type="float" office:value="0.0137130322400922" calcext:value-type="float">
            <text:p>0,0137130322</text:p>
          </table:table-cell>
          <table:table-cell table:style-name="ce1" office:value-type="float" office:value="0.0339774936056036" calcext:value-type="float">
            <text:p>0,0339774936</text:p>
          </table:table-cell>
          <table:table-cell table:style-name="ce1" office:value-type="float" office:value="0.513079643249512" calcext:value-type="float">
            <text:p>0,5130796432</text:p>
          </table:table-cell>
          <table:table-cell table:style-name="ce1" office:value-type="float" office:value="0.513075828552246" calcext:value-type="float">
            <text:p>0,5130758286</text:p>
          </table:table-cell>
          <table:table-cell table:style-name="ce1" office:value-type="float" office:value="0.51306414604187" calcext:value-type="float">
            <text:p>0,513064146</text:p>
          </table:table-cell>
          <table:table-cell table:style-name="ce1" office:value-type="float" office:value="0.0418374091386795" calcext:value-type="float">
            <text:p>0,0418374091</text:p>
          </table:table-cell>
          <table:table-cell table:style-name="ce1" office:value-type="float" office:value="4.05089092254639" calcext:value-type="float">
            <text:p>4,0508909225</text:p>
          </table:table-cell>
          <table:table-cell table:style-name="ce1" office:value-type="float" office:value="-1.7252424955368" calcext:value-type="float">
            <text:p>-1,7252424955</text:p>
          </table:table-cell>
        </table:table-row>
        <table:table-row table:style-name="ro1">
          <table:table-cell table:style-name="ce1" office:value-type="string" calcext:value-type="string">
            <text:p>1.6908693313598633</text:p>
          </table:table-cell>
          <table:table-cell table:style-name="ce1" office:value-type="string" calcext:value-type="string">
            <text:p>0.013063192367553711</text:p>
          </table:table-cell>
          <table:table-cell table:style-name="ce1" office:value-type="string" calcext:value-type="string">
            <text:p>47.484169006347656</text:p>
          </table:table-cell>
          <table:table-cell table:style-name="ce1" office:value-type="float" office:value="0.151232250218774" calcext:value-type="float">
            <text:p>0,1512322502</text:p>
          </table:table-cell>
          <table:table-cell table:style-name="ce1" office:value-type="float" office:value="-0.0104222165242435" calcext:value-type="float">
            <text:p>-0,0104222165</text:p>
          </table:table-cell>
          <table:table-cell table:style-name="ce1" office:value-type="float" office:value="1.48304327770516" calcext:value-type="float">
            <text:p>1,4830432777</text:p>
          </table:table-cell>
          <table:table-cell table:style-name="ce1" office:value-type="float" office:value="-0.00983851326094846" calcext:value-type="float">
            <text:p>-0,0098385133</text:p>
          </table:table-cell>
          <table:table-cell table:number-columns-repeated="2" table:style-name="ce1" office:value-type="float" office:value="-0.0365806723639742" calcext:value-type="float">
            <text:p>-0,0365806724</text:p>
          </table:table-cell>
          <table:table-cell table:style-name="ce1" office:value-type="float" office:value="0.0422654859721661" calcext:value-type="float">
            <text:p>0,042265486</text:p>
          </table:table-cell>
          <table:table-cell table:style-name="ce1" office:value-type="float" office:value="4.04002809524536" calcext:value-type="float">
            <text:p>4,0400280952</text:p>
          </table:table-cell>
          <table:table-cell table:style-name="ce1" office:value-type="float" office:value="-1.69753682613373" calcext:value-type="float">
            <text:p>-1,6975368261</text:p>
          </table:table-cell>
          <table:table-cell table:style-name="ce1" office:value-type="string" calcext:value-type="string">
            <text:p>-0.009838513260948456</text:p>
          </table:table-cell>
          <table:table-cell table:style-name="ce1" office:value-type="string" calcext:value-type="string">
            <text:p>-0.0365806723639742</text:p>
          </table:table-cell>
          <table:table-cell table:style-name="ce1" office:value-type="string" calcext:value-type="string">
            <text:p>-0.10717606540583612</text:p>
          </table:table-cell>
          <table:table-cell table:style-name="ce1" office:value-type="float" office:value="-0.0378621863086282" calcext:value-type="float">
            <text:p>-0,0378621863</text:p>
          </table:table-cell>
          <table:table-cell table:style-name="ce1" office:value-type="float" office:value="0.00123264037797021" calcext:value-type="float">
            <text:p>0,0012326404</text:p>
          </table:table-cell>
          <table:table-cell table:style-name="ce1" office:value-type="float" office:value="-0.0622430028785894" calcext:value-type="float">
            <text:p>-0,0622430029</text:p>
          </table:table-cell>
          <table:table-cell table:style-name="ce1" office:value-type="float" office:value="0.40145820458707" calcext:value-type="float">
            <text:p>0,4014582046</text:p>
          </table:table-cell>
          <table:table-cell table:style-name="ce1" office:value-type="float" office:value="-0.54406622748554" calcext:value-type="float">
            <text:p>-0,544066227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05814667194485" calcext:value-type="float">
            <text:p>-0,0050581467</text:p>
          </table:table-cell>
          <table:table-cell table:style-name="ce1" office:value-type="float" office:value="0.0175047214221533" calcext:value-type="float">
            <text:p>0,0175047214</text:p>
          </table:table-cell>
          <table:table-cell table:style-name="ce1" office:value-type="float" office:value="0.0426774989101301" calcext:value-type="float">
            <text:p>0,0426774989</text:p>
          </table:table-cell>
          <table:table-cell table:style-name="ce1" office:value-type="float" office:value="0.552038192749023" calcext:value-type="float">
            <text:p>0,5520381927</text:p>
          </table:table-cell>
          <table:table-cell table:style-name="ce1" office:value-type="float" office:value="0.552056550979614" calcext:value-type="float">
            <text:p>0,552056551</text:p>
          </table:table-cell>
          <table:table-cell table:style-name="ce1" office:value-type="float" office:value="0.552061796188355" calcext:value-type="float">
            <text:p>0,5520617962</text:p>
          </table:table-cell>
          <table:table-cell table:style-name="ce1" office:value-type="float" office:value="0.0422654859721661" calcext:value-type="float">
            <text:p>0,042265486</text:p>
          </table:table-cell>
          <table:table-cell table:style-name="ce1" office:value-type="float" office:value="4.04002809524536" calcext:value-type="float">
            <text:p>4,0400280952</text:p>
          </table:table-cell>
          <table:table-cell table:style-name="ce1" office:value-type="float" office:value="-1.69753682613373" calcext:value-type="float">
            <text:p>-1,6975368261</text:p>
          </table:table-cell>
        </table:table-row>
        <table:table-row table:style-name="ro1">
          <table:table-cell table:style-name="ce1" office:value-type="string" calcext:value-type="string">
            <text:p>1.7048685550689697</text:p>
          </table:table-cell>
          <table:table-cell table:style-name="ce1" office:value-type="string" calcext:value-type="string">
            <text:p>0.013999223709106445</text:p>
          </table:table-cell>
          <table:table-cell table:style-name="ce1" office:value-type="string" calcext:value-type="string">
            <text:p>47.978227615356445</text:p>
          </table:table-cell>
          <table:table-cell table:style-name="ce1" office:value-type="float" office:value="0.148500693157131" calcext:value-type="float">
            <text:p>0,1485006932</text:p>
          </table:table-cell>
          <table:table-cell table:style-name="ce1" office:value-type="float" office:value="-0.0194176762612008" calcext:value-type="float">
            <text:p>-0,0194176763</text:p>
          </table:table-cell>
          <table:table-cell table:style-name="ce1" office:value-type="float" office:value="1.45731046023192" calcext:value-type="float">
            <text:p>1,4573104602</text:p>
          </table:table-cell>
          <table:table-cell table:style-name="ce1" office:value-type="float" office:value="-0.0148856909815227" calcext:value-type="float">
            <text:p>-0,014885691</text:p>
          </table:table-cell>
          <table:table-cell table:number-columns-repeated="2" table:style-name="ce1" office:value-type="float" office:value="-0.0349479125746267" calcext:value-type="float">
            <text:p>-0,0349479126</text:p>
          </table:table-cell>
          <table:table-cell table:style-name="ce1" office:value-type="float" office:value="0.0403333753347397" calcext:value-type="float">
            <text:p>0,0403333753</text:p>
          </table:table-cell>
          <table:table-cell table:style-name="ce1" office:value-type="float" office:value="4.0300817489624" calcext:value-type="float">
            <text:p>4,030081749</text:p>
          </table:table-cell>
          <table:table-cell table:style-name="ce1" office:value-type="float" office:value="-1.6705356836319" calcext:value-type="float">
            <text:p>-1,6705356836</text:p>
          </table:table-cell>
          <table:table-cell table:style-name="ce1" office:value-type="string" calcext:value-type="string">
            <text:p>-0.014885690981522735</text:p>
          </table:table-cell>
          <table:table-cell table:style-name="ce1" office:value-type="string" calcext:value-type="string">
            <text:p>-0.03494791257462672</text:p>
          </table:table-cell>
          <table:table-cell table:style-name="ce1" office:value-type="string" calcext:value-type="string">
            <text:p>-0.10680703415699423</text:p>
          </table:table-cell>
          <table:table-cell table:style-name="ce1" office:value-type="float" office:value="-0.0378080625546935" calcext:value-type="float">
            <text:p>-0,0378080626</text:p>
          </table:table-cell>
          <table:table-cell table:style-name="ce1" office:value-type="float" office:value="0.00260555413106088" calcext:value-type="float">
            <text:p>0,0026055541</text:p>
          </table:table-cell>
          <table:table-cell table:style-name="ce1" office:value-type="float" office:value="-0.0615182504406682" calcext:value-type="float">
            <text:p>-0,0615182504</text:p>
          </table:table-cell>
          <table:table-cell table:style-name="ce1" office:value-type="float" office:value="0.327364604549242" calcext:value-type="float">
            <text:p>0,3273646045</text:p>
          </table:table-cell>
          <table:table-cell table:style-name="ce1" office:value-type="float" office:value="-0.538960131471584" calcext:value-type="float">
            <text:p>-0,538960131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441887401538459" calcext:value-type="float">
            <text:p>0,0004418874</text:p>
          </table:table-cell>
          <table:table-cell table:style-name="ce1" office:value-type="float" office:value="0.0112091933756939" calcext:value-type="float">
            <text:p>0,0112091934</text:p>
          </table:table-cell>
          <table:table-cell table:style-name="ce1" office:value-type="float" office:value="0.0284486513469579" calcext:value-type="float">
            <text:p>0,0284486513</text:p>
          </table:table-cell>
          <table:table-cell table:style-name="ce1" office:value-type="float" office:value="0.489932537078857" calcext:value-type="float">
            <text:p>0,4899325371</text:p>
          </table:table-cell>
          <table:table-cell table:style-name="ce1" office:value-type="float" office:value="0.489924192428589" calcext:value-type="float">
            <text:p>0,4899241924</text:p>
          </table:table-cell>
          <table:table-cell table:style-name="ce1" office:value-type="float" office:value="0.489919424057007" calcext:value-type="float">
            <text:p>0,4899194241</text:p>
          </table:table-cell>
          <table:table-cell table:style-name="ce1" office:value-type="float" office:value="0.0403333753347397" calcext:value-type="float">
            <text:p>0,0403333753</text:p>
          </table:table-cell>
          <table:table-cell table:style-name="ce1" office:value-type="float" office:value="4.0300817489624" calcext:value-type="float">
            <text:p>4,030081749</text:p>
          </table:table-cell>
          <table:table-cell table:style-name="ce1" office:value-type="float" office:value="-1.6705356836319" calcext:value-type="float">
            <text:p>-1,6705356836</text:p>
          </table:table-cell>
        </table:table-row>
        <table:table-row table:style-name="ro1">
          <table:table-cell table:style-name="ce1" office:value-type="string" calcext:value-type="string">
            <text:p>1.7265040874481201</text:p>
          </table:table-cell>
          <table:table-cell table:style-name="ce1" office:value-type="string" calcext:value-type="string">
            <text:p>0.02163553237915039</text:p>
          </table:table-cell>
          <table:table-cell table:style-name="ce1" office:value-type="string" calcext:value-type="string">
            <text:p>48.47920250892639</text:p>
          </table:table-cell>
          <table:table-cell table:style-name="ce1" office:value-type="float" office:value="0.143486940198474" calcext:value-type="float">
            <text:p>0,1434869402</text:p>
          </table:table-cell>
          <table:table-cell table:style-name="ce1" office:value-type="float" office:value="-0.0261915387344305" calcext:value-type="float">
            <text:p>-0,0261915387</text:p>
          </table:table-cell>
          <table:table-cell table:style-name="ce1" office:value-type="float" office:value="1.43388215406441" calcext:value-type="float">
            <text:p>1,4338821541</text:p>
          </table:table-cell>
          <table:table-cell table:style-name="ce1" office:value-type="float" office:value="-0.01933454370633" calcext:value-type="float">
            <text:p>-0,0193345437</text:p>
          </table:table-cell>
          <table:table-cell table:number-columns-repeated="2" table:style-name="ce1" office:value-type="float" office:value="-0.0319134026953171" calcext:value-type="float">
            <text:p>-0,0319134027</text:p>
          </table:table-cell>
          <table:table-cell table:style-name="ce1" office:value-type="float" office:value="0.0360948443412781" calcext:value-type="float">
            <text:p>0,0360948443</text:p>
          </table:table-cell>
          <table:table-cell table:style-name="ce1" office:value-type="float" office:value="4.02102088928223" calcext:value-type="float">
            <text:p>4,0210208893</text:p>
          </table:table-cell>
          <table:table-cell table:style-name="ce1" office:value-type="float" office:value="-1.64412784576416" calcext:value-type="float">
            <text:p>-1,6441278458</text:p>
          </table:table-cell>
          <table:table-cell table:style-name="ce1" office:value-type="string" calcext:value-type="string">
            <text:p>-0.019334543706330035</text:p>
          </table:table-cell>
          <table:table-cell table:style-name="ce1" office:value-type="string" calcext:value-type="string">
            <text:p>-0.03191340269531712</text:p>
          </table:table-cell>
          <table:table-cell table:style-name="ce1" office:value-type="string" calcext:value-type="string">
            <text:p>-0.10489641434851896</text:p>
          </table:table-cell>
          <table:table-cell table:style-name="ce1" office:value-type="float" office:value="-0.0371251732892828" calcext:value-type="float">
            <text:p>-0,0371251733</text:p>
          </table:table-cell>
          <table:table-cell table:style-name="ce1" office:value-type="float" office:value="0.00485441906530019" calcext:value-type="float">
            <text:p>0,0048544191</text:p>
          </table:table-cell>
          <table:table-cell table:style-name="ce1" office:value-type="float" office:value="-0.06018014393206" calcext:value-type="float">
            <text:p>-0,0601801439</text:p>
          </table:table-cell>
          <table:table-cell table:style-name="ce1" office:value-type="float" office:value="0.25294491430475" calcext:value-type="float">
            <text:p>0,2529449143</text:p>
          </table:table-cell>
          <table:table-cell table:style-name="ce1" office:value-type="float" office:value="-0.529229293791691" calcext:value-type="float">
            <text:p>-0,529229293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45068268518128" calcext:value-type="float">
            <text:p>0,0054506827</text:p>
          </table:table-cell>
          <table:table-cell table:style-name="ce1" office:value-type="float" office:value="0.0179502454710389" calcext:value-type="float">
            <text:p>0,0179502455</text:p>
          </table:table-cell>
          <table:table-cell table:style-name="ce1" office:value-type="float" office:value="0.0513491833416397" calcext:value-type="float">
            <text:p>0,0513491833</text:p>
          </table:table-cell>
          <table:table-cell table:style-name="ce1" office:value-type="float" office:value="0.501140356063843" calcext:value-type="float">
            <text:p>0,5011403561</text:p>
          </table:table-cell>
          <table:table-cell table:style-name="ce1" office:value-type="float" office:value="0.501132965087891" calcext:value-type="float">
            <text:p>0,5011329651</text:p>
          </table:table-cell>
          <table:table-cell table:style-name="ce1" office:value-type="float" office:value="0.501133918762207" calcext:value-type="float">
            <text:p>0,5011339188</text:p>
          </table:table-cell>
          <table:table-cell table:style-name="ce1" office:value-type="float" office:value="0.0360948443412781" calcext:value-type="float">
            <text:p>0,0360948443</text:p>
          </table:table-cell>
          <table:table-cell table:style-name="ce1" office:value-type="float" office:value="4.02102088928223" calcext:value-type="float">
            <text:p>4,0210208893</text:p>
          </table:table-cell>
          <table:table-cell table:style-name="ce1" office:value-type="float" office:value="-1.64412784576416" calcext:value-type="float">
            <text:p>-1,6441278458</text:p>
          </table:table-cell>
        </table:table-row>
        <table:table-row table:style-name="ro1">
          <table:table-cell table:style-name="ce1" office:value-type="string" calcext:value-type="string">
            <text:p>1.7397611141204834</text:p>
          </table:table-cell>
          <table:table-cell table:style-name="ce1" office:value-type="string" calcext:value-type="string">
            <text:p>0.013257026672363281</text:p>
          </table:table-cell>
          <table:table-cell table:style-name="ce1" office:value-type="string" calcext:value-type="string">
            <text:p>49.03484082221985</text:p>
          </table:table-cell>
          <table:table-cell table:style-name="ce1" office:value-type="float" office:value="0.138665036470802" calcext:value-type="float">
            <text:p>0,1386650365</text:p>
          </table:table-cell>
          <table:table-cell table:style-name="ce1" office:value-type="float" office:value="-0.0327752822906607" calcext:value-type="float">
            <text:p>-0,0327752823</text:p>
          </table:table-cell>
          <table:table-cell table:style-name="ce1" office:value-type="float" office:value="1.41892843776279" calcext:value-type="float">
            <text:p>1,4189284378</text:p>
          </table:table-cell>
          <table:table-cell table:style-name="ce1" office:value-type="float" office:value="-0.0236045230078036" calcext:value-type="float">
            <text:p>-0,023604523</text:p>
          </table:table-cell>
          <table:table-cell table:number-columns-repeated="2" table:style-name="ce1" office:value-type="float" office:value="-0.0292907946610011" calcext:value-type="float">
            <text:p>-0,0292907947</text:p>
          </table:table-cell>
          <table:table-cell table:style-name="ce1" office:value-type="float" office:value="0.029993824660778" calcext:value-type="float">
            <text:p>0,0299938247</text:p>
          </table:table-cell>
          <table:table-cell table:style-name="ce1" office:value-type="float" office:value="4.01246738433838" calcext:value-type="float">
            <text:p>4,0124673843</text:p>
          </table:table-cell>
          <table:table-cell table:style-name="ce1" office:value-type="float" office:value="-1.6175229549408" calcext:value-type="float">
            <text:p>-1,6175229549</text:p>
          </table:table-cell>
          <table:table-cell table:style-name="ce1" office:value-type="string" calcext:value-type="string">
            <text:p>-0.02360452300780361</text:p>
          </table:table-cell>
          <table:table-cell table:style-name="ce1" office:value-type="string" calcext:value-type="string">
            <text:p>-0.02929079466100107</text:p>
          </table:table-cell>
          <table:table-cell table:style-name="ce1" office:value-type="string" calcext:value-type="string">
            <text:p>-0.10390739645490349</text:p>
          </table:table-cell>
          <table:table-cell table:style-name="ce1" office:value-type="float" office:value="-0.0358717350496186" calcext:value-type="float">
            <text:p>-0,035871735</text:p>
          </table:table-cell>
          <table:table-cell table:style-name="ce1" office:value-type="float" office:value="0.00654788468360763" calcext:value-type="float">
            <text:p>0,0065478847</text:p>
          </table:table-cell>
          <table:table-cell table:style-name="ce1" office:value-type="float" office:value="-0.0589618720113495" calcext:value-type="float">
            <text:p>-0,058961872</text:p>
          </table:table-cell>
          <table:table-cell table:style-name="ce1" office:value-type="float" office:value="0.173247117122819" calcext:value-type="float">
            <text:p>0,1732471171</text:p>
          </table:table-cell>
          <table:table-cell table:style-name="ce1" office:value-type="float" office:value="-0.514681585498314" calcext:value-type="float">
            <text:p>-0,514681585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902669956242939" calcext:value-type="float">
            <text:p>0,0090266996</text:p>
          </table:table-cell>
          <table:table-cell table:style-name="ce1" office:value-type="float" office:value="0.0121955896950495" calcext:value-type="float">
            <text:p>0,0121955897</text:p>
          </table:table-cell>
          <table:table-cell table:style-name="ce1" office:value-type="float" office:value="0.0421790222578412" calcext:value-type="float">
            <text:p>0,0421790223</text:p>
          </table:table-cell>
          <table:table-cell table:style-name="ce1" office:value-type="float" office:value="0.5554358959198" calcext:value-type="float">
            <text:p>0,5554358959</text:p>
          </table:table-cell>
          <table:table-cell table:style-name="ce1" office:value-type="float" office:value="0.555435419082642" calcext:value-type="float">
            <text:p>0,5554354191</text:p>
          </table:table-cell>
          <table:table-cell table:style-name="ce1" office:value-type="float" office:value="0.55544924736023" calcext:value-type="float">
            <text:p>0,5554492474</text:p>
          </table:table-cell>
          <table:table-cell table:style-name="ce1" office:value-type="float" office:value="0.029993824660778" calcext:value-type="float">
            <text:p>0,0299938247</text:p>
          </table:table-cell>
          <table:table-cell table:style-name="ce1" office:value-type="float" office:value="4.01246738433838" calcext:value-type="float">
            <text:p>4,0124673843</text:p>
          </table:table-cell>
          <table:table-cell table:style-name="ce1" office:value-type="float" office:value="-1.6175229549408" calcext:value-type="float">
            <text:p>-1,6175229549</text:p>
          </table:table-cell>
        </table:table-row>
        <table:table-row table:style-name="ro1">
          <table:table-cell table:style-name="ce1" office:value-type="string" calcext:value-type="string">
            <text:p>1.7534666061401367</text:p>
          </table:table-cell>
          <table:table-cell table:style-name="ce1" office:value-type="string" calcext:value-type="string">
            <text:p>0.01370549201965332</text:p>
          </table:table-cell>
          <table:table-cell table:style-name="ce1" office:value-type="string" calcext:value-type="string">
            <text:p>49.610920906066895</text:p>
          </table:table-cell>
          <table:table-cell table:style-name="ce1" office:value-type="float" office:value="0.132330510903288" calcext:value-type="float">
            <text:p>0,1323305109</text:p>
          </table:table-cell>
          <table:table-cell table:style-name="ce1" office:value-type="float" office:value="-0.038194901580106" calcext:value-type="float">
            <text:p>-0,0381949016</text:p>
          </table:table-cell>
          <table:table-cell table:style-name="ce1" office:value-type="float" office:value="1.39865671558145" calcext:value-type="float">
            <text:p>1,3986567156</text:p>
          </table:table-cell>
          <table:table-cell table:style-name="ce1" office:value-type="float" office:value="-0.0280000367774913" calcext:value-type="float">
            <text:p>-0,0280000368</text:p>
          </table:table-cell>
          <table:table-cell table:number-columns-repeated="2" table:style-name="ce1" office:value-type="float" office:value="-0.0263352513679577" calcext:value-type="float">
            <text:p>-0,0263352514</text:p>
          </table:table-cell>
          <table:table-cell table:style-name="ce1" office:value-type="float" office:value="0.0221544727683067" calcext:value-type="float">
            <text:p>0,0221544728</text:p>
          </table:table-cell>
          <table:table-cell table:style-name="ce1" office:value-type="float" office:value="4.00447082519531" calcext:value-type="float">
            <text:p>4,0044708252</text:p>
          </table:table-cell>
          <table:table-cell table:style-name="ce1" office:value-type="float" office:value="-1.59084665775299" calcext:value-type="float">
            <text:p>-1,5908466578</text:p>
          </table:table-cell>
          <table:table-cell table:style-name="ce1" office:value-type="string" calcext:value-type="string">
            <text:p>-0.028000036777491268</text:p>
          </table:table-cell>
          <table:table-cell table:style-name="ce1" office:value-type="string" calcext:value-type="string">
            <text:p>-0.026335251367957748</text:p>
          </table:table-cell>
          <table:table-cell table:style-name="ce1" office:value-type="string" calcext:value-type="string">
            <text:p>-0.10353521340204581</text:p>
          </table:table-cell>
          <table:table-cell table:style-name="ce1" office:value-type="float" office:value="-0.0346662591177004" calcext:value-type="float">
            <text:p>-0,0346662591</text:p>
          </table:table-cell>
          <table:table-cell table:style-name="ce1" office:value-type="float" office:value="0.00819382057266517" calcext:value-type="float">
            <text:p>0,0081938206</text:p>
          </table:table-cell>
          <table:table-cell table:style-name="ce1" office:value-type="float" office:value="-0.0581842787636651" calcext:value-type="float">
            <text:p>-0,0581842788</text:p>
          </table:table-cell>
          <table:table-cell table:style-name="ce1" office:value-type="float" office:value="0.0933780431731688" calcext:value-type="float">
            <text:p>0,0933780432</text:p>
          </table:table-cell>
          <table:table-cell table:style-name="ce1" office:value-type="float" office:value="-0.495803469123039" calcext:value-type="float">
            <text:p>-0,495803469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837156890886123" calcext:value-type="float">
            <text:p>0,0083715689</text:p>
          </table:table-cell>
          <table:table-cell table:style-name="ce1" office:value-type="float" office:value="0.0114303805154725" calcext:value-type="float">
            <text:p>0,0114303805</text:p>
          </table:table-cell>
          <table:table-cell table:style-name="ce1" office:value-type="float" office:value="0.0259626144647714" calcext:value-type="float">
            <text:p>0,0259626145</text:p>
          </table:table-cell>
          <table:table-cell table:style-name="ce1" office:value-type="float" office:value="0.575985670089722" calcext:value-type="float">
            <text:p>0,5759856701</text:p>
          </table:table-cell>
          <table:table-cell table:style-name="ce1" office:value-type="float" office:value="0.575986385345459" calcext:value-type="float">
            <text:p>0,5759863853</text:p>
          </table:table-cell>
          <table:table-cell table:style-name="ce1" office:value-type="float" office:value="0.575971126556397" calcext:value-type="float">
            <text:p>0,5759711266</text:p>
          </table:table-cell>
          <table:table-cell table:style-name="ce1" office:value-type="float" office:value="0.0221544727683067" calcext:value-type="float">
            <text:p>0,0221544728</text:p>
          </table:table-cell>
          <table:table-cell table:style-name="ce1" office:value-type="float" office:value="4.00447082519531" calcext:value-type="float">
            <text:p>4,0044708252</text:p>
          </table:table-cell>
          <table:table-cell table:style-name="ce1" office:value-type="float" office:value="-1.59084665775299" calcext:value-type="float">
            <text:p>-1,5908466578</text:p>
          </table:table-cell>
        </table:table-row>
        <table:table-row table:style-name="ro1">
          <table:table-cell table:style-name="ce1" office:value-type="string" calcext:value-type="string">
            <text:p>1.768928050994873</text:p>
          </table:table-cell>
          <table:table-cell table:style-name="ce1" office:value-type="string" calcext:value-type="string">
            <text:p>0.015461444854736328</text:p>
          </table:table-cell>
          <table:table-cell table:style-name="ce1" office:value-type="string" calcext:value-type="string">
            <text:p>50.127402782440186</text:p>
          </table:table-cell>
          <table:table-cell table:style-name="ce1" office:value-type="float" office:value="0.124281818300118" calcext:value-type="float">
            <text:p>0,1242818183</text:p>
          </table:table-cell>
          <table:table-cell table:style-name="ce1" office:value-type="float" office:value="-0.0433930721202934" calcext:value-type="float">
            <text:p>-0,0433930721</text:p>
          </table:table-cell>
          <table:table-cell table:style-name="ce1" office:value-type="float" office:value="1.37199310756024" calcext:value-type="float">
            <text:p>1,3719931076</text:p>
          </table:table-cell>
          <table:table-cell table:style-name="ce1" office:value-type="float" office:value="-0.0311403968310869" calcext:value-type="float">
            <text:p>-0,0311403968</text:p>
          </table:table-cell>
          <table:table-cell table:number-columns-repeated="2" table:style-name="ce1" office:value-type="float" office:value="-0.0236139644866498" calcext:value-type="float">
            <text:p>-0,0236139645</text:p>
          </table:table-cell>
          <table:table-cell table:style-name="ce1" office:value-type="float" office:value="0.0221544727683067" calcext:value-type="float">
            <text:p>0,0221544728</text:p>
          </table:table-cell>
          <table:table-cell table:style-name="ce1" office:value-type="float" office:value="4.00447082519531" calcext:value-type="float">
            <text:p>4,0044708252</text:p>
          </table:table-cell>
          <table:table-cell table:style-name="ce1" office:value-type="float" office:value="-1.59084665775299" calcext:value-type="float">
            <text:p>-1,5908466578</text:p>
          </table:table-cell>
          <table:table-cell table:style-name="ce1" office:value-type="string" calcext:value-type="string">
            <text:p>-0.031140396831086894</text:p>
          </table:table-cell>
          <table:table-cell table:style-name="ce1" office:value-type="string" calcext:value-type="string">
            <text:p>-0.023613964486649767</text:p>
          </table:table-cell>
          <table:table-cell table:style-name="ce1" office:value-type="string" calcext:value-type="string">
            <text:p>-0.10214892297257877</text:p>
          </table:table-cell>
          <table:table-cell table:style-name="ce1" office:value-type="float" office:value="-0.033082627725822" calcext:value-type="float">
            <text:p>-0,0330826277</text:p>
          </table:table-cell>
          <table:table-cell table:style-name="ce1" office:value-type="float" office:value="0.00954872539502649" calcext:value-type="float">
            <text:p>0,0095487254</text:p>
          </table:table-cell>
          <table:table-cell table:style-name="ce1" office:value-type="float" office:value="-0.0571301492102352" calcext:value-type="float">
            <text:p>-0,0571301492</text:p>
          </table:table-cell>
          <table:table-cell table:style-name="ce1" office:value-type="float" office:value="0.0250304390482549" calcext:value-type="float">
            <text:p>0,025030439</text:p>
          </table:table-cell>
          <table:table-cell table:style-name="ce1" office:value-type="float" office:value="-0.47607620328308" calcext:value-type="float">
            <text:p>-0,47607620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2645265391753" calcext:value-type="float">
            <text:p>0,0122645265</text:p>
          </table:table-cell>
          <table:table-cell table:style-name="ce1" office:value-type="float" office:value="0.0104931837509232" calcext:value-type="float">
            <text:p>0,0104931838</text:p>
          </table:table-cell>
          <table:table-cell table:style-name="ce1" office:value-type="float" office:value="0.0392490495062576" calcext:value-type="float">
            <text:p>0,0392490495</text:p>
          </table:table-cell>
          <table:table-cell table:style-name="ce1" office:value-type="float" office:value="0.516491651535034" calcext:value-type="float">
            <text:p>0,5164916515</text:p>
          </table:table-cell>
          <table:table-cell table:number-columns-repeated="2" table:style-name="ce1" office:value-type="float" office:value="0.516489505767822" calcext:value-type="float">
            <text:p>0,5164895058</text:p>
          </table:table-cell>
          <table:table-cell table:style-name="ce1" office:value-type="float" office:value="0.0221544727683067" calcext:value-type="float">
            <text:p>0,0221544728</text:p>
          </table:table-cell>
          <table:table-cell table:style-name="ce1" office:value-type="float" office:value="4.00447082519531" calcext:value-type="float">
            <text:p>4,0044708252</text:p>
          </table:table-cell>
          <table:table-cell table:style-name="ce1" office:value-type="float" office:value="-1.59084665775299" calcext:value-type="float">
            <text:p>-1,5908466578</text:p>
          </table:table-cell>
        </table:table-row>
        <table:table-row table:style-name="ro1">
          <table:table-cell table:style-name="ce1" office:value-type="string" calcext:value-type="string">
            <text:p>1.7837908267974854</text:p>
          </table:table-cell>
          <table:table-cell table:style-name="ce1" office:value-type="string" calcext:value-type="string">
            <text:p>0.014862775802612305</text:p>
          </table:table-cell>
          <table:table-cell table:style-name="ce1" office:value-type="string" calcext:value-type="string">
            <text:p>50.64742612838745</text:p>
          </table:table-cell>
          <table:table-cell table:style-name="ce1" office:value-type="float" office:value="0.118063915888836" calcext:value-type="float">
            <text:p>0,1180639159</text:p>
          </table:table-cell>
          <table:table-cell table:style-name="ce1" office:value-type="float" office:value="-0.0474934124669497" calcext:value-type="float">
            <text:p>-0,0474934125</text:p>
          </table:table-cell>
          <table:table-cell table:style-name="ce1" office:value-type="float" office:value="1.35997344093558" calcext:value-type="float">
            <text:p>1,3599734409</text:p>
          </table:table-cell>
          <table:table-cell table:style-name="ce1" office:value-type="float" office:value="-0.0336039375815277" calcext:value-type="float">
            <text:p>-0,0336039376</text:p>
          </table:table-cell>
          <table:table-cell table:number-columns-repeated="2" table:style-name="ce1" office:value-type="float" office:value="-0.0207421041289945" calcext:value-type="float">
            <text:p>-0,0207421041</text:p>
          </table:table-cell>
          <table:table-cell table:style-name="ce1" office:value-type="float" office:value="0.0140879144892097" calcext:value-type="float">
            <text:p>0,0140879145</text:p>
          </table:table-cell>
          <table:table-cell table:style-name="ce1" office:value-type="float" office:value="3.9974889755249" calcext:value-type="float">
            <text:p>3,9974889755</text:p>
          </table:table-cell>
          <table:table-cell table:style-name="ce1" office:value-type="float" office:value="-1.56507301330566" calcext:value-type="float">
            <text:p>-1,5650730133</text:p>
          </table:table-cell>
          <table:table-cell table:style-name="ce1" office:value-type="string" calcext:value-type="string">
            <text:p>-0.03360393758152767</text:p>
          </table:table-cell>
          <table:table-cell table:style-name="ce1" office:value-type="string" calcext:value-type="string">
            <text:p>-0.02074210412899448</text:p>
          </table:table-cell>
          <table:table-cell table:style-name="ce1" office:value-type="string" calcext:value-type="string">
            <text:p>-0.10046219324581945</text:p>
          </table:table-cell>
          <table:table-cell table:style-name="ce1" office:value-type="float" office:value="-0.0310704545750294" calcext:value-type="float">
            <text:p>-0,0310704546</text:p>
          </table:table-cell>
          <table:table-cell table:style-name="ce1" office:value-type="float" office:value="0.0108482680300734" calcext:value-type="float">
            <text:p>0,010848268</text:p>
          </table:table-cell>
          <table:table-cell table:style-name="ce1" office:value-type="float" office:value="-0.0557436415931325" calcext:value-type="float">
            <text:p>-0,0557436416</text:p>
          </table:table-cell>
          <table:table-cell table:style-name="ce1" office:value-type="float" office:value="-0.0396187422535376" calcext:value-type="float">
            <text:p>-0,0396187423</text:p>
          </table:table-cell>
          <table:table-cell table:style-name="ce1" office:value-type="float" office:value="-0.453503747296512" calcext:value-type="float">
            <text:p>-0,45350374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54728355644769" calcext:value-type="float">
            <text:p>0,0154728356</text:p>
          </table:table-cell>
          <table:table-cell table:style-name="ce1" office:value-type="float" office:value="0.00999291301213184" calcext:value-type="float">
            <text:p>0,009992913</text:p>
          </table:table-cell>
          <table:table-cell table:style-name="ce1" office:value-type="float" office:value="0.0512579338925211" calcext:value-type="float">
            <text:p>0,0512579339</text:p>
          </table:table-cell>
          <table:table-cell table:style-name="ce1" office:value-type="float" office:value="0.520182132720947" calcext:value-type="float">
            <text:p>0,5201821327</text:p>
          </table:table-cell>
          <table:table-cell table:style-name="ce1" office:value-type="float" office:value="0.520185708999634" calcext:value-type="float">
            <text:p>0,520185709</text:p>
          </table:table-cell>
          <table:table-cell table:style-name="ce1" office:value-type="float" office:value="0.520184993743897" calcext:value-type="float">
            <text:p>0,5201849937</text:p>
          </table:table-cell>
          <table:table-cell table:style-name="ce1" office:value-type="float" office:value="0.0140879144892097" calcext:value-type="float">
            <text:p>0,0140879145</text:p>
          </table:table-cell>
          <table:table-cell table:style-name="ce1" office:value-type="float" office:value="3.9974889755249" calcext:value-type="float">
            <text:p>3,9974889755</text:p>
          </table:table-cell>
          <table:table-cell table:style-name="ce1" office:value-type="float" office:value="-1.56507301330566" calcext:value-type="float">
            <text:p>-1,5650730133</text:p>
          </table:table-cell>
        </table:table-row>
        <table:table-row table:style-name="ro1">
          <table:table-cell table:style-name="ce1" office:value-type="string" calcext:value-type="string">
            <text:p>1.8073310852050781</text:p>
          </table:table-cell>
          <table:table-cell table:style-name="ce1" office:value-type="string" calcext:value-type="string">
            <text:p>0.023540258407592773</text:p>
          </table:table-cell>
          <table:table-cell table:style-name="ce1" office:value-type="string" calcext:value-type="string">
            <text:p>51.15971779823303</text:p>
          </table:table-cell>
          <table:table-cell table:style-name="ce1" office:value-type="float" office:value="0.108658317660476" calcext:value-type="float">
            <text:p>0,1086583177</text:p>
          </table:table-cell>
          <table:table-cell table:style-name="ce1" office:value-type="float" office:value="-0.0521319004086157" calcext:value-type="float">
            <text:p>-0,0521319004</text:p>
          </table:table-cell>
          <table:table-cell table:style-name="ce1" office:value-type="float" office:value="1.34099062578178" calcext:value-type="float">
            <text:p>1,3409906258</text:p>
          </table:table-cell>
          <table:table-cell table:style-name="ce1" office:value-type="float" office:value="-0.036374354551967" calcext:value-type="float">
            <text:p>-0,0363743546</text:p>
          </table:table-cell>
          <table:table-cell table:number-columns-repeated="2" table:style-name="ce1" office:value-type="float" office:value="-0.0180306230729479" calcext:value-type="float">
            <text:p>-0,0180306231</text:p>
          </table:table-cell>
          <table:table-cell table:style-name="ce1" office:value-type="float" office:value="0.00437155505642295" calcext:value-type="float">
            <text:p>0,0043715551</text:p>
          </table:table-cell>
          <table:table-cell table:style-name="ce1" office:value-type="float" office:value="3.99165368080139" calcext:value-type="float">
            <text:p>3,9916536808</text:p>
          </table:table-cell>
          <table:table-cell table:style-name="ce1" office:value-type="float" office:value="-1.53948771953583" calcext:value-type="float">
            <text:p>-1,5394877195</text:p>
          </table:table-cell>
          <table:table-cell table:style-name="ce1" office:value-type="string" calcext:value-type="string">
            <text:p>-0.03637435455196702</text:p>
          </table:table-cell>
          <table:table-cell table:style-name="ce1" office:value-type="string" calcext:value-type="string">
            <text:p>-0.01803062307294792</text:p>
          </table:table-cell>
          <table:table-cell table:style-name="ce1" office:value-type="string" calcext:value-type="string">
            <text:p>-0.10053724025047228</text:p>
          </table:table-cell>
          <table:table-cell table:style-name="ce1" office:value-type="float" office:value="-0.0295159789722091" calcext:value-type="float">
            <text:p>-0,029515979</text:p>
          </table:table-cell>
          <table:table-cell table:style-name="ce1" office:value-type="float" office:value="0.0118733531167374" calcext:value-type="float">
            <text:p>0,0118733531</text:p>
          </table:table-cell>
          <table:table-cell table:style-name="ce1" office:value-type="float" office:value="-0.0551186189286503" calcext:value-type="float">
            <text:p>-0,0551186189</text:p>
          </table:table-cell>
          <table:table-cell table:style-name="ce1" office:value-type="float" office:value="-0.100640639522775" calcext:value-type="float">
            <text:p>-0,1006406395</text:p>
          </table:table-cell>
          <table:table-cell table:style-name="ce1" office:value-type="float" office:value="-0.428956290414199" calcext:value-type="float">
            <text:p>-0,428956290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030270118471" calcext:value-type="float">
            <text:p>0,0120302701</text:p>
          </table:table-cell>
          <table:table-cell table:style-name="ce1" office:value-type="float" office:value="0.00793317027797426" calcext:value-type="float">
            <text:p>0,0079331703</text:p>
          </table:table-cell>
          <table:table-cell table:style-name="ce1" office:value-type="float" office:value="0.0232551471271198" calcext:value-type="float">
            <text:p>0,0232551471</text:p>
          </table:table-cell>
          <table:table-cell table:style-name="ce1" office:value-type="float" office:value="0.516854763031006" calcext:value-type="float">
            <text:p>0,516854763</text:p>
          </table:table-cell>
          <table:table-cell table:style-name="ce1" office:value-type="float" office:value="0.516860246658325" calcext:value-type="float">
            <text:p>0,5168602467</text:p>
          </table:table-cell>
          <table:table-cell table:style-name="ce1" office:value-type="float" office:value="0.516860485076904" calcext:value-type="float">
            <text:p>0,5168604851</text:p>
          </table:table-cell>
          <table:table-cell table:style-name="ce1" office:value-type="float" office:value="0.00437155505642295" calcext:value-type="float">
            <text:p>0,0043715551</text:p>
          </table:table-cell>
          <table:table-cell table:style-name="ce1" office:value-type="float" office:value="3.99165368080139" calcext:value-type="float">
            <text:p>3,9916536808</text:p>
          </table:table-cell>
          <table:table-cell table:style-name="ce1" office:value-type="float" office:value="-1.53948771953583" calcext:value-type="float">
            <text:p>-1,5394877195</text:p>
          </table:table-cell>
        </table:table-row>
        <table:table-row table:style-name="ro1">
          <table:table-cell table:style-name="ce1" office:value-type="string" calcext:value-type="string">
            <text:p>1.8224294185638428</text:p>
          </table:table-cell>
          <table:table-cell table:style-name="ce1" office:value-type="string" calcext:value-type="string">
            <text:p>0.015098333358764648</text:p>
          </table:table-cell>
          <table:table-cell table:style-name="ce1" office:value-type="string" calcext:value-type="string">
            <text:p>51.67547369003296</text:p>
          </table:table-cell>
          <table:table-cell table:style-name="ce1" office:value-type="float" office:value="0.0970935830271539" calcext:value-type="float">
            <text:p>0,097093583</text:p>
          </table:table-cell>
          <table:table-cell table:style-name="ce1" office:value-type="float" office:value="-0.0563228968732105" calcext:value-type="float">
            <text:p>-0,0563228969</text:p>
          </table:table-cell>
          <table:table-cell table:style-name="ce1" office:value-type="float" office:value="1.31732108857897" calcext:value-type="float">
            <text:p>1,3173210886</text:p>
          </table:table-cell>
          <table:table-cell table:style-name="ce1" office:value-type="float" office:value="-0.0378122360028377" calcext:value-type="float">
            <text:p>-0,037812236</text:p>
          </table:table-cell>
          <table:table-cell table:number-columns-repeated="2" table:style-name="ce1" office:value-type="float" office:value="-0.0149879578185308" calcext:value-type="float">
            <text:p>-0,0149879578</text:p>
          </table:table-cell>
          <table:table-cell table:style-name="ce1" office:value-type="float" office:value="-0.00681507447734475" calcext:value-type="float">
            <text:p>-0,0068150745</text:p>
          </table:table-cell>
          <table:table-cell table:style-name="ce1" office:value-type="float" office:value="3.98684048652649" calcext:value-type="float">
            <text:p>3,9868404865</text:p>
          </table:table-cell>
          <table:table-cell table:style-name="ce1" office:value-type="float" office:value="-1.51418125629425" calcext:value-type="float">
            <text:p>-1,5141812563</text:p>
          </table:table-cell>
          <table:table-cell table:style-name="ce1" office:value-type="string" calcext:value-type="string">
            <text:p>-0.0378122360028377</text:p>
          </table:table-cell>
          <table:table-cell table:style-name="ce1" office:value-type="string" calcext:value-type="string">
            <text:p>-0.01498795781853078</text:p>
          </table:table-cell>
          <table:table-cell table:style-name="ce1" office:value-type="string" calcext:value-type="string">
            <text:p>-0.09920310212325952</text:p>
          </table:table-cell>
          <table:table-cell table:style-name="ce1" office:value-type="float" office:value="-0.027164579415119" calcext:value-type="float">
            <text:p>-0,0271645794</text:p>
          </table:table-cell>
          <table:table-cell table:style-name="ce1" office:value-type="float" office:value="0.0130329751021539" calcext:value-type="float">
            <text:p>0,0130329751</text:p>
          </table:table-cell>
          <table:table-cell table:style-name="ce1" office:value-type="float" office:value="-0.0541315125406524" calcext:value-type="float">
            <text:p>-0,0541315125</text:p>
          </table:table-cell>
          <table:table-cell table:style-name="ce1" office:value-type="float" office:value="-0.156183683371985" calcext:value-type="float">
            <text:p>-0,1561836834</text:p>
          </table:table-cell>
          <table:table-cell table:style-name="ce1" office:value-type="float" office:value="-0.402308367140502" calcext:value-type="float">
            <text:p>-0,402308367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84000805367911" calcext:value-type="float">
            <text:p>0,0184000805</text:p>
          </table:table-cell>
          <table:table-cell table:style-name="ce1" office:value-type="float" office:value="0.0090743728484154" calcext:value-type="float">
            <text:p>0,0090743728</text:p>
          </table:table-cell>
          <table:table-cell table:style-name="ce1" office:value-type="float" office:value="0.0371364166957161" calcext:value-type="float">
            <text:p>0,0371364167</text:p>
          </table:table-cell>
          <table:table-cell table:style-name="ce1" office:value-type="float" office:value="0.511171579360962" calcext:value-type="float">
            <text:p>0,5111715794</text:p>
          </table:table-cell>
          <table:table-cell table:style-name="ce1" office:value-type="float" office:value="0.511163473129272" calcext:value-type="float">
            <text:p>0,5111634731</text:p>
          </table:table-cell>
          <table:table-cell table:style-name="ce1" office:value-type="float" office:value="0.511164426803589" calcext:value-type="float">
            <text:p>0,5111644268</text:p>
          </table:table-cell>
          <table:table-cell table:style-name="ce1" office:value-type="float" office:value="-0.00681507447734475" calcext:value-type="float">
            <text:p>-0,0068150745</text:p>
          </table:table-cell>
          <table:table-cell table:style-name="ce1" office:value-type="float" office:value="3.98684048652649" calcext:value-type="float">
            <text:p>3,9868404865</text:p>
          </table:table-cell>
          <table:table-cell table:style-name="ce1" office:value-type="float" office:value="-1.51418125629425" calcext:value-type="float">
            <text:p>-1,5141812563</text:p>
          </table:table-cell>
        </table:table-row>
        <table:table-row table:style-name="ro1">
          <table:table-cell table:style-name="ce1" office:value-type="string" calcext:value-type="string">
            <text:p>1.8362979888916016</text:p>
          </table:table-cell>
          <table:table-cell table:style-name="ce1" office:value-type="string" calcext:value-type="string">
            <text:p>0.013868570327758789</text:p>
          </table:table-cell>
          <table:table-cell table:style-name="ce1" office:value-type="string" calcext:value-type="string">
            <text:p>52.18471717834473</text:p>
          </table:table-cell>
          <table:table-cell table:style-name="ce1" office:value-type="float" office:value="0.0885014856625118" calcext:value-type="float">
            <text:p>0,0885014857</text:p>
          </table:table-cell>
          <table:table-cell table:style-name="ce1" office:value-type="float" office:value="-0.0585105979820874" calcext:value-type="float">
            <text:p>-0,058510598</text:p>
          </table:table-cell>
          <table:table-cell table:style-name="ce1" office:value-type="float" office:value="1.29952252499851" calcext:value-type="float">
            <text:p>1,299522525</text:p>
          </table:table-cell>
          <table:table-cell table:style-name="ce1" office:value-type="float" office:value="-0.0383149071564985" calcext:value-type="float">
            <text:p>-0,0383149072</text:p>
          </table:table-cell>
          <table:table-cell table:number-columns-repeated="2" table:style-name="ce1" office:value-type="float" office:value="-0.0119457204149463" calcext:value-type="float">
            <text:p>-0,0119457204</text:p>
          </table:table-cell>
          <table:table-cell table:style-name="ce1" office:value-type="float" office:value="-0.0184964071959257" calcext:value-type="float">
            <text:p>-0,0184964072</text:p>
          </table:table-cell>
          <table:table-cell table:style-name="ce1" office:value-type="float" office:value="3.98278951644897" calcext:value-type="float">
            <text:p>3,9827895164</text:p>
          </table:table-cell>
          <table:table-cell table:style-name="ce1" office:value-type="float" office:value="-1.48893690109253" calcext:value-type="float">
            <text:p>-1,4889369011</text:p>
          </table:table-cell>
          <table:table-cell table:style-name="ce1" office:value-type="string" calcext:value-type="string">
            <text:p>-0.0383149071564985</text:p>
          </table:table-cell>
          <table:table-cell table:style-name="ce1" office:value-type="string" calcext:value-type="string">
            <text:p>-0.011945720414946341</text:p>
          </table:table-cell>
          <table:table-cell table:style-name="ce1" office:value-type="string" calcext:value-type="string">
            <text:p>-0.09773860358916055</text:p>
          </table:table-cell>
          <table:table-cell table:style-name="ce1" office:value-type="float" office:value="-0.0242733957567885" calcext:value-type="float">
            <text:p>-0,0242733958</text:p>
          </table:table-cell>
          <table:table-cell table:style-name="ce1" office:value-type="float" office:value="0.0140807242183026" calcext:value-type="float">
            <text:p>0,0140807242</text:p>
          </table:table-cell>
          <table:table-cell table:style-name="ce1" office:value-type="float" office:value="-0.0529006966061062" calcext:value-type="float">
            <text:p>-0,0529006966</text:p>
          </table:table-cell>
          <table:table-cell table:style-name="ce1" office:value-type="float" office:value="-0.205622171056895" calcext:value-type="float">
            <text:p>-0,2056221711</text:p>
          </table:table-cell>
          <table:table-cell table:style-name="ce1" office:value-type="float" office:value="-0.373628836637297" calcext:value-type="float">
            <text:p>-0,373628836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27122951143628" calcext:value-type="float">
            <text:p>0,0227122951</text:p>
          </table:table-cell>
          <table:table-cell table:style-name="ce1" office:value-type="float" office:value="0.00823057621689412" calcext:value-type="float">
            <text:p>0,0082305762</text:p>
          </table:table-cell>
          <table:table-cell table:style-name="ce1" office:value-type="float" office:value="0.0464837206778263" calcext:value-type="float">
            <text:p>0,0464837207</text:p>
          </table:table-cell>
          <table:table-cell table:style-name="ce1" office:value-type="float" office:value="0.509183883666992" calcext:value-type="float">
            <text:p>0,5091838837</text:p>
          </table:table-cell>
          <table:table-cell table:style-name="ce1" office:value-type="float" office:value="0.509198427200317" calcext:value-type="float">
            <text:p>0,5091984272</text:p>
          </table:table-cell>
          <table:table-cell table:style-name="ce1" office:value-type="float" office:value="0.509200572967529" calcext:value-type="float">
            <text:p>0,509200573</text:p>
          </table:table-cell>
          <table:table-cell table:style-name="ce1" office:value-type="float" office:value="-0.0184964071959257" calcext:value-type="float">
            <text:p>-0,0184964072</text:p>
          </table:table-cell>
          <table:table-cell table:style-name="ce1" office:value-type="float" office:value="3.98278951644897" calcext:value-type="float">
            <text:p>3,9827895164</text:p>
          </table:table-cell>
          <table:table-cell table:style-name="ce1" office:value-type="float" office:value="-1.48893690109253" calcext:value-type="float">
            <text:p>-1,4889369011</text:p>
          </table:table-cell>
        </table:table-row>
        <table:table-row table:style-name="ro1">
          <table:table-cell table:style-name="ce1" office:value-type="string" calcext:value-type="string">
            <text:p>1.8489696979522705</text:p>
          </table:table-cell>
          <table:table-cell table:style-name="ce1" office:value-type="string" calcext:value-type="string">
            <text:p>0.012671709060668945</text:p>
          </table:table-cell>
          <table:table-cell table:style-name="ce1" office:value-type="string" calcext:value-type="string">
            <text:p>52.662142276763916</text:p>
          </table:table-cell>
          <table:table-cell table:style-name="ce1" office:value-type="float" office:value="0.0762265442445138" calcext:value-type="float">
            <text:p>0,0762265442</text:p>
          </table:table-cell>
          <table:table-cell table:style-name="ce1" office:value-type="float" office:value="-0.0614979469395576" calcext:value-type="float">
            <text:p>-0,0614979469</text:p>
          </table:table-cell>
          <table:table-cell table:style-name="ce1" office:value-type="float" office:value="1.275658869449" calcext:value-type="float">
            <text:p>1,2756588694</text:p>
          </table:table-cell>
          <table:table-cell table:style-name="ce1" office:value-type="float" office:value="-0.0392254734578834" calcext:value-type="float">
            <text:p>-0,0392254735</text:p>
          </table:table-cell>
          <table:table-cell table:number-columns-repeated="2" table:style-name="ce1" office:value-type="float" office:value="-0.00948372757556759" calcext:value-type="float">
            <text:p>-0,0094837276</text:p>
          </table:table-cell>
          <table:table-cell table:style-name="ce1" office:value-type="float" office:value="-0.0290423464030027" calcext:value-type="float">
            <text:p>-0,0290423464</text:p>
          </table:table-cell>
          <table:table-cell table:style-name="ce1" office:value-type="float" office:value="3.97998452186584" calcext:value-type="float">
            <text:p>3,9799845219</text:p>
          </table:table-cell>
          <table:table-cell table:style-name="ce1" office:value-type="float" office:value="-1.46476483345032" calcext:value-type="float">
            <text:p>-1,4647648335</text:p>
          </table:table-cell>
          <table:table-cell table:style-name="ce1" office:value-type="string" calcext:value-type="string">
            <text:p>-0.039225473457883374</text:p>
          </table:table-cell>
          <table:table-cell table:style-name="ce1" office:value-type="string" calcext:value-type="string">
            <text:p>-0.009483727575567587</text:p>
          </table:table-cell>
          <table:table-cell table:style-name="ce1" office:value-type="string" calcext:value-type="string">
            <text:p>-0.0970511031044464</text:p>
          </table:table-cell>
          <table:table-cell table:style-name="ce1" office:value-type="float" office:value="-0.022125371415628" calcext:value-type="float">
            <text:p>-0,0221253714</text:p>
          </table:table-cell>
          <table:table-cell table:style-name="ce1" office:value-type="float" office:value="0.0146276494955219" calcext:value-type="float">
            <text:p>0,0146276495</text:p>
          </table:table-cell>
          <table:table-cell table:style-name="ce1" office:value-type="float" office:value="-0.0519751712999226" calcext:value-type="float">
            <text:p>-0,0519751713</text:p>
          </table:table-cell>
          <table:table-cell table:style-name="ce1" office:value-type="float" office:value="-0.248238202718257" calcext:value-type="float">
            <text:p>-0,2482382027</text:p>
          </table:table-cell>
          <table:table-cell table:style-name="ce1" office:value-type="float" office:value="-0.345454245202423" calcext:value-type="float">
            <text:p>-0,345454245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78433643885525" calcext:value-type="float">
            <text:p>0,0178433644</text:p>
          </table:table-cell>
          <table:table-cell table:style-name="ce1" office:value-type="float" office:value="0.00454323181162528" calcext:value-type="float">
            <text:p>0,0045432318</text:p>
          </table:table-cell>
          <table:table-cell table:style-name="ce1" office:value-type="float" office:value="0.0369627278190482" calcext:value-type="float">
            <text:p>0,0369627278</text:p>
          </table:table-cell>
          <table:table-cell table:style-name="ce1" office:value-type="float" office:value="0.481528997421265" calcext:value-type="float">
            <text:p>0,4815289974</text:p>
          </table:table-cell>
          <table:table-cell table:style-name="ce1" office:value-type="float" office:value="0.481529712677002" calcext:value-type="float">
            <text:p>0,4815297127</text:p>
          </table:table-cell>
          <table:table-cell table:style-name="ce1" office:value-type="float" office:value="0.481527328491211" calcext:value-type="float">
            <text:p>0,4815273285</text:p>
          </table:table-cell>
          <table:table-cell table:style-name="ce1" office:value-type="float" office:value="-0.0290423464030027" calcext:value-type="float">
            <text:p>-0,0290423464</text:p>
          </table:table-cell>
          <table:table-cell table:style-name="ce1" office:value-type="float" office:value="3.97998452186584" calcext:value-type="float">
            <text:p>3,9799845219</text:p>
          </table:table-cell>
          <table:table-cell table:style-name="ce1" office:value-type="float" office:value="-1.46476483345032" calcext:value-type="float">
            <text:p>-1,4647648335</text:p>
          </table:table-cell>
        </table:table-row>
        <table:table-row table:style-name="ro1">
          <table:table-cell table:style-name="ce1" office:value-type="string" calcext:value-type="string">
            <text:p>1.861966848373413</text:p>
          </table:table-cell>
          <table:table-cell table:style-name="ce1" office:value-type="string" calcext:value-type="string">
            <text:p>0.012997150421142578</text:p>
          </table:table-cell>
          <table:table-cell table:style-name="ce1" office:value-type="string" calcext:value-type="string">
            <text:p>53.163734674453735</text:p>
          </table:table-cell>
          <table:table-cell table:style-name="ce1" office:value-type="float" office:value="0.0693114060264679" calcext:value-type="float">
            <text:p>0,069311406</text:p>
          </table:table-cell>
          <table:table-cell table:style-name="ce1" office:value-type="float" office:value="-0.0620038916923129" calcext:value-type="float">
            <text:p>-0,0620038917</text:p>
          </table:table-cell>
          <table:table-cell table:style-name="ce1" office:value-type="float" office:value="1.26032155531424" calcext:value-type="float">
            <text:p>1,2603215553</text:p>
          </table:table-cell>
          <table:table-cell table:style-name="ce1" office:value-type="float" office:value="-0.0387055032415644" calcext:value-type="float">
            <text:p>-0,0387055032</text:p>
          </table:table-cell>
          <table:table-cell table:number-columns-repeated="2" table:style-name="ce1" office:value-type="float" office:value="-0.00657260191348303" calcext:value-type="float">
            <text:p>-0,0065726019</text:p>
          </table:table-cell>
          <table:table-cell table:style-name="ce1" office:value-type="float" office:value="-0.0390047505497932" calcext:value-type="float">
            <text:p>-0,0390047505</text:p>
          </table:table-cell>
          <table:table-cell table:style-name="ce1" office:value-type="float" office:value="3.9780421257019" calcext:value-type="float">
            <text:p>3,9780421257</text:p>
          </table:table-cell>
          <table:table-cell table:style-name="ce1" office:value-type="float" office:value="-1.44060671329498" calcext:value-type="float">
            <text:p>-1,4406067133</text:p>
          </table:table-cell>
          <table:table-cell table:style-name="ce1" office:value-type="string" calcext:value-type="string">
            <text:p>-0.03870550324156439</text:p>
          </table:table-cell>
          <table:table-cell table:style-name="ce1" office:value-type="string" calcext:value-type="string">
            <text:p>-0.006572601913483031</text:p>
          </table:table-cell>
          <table:table-cell table:style-name="ce1" office:value-type="string" calcext:value-type="string">
            <text:p>-0.09553506228822849</text:p>
          </table:table-cell>
          <table:table-cell table:style-name="ce1" office:value-type="float" office:value="-0.0190566360611285" calcext:value-type="float">
            <text:p>-0,0190566361</text:p>
          </table:table-cell>
          <table:table-cell table:style-name="ce1" office:value-type="float" office:value="0.0153744867348894" calcext:value-type="float">
            <text:p>0,0153744867</text:p>
          </table:table-cell>
          <table:table-cell table:style-name="ce1" office:value-type="float" office:value="-0.0507342612113482" calcext:value-type="float">
            <text:p>-0,0507342612</text:p>
          </table:table-cell>
          <table:table-cell table:style-name="ce1" office:value-type="float" office:value="-0.286161394811443" calcext:value-type="float">
            <text:p>-0,2861613948</text:p>
          </table:table-cell>
          <table:table-cell table:style-name="ce1" office:value-type="float" office:value="-0.314859474648781" calcext:value-type="float">
            <text:p>-0,31485947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4672932668713" calcext:value-type="float">
            <text:p>0,0246729327</text:p>
          </table:table-cell>
          <table:table-cell table:style-name="ce1" office:value-type="float" office:value="0.00600481142208052" calcext:value-type="float">
            <text:p>0,0060048114</text:p>
          </table:table-cell>
          <table:table-cell table:style-name="ce1" office:value-type="float" office:value="0.0479679569247871" calcext:value-type="float">
            <text:p>0,0479679569</text:p>
          </table:table-cell>
          <table:table-cell table:style-name="ce1" office:value-type="float" office:value="0.497506380081177" calcext:value-type="float">
            <text:p>0,4975063801</text:p>
          </table:table-cell>
          <table:table-cell table:style-name="ce1" office:value-type="float" office:value="0.497492551803589" calcext:value-type="float">
            <text:p>0,4974925518</text:p>
          </table:table-cell>
          <table:table-cell table:style-name="ce1" office:value-type="float" office:value="0.497491598129272" calcext:value-type="float">
            <text:p>0,4974915981</text:p>
          </table:table-cell>
          <table:table-cell table:style-name="ce1" office:value-type="float" office:value="-0.0390047505497932" calcext:value-type="float">
            <text:p>-0,0390047505</text:p>
          </table:table-cell>
          <table:table-cell table:style-name="ce1" office:value-type="float" office:value="3.9780421257019" calcext:value-type="float">
            <text:p>3,9780421257</text:p>
          </table:table-cell>
          <table:table-cell table:style-name="ce1" office:value-type="float" office:value="-1.44060671329498" calcext:value-type="float">
            <text:p>-1,4406067133</text:p>
          </table:table-cell>
        </table:table-row>
        <table:table-row table:style-name="ro1">
          <table:table-cell table:style-name="ce1" office:value-type="string" calcext:value-type="string">
            <text:p>1.876683235168457</text:p>
          </table:table-cell>
          <table:table-cell table:style-name="ce1" office:value-type="string" calcext:value-type="string">
            <text:p>0.014716386795043945</text:p>
          </table:table-cell>
          <table:table-cell table:style-name="ce1" office:value-type="string" calcext:value-type="string">
            <text:p>53.67077875137329</text:p>
          </table:table-cell>
          <table:table-cell table:style-name="ce1" office:value-type="float" office:value="0.0579109895301776" calcext:value-type="float">
            <text:p>0,0579109895</text:p>
          </table:table-cell>
          <table:table-cell table:style-name="ce1" office:value-type="float" office:value="-0.0636473815431128" calcext:value-type="float">
            <text:p>-0,0636473815</text:p>
          </table:table-cell>
          <table:table-cell table:style-name="ce1" office:value-type="float" office:value="1.23758417883037" calcext:value-type="float">
            <text:p>1,2375841788</text:p>
          </table:table-cell>
          <table:table-cell table:style-name="ce1" office:value-type="float" office:value="-0.0396112525376574" calcext:value-type="float">
            <text:p>-0,0396112525</text:p>
          </table:table-cell>
          <table:table-cell table:number-columns-repeated="2" table:style-name="ce1" office:value-type="float" office:value="-0.00432022060910865" calcext:value-type="float">
            <text:p>-0,0043202206</text:p>
          </table:table-cell>
          <table:table-cell table:style-name="ce1" office:value-type="float" office:value="-0.0390047505497932" calcext:value-type="float">
            <text:p>-0,0390047505</text:p>
          </table:table-cell>
          <table:table-cell table:style-name="ce1" office:value-type="float" office:value="3.9780421257019" calcext:value-type="float">
            <text:p>3,9780421257</text:p>
          </table:table-cell>
          <table:table-cell table:style-name="ce1" office:value-type="float" office:value="-1.44060671329498" calcext:value-type="float">
            <text:p>-1,4406067133</text:p>
          </table:table-cell>
          <table:table-cell table:style-name="ce1" office:value-type="string" calcext:value-type="string">
            <text:p>-0.03961125253765736</text:p>
          </table:table-cell>
          <table:table-cell table:style-name="ce1" office:value-type="string" calcext:value-type="string">
            <text:p>-0.004320220609108652</text:p>
          </table:table-cell>
          <table:table-cell table:style-name="ce1" office:value-type="string" calcext:value-type="string">
            <text:p>-0.09518147439062927</text:p>
          </table:table-cell>
          <table:table-cell table:style-name="ce1" office:value-type="float" office:value="-0.017327851506617" calcext:value-type="float">
            <text:p>-0,0173278515</text:p>
          </table:table-cell>
          <table:table-cell table:style-name="ce1" office:value-type="float" office:value="0.0155009729230782" calcext:value-type="float">
            <text:p>0,0155009729</text:p>
          </table:table-cell>
          <table:table-cell table:style-name="ce1" office:value-type="float" office:value="-0.0499367208763405" calcext:value-type="float">
            <text:p>-0,0499367209</text:p>
          </table:table-cell>
          <table:table-cell table:style-name="ce1" office:value-type="float" office:value="-0.321350314095661" calcext:value-type="float">
            <text:p>-0,3213503141</text:p>
          </table:table-cell>
          <table:table-cell table:style-name="ce1" office:value-type="float" office:value="-0.283380573970175" calcext:value-type="float">
            <text:p>-0,2833805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6207068165087" calcext:value-type="float">
            <text:p>0,0136207068</text:p>
          </table:table-cell>
          <table:table-cell table:style-name="ce1" office:value-type="float" office:value="0.000996557788736633" calcext:value-type="float">
            <text:p>0,0009965578</text:p>
          </table:table-cell>
          <table:table-cell table:style-name="ce1" office:value-type="float" office:value="0.0302098594284495" calcext:value-type="float">
            <text:p>0,0302098594</text:p>
          </table:table-cell>
          <table:table-cell table:style-name="ce1" office:value-type="float" office:value="0.50769305229187" calcext:value-type="float">
            <text:p>0,5076930523</text:p>
          </table:table-cell>
          <table:table-cell table:number-columns-repeated="2" table:style-name="ce1" office:value-type="float" office:value="0.507692337036133" calcext:value-type="float">
            <text:p>0,507692337</text:p>
          </table:table-cell>
          <table:table-cell table:style-name="ce1" office:value-type="float" office:value="-0.0390047505497932" calcext:value-type="float">
            <text:p>-0,0390047505</text:p>
          </table:table-cell>
          <table:table-cell table:style-name="ce1" office:value-type="float" office:value="3.9780421257019" calcext:value-type="float">
            <text:p>3,9780421257</text:p>
          </table:table-cell>
          <table:table-cell table:style-name="ce1" office:value-type="float" office:value="-1.44060671329498" calcext:value-type="float">
            <text:p>-1,4406067133</text:p>
          </table:table-cell>
        </table:table-row>
        <table:table-row table:style-name="ro1">
          <table:table-cell table:style-name="ce1" office:value-type="string" calcext:value-type="string">
            <text:p>1.891862154006958</text:p>
          </table:table-cell>
          <table:table-cell table:style-name="ce1" office:value-type="string" calcext:value-type="string">
            <text:p>0.015178918838500977</text:p>
          </table:table-cell>
          <table:table-cell table:style-name="ce1" office:value-type="string" calcext:value-type="string">
            <text:p>54.16941475868225</text:p>
          </table:table-cell>
          <table:table-cell table:style-name="ce1" office:value-type="float" office:value="0.0485558514540762" calcext:value-type="float">
            <text:p>0,0485558515</text:p>
          </table:table-cell>
          <table:table-cell table:style-name="ce1" office:value-type="float" office:value="-0.0643041418307679" calcext:value-type="float">
            <text:p>-0,0643041418</text:p>
          </table:table-cell>
          <table:table-cell table:style-name="ce1" office:value-type="float" office:value="1.21997714337008" calcext:value-type="float">
            <text:p>1,2199771434</text:p>
          </table:table-cell>
          <table:table-cell table:style-name="ce1" office:value-type="float" office:value="-0.0386356819391655" calcext:value-type="float">
            <text:p>-0,0386356819</text:p>
          </table:table-cell>
          <table:table-cell table:number-columns-repeated="2" table:style-name="ce1" office:value-type="float" office:value="-0.00165538968144761" calcext:value-type="float">
            <text:p>-0,0016553897</text:p>
          </table:table-cell>
          <table:table-cell table:style-name="ce1" office:value-type="float" office:value="-0.0478764697909355" calcext:value-type="float">
            <text:p>-0,0478764698</text:p>
          </table:table-cell>
          <table:table-cell table:style-name="ce1" office:value-type="float" office:value="3.97633004188538" calcext:value-type="float">
            <text:p>3,9763300419</text:p>
          </table:table-cell>
          <table:table-cell table:style-name="ce1" office:value-type="float" office:value="-1.41622281074524" calcext:value-type="float">
            <text:p>-1,4162228107</text:p>
          </table:table-cell>
          <table:table-cell table:style-name="ce1" office:value-type="string" calcext:value-type="string">
            <text:p>-0.03863568193916547</text:p>
          </table:table-cell>
          <table:table-cell table:style-name="ce1" office:value-type="string" calcext:value-type="string">
            <text:p>-0.001655389681447611</text:p>
          </table:table-cell>
          <table:table-cell table:style-name="ce1" office:value-type="string" calcext:value-type="string">
            <text:p>-0.09361268234614117</text:p>
          </table:table-cell>
          <table:table-cell table:style-name="ce1" office:value-type="float" office:value="-0.0144777473825444" calcext:value-type="float">
            <text:p>-0,0144777474</text:p>
          </table:table-cell>
          <table:table-cell table:style-name="ce1" office:value-type="float" office:value="0.0159118453857782" calcext:value-type="float">
            <text:p>0,0159118454</text:p>
          </table:table-cell>
          <table:table-cell table:style-name="ce1" office:value-type="float" office:value="-0.0487543772991793" calcext:value-type="float">
            <text:p>-0,0487543773</text:p>
          </table:table-cell>
          <table:table-cell table:style-name="ce1" office:value-type="float" office:value="-0.350183519767191" calcext:value-type="float">
            <text:p>-0,3501835198</text:p>
          </table:table-cell>
          <table:table-cell table:style-name="ce1" office:value-type="float" office:value="-0.25169142225081" calcext:value-type="float">
            <text:p>-0,25169142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28975372311174" calcext:value-type="float">
            <text:p>0,0228975372</text:p>
          </table:table-cell>
          <table:table-cell table:style-name="ce1" office:value-type="float" office:value="0.00330093486005736" calcext:value-type="float">
            <text:p>0,0033009349</text:p>
          </table:table-cell>
          <table:table-cell table:style-name="ce1" office:value-type="float" office:value="0.0456677981215236" calcext:value-type="float">
            <text:p>0,0456677981</text:p>
          </table:table-cell>
          <table:table-cell table:style-name="ce1" office:value-type="float" office:value="0.497888326644897" calcext:value-type="float">
            <text:p>0,4978883266</text:p>
          </table:table-cell>
          <table:table-cell table:style-name="ce1" office:value-type="float" office:value="0.497886180877686" calcext:value-type="float">
            <text:p>0,4978861809</text:p>
          </table:table-cell>
          <table:table-cell table:style-name="ce1" office:value-type="float" office:value="0.497886419296265" calcext:value-type="float">
            <text:p>0,4978864193</text:p>
          </table:table-cell>
          <table:table-cell table:style-name="ce1" office:value-type="float" office:value="-0.0478764697909355" calcext:value-type="float">
            <text:p>-0,0478764698</text:p>
          </table:table-cell>
          <table:table-cell table:style-name="ce1" office:value-type="float" office:value="3.97633004188538" calcext:value-type="float">
            <text:p>3,9763300419</text:p>
          </table:table-cell>
          <table:table-cell table:style-name="ce1" office:value-type="float" office:value="-1.41622281074524" calcext:value-type="float">
            <text:p>-1,4162228107</text:p>
          </table:table-cell>
        </table:table-row>
        <table:table-row table:style-name="ro1">
          <table:table-cell table:style-name="ce1" office:value-type="string" calcext:value-type="string">
            <text:p>1.914177656173706</text:p>
          </table:table-cell>
          <table:table-cell table:style-name="ce1" office:value-type="string" calcext:value-type="string">
            <text:p>0.022315502166748047</text:p>
          </table:table-cell>
          <table:table-cell table:style-name="ce1" office:value-type="string" calcext:value-type="string">
            <text:p>54.69524025917053</text:p>
          </table:table-cell>
          <table:table-cell table:style-name="ce1" office:value-type="float" office:value="0.0379435226240736" calcext:value-type="float">
            <text:p>0,0379435226</text:p>
          </table:table-cell>
          <table:table-cell table:style-name="ce1" office:value-type="float" office:value="-0.0640783524787467" calcext:value-type="float">
            <text:p>-0,0640783525</text:p>
          </table:table-cell>
          <table:table-cell table:style-name="ce1" office:value-type="float" office:value="1.1965956893968" calcext:value-type="float">
            <text:p>1,1965956894</text:p>
          </table:table-cell>
          <table:table-cell table:style-name="ce1" office:value-type="float" office:value="-0.0381635378563229" calcext:value-type="float">
            <text:p>-0,0381635379</text:p>
          </table:table-cell>
          <table:table-cell table:number-columns-repeated="2" table:style-name="ce1" office:value-type="float" office:value="0.00084420681425004" calcext:value-type="float">
            <text:p>0,0008442068</text:p>
          </table:table-cell>
          <table:table-cell table:style-name="ce1" office:value-type="float" office:value="-0.0560976676642895" calcext:value-type="float">
            <text:p>-0,0560976677</text:p>
          </table:table-cell>
          <table:table-cell table:style-name="ce1" office:value-type="float" office:value="3.97515392303467" calcext:value-type="float">
            <text:p>3,975153923</text:p>
          </table:table-cell>
          <table:table-cell table:style-name="ce1" office:value-type="float" office:value="-1.39242839813232" calcext:value-type="float">
            <text:p>-1,3924283981</text:p>
          </table:table-cell>
          <table:table-cell table:style-name="ce1" office:value-type="string" calcext:value-type="string">
            <text:p>-0.038163537856322885</text:p>
          </table:table-cell>
          <table:table-cell table:style-name="ce1" office:value-type="string" calcext:value-type="string">
            <text:p>0.0008442068142500402</text:p>
          </table:table-cell>
          <table:table-cell table:style-name="ce1" office:value-type="string" calcext:value-type="string">
            <text:p>-0.09300181358805985</text:p>
          </table:table-cell>
          <table:table-cell table:style-name="ce1" office:value-type="float" office:value="-0.0121389628635191" calcext:value-type="float">
            <text:p>-0,0121389629</text:p>
          </table:table-cell>
          <table:table-cell table:style-name="ce1" office:value-type="float" office:value="0.016076035457692" calcext:value-type="float">
            <text:p>0,0160760355</text:p>
          </table:table-cell>
          <table:table-cell table:style-name="ce1" office:value-type="float" office:value="-0.0478388114552439" calcext:value-type="float">
            <text:p>-0,0478388115</text:p>
          </table:table-cell>
          <table:table-cell table:style-name="ce1" office:value-type="float" office:value="-0.37571865453584" calcext:value-type="float">
            <text:p>-0,3757186545</text:p>
          </table:table-cell>
          <table:table-cell table:style-name="ce1" office:value-type="float" office:value="-0.217874080629842" calcext:value-type="float">
            <text:p>-0,217874080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77890854648346" calcext:value-type="float">
            <text:p>0,0177890855</text:p>
          </table:table-cell>
          <table:table-cell table:style-name="ce1" office:value-type="float" office:value="0.00124883875141748" calcext:value-type="float">
            <text:p>0,0012488388</text:p>
          </table:table-cell>
          <table:table-cell table:style-name="ce1" office:value-type="float" office:value="0.0334799146873617" calcext:value-type="float">
            <text:p>0,0334799147</text:p>
          </table:table-cell>
          <table:table-cell table:style-name="ce1" office:value-type="float" office:value="0.525892019271851" calcext:value-type="float">
            <text:p>0,5258920193</text:p>
          </table:table-cell>
          <table:table-cell table:style-name="ce1" office:value-type="float" office:value="0.525896787643433" calcext:value-type="float">
            <text:p>0,5258967876</text:p>
          </table:table-cell>
          <table:table-cell table:style-name="ce1" office:value-type="float" office:value="0.525898456573486" calcext:value-type="float">
            <text:p>0,5258984566</text:p>
          </table:table-cell>
          <table:table-cell table:style-name="ce1" office:value-type="float" office:value="-0.0560976676642895" calcext:value-type="float">
            <text:p>-0,0560976677</text:p>
          </table:table-cell>
          <table:table-cell table:style-name="ce1" office:value-type="float" office:value="3.97515392303467" calcext:value-type="float">
            <text:p>3,975153923</text:p>
          </table:table-cell>
          <table:table-cell table:style-name="ce1" office:value-type="float" office:value="-1.39242839813232" calcext:value-type="float">
            <text:p>-1,3924283981</text:p>
          </table:table-cell>
        </table:table-row>
        <table:table-row table:style-name="ro1">
          <table:table-cell table:style-name="ce1" office:value-type="string" calcext:value-type="string">
            <text:p>1.9284014701843262</text:p>
          </table:table-cell>
          <table:table-cell table:style-name="ce1" office:value-type="string" calcext:value-type="string">
            <text:p>0.014223814010620117</text:p>
          </table:table-cell>
          <table:table-cell table:style-name="ce1" office:value-type="string" calcext:value-type="string">
            <text:p>55.18792772293091</text:p>
          </table:table-cell>
          <table:table-cell table:style-name="ce1" office:value-type="float" office:value="0.0305158934070165" calcext:value-type="float">
            <text:p>0,0305158934</text:p>
          </table:table-cell>
          <table:table-cell table:style-name="ce1" office:value-type="float" office:value="-0.0637782744525782" calcext:value-type="float">
            <text:p>-0,0637782745</text:p>
          </table:table-cell>
          <table:table-cell table:style-name="ce1" office:value-type="float" office:value="1.18211339874032" calcext:value-type="float">
            <text:p>1,1821133987</text:p>
          </table:table-cell>
          <table:table-cell table:style-name="ce1" office:value-type="float" office:value="-0.0367618505699361" calcext:value-type="float">
            <text:p>-0,0367618506</text:p>
          </table:table-cell>
          <table:table-cell table:number-columns-repeated="2" table:style-name="ce1" office:value-type="float" office:value="0.00297246853610944" calcext:value-type="float">
            <text:p>0,0029724685</text:p>
          </table:table-cell>
          <table:table-cell table:style-name="ce1" office:value-type="float" office:value="-0.0644899234175682" calcext:value-type="float">
            <text:p>-0,0644899234</text:p>
          </table:table-cell>
          <table:table-cell table:style-name="ce1" office:value-type="float" office:value="3.97489619255066" calcext:value-type="float">
            <text:p>3,9748961926</text:p>
          </table:table-cell>
          <table:table-cell table:style-name="ce1" office:value-type="float" office:value="-1.3690984249115" calcext:value-type="float">
            <text:p>-1,3690984249</text:p>
          </table:table-cell>
          <table:table-cell table:style-name="ce1" office:value-type="string" calcext:value-type="string">
            <text:p>-0.036761850569936104</text:p>
          </table:table-cell>
          <table:table-cell table:style-name="ce1" office:value-type="string" calcext:value-type="string">
            <text:p>0.002972468536109443</text:p>
          </table:table-cell>
          <table:table-cell table:style-name="ce1" office:value-type="string" calcext:value-type="string">
            <text:p>-0.0914372034603488</text:p>
          </table:table-cell>
          <table:table-cell table:style-name="ce1" office:value-type="float" office:value="-0.00948588065601839" calcext:value-type="float">
            <text:p>-0,0094858807</text:p>
          </table:table-cell>
          <table:table-cell table:style-name="ce1" office:value-type="float" office:value="0.0160195881196867" calcext:value-type="float">
            <text:p>0,0160195881</text:p>
          </table:table-cell>
          <table:table-cell table:style-name="ce1" office:value-type="float" office:value="-0.0466229758486336" calcext:value-type="float">
            <text:p>-0,0466229758</text:p>
          </table:table-cell>
          <table:table-cell table:style-name="ce1" office:value-type="float" office:value="-0.394423518706425" calcext:value-type="float">
            <text:p>-0,3944235187</text:p>
          </table:table-cell>
          <table:table-cell table:style-name="ce1" office:value-type="float" office:value="-0.186286002239751" calcext:value-type="float">
            <text:p>-0,18628600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15275093891639" calcext:value-type="float">
            <text:p>0,0215275094</text:p>
          </table:table-cell>
          <table:table-cell table:style-name="ce1" office:value-type="float" office:value="-0.000458027535138094" calcext:value-type="float">
            <text:p>-0,0004580275</text:p>
          </table:table-cell>
          <table:table-cell table:style-name="ce1" office:value-type="float" office:value="0.0474308955313902" calcext:value-type="float">
            <text:p>0,0474308955</text:p>
          </table:table-cell>
          <table:table-cell table:style-name="ce1" office:value-type="float" office:value="0.492965936660767" calcext:value-type="float">
            <text:p>0,4929659367</text:p>
          </table:table-cell>
          <table:table-cell table:style-name="ce1" office:value-type="float" office:value="0.492960214614868" calcext:value-type="float">
            <text:p>0,4929602146</text:p>
          </table:table-cell>
          <table:table-cell table:style-name="ce1" office:value-type="float" office:value="0.492958307266235" calcext:value-type="float">
            <text:p>0,4929583073</text:p>
          </table:table-cell>
          <table:table-cell table:style-name="ce1" office:value-type="float" office:value="-0.0644899234175682" calcext:value-type="float">
            <text:p>-0,0644899234</text:p>
          </table:table-cell>
          <table:table-cell table:style-name="ce1" office:value-type="float" office:value="3.97489619255066" calcext:value-type="float">
            <text:p>3,9748961926</text:p>
          </table:table-cell>
          <table:table-cell table:style-name="ce1" office:value-type="float" office:value="-1.3690984249115" calcext:value-type="float">
            <text:p>-1,3690984249</text:p>
          </table:table-cell>
        </table:table-row>
        <table:table-row table:style-name="ro1">
          <table:table-cell table:style-name="ce1" office:value-type="string" calcext:value-type="string">
            <text:p>1.9435265064239502</text:p>
          </table:table-cell>
          <table:table-cell table:style-name="ce1" office:value-type="string" calcext:value-type="string">
            <text:p>0.015125036239624023</text:p>
          </table:table-cell>
          <table:table-cell table:style-name="ce1" office:value-type="string" calcext:value-type="string">
            <text:p>55.69604802131653</text:p>
          </table:table-cell>
          <table:table-cell table:style-name="ce1" office:value-type="float" office:value="0.0137293731555182" calcext:value-type="float">
            <text:p>0,0137293732</text:p>
          </table:table-cell>
          <table:table-cell table:style-name="ce1" office:value-type="float" office:value="-0.0629349597126107" calcext:value-type="float">
            <text:p>-0,0629349597</text:p>
          </table:table-cell>
          <table:table-cell table:style-name="ce1" office:value-type="float" office:value="1.15014230763471" calcext:value-type="float">
            <text:p>1,1501423076</text:p>
          </table:table-cell>
          <table:table-cell table:style-name="ce1" office:value-type="float" office:value="-0.036096422384226" calcext:value-type="float">
            <text:p>-0,0360964224</text:p>
          </table:table-cell>
          <table:table-cell table:number-columns-repeated="2" table:style-name="ce1" office:value-type="float" office:value="0.00516211635137264" calcext:value-type="float">
            <text:p>0,0051621164</text:p>
          </table:table-cell>
          <table:table-cell table:style-name="ce1" office:value-type="float" office:value="-0.0741187781095505" calcext:value-type="float">
            <text:p>-0,0741187781</text:p>
          </table:table-cell>
          <table:table-cell table:style-name="ce1" office:value-type="float" office:value="3.97530341148376" calcext:value-type="float">
            <text:p>3,9753034115</text:p>
          </table:table-cell>
          <table:table-cell table:style-name="ce1" office:value-type="float" office:value="-1.34616804122925" calcext:value-type="float">
            <text:p>-1,3461680412</text:p>
          </table:table-cell>
          <table:table-cell table:style-name="ce1" office:value-type="string" calcext:value-type="string">
            <text:p>-0.036096422384225994</text:p>
          </table:table-cell>
          <table:table-cell table:style-name="ce1" office:value-type="string" calcext:value-type="string">
            <text:p>0.005162116351372643</text:p>
          </table:table-cell>
          <table:table-cell table:style-name="ce1" office:value-type="string" calcext:value-type="string">
            <text:p>-0.09115679888394475</text:p>
          </table:table-cell>
          <table:table-cell table:style-name="ce1" office:value-type="float" office:value="-0.00762897335175413" calcext:value-type="float">
            <text:p>-0,0076289734</text:p>
          </table:table-cell>
          <table:table-cell table:style-name="ce1" office:value-type="float" office:value="0.0159445686131446" calcext:value-type="float">
            <text:p>0,0159445686</text:p>
          </table:table-cell>
          <table:table-cell table:style-name="ce1" office:value-type="float" office:value="-0.0458698967344967" calcext:value-type="float">
            <text:p>-0,0458698967</text:p>
          </table:table-cell>
          <table:table-cell table:style-name="ce1" office:value-type="float" office:value="-0.409917178871476" calcext:value-type="float">
            <text:p>-0,4099171789</text:p>
          </table:table-cell>
          <table:table-cell table:style-name="ce1" office:value-type="float" office:value="-0.153904162613061" calcext:value-type="float">
            <text:p>-0,153904162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46292573246081" calcext:value-type="float">
            <text:p>0,0146292573</text:p>
          </table:table-cell>
          <table:table-cell table:style-name="ce1" office:value-type="float" office:value="-0.000591024442428168" calcext:value-type="float">
            <text:p>-0,0005910244</text:p>
          </table:table-cell>
          <table:table-cell table:style-name="ce1" office:value-type="float" office:value="0.0285239140220777" calcext:value-type="float">
            <text:p>0,028523914</text:p>
          </table:table-cell>
          <table:table-cell table:style-name="ce1" office:value-type="float" office:value="0.507724285125732" calcext:value-type="float">
            <text:p>0,5077242851</text:p>
          </table:table-cell>
          <table:table-cell table:style-name="ce1" office:value-type="float" office:value="0.507725238800049" calcext:value-type="float">
            <text:p>0,5077252388</text:p>
          </table:table-cell>
          <table:table-cell table:style-name="ce1" office:value-type="float" office:value="0.507724523544312" calcext:value-type="float">
            <text:p>0,5077245235</text:p>
          </table:table-cell>
          <table:table-cell table:style-name="ce1" office:value-type="float" office:value="-0.0741187781095505" calcext:value-type="float">
            <text:p>-0,0741187781</text:p>
          </table:table-cell>
          <table:table-cell table:style-name="ce1" office:value-type="float" office:value="3.97530341148376" calcext:value-type="float">
            <text:p>3,9753034115</text:p>
          </table:table-cell>
          <table:table-cell table:style-name="ce1" office:value-type="float" office:value="-1.34616804122925" calcext:value-type="float">
            <text:p>-1,3461680412</text:p>
          </table:table-cell>
        </table:table-row>
        <table:table-row table:style-name="ro1">
          <table:table-cell table:style-name="ce1" office:value-type="string" calcext:value-type="string">
            <text:p>1.957758903503418</text:p>
          </table:table-cell>
          <table:table-cell table:style-name="ce1" office:value-type="string" calcext:value-type="string">
            <text:p>0.014232397079467773</text:p>
          </table:table-cell>
          <table:table-cell table:style-name="ce1" office:value-type="string" calcext:value-type="string">
            <text:p>56.2428343296051</text:p>
          </table:table-cell>
          <table:table-cell table:style-name="ce1" office:value-type="float" office:value="0.0068198777059737" calcext:value-type="float">
            <text:p>0,0068198777</text:p>
          </table:table-cell>
          <table:table-cell table:style-name="ce1" office:value-type="float" office:value="-0.0621000060159138" calcext:value-type="float">
            <text:p>-0,062100006</text:p>
          </table:table-cell>
          <table:table-cell table:style-name="ce1" office:value-type="float" office:value="1.13566709889306" calcext:value-type="float">
            <text:p>1,1356670989</text:p>
          </table:table-cell>
          <table:table-cell table:style-name="ce1" office:value-type="float" office:value="-0.032176855641447" calcext:value-type="float">
            <text:p>-0,0321768556</text:p>
          </table:table-cell>
          <table:table-cell table:number-columns-repeated="2" table:style-name="ce1" office:value-type="float" office:value="0.00734701978879988" calcext:value-type="float">
            <text:p>0,0073470198</text:p>
          </table:table-cell>
          <table:table-cell table:style-name="ce1" office:value-type="float" office:value="-0.0935761258006096" calcext:value-type="float">
            <text:p>-0,0935761258</text:p>
          </table:table-cell>
          <table:table-cell table:style-name="ce1" office:value-type="float" office:value="3.97714710235596" calcext:value-type="float">
            <text:p>3,9771471024</text:p>
          </table:table-cell>
          <table:table-cell table:style-name="ce1" office:value-type="float" office:value="-1.30038094520569" calcext:value-type="float">
            <text:p>-1,3003809452</text:p>
          </table:table-cell>
          <table:table-cell table:style-name="ce1" office:value-type="string" calcext:value-type="string">
            <text:p>-0.03217685564144703</text:p>
          </table:table-cell>
          <table:table-cell table:style-name="ce1" office:value-type="string" calcext:value-type="string">
            <text:p>0.007347019788799882</text:p>
          </table:table-cell>
          <table:table-cell table:style-name="ce1" office:value-type="string" calcext:value-type="string">
            <text:p>-0.08874661461512688</text:p>
          </table:table-cell>
          <table:table-cell table:style-name="ce1" office:value-type="float" office:value="-0.00343234328887954" calcext:value-type="float">
            <text:p>-0,0034323433</text:p>
          </table:table-cell>
          <table:table-cell table:style-name="ce1" office:value-type="float" office:value="0.0157337399281527" calcext:value-type="float">
            <text:p>0,0157337399</text:p>
          </table:table-cell>
          <table:table-cell table:style-name="ce1" office:value-type="float" office:value="-0.0442073999970047" calcext:value-type="float">
            <text:p>-0,0442074</text:p>
          </table:table-cell>
          <table:table-cell table:style-name="ce1" office:value-type="float" office:value="-0.4174292563476" calcext:value-type="float">
            <text:p>-0,4174292563</text:p>
          </table:table-cell>
          <table:table-cell table:style-name="ce1" office:value-type="float" office:value="-0.119469005815142" calcext:value-type="float">
            <text:p>-0,119469005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306797155977116" calcext:value-type="float">
            <text:p>0,0306797156</text:p>
          </table:table-cell>
          <table:table-cell table:style-name="ce1" office:value-type="float" office:value="-0.00154127305115426" calcext:value-type="float">
            <text:p>-0,0015412731</text:p>
          </table:table-cell>
          <table:table-cell table:style-name="ce1" office:value-type="float" office:value="0.058431415275115" calcext:value-type="float">
            <text:p>0,0584314153</text:p>
          </table:table-cell>
          <table:table-cell table:style-name="ce1" office:value-type="float" office:value="0.54715371131897" calcext:value-type="float">
            <text:p>0,5471537113</text:p>
          </table:table-cell>
          <table:table-cell table:style-name="ce1" office:value-type="float" office:value="0.547154664993286" calcext:value-type="float">
            <text:p>0,547154665</text:p>
          </table:table-cell>
          <table:table-cell table:style-name="ce1" office:value-type="float" office:value="0.547155857086182" calcext:value-type="float">
            <text:p>0,5471558571</text:p>
          </table:table-cell>
          <table:table-cell table:style-name="ce1" office:value-type="float" office:value="-0.0935761258006096" calcext:value-type="float">
            <text:p>-0,0935761258</text:p>
          </table:table-cell>
          <table:table-cell table:style-name="ce1" office:value-type="float" office:value="3.97714710235596" calcext:value-type="float">
            <text:p>3,9771471024</text:p>
          </table:table-cell>
          <table:table-cell table:style-name="ce1" office:value-type="float" office:value="-1.30038094520569" calcext:value-type="float">
            <text:p>-1,3003809452</text:p>
          </table:table-cell>
        </table:table-row>
        <table:table-row table:style-name="ro1">
          <table:table-cell table:style-name="ce1" office:value-type="string" calcext:value-type="string">
            <text:p>1.9714829921722412</text:p>
          </table:table-cell>
          <table:table-cell table:style-name="ce1" office:value-type="string" calcext:value-type="string">
            <text:p>0.013724088668823242</text:p>
          </table:table-cell>
          <table:table-cell table:style-name="ce1" office:value-type="string" calcext:value-type="string">
            <text:p>56.75830626487732</text:p>
          </table:table-cell>
          <table:table-cell table:style-name="ce1" office:value-type="float" office:value="-0.00754400901783856" calcext:value-type="float">
            <text:p>-0,007544009</text:p>
          </table:table-cell>
          <table:table-cell table:style-name="ce1" office:value-type="float" office:value="-0.0596011870132506" calcext:value-type="float">
            <text:p>-0,059601187</text:p>
          </table:table-cell>
          <table:table-cell table:style-name="ce1" office:value-type="float" office:value="1.10780322993243" calcext:value-type="float">
            <text:p>1,1078032299</text:p>
          </table:table-cell>
          <table:table-cell table:style-name="ce1" office:value-type="float" office:value="-0.0309630677190001" calcext:value-type="float">
            <text:p>-0,0309630677</text:p>
          </table:table-cell>
          <table:table-cell table:number-columns-repeated="2" table:style-name="ce1" office:value-type="float" office:value="0.00937649120582927" calcext:value-type="float">
            <text:p>0,0093764912</text:p>
          </table:table-cell>
          <table:table-cell table:style-name="ce1" office:value-type="float" office:value="-0.0935761258006096" calcext:value-type="float">
            <text:p>-0,0935761258</text:p>
          </table:table-cell>
          <table:table-cell table:style-name="ce1" office:value-type="float" office:value="3.97714710235596" calcext:value-type="float">
            <text:p>3,9771471024</text:p>
          </table:table-cell>
          <table:table-cell table:style-name="ce1" office:value-type="float" office:value="-1.30038094520569" calcext:value-type="float">
            <text:p>-1,3003809452</text:p>
          </table:table-cell>
          <table:table-cell table:style-name="ce1" office:value-type="string" calcext:value-type="string">
            <text:p>-0.030963067719000106</text:p>
          </table:table-cell>
          <table:table-cell table:style-name="ce1" office:value-type="string" calcext:value-type="string">
            <text:p>0.009376491205829273</text:p>
          </table:table-cell>
          <table:table-cell table:style-name="ce1" office:value-type="string" calcext:value-type="string">
            <text:p>-0.0887522398149067</text:p>
          </table:table-cell>
          <table:table-cell table:style-name="ce1" office:value-type="float" office:value="-0.00170496942649343" calcext:value-type="float">
            <text:p>-0,0017049694</text:p>
          </table:table-cell>
          <table:table-cell table:style-name="ce1" office:value-type="float" office:value="0.0155250015039785" calcext:value-type="float">
            <text:p>0,0155250015</text:p>
          </table:table-cell>
          <table:table-cell table:style-name="ce1" office:value-type="float" office:value="-0.0434546891424391" calcext:value-type="float">
            <text:p>-0,0434546891</text:p>
          </table:table-cell>
          <table:table-cell table:style-name="ce1" office:value-type="float" office:value="-0.420942650157338" calcext:value-type="float">
            <text:p>-0,4209426502</text:p>
          </table:table-cell>
          <table:table-cell table:style-name="ce1" office:value-type="float" office:value="-0.0874769840878066" calcext:value-type="float">
            <text:p>-0,087476984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34120786133542" calcext:value-type="float">
            <text:p>0,0134120786</text:p>
          </table:table-cell>
          <table:table-cell table:style-name="ce1" office:value-type="float" office:value="-0.00162073625823986" calcext:value-type="float">
            <text:p>-0,0016207363</text:p>
          </table:table-cell>
          <table:table-cell table:style-name="ce1" office:value-type="float" office:value="0.0280979731012957" calcext:value-type="float">
            <text:p>0,0280979731</text:p>
          </table:table-cell>
          <table:table-cell table:style-name="ce1" office:value-type="float" office:value="0.515169620513916" calcext:value-type="float">
            <text:p>0,5151696205</text:p>
          </table:table-cell>
          <table:table-cell table:style-name="ce1" office:value-type="float" office:value="0.515169382095337" calcext:value-type="float">
            <text:p>0,5151693821</text:p>
          </table:table-cell>
          <table:table-cell table:style-name="ce1" office:value-type="float" office:value="0.515169143676758" calcext:value-type="float">
            <text:p>0,5151691437</text:p>
          </table:table-cell>
          <table:table-cell table:style-name="ce1" office:value-type="float" office:value="-0.0935761258006096" calcext:value-type="float">
            <text:p>-0,0935761258</text:p>
          </table:table-cell>
          <table:table-cell table:style-name="ce1" office:value-type="float" office:value="3.97714710235596" calcext:value-type="float">
            <text:p>3,9771471024</text:p>
          </table:table-cell>
          <table:table-cell table:style-name="ce1" office:value-type="float" office:value="-1.30038094520569" calcext:value-type="float">
            <text:p>-1,3003809452</text:p>
          </table:table-cell>
        </table:table-row>
        <table:table-row table:style-name="ro1">
          <table:table-cell table:style-name="ce1" office:value-type="string" calcext:value-type="string">
            <text:p>1.9940073490142822</text:p>
          </table:table-cell>
          <table:table-cell table:style-name="ce1" office:value-type="string" calcext:value-type="string">
            <text:p>0.022524356842041016</text:p>
          </table:table-cell>
          <table:table-cell table:style-name="ce1" office:value-type="string" calcext:value-type="string">
            <text:p>57.256471157073975</text:p>
          </table:table-cell>
          <table:table-cell table:style-name="ce1" office:value-type="float" office:value="-0.0177443897046931" calcext:value-type="float">
            <text:p>-0,0177443897</text:p>
          </table:table-cell>
          <table:table-cell table:style-name="ce1" office:value-type="float" office:value="-0.0574792010945348" calcext:value-type="float">
            <text:p>-0,0574792011</text:p>
          </table:table-cell>
          <table:table-cell table:style-name="ce1" office:value-type="float" office:value="1.08913321848269" calcext:value-type="float">
            <text:p>1,0891332185</text:p>
          </table:table-cell>
          <table:table-cell table:style-name="ce1" office:value-type="float" office:value="-0.0268700120015014" calcext:value-type="float">
            <text:p>-0,026870012</text:p>
          </table:table-cell>
          <table:table-cell table:number-columns-repeated="2" table:style-name="ce1" office:value-type="float" office:value="0.010777778689806" calcext:value-type="float">
            <text:p>0,0107777787</text:p>
          </table:table-cell>
          <table:table-cell table:style-name="ce1" office:value-type="float" office:value="-0.102213338017464" calcext:value-type="float">
            <text:p>-0,102213338</text:p>
          </table:table-cell>
          <table:table-cell table:style-name="ce1" office:value-type="float" office:value="3.97879886627197" calcext:value-type="float">
            <text:p>3,9787988663</text:p>
          </table:table-cell>
          <table:table-cell table:style-name="ce1" office:value-type="float" office:value="-1.27815794944763" calcext:value-type="float">
            <text:p>-1,2781579494</text:p>
          </table:table-cell>
          <table:table-cell table:style-name="ce1" office:value-type="string" calcext:value-type="string">
            <text:p>-0.02687001200150136</text:p>
          </table:table-cell>
          <table:table-cell table:style-name="ce1" office:value-type="string" calcext:value-type="string">
            <text:p>0.010777778689806006</text:p>
          </table:table-cell>
          <table:table-cell table:style-name="ce1" office:value-type="string" calcext:value-type="string">
            <text:p>-0.08660759358158142</text:p>
          </table:table-cell>
          <table:table-cell table:style-name="ce1" office:value-type="float" office:value="0.00188600225445964" calcext:value-type="float">
            <text:p>0,0018860023</text:p>
          </table:table-cell>
          <table:table-cell table:style-name="ce1" office:value-type="float" office:value="0.0149002967533127" calcext:value-type="float">
            <text:p>0,0149002968</text:p>
          </table:table-cell>
          <table:table-cell table:style-name="ce1" office:value-type="float" office:value="-0.0420057679564865" calcext:value-type="float">
            <text:p>-0,042005768</text:p>
          </table:table-cell>
          <table:table-cell table:style-name="ce1" office:value-type="float" office:value="-0.417184065241105" calcext:value-type="float">
            <text:p>-0,4171840652</text:p>
          </table:table-cell>
          <table:table-cell table:style-name="ce1" office:value-type="float" office:value="-0.0577825395076752" calcext:value-type="float">
            <text:p>-0,057782539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288303426397648" calcext:value-type="float">
            <text:p>0,0288303426</text:p>
          </table:table-cell>
          <table:table-cell table:style-name="ce1" office:value-type="float" office:value="-0.00501550309479922" calcext:value-type="float">
            <text:p>-0,0050155031</text:p>
          </table:table-cell>
          <table:table-cell table:style-name="ce1" office:value-type="float" office:value="0.0559269749962015" calcext:value-type="float">
            <text:p>0,055926975</text:p>
          </table:table-cell>
          <table:table-cell table:style-name="ce1" office:value-type="float" office:value="0.498221158981323" calcext:value-type="float">
            <text:p>0,498221159</text:p>
          </table:table-cell>
          <table:table-cell table:style-name="ce1" office:value-type="float" office:value="0.498219013214111" calcext:value-type="float">
            <text:p>0,4982190132</text:p>
          </table:table-cell>
          <table:table-cell table:style-name="ce1" office:value-type="float" office:value="0.498218774795532" calcext:value-type="float">
            <text:p>0,4982187748</text:p>
          </table:table-cell>
          <table:table-cell table:style-name="ce1" office:value-type="float" office:value="-0.102213338017464" calcext:value-type="float">
            <text:p>-0,102213338</text:p>
          </table:table-cell>
          <table:table-cell table:style-name="ce1" office:value-type="float" office:value="3.97879886627197" calcext:value-type="float">
            <text:p>3,9787988663</text:p>
          </table:table-cell>
          <table:table-cell table:style-name="ce1" office:value-type="float" office:value="-1.27815794944763" calcext:value-type="float">
            <text:p>-1,2781579494</text:p>
          </table:table-cell>
        </table:table-row>
        <table:table-row table:style-name="ro1">
          <table:table-cell table:style-name="ce1" office:value-type="string" calcext:value-type="string">
            <text:p>2.0093319416046143</text:p>
          </table:table-cell>
          <table:table-cell table:style-name="ce1" office:value-type="string" calcext:value-type="string">
            <text:p>0.015324592590332031</text:p>
          </table:table-cell>
          <table:table-cell table:style-name="ce1" office:value-type="string" calcext:value-type="string">
            <text:p>57.77007579803467</text:p>
          </table:table-cell>
          <table:table-cell table:style-name="ce1" office:value-type="float" office:value="-0.0243625452333808" calcext:value-type="float">
            <text:p>-0,0243625452</text:p>
          </table:table-cell>
          <table:table-cell table:style-name="ce1" office:value-type="float" office:value="-0.0556659400218776" calcext:value-type="float">
            <text:p>-0,05566594</text:p>
          </table:table-cell>
          <table:table-cell table:style-name="ce1" office:value-type="float" office:value="1.07492802319703" calcext:value-type="float">
            <text:p>1,0749280232</text:p>
          </table:table-cell>
          <table:table-cell table:style-name="ce1" office:value-type="float" office:value="-0.0238210277682494" calcext:value-type="float">
            <text:p>-0,0238210278</text:p>
          </table:table-cell>
          <table:table-cell table:number-columns-repeated="2" table:style-name="ce1" office:value-type="float" office:value="0.0123273242025571" calcext:value-type="float">
            <text:p>0,0123273242</text:p>
          </table:table-cell>
          <table:table-cell table:style-name="ce1" office:value-type="float" office:value="-0.109847955405712" calcext:value-type="float">
            <text:p>-0,1098479554</text:p>
          </table:table-cell>
          <table:table-cell table:style-name="ce1" office:value-type="float" office:value="3.9806911945343" calcext:value-type="float">
            <text:p>3,9806911945</text:p>
          </table:table-cell>
          <table:table-cell table:style-name="ce1" office:value-type="float" office:value="-1.25592958927155" calcext:value-type="float">
            <text:p>-1,2559295893</text:p>
          </table:table-cell>
          <table:table-cell table:style-name="ce1" office:value-type="string" calcext:value-type="string">
            <text:p>-0.02382102776824936</text:p>
          </table:table-cell>
          <table:table-cell table:style-name="ce1" office:value-type="string" calcext:value-type="string">
            <text:p>0.012327324202557064</text:p>
          </table:table-cell>
          <table:table-cell table:style-name="ce1" office:value-type="string" calcext:value-type="string">
            <text:p>-0.0861260812974703</text:p>
          </table:table-cell>
          <table:table-cell table:style-name="ce1" office:value-type="float" office:value="0.00443609742617327" calcext:value-type="float">
            <text:p>0,0044360974</text:p>
          </table:table-cell>
          <table:table-cell table:style-name="ce1" office:value-type="float" office:value="0.0143698002736337" calcext:value-type="float">
            <text:p>0,0143698003</text:p>
          </table:table-cell>
          <table:table-cell table:style-name="ce1" office:value-type="float" office:value="-0.0410349273610998" calcext:value-type="float">
            <text:p>-0,0410349274</text:p>
          </table:table-cell>
          <table:table-cell table:style-name="ce1" office:value-type="float" office:value="-0.408071251227905" calcext:value-type="float">
            <text:p>-0,4080712512</text:p>
          </table:table-cell>
          <table:table-cell table:style-name="ce1" office:value-type="float" office:value="-0.028263312173635" calcext:value-type="float">
            <text:p>-0,02826331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98620897761759" calcext:value-type="float">
            <text:p>0,0198620898</text:p>
          </table:table-cell>
          <table:table-cell table:style-name="ce1" office:value-type="float" office:value="-0.00413188509175461" calcext:value-type="float">
            <text:p>-0,0041318851</text:p>
          </table:table-cell>
          <table:table-cell table:style-name="ce1" office:value-type="float" office:value="0.0363538425451798" calcext:value-type="float">
            <text:p>0,0363538425</text:p>
          </table:table-cell>
          <table:table-cell table:style-name="ce1" office:value-type="float" office:value="0.513560295104981" calcext:value-type="float">
            <text:p>0,5135602951</text:p>
          </table:table-cell>
          <table:table-cell table:number-columns-repeated="2" table:style-name="ce1" office:value-type="float" office:value="0.513563632965088" calcext:value-type="float">
            <text:p>0,513563633</text:p>
          </table:table-cell>
          <table:table-cell table:style-name="ce1" office:value-type="float" office:value="-0.109847955405712" calcext:value-type="float">
            <text:p>-0,1098479554</text:p>
          </table:table-cell>
          <table:table-cell table:style-name="ce1" office:value-type="float" office:value="3.9806911945343" calcext:value-type="float">
            <text:p>3,9806911945</text:p>
          </table:table-cell>
          <table:table-cell table:style-name="ce1" office:value-type="float" office:value="-1.25592958927155" calcext:value-type="float">
            <text:p>-1,2559295893</text:p>
          </table:table-cell>
        </table:table-row>
        <table:table-row table:style-name="ro1">
          <table:table-cell table:style-name="ce1" office:value-type="string" calcext:value-type="string">
            <text:p>2.028775453567505</text:p>
          </table:table-cell>
          <table:table-cell table:style-name="ce1" office:value-type="string" calcext:value-type="string">
            <text:p>0.019443511962890625</text:p>
          </table:table-cell>
          <table:table-cell table:style-name="ce1" office:value-type="string" calcext:value-type="string">
            <text:p>58.28594374656677</text:p>
          </table:table-cell>
          <table:table-cell table:style-name="ce1" office:value-type="float" office:value="-0.0330908735136122" calcext:value-type="float">
            <text:p>-0,0330908735</text:p>
          </table:table-cell>
          <table:table-cell table:style-name="ce1" office:value-type="float" office:value="-0.0520119077431176" calcext:value-type="float">
            <text:p>-0,0520119077</text:p>
          </table:table-cell>
          <table:table-cell table:style-name="ce1" office:value-type="float" office:value="1.04966539218102" calcext:value-type="float">
            <text:p>1,0496653922</text:p>
          </table:table-cell>
          <table:table-cell table:style-name="ce1" office:value-type="float" office:value="-0.0213953419885007" calcext:value-type="float">
            <text:p>-0,021395342</text:p>
          </table:table-cell>
          <table:table-cell table:number-columns-repeated="2" table:style-name="ce1" office:value-type="float" office:value="0.0138949383400428" calcext:value-type="float">
            <text:p>0,0138949383</text:p>
          </table:table-cell>
          <table:table-cell table:style-name="ce1" office:value-type="float" office:value="-0.116908960044384" calcext:value-type="float">
            <text:p>-0,11690896</text:p>
          </table:table-cell>
          <table:table-cell table:style-name="ce1" office:value-type="float" office:value="3.98289251327515" calcext:value-type="float">
            <text:p>3,9828925133</text:p>
          </table:table-cell>
          <table:table-cell table:style-name="ce1" office:value-type="float" office:value="-1.23432922363281" calcext:value-type="float">
            <text:p>-1,2343292236</text:p>
          </table:table-cell>
          <table:table-cell table:style-name="ce1" office:value-type="string" calcext:value-type="string">
            <text:p>-0.021395341988500655</text:p>
          </table:table-cell>
          <table:table-cell table:style-name="ce1" office:value-type="string" calcext:value-type="string">
            <text:p>0.013894938340042793</text:p>
          </table:table-cell>
          <table:table-cell table:style-name="ce1" office:value-type="string" calcext:value-type="string">
            <text:p>-0.08560825533040786</text:p>
          </table:table-cell>
          <table:table-cell table:style-name="ce1" office:value-type="float" office:value="0.00609063630834521" calcext:value-type="float">
            <text:p>0,0060906363</text:p>
          </table:table-cell>
          <table:table-cell table:style-name="ce1" office:value-type="float" office:value="0.0139164850054694" calcext:value-type="float">
            <text:p>0,013916485</text:p>
          </table:table-cell>
          <table:table-cell table:style-name="ce1" office:value-type="float" office:value="-0.0402962572062457" calcext:value-type="float">
            <text:p>-0,0402962572</text:p>
          </table:table-cell>
          <table:table-cell table:style-name="ce1" office:value-type="float" office:value="-0.395495878819798" calcext:value-type="float">
            <text:p>-0,3954958788</text:p>
          </table:table-cell>
          <table:table-cell table:style-name="ce1" office:value-type="float" office:value="0.00047004290785763" calcext:value-type="float">
            <text:p>0,00047004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28214980993529" calcext:value-type="float">
            <text:p>0,0128214981</text:p>
          </table:table-cell>
          <table:table-cell table:style-name="ce1" office:value-type="float" office:value="-0.00351288186946044" calcext:value-type="float">
            <text:p>-0,0035128819</text:p>
          </table:table-cell>
          <table:table-cell table:style-name="ce1" office:value-type="float" office:value="0.0275200750335135" calcext:value-type="float">
            <text:p>0,027520075</text:p>
          </table:table-cell>
          <table:table-cell table:style-name="ce1" office:value-type="float" office:value="0.516176462173462" calcext:value-type="float">
            <text:p>0,5161764622</text:p>
          </table:table-cell>
          <table:table-cell table:style-name="ce1" office:value-type="float" office:value="0.516174793243408" calcext:value-type="float">
            <text:p>0,5161747932</text:p>
          </table:table-cell>
          <table:table-cell table:style-name="ce1" office:value-type="float" office:value="0.516175746917725" calcext:value-type="float">
            <text:p>0,5161757469</text:p>
          </table:table-cell>
          <table:table-cell table:style-name="ce1" office:value-type="float" office:value="-0.116908960044384" calcext:value-type="float">
            <text:p>-0,11690896</text:p>
          </table:table-cell>
          <table:table-cell table:style-name="ce1" office:value-type="float" office:value="3.98289251327515" calcext:value-type="float">
            <text:p>3,9828925133</text:p>
          </table:table-cell>
          <table:table-cell table:style-name="ce1" office:value-type="float" office:value="-1.23432922363281" calcext:value-type="float">
            <text:p>-1,2343292236</text:p>
          </table:table-cell>
        </table:table-row>
        <table:table-row table:style-name="ro1">
          <table:table-cell table:style-name="ce1" office:value-type="string" calcext:value-type="string">
            <text:p>2.068214178085327</text:p>
          </table:table-cell>
          <table:table-cell table:style-name="ce1" office:value-type="string" calcext:value-type="string">
            <text:p>0.039438724517822266</text:p>
          </table:table-cell>
          <table:table-cell table:style-name="ce1" office:value-type="string" calcext:value-type="string">
            <text:p>58.86996912956238</text:p>
          </table:table-cell>
          <table:table-cell table:style-name="ce1" office:value-type="float" office:value="-0.0428770872186524" calcext:value-type="float">
            <text:p>-0,0428770872</text:p>
          </table:table-cell>
          <table:table-cell table:style-name="ce1" office:value-type="float" office:value="-0.047287390438012" calcext:value-type="float">
            <text:p>-0,0472873904</text:p>
          </table:table-cell>
          <table:table-cell table:style-name="ce1" office:value-type="float" office:value="1.02722405504297" calcext:value-type="float">
            <text:p>1,027224055</text:p>
          </table:table-cell>
          <table:table-cell table:style-name="ce1" office:value-type="float" office:value="-0.0178274481752034" calcext:value-type="float">
            <text:p>-0,0178274482</text:p>
          </table:table-cell>
          <table:table-cell table:number-columns-repeated="2" table:style-name="ce1" office:value-type="float" office:value="0.0150654047103021" calcext:value-type="float">
            <text:p>0,0150654047</text:p>
          </table:table-cell>
          <table:table-cell table:style-name="ce1" office:value-type="float" office:value="-0.124862007796764" calcext:value-type="float">
            <text:p>-0,1248620078</text:p>
          </table:table-cell>
          <table:table-cell table:style-name="ce1" office:value-type="float" office:value="3.98565697669983" calcext:value-type="float">
            <text:p>3,9856569767</text:p>
          </table:table-cell>
          <table:table-cell table:style-name="ce1" office:value-type="float" office:value="-1.21242332458496" calcext:value-type="float">
            <text:p>-1,2124233246</text:p>
          </table:table-cell>
          <table:table-cell table:style-name="ce1" office:value-type="string" calcext:value-type="string">
            <text:p>-0.017827448175203375</text:p>
          </table:table-cell>
          <table:table-cell table:style-name="ce1" office:value-type="string" calcext:value-type="string">
            <text:p>0.015065404710302094</text:p>
          </table:table-cell>
          <table:table-cell table:style-name="ce1" office:value-type="string" calcext:value-type="string">
            <text:p>-0.08390127772479648</text:p>
          </table:table-cell>
          <table:table-cell table:style-name="ce1" office:value-type="float" office:value="0.00827271837840305" calcext:value-type="float">
            <text:p>0,0082727184</text:p>
          </table:table-cell>
          <table:table-cell table:style-name="ce1" office:value-type="float" office:value="0.0130029769357794" calcext:value-type="float">
            <text:p>0,0130029769</text:p>
          </table:table-cell>
          <table:table-cell table:style-name="ce1" office:value-type="float" office:value="-0.038982600393413" calcext:value-type="float">
            <text:p>-0,0389826004</text:p>
          </table:table-cell>
          <table:table-cell table:style-name="ce1" office:value-type="float" office:value="-0.376168556525602" calcext:value-type="float">
            <text:p>-0,3761685565</text:p>
          </table:table-cell>
          <table:table-cell table:style-name="ce1" office:value-type="float" office:value="0.0308485493567893" calcext:value-type="float">
            <text:p>0,030848549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49440260119822" calcext:value-type="float">
            <text:p>0,014944026</text:p>
          </table:table-cell>
          <table:table-cell table:style-name="ce1" office:value-type="float" office:value="-0.00625617293242281" calcext:value-type="float">
            <text:p>-0,0062561729</text:p>
          </table:table-cell>
          <table:table-cell table:style-name="ce1" office:value-type="float" office:value="0.0432529067446613" calcext:value-type="float">
            <text:p>0,0432529067</text:p>
          </table:table-cell>
          <table:table-cell table:style-name="ce1" office:value-type="float" office:value="0.584068059921265" calcext:value-type="float">
            <text:p>0,5840680599</text:p>
          </table:table-cell>
          <table:table-cell table:style-name="ce1" office:value-type="float" office:value="0.584068298339844" calcext:value-type="float">
            <text:p>0,5840682983</text:p>
          </table:table-cell>
          <table:table-cell table:style-name="ce1" office:value-type="float" office:value="0.584067821502686" calcext:value-type="float">
            <text:p>0,5840678215</text:p>
          </table:table-cell>
          <table:table-cell table:style-name="ce1" office:value-type="float" office:value="-0.124862007796764" calcext:value-type="float">
            <text:p>-0,1248620078</text:p>
          </table:table-cell>
          <table:table-cell table:style-name="ce1" office:value-type="float" office:value="3.98565697669983" calcext:value-type="float">
            <text:p>3,9856569767</text:p>
          </table:table-cell>
          <table:table-cell table:style-name="ce1" office:value-type="float" office:value="-1.21242332458496" calcext:value-type="float">
            <text:p>-1,2124233246</text:p>
          </table:table-cell>
        </table:table-row>
        <table:table-row table:style-name="ro1">
          <table:table-cell table:style-name="ce1" office:value-type="string" calcext:value-type="string">
            <text:p>2.0813839435577393</text:p>
          </table:table-cell>
          <table:table-cell table:style-name="ce1" office:value-type="string" calcext:value-type="string">
            <text:p>0.01316976547241211</text:p>
          </table:table-cell>
          <table:table-cell table:style-name="ce1" office:value-type="string" calcext:value-type="string">
            <text:p>59.421316385269165</text:p>
          </table:table-cell>
          <table:table-cell table:style-name="ce1" office:value-type="float" office:value="-0.0499898479593182" calcext:value-type="float">
            <text:p>-0,049989848</text:p>
          </table:table-cell>
          <table:table-cell table:style-name="ce1" office:value-type="float" office:value="-0.0428820727062469" calcext:value-type="float">
            <text:p>-0,0428820727</text:p>
          </table:table-cell>
          <table:table-cell table:style-name="ce1" office:value-type="float" office:value="1.00684143878795" calcext:value-type="float">
            <text:p>1,0068414388</text:p>
          </table:table-cell>
          <table:table-cell table:style-name="ce1" office:value-type="float" office:value="-0.0136831970142468" calcext:value-type="float">
            <text:p>-0,013683197</text:p>
          </table:table-cell>
          <table:table-cell table:number-columns-repeated="2" table:style-name="ce1" office:value-type="float" office:value="0.0156726160800234" calcext:value-type="float">
            <text:p>0,0156726161</text:p>
          </table:table-cell>
          <table:table-cell table:style-name="ce1" office:value-type="float" office:value="-0.132193267345428" calcext:value-type="float">
            <text:p>-0,1321932673</text:p>
          </table:table-cell>
          <table:table-cell table:style-name="ce1" office:value-type="float" office:value="3.98916220664978" calcext:value-type="float">
            <text:p>3,9891622066</text:p>
          </table:table-cell>
          <table:table-cell table:style-name="ce1" office:value-type="float" office:value="-1.19111132621765" calcext:value-type="float">
            <text:p>-1,1911113262</text:p>
          </table:table-cell>
          <table:table-cell table:style-name="ce1" office:value-type="string" calcext:value-type="string">
            <text:p>-0.013683197014246784</text:p>
          </table:table-cell>
          <table:table-cell table:style-name="ce1" office:value-type="string" calcext:value-type="string">
            <text:p>0.01567261608002337</text:p>
          </table:table-cell>
          <table:table-cell table:style-name="ce1" office:value-type="string" calcext:value-type="string">
            <text:p>-0.08279765082455992</text:p>
          </table:table-cell>
          <table:table-cell table:style-name="ce1" office:value-type="float" office:value="0.0107192718046631" calcext:value-type="float">
            <text:p>0,0107192718</text:p>
          </table:table-cell>
          <table:table-cell table:style-name="ce1" office:value-type="float" office:value="0.011821847609503" calcext:value-type="float">
            <text:p>0,0118218476</text:p>
          </table:table-cell>
          <table:table-cell table:style-name="ce1" office:value-type="float" office:value="-0.0378156508622346" calcext:value-type="float">
            <text:p>-0,0378156509</text:p>
          </table:table-cell>
          <table:table-cell table:style-name="ce1" office:value-type="float" office:value="-0.352538686407968" calcext:value-type="float">
            <text:p>-0,3525386864</text:p>
          </table:table-cell>
          <table:table-cell table:style-name="ce1" office:value-type="float" office:value="0.0569092172247714" calcext:value-type="float">
            <text:p>0,056909217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77573696546999" calcext:value-type="float">
            <text:p>0,0177573697</text:p>
          </table:table-cell>
          <table:table-cell table:style-name="ce1" office:value-type="float" office:value="-0.00857269259442708" calcext:value-type="float">
            <text:p>-0,0085726926</text:p>
          </table:table-cell>
          <table:table-cell table:style-name="ce1" office:value-type="float" office:value="0.0407200015069874" calcext:value-type="float">
            <text:p>0,0407200015</text:p>
          </table:table-cell>
          <table:table-cell table:style-name="ce1" office:value-type="float" office:value="0.551107168197632" calcext:value-type="float">
            <text:p>0,5511071682</text:p>
          </table:table-cell>
          <table:table-cell table:style-name="ce1" office:value-type="float" office:value="0.551112413406372" calcext:value-type="float">
            <text:p>0,5511124134</text:p>
          </table:table-cell>
          <table:table-cell table:style-name="ce1" office:value-type="float" office:value="0.551113367080689" calcext:value-type="float">
            <text:p>0,5511133671</text:p>
          </table:table-cell>
          <table:table-cell table:style-name="ce1" office:value-type="float" office:value="-0.132193267345428" calcext:value-type="float">
            <text:p>-0,1321932673</text:p>
          </table:table-cell>
          <table:table-cell table:style-name="ce1" office:value-type="float" office:value="3.98916220664978" calcext:value-type="float">
            <text:p>3,9891622066</text:p>
          </table:table-cell>
          <table:table-cell table:style-name="ce1" office:value-type="float" office:value="-1.19111132621765" calcext:value-type="float">
            <text:p>-1,1911113262</text:p>
          </table:table-cell>
        </table:table-row>
        <table:table-row table:style-name="ro1">
          <table:table-cell table:style-name="ce1" office:value-type="string" calcext:value-type="string">
            <text:p>2.094362497329712</text:p>
          </table:table-cell>
          <table:table-cell table:style-name="ce1" office:value-type="string" calcext:value-type="string">
            <text:p>0.012978553771972656</text:p>
          </table:table-cell>
          <table:table-cell table:style-name="ce1" office:value-type="string" calcext:value-type="string">
            <text:p>59.92792725563049</text:p>
          </table:table-cell>
          <table:table-cell table:style-name="ce1" office:value-type="float" office:value="-0.0558222550927535" calcext:value-type="float">
            <text:p>-0,0558222551</text:p>
          </table:table-cell>
          <table:table-cell table:style-name="ce1" office:value-type="float" office:value="-0.0384263563901186" calcext:value-type="float">
            <text:p>-0,0384263564</text:p>
          </table:table-cell>
          <table:table-cell table:style-name="ce1" office:value-type="float" office:value="0.988043069839478" calcext:value-type="float">
            <text:p>0,9880430698</text:p>
          </table:table-cell>
          <table:table-cell table:style-name="ce1" office:value-type="float" office:value="-0.0101898182705251" calcext:value-type="float">
            <text:p>-0,0101898183</text:p>
          </table:table-cell>
          <table:table-cell table:number-columns-repeated="2" table:style-name="ce1" office:value-type="float" office:value="0.0160901081954625" calcext:value-type="float">
            <text:p>0,0160901082</text:p>
          </table:table-cell>
          <table:table-cell table:style-name="ce1" office:value-type="float" office:value="-0.138763785362244" calcext:value-type="float">
            <text:p>-0,1387637854</text:p>
          </table:table-cell>
          <table:table-cell table:style-name="ce1" office:value-type="float" office:value="3.99306654930115" calcext:value-type="float">
            <text:p>3,9930665493</text:p>
          </table:table-cell>
          <table:table-cell table:style-name="ce1" office:value-type="float" office:value="-1.16999876499176" calcext:value-type="float">
            <text:p>-1,169998765</text:p>
          </table:table-cell>
          <table:table-cell table:style-name="ce1" office:value-type="string" calcext:value-type="string">
            <text:p>-0.010189818270525057</text:p>
          </table:table-cell>
          <table:table-cell table:style-name="ce1" office:value-type="string" calcext:value-type="string">
            <text:p>0.016090108195462516</text:p>
          </table:table-cell>
          <table:table-cell table:style-name="ce1" office:value-type="string" calcext:value-type="string">
            <text:p>-0.0817499266405134</text:p>
          </table:table-cell>
          <table:table-cell table:style-name="ce1" office:value-type="float" office:value="0.0124974619898295" calcext:value-type="float">
            <text:p>0,012497462</text:p>
          </table:table-cell>
          <table:table-cell table:style-name="ce1" office:value-type="float" office:value="0.0107205181765617" calcext:value-type="float">
            <text:p>0,0107205182</text:p>
          </table:table-cell>
          <table:table-cell table:style-name="ce1" office:value-type="float" office:value="-0.0367557548169736" calcext:value-type="float">
            <text:p>-0,0367557548</text:p>
          </table:table-cell>
          <table:table-cell table:style-name="ce1" office:value-type="float" office:value="-0.327212773528201" calcext:value-type="float">
            <text:p>-0,3272127735</text:p>
          </table:table-cell>
          <table:table-cell table:style-name="ce1" office:value-type="float" office:value="0.0786338845357407" calcext:value-type="float">
            <text:p>0,078633884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40396055883518" calcext:value-type="float">
            <text:p>0,0140396056</text:p>
          </table:table-cell>
          <table:table-cell table:style-name="ce1" office:value-type="float" office:value="-0.00869560636135877" calcext:value-type="float">
            <text:p>-0,0086956064</text:p>
          </table:table-cell>
          <table:table-cell table:style-name="ce1" office:value-type="float" office:value="0.0402331270584092" calcext:value-type="float">
            <text:p>0,0402331271</text:p>
          </table:table-cell>
          <table:table-cell table:style-name="ce1" office:value-type="float" office:value="0.50662112236023" calcext:value-type="float">
            <text:p>0,5066211224</text:p>
          </table:table-cell>
          <table:table-cell table:style-name="ce1" office:value-type="float" office:value="0.506614208221436" calcext:value-type="float">
            <text:p>0,5066142082</text:p>
          </table:table-cell>
          <table:table-cell table:style-name="ce1" office:value-type="float" office:value="0.506612777709961" calcext:value-type="float">
            <text:p>0,5066127777</text:p>
          </table:table-cell>
          <table:table-cell table:style-name="ce1" office:value-type="float" office:value="-0.138763785362244" calcext:value-type="float">
            <text:p>-0,1387637854</text:p>
          </table:table-cell>
          <table:table-cell table:style-name="ce1" office:value-type="float" office:value="3.99306654930115" calcext:value-type="float">
            <text:p>3,9930665493</text:p>
          </table:table-cell>
          <table:table-cell table:style-name="ce1" office:value-type="float" office:value="-1.16999876499176" calcext:value-type="float">
            <text:p>-1,169998765</text:p>
          </table:table-cell>
        </table:table-row>
        <table:table-row table:style-name="ro1">
          <table:table-cell table:style-name="ce1" office:value-type="string" calcext:value-type="string">
            <text:p>2.1070213317871094</text:p>
          </table:table-cell>
          <table:table-cell table:style-name="ce1" office:value-type="string" calcext:value-type="string">
            <text:p>0.012658834457397461</text:p>
          </table:table-cell>
          <table:table-cell table:style-name="ce1" office:value-type="string" calcext:value-type="string">
            <text:p>60.43588328361511</text:p>
          </table:table-cell>
          <table:table-cell table:style-name="ce1" office:value-type="float" office:value="-0.0591000095570322" calcext:value-type="float">
            <text:p>-0,0591000096</text:p>
          </table:table-cell>
          <table:table-cell table:style-name="ce1" office:value-type="float" office:value="-0.0349412847893818" calcext:value-type="float">
            <text:p>-0,0349412848</text:p>
          </table:table-cell>
          <table:table-cell table:style-name="ce1" office:value-type="float" office:value="0.977617225529235" calcext:value-type="float">
            <text:p>0,9776172255</text:p>
          </table:table-cell>
          <table:table-cell table:style-name="ce1" office:value-type="float" office:value="-0.00678604228894094" calcext:value-type="float">
            <text:p>-0,0067860423</text:p>
          </table:table-cell>
          <table:table-cell table:number-columns-repeated="2" table:style-name="ce1" office:value-type="float" office:value="0.0163417031019012" calcext:value-type="float">
            <text:p>0,0163417031</text:p>
          </table:table-cell>
          <table:table-cell table:style-name="ce1" office:value-type="float" office:value="-0.143637105822563" calcext:value-type="float">
            <text:p>-0,1436371058</text:p>
          </table:table-cell>
          <table:table-cell table:style-name="ce1" office:value-type="float" office:value="3.99727058410645" calcext:value-type="float">
            <text:p>3,9972705841</text:p>
          </table:table-cell>
          <table:table-cell table:style-name="ce1" office:value-type="float" office:value="-1.14919197559357" calcext:value-type="float">
            <text:p>-1,1491919756</text:p>
          </table:table-cell>
          <table:table-cell table:style-name="ce1" office:value-type="string" calcext:value-type="string">
            <text:p>-0.006786042288940943</text:p>
          </table:table-cell>
          <table:table-cell table:style-name="ce1" office:value-type="string" calcext:value-type="string">
            <text:p>0.016341703101901164</text:p>
          </table:table-cell>
          <table:table-cell table:style-name="ce1" office:value-type="string" calcext:value-type="string">
            <text:p>-0.08085327870748964</text:p>
          </table:table-cell>
          <table:table-cell table:style-name="ce1" office:value-type="float" office:value="0.0139555637731884" calcext:value-type="float">
            <text:p>0,0139555638</text:p>
          </table:table-cell>
          <table:table-cell table:style-name="ce1" office:value-type="float" office:value="0.00960658909752965" calcext:value-type="float">
            <text:p>0,0096065891</text:p>
          </table:table-cell>
          <table:table-cell table:style-name="ce1" office:value-type="float" office:value="-0.0357782396316528" calcext:value-type="float">
            <text:p>-0,0357782396</text:p>
          </table:table-cell>
          <table:table-cell table:style-name="ce1" office:value-type="float" office:value="-0.298850495373014" calcext:value-type="float">
            <text:p>-0,2988504954</text:p>
          </table:table-cell>
          <table:table-cell table:style-name="ce1" office:value-type="float" office:value="0.0981577586231956" calcext:value-type="float">
            <text:p>0,09815775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114792654181724" calcext:value-type="float">
            <text:p>0,0114792654</text:p>
          </table:table-cell>
          <table:table-cell table:style-name="ce1" office:value-type="float" office:value="-0.00876961930659188" calcext:value-type="float">
            <text:p>-0,0087696193</text:p>
          </table:table-cell>
          <table:table-cell table:style-name="ce1" office:value-type="float" office:value="0.0369984369665279" calcext:value-type="float">
            <text:p>0,036998437</text:p>
          </table:table-cell>
          <table:table-cell table:style-name="ce1" office:value-type="float" office:value="0.508081912994385" calcext:value-type="float">
            <text:p>0,508081913</text:p>
          </table:table-cell>
          <table:table-cell table:number-columns-repeated="2" table:style-name="ce1" office:value-type="float" office:value="0.508085489273071" calcext:value-type="float">
            <text:p>0,5080854893</text:p>
          </table:table-cell>
          <table:table-cell table:style-name="ce1" office:value-type="float" office:value="-0.143637105822563" calcext:value-type="float">
            <text:p>-0,1436371058</text:p>
          </table:table-cell>
          <table:table-cell table:style-name="ce1" office:value-type="float" office:value="3.99727058410645" calcext:value-type="float">
            <text:p>3,9972705841</text:p>
          </table:table-cell>
          <table:table-cell table:style-name="ce1" office:value-type="float" office:value="-1.14919197559357" calcext:value-type="float">
            <text:p>-1,1491919756</text:p>
          </table:table-cell>
        </table:table-row>
        <table:table-row table:style-name="ro1">
          <table:table-cell table:style-name="ce1" office:value-type="string" calcext:value-type="string">
            <text:p>2.123250961303711</text:p>
          </table:table-cell>
          <table:table-cell table:style-name="ce1" office:value-type="string" calcext:value-type="string">
            <text:p>0.016229629516601562</text:p>
          </table:table-cell>
          <table:table-cell table:style-name="ce1" office:value-type="string" calcext:value-type="string">
            <text:p>60.96224641799927</text:p>
          </table:table-cell>
          <table:table-cell table:style-name="ce1" office:value-type="float" office:value="-0.0624052003244467" calcext:value-type="float">
            <text:p>-0,0624052003</text:p>
          </table:table-cell>
          <table:table-cell table:style-name="ce1" office:value-type="float" office:value="-0.0296974395355785" calcext:value-type="float">
            <text:p>-0,0296974395</text:p>
          </table:table-cell>
          <table:table-cell table:style-name="ce1" office:value-type="float" office:value="0.957477635807461" calcext:value-type="float">
            <text:p>0,9574776358</text:p>
          </table:table-cell>
          <table:table-cell table:style-name="ce1" office:value-type="float" office:value="-0.00386957829332468" calcext:value-type="float">
            <text:p>-0,0038695783</text:p>
          </table:table-cell>
          <table:table-cell table:number-columns-repeated="2" table:style-name="ce1" office:value-type="float" office:value="0.0167917462274566" calcext:value-type="float">
            <text:p>0,0167917462</text:p>
          </table:table-cell>
          <table:table-cell table:style-name="ce1" office:value-type="float" office:value="-0.14659957587719" calcext:value-type="float">
            <text:p>-0,1465995759</text:p>
          </table:table-cell>
          <table:table-cell table:style-name="ce1" office:value-type="float" office:value="4.00124931335449" calcext:value-type="float">
            <text:p>4,0012493134</text:p>
          </table:table-cell>
          <table:table-cell table:style-name="ce1" office:value-type="float" office:value="-1.12834620475769" calcext:value-type="float">
            <text:p>-1,1283462048</text:p>
          </table:table-cell>
          <table:table-cell table:style-name="ce1" office:value-type="string" calcext:value-type="string">
            <text:p>-0.003869578293324684</text:p>
          </table:table-cell>
          <table:table-cell table:style-name="ce1" office:value-type="string" calcext:value-type="string">
            <text:p>0.01679174622745664</text:p>
          </table:table-cell>
          <table:table-cell table:style-name="ce1" office:value-type="string" calcext:value-type="string">
            <text:p>-0.08074112050172856</text:p>
          </table:table-cell>
          <table:table-cell table:style-name="ce1" office:value-type="float" office:value="0.0147750023892581" calcext:value-type="float">
            <text:p>0,0147750024</text:p>
          </table:table-cell>
          <table:table-cell table:style-name="ce1" office:value-type="float" office:value="0.00873532119734546" calcext:value-type="float">
            <text:p>0,0087353212</text:p>
          </table:table-cell>
          <table:table-cell table:style-name="ce1" office:value-type="float" office:value="-0.0352360957275202" calcext:value-type="float">
            <text:p>-0,0352360957</text:p>
          </table:table-cell>
          <table:table-cell table:style-name="ce1" office:value-type="float" office:value="-0.267729451712822" calcext:value-type="float">
            <text:p>-0,2677294517</text:p>
          </table:table-cell>
          <table:table-cell table:style-name="ce1" office:value-type="float" office:value="0.116557260326304" calcext:value-type="float">
            <text:p>0,11655726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22457660095319" calcext:value-type="float">
            <text:p>0,0062245766</text:p>
          </table:table-cell>
          <table:table-cell table:style-name="ce1" office:value-type="float" office:value="-0.00661827049871463" calcext:value-type="float">
            <text:p>-0,0066182705</text:p>
          </table:table-cell>
          <table:table-cell table:style-name="ce1" office:value-type="float" office:value="0.0197990090316666" calcext:value-type="float">
            <text:p>0,019799009</text:p>
          </table:table-cell>
          <table:table-cell table:style-name="ce1" office:value-type="float" office:value="0.526582717895508" calcext:value-type="float">
            <text:p>0,5265827179</text:p>
          </table:table-cell>
          <table:table-cell table:style-name="ce1" office:value-type="float" office:value="0.526583433151245" calcext:value-type="float">
            <text:p>0,5265834332</text:p>
          </table:table-cell>
          <table:table-cell table:style-name="ce1" office:value-type="float" office:value="0.526584148406982" calcext:value-type="float">
            <text:p>0,5265841484</text:p>
          </table:table-cell>
          <table:table-cell table:style-name="ce1" office:value-type="float" office:value="-0.14659957587719" calcext:value-type="float">
            <text:p>-0,1465995759</text:p>
          </table:table-cell>
          <table:table-cell table:style-name="ce1" office:value-type="float" office:value="4.00124931335449" calcext:value-type="float">
            <text:p>4,0012493134</text:p>
          </table:table-cell>
          <table:table-cell table:style-name="ce1" office:value-type="float" office:value="-1.12834620475769" calcext:value-type="float">
            <text:p>-1,1283462048</text:p>
          </table:table-cell>
        </table:table-row>
        <table:table-row table:style-name="ro1">
          <table:table-cell table:style-name="ce1" office:value-type="string" calcext:value-type="string">
            <text:p>2.1371893882751465</text:p>
          </table:table-cell>
          <table:table-cell table:style-name="ce1" office:value-type="string" calcext:value-type="string">
            <text:p>0.013938426971435547</text:p>
          </table:table-cell>
          <table:table-cell table:style-name="ce1" office:value-type="string" calcext:value-type="string">
            <text:p>61.49713397026062</text:p>
          </table:table-cell>
          <table:table-cell table:style-name="ce1" office:value-type="float" office:value="-0.0644362485496166" calcext:value-type="float">
            <text:p>-0,0644362485</text:p>
          </table:table-cell>
          <table:table-cell table:style-name="ce1" office:value-type="float" office:value="-0.0254587865632924" calcext:value-type="float">
            <text:p>-0,0254587866</text:p>
          </table:table-cell>
          <table:table-cell table:style-name="ce1" office:value-type="float" office:value="0.942073353278784" calcext:value-type="float">
            <text:p>0,9420733533</text:p>
          </table:table-cell>
          <table:table-cell table:style-name="ce1" office:value-type="float" office:value="-0.000680070558012585" calcext:value-type="float">
            <text:p>-0,0006800706</text:p>
          </table:table-cell>
          <table:table-cell table:number-columns-repeated="2" table:style-name="ce1" office:value-type="float" office:value="0.016558731545213" calcext:value-type="float">
            <text:p>0,0165587315</text:p>
          </table:table-cell>
          <table:table-cell table:style-name="ce1" office:value-type="float" office:value="-0.147522911429405" calcext:value-type="float">
            <text:p>-0,1475229114</text:p>
          </table:table-cell>
          <table:table-cell table:style-name="ce1" office:value-type="float" office:value="4.00575399398804" calcext:value-type="float">
            <text:p>4,005753994</text:p>
          </table:table-cell>
          <table:table-cell table:style-name="ce1" office:value-type="float" office:value="-1.10790681838989" calcext:value-type="float">
            <text:p>-1,1079068184</text:p>
          </table:table-cell>
          <table:table-cell table:style-name="ce1" office:value-type="string" calcext:value-type="string">
            <text:p>-0.0006800705580125848</text:p>
          </table:table-cell>
          <table:table-cell table:style-name="ce1" office:value-type="string" calcext:value-type="string">
            <text:p>0.016558731545213028</text:p>
          </table:table-cell>
          <table:table-cell table:style-name="ce1" office:value-type="string" calcext:value-type="string">
            <text:p>-0.07925887313990936</text:p>
          </table:table-cell>
          <table:table-cell table:style-name="ce1" office:value-type="float" office:value="0.0156013000811117" calcext:value-type="float">
            <text:p>0,0156013001</text:p>
          </table:table-cell>
          <table:table-cell table:style-name="ce1" office:value-type="float" office:value="0.00742435988389461" calcext:value-type="float">
            <text:p>0,0074243599</text:p>
          </table:table-cell>
          <table:table-cell table:style-name="ce1" office:value-type="float" office:value="-0.034188837061988" calcext:value-type="float">
            <text:p>-0,0341888371</text:p>
          </table:table-cell>
          <table:table-cell table:style-name="ce1" office:value-type="float" office:value="-0.233942788026173" calcext:value-type="float">
            <text:p>-0,233942788</text:p>
          </table:table-cell>
          <table:table-cell table:style-name="ce1" office:value-type="float" office:value="0.132635686430644" calcext:value-type="float">
            <text:p>0,13263568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10480791663736" calcext:value-type="float">
            <text:p>0,0061048079</text:p>
          </table:table-cell>
          <table:table-cell table:style-name="ce1" office:value-type="float" office:value="-0.0096855734726871" calcext:value-type="float">
            <text:p>-0,0096855735</text:p>
          </table:table-cell>
          <table:table-cell table:style-name="ce1" office:value-type="float" office:value="0.0371985568831451" calcext:value-type="float">
            <text:p>0,0371985569</text:p>
          </table:table-cell>
          <table:table-cell table:number-columns-repeated="3" table:style-name="ce1" office:value-type="float" office:value="0.541407823562622" calcext:value-type="float">
            <text:p>0,5414078236</text:p>
          </table:table-cell>
          <table:table-cell table:style-name="ce1" office:value-type="float" office:value="-0.147522911429405" calcext:value-type="float">
            <text:p>-0,1475229114</text:p>
          </table:table-cell>
          <table:table-cell table:style-name="ce1" office:value-type="float" office:value="4.00575399398804" calcext:value-type="float">
            <text:p>4,005753994</text:p>
          </table:table-cell>
          <table:table-cell table:style-name="ce1" office:value-type="float" office:value="-1.10790681838989" calcext:value-type="float">
            <text:p>-1,1079068184</text:p>
          </table:table-cell>
        </table:table-row>
        <table:table-row table:style-name="ro1">
          <table:table-cell table:style-name="ce1" office:value-type="string" calcext:value-type="string">
            <text:p>2.1570885181427</text:p>
          </table:table-cell>
          <table:table-cell table:style-name="ce1" office:value-type="string" calcext:value-type="string">
            <text:p>0.01989912986755371</text:p>
          </table:table-cell>
          <table:table-cell table:style-name="ce1" office:value-type="string" calcext:value-type="string">
            <text:p>62.06003761291504</text:p>
          </table:table-cell>
          <table:table-cell table:style-name="ce1" office:value-type="float" office:value="-0.0655214940600189" calcext:value-type="float">
            <text:p>-0,0655214941</text:p>
          </table:table-cell>
          <table:table-cell table:style-name="ce1" office:value-type="float" office:value="-0.0206104387402718" calcext:value-type="float">
            <text:p>-0,0206104387</text:p>
          </table:table-cell>
          <table:table-cell table:style-name="ce1" office:value-type="float" office:value="0.924286481774884" calcext:value-type="float">
            <text:p>0,9242864818</text:p>
          </table:table-cell>
          <table:table-cell table:style-name="ce1" office:value-type="float" office:value="0.00229862620000077" calcext:value-type="float">
            <text:p>0,0022986262</text:p>
          </table:table-cell>
          <table:table-cell table:number-columns-repeated="2" table:style-name="ce1" office:value-type="float" office:value="0.016522374666703" calcext:value-type="float">
            <text:p>0,0165223747</text:p>
          </table:table-cell>
          <table:table-cell table:style-name="ce1" office:value-type="float" office:value="-0.147885158658028" calcext:value-type="float">
            <text:p>-0,1478851587</text:p>
          </table:table-cell>
          <table:table-cell table:style-name="ce1" office:value-type="float" office:value="4.01032590866089" calcext:value-type="float">
            <text:p>4,0103259087</text:p>
          </table:table-cell>
          <table:table-cell table:style-name="ce1" office:value-type="float" office:value="-1.08770346641541" calcext:value-type="float">
            <text:p>-1,0877034664</text:p>
          </table:table-cell>
          <table:table-cell table:style-name="ce1" office:value-type="string" calcext:value-type="string">
            <text:p>0.0022986262000007753</text:p>
          </table:table-cell>
          <table:table-cell table:style-name="ce1" office:value-type="string" calcext:value-type="string">
            <text:p>0.01652237466670303</text:p>
          </table:table-cell>
          <table:table-cell table:style-name="ce1" office:value-type="string" calcext:value-type="string">
            <text:p>-0.07869548095286259</text:p>
          </table:table-cell>
          <table:table-cell table:style-name="ce1" office:value-type="float" office:value="0.0161090621374042" calcext:value-type="float">
            <text:p>0,0161090621</text:p>
          </table:table-cell>
          <table:table-cell table:style-name="ce1" office:value-type="float" office:value="0.00636469664082311" calcext:value-type="float">
            <text:p>0,0063646966</text:p>
          </table:table-cell>
          <table:table-cell table:style-name="ce1" office:value-type="float" office:value="-0.0333878143704968" calcext:value-type="float">
            <text:p>-0,0333878144</text:p>
          </table:table-cell>
          <table:table-cell table:style-name="ce1" office:value-type="float" office:value="-0.198100456606904" calcext:value-type="float">
            <text:p>-0,1981004566</text:p>
          </table:table-cell>
          <table:table-cell table:style-name="ce1" office:value-type="float" office:value="0.146796999277917" calcext:value-type="float">
            <text:p>0,146796999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365135645676628" calcext:value-type="float">
            <text:p>0,0036513565</text:p>
          </table:table-cell>
          <table:table-cell table:style-name="ce1" office:value-type="float" office:value="-0.00762012410156418" calcext:value-type="float">
            <text:p>-0,0076201241</text:p>
          </table:table-cell>
          <table:table-cell table:style-name="ce1" office:value-type="float" office:value="0.0276933367053671" calcext:value-type="float">
            <text:p>0,0276933367</text:p>
          </table:table-cell>
          <table:table-cell table:style-name="ce1" office:value-type="float" office:value="0.556244850158691" calcext:value-type="float">
            <text:p>0,5562448502</text:p>
          </table:table-cell>
          <table:table-cell table:style-name="ce1" office:value-type="float" office:value="0.556244611740112" calcext:value-type="float">
            <text:p>0,5562446117</text:p>
          </table:table-cell>
          <table:table-cell table:style-name="ce1" office:value-type="float" office:value="0.556245088577271" calcext:value-type="float">
            <text:p>0,5562450886</text:p>
          </table:table-cell>
          <table:table-cell table:style-name="ce1" office:value-type="float" office:value="-0.147885158658028" calcext:value-type="float">
            <text:p>-0,1478851587</text:p>
          </table:table-cell>
          <table:table-cell table:style-name="ce1" office:value-type="float" office:value="4.01032590866089" calcext:value-type="float">
            <text:p>4,0103259087</text:p>
          </table:table-cell>
          <table:table-cell table:style-name="ce1" office:value-type="float" office:value="-1.08770346641541" calcext:value-type="float">
            <text:p>-1,0877034664</text:p>
          </table:table-cell>
        </table:table-row>
        <table:table-row table:style-name="ro1">
          <table:table-cell table:style-name="ce1" office:value-type="string" calcext:value-type="string">
            <text:p>2.1810519695281982</text:p>
          </table:table-cell>
          <table:table-cell table:style-name="ce1" office:value-type="string" calcext:value-type="string">
            <text:p>0.023963451385498047</text:p>
          </table:table-cell>
          <table:table-cell table:style-name="ce1" office:value-type="string" calcext:value-type="string">
            <text:p>62.65402173995972</text:p>
          </table:table-cell>
          <table:table-cell table:style-name="ce1" office:value-type="float" office:value="-0.065655180345071" calcext:value-type="float">
            <text:p>-0,0656551803</text:p>
          </table:table-cell>
          <table:table-cell table:style-name="ce1" office:value-type="float" office:value="-0.0154501647145177" calcext:value-type="float">
            <text:p>-0,0154501647</text:p>
          </table:table-cell>
          <table:table-cell table:style-name="ce1" office:value-type="float" office:value="0.905585396436997" calcext:value-type="float">
            <text:p>0,9055853964</text:p>
          </table:table-cell>
          <table:table-cell table:style-name="ce1" office:value-type="float" office:value="0.00526536809374731" calcext:value-type="float">
            <text:p>0,0052653681</text:p>
          </table:table-cell>
          <table:table-cell table:number-columns-repeated="2" table:style-name="ce1" office:value-type="float" office:value="0.0161586213837224" calcext:value-type="float">
            <text:p>0,0161586214</text:p>
          </table:table-cell>
          <table:table-cell table:style-name="ce1" office:value-type="float" office:value="-0.147721529006958" calcext:value-type="float">
            <text:p>-0,147721529</text:p>
          </table:table-cell>
          <table:table-cell table:style-name="ce1" office:value-type="float" office:value="4.01477670669556" calcext:value-type="float">
            <text:p>4,0147767067</text:p>
          </table:table-cell>
          <table:table-cell table:style-name="ce1" office:value-type="float" office:value="-1.06757652759552" calcext:value-type="float">
            <text:p>-1,0675765276</text:p>
          </table:table-cell>
          <table:table-cell table:style-name="ce1" office:value-type="string" calcext:value-type="string">
            <text:p>0.005265368093747307</text:p>
          </table:table-cell>
          <table:table-cell table:style-name="ce1" office:value-type="string" calcext:value-type="string">
            <text:p>0.016158621383722416</text:p>
          </table:table-cell>
          <table:table-cell table:style-name="ce1" office:value-type="string" calcext:value-type="string">
            <text:p>-0.07771410423465934</text:p>
          </table:table-cell>
          <table:table-cell table:style-name="ce1" office:value-type="float" office:value="0.0163803735150047" calcext:value-type="float">
            <text:p>0,0163803735</text:p>
          </table:table-cell>
          <table:table-cell table:style-name="ce1" office:value-type="float" office:value="0.00515260968506796" calcext:value-type="float">
            <text:p>0,0051526097</text:p>
          </table:table-cell>
          <table:table-cell table:style-name="ce1" office:value-type="float" office:value="-0.0324628970522939" calcext:value-type="float">
            <text:p>-0,0324628971</text:p>
          </table:table-cell>
          <table:table-cell table:style-name="ce1" office:value-type="float" office:value="-0.159190445975165" calcext:value-type="float">
            <text:p>-0,159190446</text:p>
          </table:table-cell>
          <table:table-cell table:style-name="ce1" office:value-type="float" office:value="0.159036535692349" calcext:value-type="float">
            <text:p>0,159036535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82747077446144" calcext:value-type="float">
            <text:p>0,0018274708</text:p>
          </table:table-cell>
          <table:table-cell table:style-name="ce1" office:value-type="float" office:value="-0.00816424514902944" calcext:value-type="float">
            <text:p>-0,0081642451</text:p>
          </table:table-cell>
          <table:table-cell table:style-name="ce1" office:value-type="float" office:value="0.0299517127053846" calcext:value-type="float">
            <text:p>0,0299517127</text:p>
          </table:table-cell>
          <table:table-cell table:style-name="ce1" office:value-type="float" office:value="0.593851089477539" calcext:value-type="float">
            <text:p>0,5938510895</text:p>
          </table:table-cell>
          <table:table-cell table:style-name="ce1" office:value-type="float" office:value="0.593851327896118" calcext:value-type="float">
            <text:p>0,5938513279</text:p>
          </table:table-cell>
          <table:table-cell table:style-name="ce1" office:value-type="float" office:value="0.593851566314697" calcext:value-type="float">
            <text:p>0,5938515663</text:p>
          </table:table-cell>
          <table:table-cell table:style-name="ce1" office:value-type="float" office:value="-0.147721529006958" calcext:value-type="float">
            <text:p>-0,147721529</text:p>
          </table:table-cell>
          <table:table-cell table:style-name="ce1" office:value-type="float" office:value="4.01477670669556" calcext:value-type="float">
            <text:p>4,0147767067</text:p>
          </table:table-cell>
          <table:table-cell table:style-name="ce1" office:value-type="float" office:value="-1.06757652759552" calcext:value-type="float">
            <text:p>-1,0675765276</text:p>
          </table:table-cell>
        </table:table-row>
        <table:table-row table:style-name="ro1">
          <table:table-cell table:style-name="ce1" office:value-type="string" calcext:value-type="string">
            <text:p>2.2036845684051514</text:p>
          </table:table-cell>
          <table:table-cell table:style-name="ce1" office:value-type="string" calcext:value-type="string">
            <text:p>0.022632598876953125</text:p>
          </table:table-cell>
          <table:table-cell table:style-name="ce1" office:value-type="string" calcext:value-type="string">
            <text:p>63.16528367996216</text:p>
          </table:table-cell>
          <table:table-cell table:style-name="ce1" office:value-type="float" office:value="-0.0662617588496227" calcext:value-type="float">
            <text:p>-0,0662617588</text:p>
          </table:table-cell>
          <table:table-cell table:style-name="ce1" office:value-type="float" office:value="-0.0125072782278567" calcext:value-type="float">
            <text:p>-0,0125072782</text:p>
          </table:table-cell>
          <table:table-cell table:style-name="ce1" office:value-type="float" office:value="0.896739344537994" calcext:value-type="float">
            <text:p>0,8967393445</text:p>
          </table:table-cell>
          <table:table-cell table:style-name="ce1" office:value-type="float" office:value="0.00762339376577019" calcext:value-type="float">
            <text:p>0,0076233938</text:p>
          </table:table-cell>
          <table:table-cell table:number-columns-repeated="2" table:style-name="ce1" office:value-type="float" office:value="0.0153913444607659" calcext:value-type="float">
            <text:p>0,0153913445</text:p>
          </table:table-cell>
          <table:table-cell table:style-name="ce1" office:value-type="float" office:value="-0.147062718868256" calcext:value-type="float">
            <text:p>-0,1470627189</text:p>
          </table:table-cell>
          <table:table-cell table:style-name="ce1" office:value-type="float" office:value="4.0186505317688" calcext:value-type="float">
            <text:p>4,0186505318</text:p>
          </table:table-cell>
          <table:table-cell table:style-name="ce1" office:value-type="float" office:value="-1.04766714572907" calcext:value-type="float">
            <text:p>-1,0476671457</text:p>
          </table:table-cell>
          <table:table-cell table:style-name="ce1" office:value-type="string" calcext:value-type="string">
            <text:p>0.00762339376577019</text:p>
          </table:table-cell>
          <table:table-cell table:style-name="ce1" office:value-type="string" calcext:value-type="string">
            <text:p>0.01539134446076594</text:p>
          </table:table-cell>
          <table:table-cell table:style-name="ce1" office:value-type="string" calcext:value-type="string">
            <text:p>-0.0765756682215168</text:p>
          </table:table-cell>
          <table:table-cell table:style-name="ce1" office:value-type="float" office:value="0.0164137950862677" calcext:value-type="float">
            <text:p>0,0164137951</text:p>
          </table:table-cell>
          <table:table-cell table:style-name="ce1" office:value-type="float" office:value="0.00386254117862942" calcext:value-type="float">
            <text:p>0,0038625412</text:p>
          </table:table-cell>
          <table:table-cell table:style-name="ce1" office:value-type="float" office:value="-0.0314904406147239" calcext:value-type="float">
            <text:p>-0,0314904406</text:p>
          </table:table-cell>
          <table:table-cell table:style-name="ce1" office:value-type="float" office:value="-0.125635081587937" calcext:value-type="float">
            <text:p>-0,1256350816</text:p>
          </table:table-cell>
          <table:table-cell table:style-name="ce1" office:value-type="float" office:value="0.166932887325369" calcext:value-type="float">
            <text:p>0,166932887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261573590841243" calcext:value-type="float">
            <text:p>0,0002615736</text:p>
          </table:table-cell>
          <table:table-cell table:style-name="ce1" office:value-type="float" office:value="-0.0100966987509216" calcext:value-type="float">
            <text:p>-0,0100966988</text:p>
          </table:table-cell>
          <table:table-cell table:style-name="ce1" office:value-type="float" office:value="0.0365908957282826" calcext:value-type="float">
            <text:p>0,0365908957</text:p>
          </table:table-cell>
          <table:table-cell table:style-name="ce1" office:value-type="float" office:value="0.511084794998169" calcext:value-type="float">
            <text:p>0,511084795</text:p>
          </table:table-cell>
          <table:table-cell table:style-name="ce1" office:value-type="float" office:value="0.511085271835327" calcext:value-type="float">
            <text:p>0,5110852718</text:p>
          </table:table-cell>
          <table:table-cell table:style-name="ce1" office:value-type="float" office:value="0.511085748672485" calcext:value-type="float">
            <text:p>0,5110857487</text:p>
          </table:table-cell>
          <table:table-cell table:style-name="ce1" office:value-type="float" office:value="-0.147062718868256" calcext:value-type="float">
            <text:p>-0,1470627189</text:p>
          </table:table-cell>
          <table:table-cell table:style-name="ce1" office:value-type="float" office:value="4.0186505317688" calcext:value-type="float">
            <text:p>4,0186505318</text:p>
          </table:table-cell>
          <table:table-cell table:style-name="ce1" office:value-type="float" office:value="-1.04766714572907" calcext:value-type="float">
            <text:p>-1,0476671457</text:p>
          </table:table-cell>
        </table:table-row>
        <table:table-row table:style-name="ro1">
          <table:table-cell table:style-name="ce1" office:value-type="string" calcext:value-type="string">
            <text:p>2.223926067352295</text:p>
          </table:table-cell>
          <table:table-cell table:style-name="ce1" office:value-type="string" calcext:value-type="string">
            <text:p>0.020241498947143555</text:p>
          </table:table-cell>
          <table:table-cell table:style-name="ce1" office:value-type="string" calcext:value-type="string">
            <text:p>63.71429491043091</text:p>
          </table:table-cell>
          <table:table-cell table:style-name="ce1" office:value-type="float" office:value="-0.0653947690404078" calcext:value-type="float">
            <text:p>-0,065394769</text:p>
          </table:table-cell>
          <table:table-cell table:style-name="ce1" office:value-type="float" office:value="-0.00898781131211392" calcext:value-type="float">
            <text:p>-0,0089878113</text:p>
          </table:table-cell>
          <table:table-cell table:style-name="ce1" office:value-type="float" office:value="0.880186587204168" calcext:value-type="float">
            <text:p>0,8801865872</text:p>
          </table:table-cell>
          <table:table-cell table:style-name="ce1" office:value-type="float" office:value="0.0103342910009745" calcext:value-type="float">
            <text:p>0,010334291</text:p>
          </table:table-cell>
          <table:table-cell table:number-columns-repeated="2" table:style-name="ce1" office:value-type="float" office:value="0.0152096365564319" calcext:value-type="float">
            <text:p>0,0152096366</text:p>
          </table:table-cell>
          <table:table-cell table:style-name="ce1" office:value-type="float" office:value="-0.145514070987701" calcext:value-type="float">
            <text:p>-0,145514071</text:p>
          </table:table-cell>
          <table:table-cell table:style-name="ce1" office:value-type="float" office:value="4.02278423309326" calcext:value-type="float">
            <text:p>4,0227842331</text:p>
          </table:table-cell>
          <table:table-cell table:style-name="ce1" office:value-type="float" office:value="-1.02855610847473" calcext:value-type="float">
            <text:p>-1,0285561085</text:p>
          </table:table-cell>
          <table:table-cell table:style-name="ce1" office:value-type="string" calcext:value-type="string">
            <text:p>0.010334291000974449</text:p>
          </table:table-cell>
          <table:table-cell table:style-name="ce1" office:value-type="string" calcext:value-type="string">
            <text:p>0.015209636556431866</text:p>
          </table:table-cell>
          <table:table-cell table:style-name="ce1" office:value-type="string" calcext:value-type="string">
            <text:p>-0.07662758281543625</text:p>
          </table:table-cell>
          <table:table-cell table:style-name="ce1" office:value-type="float" office:value="0.0165654397124057" calcext:value-type="float">
            <text:p>0,0165654397</text:p>
          </table:table-cell>
          <table:table-cell table:style-name="ce1" office:value-type="float" office:value="0.00312681955696417" calcext:value-type="float">
            <text:p>0,0031268196</text:p>
          </table:table-cell>
          <table:table-cell table:style-name="ce1" office:value-type="float" office:value="-0.0310304459159757" calcext:value-type="float">
            <text:p>-0,0310304459</text:p>
          </table:table-cell>
          <table:table-cell table:style-name="ce1" office:value-type="float" office:value="-0.0892610868745811" calcext:value-type="float">
            <text:p>-0,0892610869</text:p>
          </table:table-cell>
          <table:table-cell table:style-name="ce1" office:value-type="float" office:value="0.173798739277606" calcext:value-type="float">
            <text:p>0,173798739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10499159932004" calcext:value-type="float">
            <text:p>0,0011049916</text:p>
          </table:table-cell>
          <table:table-cell table:style-name="ce1" office:value-type="float" office:value="-0.00536095161062648" calcext:value-type="float">
            <text:p>-0,0053609516</text:p>
          </table:table-cell>
          <table:table-cell table:style-name="ce1" office:value-type="float" office:value="0.0161145240215777" calcext:value-type="float">
            <text:p>0,016114524</text:p>
          </table:table-cell>
          <table:table-cell table:style-name="ce1" office:value-type="float" office:value="0.548943996429443" calcext:value-type="float">
            <text:p>0,5489439964</text:p>
          </table:table-cell>
          <table:table-cell table:style-name="ce1" office:value-type="float" office:value="0.548948526382446" calcext:value-type="float">
            <text:p>0,5489485264</text:p>
          </table:table-cell>
          <table:table-cell table:style-name="ce1" office:value-type="float" office:value="0.548949003219605" calcext:value-type="float">
            <text:p>0,5489490032</text:p>
          </table:table-cell>
          <table:table-cell table:style-name="ce1" office:value-type="float" office:value="-0.145514070987701" calcext:value-type="float">
            <text:p>-0,145514071</text:p>
          </table:table-cell>
          <table:table-cell table:style-name="ce1" office:value-type="float" office:value="4.02278423309326" calcext:value-type="float">
            <text:p>4,0227842331</text:p>
          </table:table-cell>
          <table:table-cell table:style-name="ce1" office:value-type="float" office:value="-1.02855610847473" calcext:value-type="float">
            <text:p>-1,0285561085</text:p>
          </table:table-cell>
        </table:table-row>
        <table:table-row table:style-name="ro1">
          <table:table-cell table:style-name="ce1" office:value-type="string" calcext:value-type="string">
            <text:p>2.2409255504608154</text:p>
          </table:table-cell>
          <table:table-cell table:style-name="ce1" office:value-type="string" calcext:value-type="string">
            <text:p>0.016999483108520508</text:p>
          </table:table-cell>
          <table:table-cell table:style-name="ce1" office:value-type="string" calcext:value-type="string">
            <text:p>64.25922775268555</text:p>
          </table:table-cell>
          <table:table-cell table:style-name="ce1" office:value-type="float" office:value="-0.0641603840308057" calcext:value-type="float">
            <text:p>-0,064160384</text:p>
          </table:table-cell>
          <table:table-cell table:style-name="ce1" office:value-type="float" office:value="-0.00374600573667084" calcext:value-type="float">
            <text:p>-0,0037460057</text:p>
          </table:table-cell>
          <table:table-cell table:style-name="ce1" office:value-type="float" office:value="0.861017764350514" calcext:value-type="float">
            <text:p>0,8610177644</text:p>
          </table:table-cell>
          <table:table-cell table:style-name="ce1" office:value-type="float" office:value="0.012570662045201" calcext:value-type="float">
            <text:p>0,012570662</text:p>
          </table:table-cell>
          <table:table-cell table:number-columns-repeated="2" table:style-name="ce1" office:value-type="float" office:value="0.0146556676941311" calcext:value-type="float">
            <text:p>0,0146556677</text:p>
          </table:table-cell>
          <table:table-cell table:style-name="ce1" office:value-type="float" office:value="-0.145514070987701" calcext:value-type="float">
            <text:p>-0,145514071</text:p>
          </table:table-cell>
          <table:table-cell table:style-name="ce1" office:value-type="float" office:value="4.02278423309326" calcext:value-type="float">
            <text:p>4,0227842331</text:p>
          </table:table-cell>
          <table:table-cell table:style-name="ce1" office:value-type="float" office:value="-1.02855610847473" calcext:value-type="float">
            <text:p>-1,0285561085</text:p>
          </table:table-cell>
          <table:table-cell table:style-name="ce1" office:value-type="string" calcext:value-type="string">
            <text:p>0.012570662045200999</text:p>
          </table:table-cell>
          <table:table-cell table:style-name="ce1" office:value-type="string" calcext:value-type="string">
            <text:p>0.01465566769413114</text:p>
          </table:table-cell>
          <table:table-cell table:style-name="ce1" office:value-type="string" calcext:value-type="string">
            <text:p>-0.0754104224396161</text:p>
          </table:table-cell>
          <table:table-cell table:style-name="ce1" office:value-type="float" office:value="0.0163486922601019" calcext:value-type="float">
            <text:p>0,0163486923</text:p>
          </table:table-cell>
          <table:table-cell table:style-name="ce1" office:value-type="float" office:value="0.00224695282802848" calcext:value-type="float">
            <text:p>0,0022469528</text:p>
          </table:table-cell>
          <table:table-cell table:style-name="ce1" office:value-type="float" office:value="-0.0301697025346167" calcext:value-type="float">
            <text:p>-0,0301697025</text:p>
          </table:table-cell>
          <table:table-cell table:style-name="ce1" office:value-type="float" office:value="-0.053619623086789" calcext:value-type="float">
            <text:p>-0,0536196231</text:p>
          </table:table-cell>
          <table:table-cell table:style-name="ce1" office:value-type="float" office:value="0.178697240700124" calcext:value-type="float">
            <text:p>0,17869724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59074831133658" calcext:value-type="float">
            <text:p>-0,0015907483</text:p>
          </table:table-cell>
          <table:table-cell table:style-name="ce1" office:value-type="float" office:value="-0.00645754728425942" calcext:value-type="float">
            <text:p>-0,0064575473</text:p>
          </table:table-cell>
          <table:table-cell table:style-name="ce1" office:value-type="float" office:value="0.0303712038000246" calcext:value-type="float">
            <text:p>0,0303712038</text:p>
          </table:table-cell>
          <table:table-cell table:style-name="ce1" office:value-type="float" office:value="0.54502010345459" calcext:value-type="float">
            <text:p>0,5450201035</text:p>
          </table:table-cell>
          <table:table-cell table:style-name="ce1" office:value-type="float" office:value="0.545016050338745" calcext:value-type="float">
            <text:p>0,5450160503</text:p>
          </table:table-cell>
          <table:table-cell table:style-name="ce1" office:value-type="float" office:value="0.54501485824585" calcext:value-type="float">
            <text:p>0,5450148582</text:p>
          </table:table-cell>
          <table:table-cell table:style-name="ce1" office:value-type="float" office:value="-0.145514070987701" calcext:value-type="float">
            <text:p>-0,145514071</text:p>
          </table:table-cell>
          <table:table-cell table:style-name="ce1" office:value-type="float" office:value="4.02278423309326" calcext:value-type="float">
            <text:p>4,0227842331</text:p>
          </table:table-cell>
          <table:table-cell table:style-name="ce1" office:value-type="float" office:value="-1.02855610847473" calcext:value-type="float">
            <text:p>-1,0285561085</text:p>
          </table:table-cell>
        </table:table-row>
        <table:table-row table:style-name="ro1">
          <table:table-cell table:style-name="ce1" office:value-type="string" calcext:value-type="string">
            <text:p>2.2592427730560303</text:p>
          </table:table-cell>
          <table:table-cell table:style-name="ce1" office:value-type="string" calcext:value-type="string">
            <text:p>0.018317222595214844</text:p>
          </table:table-cell>
          <table:table-cell table:style-name="ce1" office:value-type="string" calcext:value-type="string">
            <text:p>64.82157254219055</text:p>
          </table:table-cell>
          <table:table-cell table:style-name="ce1" office:value-type="float" office:value="-0.0637216911289013" calcext:value-type="float">
            <text:p>-0,0637216911</text:p>
          </table:table-cell>
          <table:table-cell table:style-name="ce1" office:value-type="float" office:value="-0.00249777858599698" calcext:value-type="float">
            <text:p>-0,0024977786</text:p>
          </table:table-cell>
          <table:table-cell table:style-name="ce1" office:value-type="float" office:value="0.854703643439728" calcext:value-type="float">
            <text:p>0,8547036434</text:p>
          </table:table-cell>
          <table:table-cell table:style-name="ce1" office:value-type="float" office:value="0.0147787759201572" calcext:value-type="float">
            <text:p>0,0147787759</text:p>
          </table:table-cell>
          <table:table-cell table:number-columns-repeated="2" table:style-name="ce1" office:value-type="float" office:value="0.0134483436252305" calcext:value-type="float">
            <text:p>0,0134483436</text:p>
          </table:table-cell>
          <table:table-cell table:style-name="ce1" office:value-type="float" office:value="-0.143437653779984" calcext:value-type="float">
            <text:p>-0,1434376538</text:p>
          </table:table-cell>
          <table:table-cell table:style-name="ce1" office:value-type="float" office:value="4.02671766281128" calcext:value-type="float">
            <text:p>4,0267176628</text:p>
          </table:table-cell>
          <table:table-cell table:style-name="ce1" office:value-type="float" office:value="-1.00981795787811" calcext:value-type="float">
            <text:p>-1,0098179579</text:p>
          </table:table-cell>
          <table:table-cell table:style-name="ce1" office:value-type="string" calcext:value-type="string">
            <text:p>0.014778775920157245</text:p>
          </table:table-cell>
          <table:table-cell table:style-name="ce1" office:value-type="string" calcext:value-type="string">
            <text:p>0.01344834362523048</text:p>
          </table:table-cell>
          <table:table-cell table:style-name="ce1" office:value-type="string" calcext:value-type="string">
            <text:p>-0.07432091358852863</text:p>
          </table:table-cell>
          <table:table-cell table:style-name="ce1" office:value-type="float" office:value="0.0160400960077014" calcext:value-type="float">
            <text:p>0,016040096</text:p>
          </table:table-cell>
          <table:table-cell table:style-name="ce1" office:value-type="float" office:value="0.000936501434167709" calcext:value-type="float">
            <text:p>0,0009365014</text:p>
          </table:table-cell>
          <table:table-cell table:style-name="ce1" office:value-type="float" office:value="-0.0291729237462267" calcext:value-type="float">
            <text:p>-0,0291729237</text:p>
          </table:table-cell>
          <table:table-cell table:style-name="ce1" office:value-type="float" office:value="-0.0175328947917525" calcext:value-type="float">
            <text:p>-0,0175328948</text:p>
          </table:table-cell>
          <table:table-cell table:style-name="ce1" office:value-type="float" office:value="0.180804204593406" calcext:value-type="float">
            <text:p>0,18080420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1946743304195" calcext:value-type="float">
            <text:p>-0,0021946743</text:p>
          </table:table-cell>
          <table:table-cell table:style-name="ce1" office:value-type="float" office:value="-0.0093194922887524" calcext:value-type="float">
            <text:p>-0,0093194923</text:p>
          </table:table-cell>
          <table:table-cell table:style-name="ce1" office:value-type="float" office:value="0.0340804063079247" calcext:value-type="float">
            <text:p>0,0340804063</text:p>
          </table:table-cell>
          <table:table-cell table:style-name="ce1" office:value-type="float" office:value="0.562445640563965" calcext:value-type="float">
            <text:p>0,5624456406</text:p>
          </table:table-cell>
          <table:table-cell table:style-name="ce1" office:value-type="float" office:value="0.562456130981445" calcext:value-type="float">
            <text:p>0,562456131</text:p>
          </table:table-cell>
          <table:table-cell table:style-name="ce1" office:value-type="float" office:value="0.562458753585815" calcext:value-type="float">
            <text:p>0,5624587536</text:p>
          </table:table-cell>
          <table:table-cell table:style-name="ce1" office:value-type="float" office:value="-0.143437653779984" calcext:value-type="float">
            <text:p>-0,1434376538</text:p>
          </table:table-cell>
          <table:table-cell table:style-name="ce1" office:value-type="float" office:value="4.02671766281128" calcext:value-type="float">
            <text:p>4,0267176628</text:p>
          </table:table-cell>
          <table:table-cell table:style-name="ce1" office:value-type="float" office:value="-1.00981795787811" calcext:value-type="float">
            <text:p>-1,0098179579</text:p>
          </table:table-cell>
        </table:table-row>
        <table:table-row table:style-name="ro1">
          <table:table-cell table:style-name="ce1" office:value-type="string" calcext:value-type="string">
            <text:p>2.275994062423706</text:p>
          </table:table-cell>
          <table:table-cell table:style-name="ce1" office:value-type="string" calcext:value-type="string">
            <text:p>0.01675128936767578</text:p>
          </table:table-cell>
          <table:table-cell table:style-name="ce1" office:value-type="string" calcext:value-type="string">
            <text:p>65.39842486381531</text:p>
          </table:table-cell>
          <table:table-cell table:style-name="ce1" office:value-type="float" office:value="-0.0618096293010577" calcext:value-type="float">
            <text:p>-0,0618096293</text:p>
          </table:table-cell>
          <table:table-cell table:style-name="ce1" office:value-type="float" office:value="0.00135645523586851" calcext:value-type="float">
            <text:p>0,0013564552</text:p>
          </table:table-cell>
          <table:table-cell table:style-name="ce1" office:value-type="float" office:value="0.837268857308376" calcext:value-type="float">
            <text:p>0,8372688573</text:p>
          </table:table-cell>
          <table:table-cell table:style-name="ce1" office:value-type="float" office:value="0.0172640018541682" calcext:value-type="float">
            <text:p>0,0172640019</text:p>
          </table:table-cell>
          <table:table-cell table:number-columns-repeated="2" table:style-name="ce1" office:value-type="float" office:value="0.0133480381100071" calcext:value-type="float">
            <text:p>0,0133480381</text:p>
          </table:table-cell>
          <table:table-cell table:style-name="ce1" office:value-type="float" office:value="-0.140478894114494" calcext:value-type="float">
            <text:p>-0,1404788941</text:p>
          </table:table-cell>
          <table:table-cell table:style-name="ce1" office:value-type="float" office:value="4.03052520751953" calcext:value-type="float">
            <text:p>4,0305252075</text:p>
          </table:table-cell>
          <table:table-cell table:style-name="ce1" office:value-type="float" office:value="-0.99084335565567" calcext:value-type="float">
            <text:p>-0,9908433557</text:p>
          </table:table-cell>
          <table:table-cell table:style-name="ce1" office:value-type="string" calcext:value-type="string">
            <text:p>0.0172640018541682</text:p>
          </table:table-cell>
          <table:table-cell table:style-name="ce1" office:value-type="string" calcext:value-type="string">
            <text:p>0.01334803811000707</text:p>
          </table:table-cell>
          <table:table-cell table:style-name="ce1" office:value-type="string" calcext:value-type="string">
            <text:p>-0.07457090213865625</text:p>
          </table:table-cell>
          <table:table-cell table:style-name="ce1" office:value-type="float" office:value="0.0159304227822253" calcext:value-type="float">
            <text:p>0,0159304228</text:p>
          </table:table-cell>
          <table:table-cell table:style-name="ce1" office:value-type="float" office:value="0.000624444646499246" calcext:value-type="float">
            <text:p>0,0006244446</text:p>
          </table:table-cell>
          <table:table-cell table:style-name="ce1" office:value-type="float" office:value="-0.0288445894588659" calcext:value-type="float">
            <text:p>-0,0288445895</text:p>
          </table:table-cell>
          <table:table-cell table:style-name="ce1" office:value-type="float" office:value="0.019219550242579" calcext:value-type="float">
            <text:p>0,0192195502</text:p>
          </table:table-cell>
          <table:table-cell table:style-name="ce1" office:value-type="float" office:value="0.182244834223936" calcext:value-type="float">
            <text:p>0,182244834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760609357268068" calcext:value-type="float">
            <text:p>-0,0007606094</text:p>
          </table:table-cell>
          <table:table-cell table:style-name="ce1" office:value-type="float" office:value="-0.00216418917210972" calcext:value-type="float">
            <text:p>-0,0021641892</text:p>
          </table:table-cell>
          <table:table-cell table:style-name="ce1" office:value-type="float" office:value="0.0109474928083853" calcext:value-type="float">
            <text:p>0,0109474928</text:p>
          </table:table-cell>
          <table:table-cell table:style-name="ce1" office:value-type="float" office:value="0.576765060424805" calcext:value-type="float">
            <text:p>0,5767650604</text:p>
          </table:table-cell>
          <table:table-cell table:style-name="ce1" office:value-type="float" office:value="0.576764345169067" calcext:value-type="float">
            <text:p>0,5767643452</text:p>
          </table:table-cell>
          <table:table-cell table:style-name="ce1" office:value-type="float" office:value="0.576764106750488" calcext:value-type="float">
            <text:p>0,5767641068</text:p>
          </table:table-cell>
          <table:table-cell table:style-name="ce1" office:value-type="float" office:value="-0.140478894114494" calcext:value-type="float">
            <text:p>-0,1404788941</text:p>
          </table:table-cell>
          <table:table-cell table:style-name="ce1" office:value-type="float" office:value="4.03052520751953" calcext:value-type="float">
            <text:p>4,0305252075</text:p>
          </table:table-cell>
          <table:table-cell table:style-name="ce1" office:value-type="float" office:value="-0.99084335565567" calcext:value-type="float">
            <text:p>-0,9908433557</text:p>
          </table:table-cell>
        </table:table-row>
        <table:table-row table:style-name="ro1">
          <table:table-cell table:style-name="ce1" office:value-type="string" calcext:value-type="string">
            <text:p>2.2910349369049072</text:p>
          </table:table-cell>
          <table:table-cell table:style-name="ce1" office:value-type="string" calcext:value-type="string">
            <text:p>0.015040874481201172</text:p>
          </table:table-cell>
          <table:table-cell table:style-name="ce1" office:value-type="string" calcext:value-type="string">
            <text:p>65.9935519695282</text:p>
          </table:table-cell>
          <table:table-cell table:style-name="ce1" office:value-type="float" office:value="-0.0587413787473867" calcext:value-type="float">
            <text:p>-0,0587413787</text:p>
          </table:table-cell>
          <table:table-cell table:style-name="ce1" office:value-type="float" office:value="0.00627547522638867" calcext:value-type="float">
            <text:p>0,0062754752</text:p>
          </table:table-cell>
          <table:table-cell table:style-name="ce1" office:value-type="float" office:value="0.818840833357823" calcext:value-type="float">
            <text:p>0,8188408334</text:p>
          </table:table-cell>
          <table:table-cell table:style-name="ce1" office:value-type="float" office:value="0.0193332235837645" calcext:value-type="float">
            <text:p>0,0193332236</text:p>
          </table:table-cell>
          <table:table-cell table:number-columns-repeated="2" table:style-name="ce1" office:value-type="float" office:value="0.0122613035927259" calcext:value-type="float">
            <text:p>0,0122613036</text:p>
          </table:table-cell>
          <table:table-cell table:style-name="ce1" office:value-type="float" office:value="-0.136642143130302" calcext:value-type="float">
            <text:p>-0,1366421431</text:p>
          </table:table-cell>
          <table:table-cell table:style-name="ce1" office:value-type="float" office:value="4.03361940383911" calcext:value-type="float">
            <text:p>4,0336194038</text:p>
          </table:table-cell>
          <table:table-cell table:style-name="ce1" office:value-type="float" office:value="-0.971800982952118" calcext:value-type="float">
            <text:p>-0,971800983</text:p>
          </table:table-cell>
          <table:table-cell table:style-name="ce1" office:value-type="string" calcext:value-type="string">
            <text:p>0.019333223583764495</text:p>
          </table:table-cell>
          <table:table-cell table:style-name="ce1" office:value-type="string" calcext:value-type="string">
            <text:p>0.012261303592725856</text:p>
          </table:table-cell>
          <table:table-cell table:style-name="ce1" office:value-type="string" calcext:value-type="string">
            <text:p>-0.0732084404906844</text:p>
          </table:table-cell>
          <table:table-cell table:style-name="ce1" office:value-type="float" office:value="0.0154524073252644" calcext:value-type="float">
            <text:p>0,0154524073</text:p>
          </table:table-cell>
          <table:table-cell table:style-name="ce1" office:value-type="float" office:value="-0.000339113808967127" calcext:value-type="float">
            <text:p>-0,0003391138</text:p>
          </table:table-cell>
          <table:table-cell table:style-name="ce1" office:value-type="float" office:value="-0.0279379805800355" calcext:value-type="float">
            <text:p>-0,0279379806</text:p>
          </table:table-cell>
          <table:table-cell table:style-name="ce1" office:value-type="float" office:value="0.0561488638286769" calcext:value-type="float">
            <text:p>0,0561488638</text:p>
          </table:table-cell>
          <table:table-cell table:style-name="ce1" office:value-type="float" office:value="0.181434407406185" calcext:value-type="float">
            <text:p>0,181434407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20027158111624" calcext:value-type="float">
            <text:p>-0,0032002716</text:p>
          </table:table-cell>
          <table:table-cell table:style-name="ce1" office:value-type="float" office:value="-0.00645103978967684" calcext:value-type="float">
            <text:p>-0,0064510398</text:p>
          </table:table-cell>
          <table:table-cell table:style-name="ce1" office:value-type="float" office:value="0.029181603574046" calcext:value-type="float">
            <text:p>0,0291816036</text:p>
          </table:table-cell>
          <table:table-cell table:style-name="ce1" office:value-type="float" office:value="0.597468614578247" calcext:value-type="float">
            <text:p>0,5974686146</text:p>
          </table:table-cell>
          <table:table-cell table:style-name="ce1" office:value-type="float" office:value="0.597459316253662" calcext:value-type="float">
            <text:p>0,5974593163</text:p>
          </table:table-cell>
          <table:table-cell table:style-name="ce1" office:value-type="float" office:value="0.597458124160767" calcext:value-type="float">
            <text:p>0,5974581242</text:p>
          </table:table-cell>
          <table:table-cell table:style-name="ce1" office:value-type="float" office:value="-0.136642143130302" calcext:value-type="float">
            <text:p>-0,1366421431</text:p>
          </table:table-cell>
          <table:table-cell table:style-name="ce1" office:value-type="float" office:value="4.03361940383911" calcext:value-type="float">
            <text:p>4,0336194038</text:p>
          </table:table-cell>
          <table:table-cell table:style-name="ce1" office:value-type="float" office:value="-0.971800982952118" calcext:value-type="float">
            <text:p>-0,971800983</text:p>
          </table:table-cell>
        </table:table-row>
        <table:table-row table:style-name="ro1">
          <table:table-cell table:style-name="ce1" office:value-type="string" calcext:value-type="string">
            <text:p>2.3142740726470947</text:p>
          </table:table-cell>
          <table:table-cell table:style-name="ce1" office:value-type="string" calcext:value-type="string">
            <text:p>0.0232391357421875</text:p>
          </table:table-cell>
          <table:table-cell table:style-name="ce1" office:value-type="string" calcext:value-type="string">
            <text:p>66.58651685714722</text:p>
          </table:table-cell>
          <table:table-cell table:style-name="ce1" office:value-type="float" office:value="-0.0570172697440779" calcext:value-type="float">
            <text:p>-0,0570172697</text:p>
          </table:table-cell>
          <table:table-cell table:style-name="ce1" office:value-type="float" office:value="0.00858991111795429" calcext:value-type="float">
            <text:p>0,0085899111</text:p>
          </table:table-cell>
          <table:table-cell table:style-name="ce1" office:value-type="float" office:value="0.807991957958834" calcext:value-type="float">
            <text:p>0,807991958</text:p>
          </table:table-cell>
          <table:table-cell table:style-name="ce1" office:value-type="float" office:value="0.0209639251204904" calcext:value-type="float">
            <text:p>0,0209639251</text:p>
          </table:table-cell>
          <table:table-cell table:number-columns-repeated="2" table:style-name="ce1" office:value-type="float" office:value="0.0107429885448902" calcext:value-type="float">
            <text:p>0,0107429885</text:p>
          </table:table-cell>
          <table:table-cell table:style-name="ce1" office:value-type="float" office:value="-0.132104948163033" calcext:value-type="float">
            <text:p>-0,1321049482</text:p>
          </table:table-cell>
          <table:table-cell table:style-name="ce1" office:value-type="float" office:value="4.03705978393555" calcext:value-type="float">
            <text:p>4,0370597839</text:p>
          </table:table-cell>
          <table:table-cell table:style-name="ce1" office:value-type="float" office:value="-0.953437149524689" calcext:value-type="float">
            <text:p>-0,9534371495</text:p>
          </table:table-cell>
          <table:table-cell table:style-name="ce1" office:value-type="string" calcext:value-type="string">
            <text:p>0.020963925120490407</text:p>
          </table:table-cell>
          <table:table-cell table:style-name="ce1" office:value-type="string" calcext:value-type="string">
            <text:p>0.010742988544890184</text:p>
          </table:table-cell>
          <table:table-cell table:style-name="ce1" office:value-type="string" calcext:value-type="string">
            <text:p>-0.07219974624399196</text:p>
          </table:table-cell>
          <table:table-cell table:style-name="ce1" office:value-type="float" office:value="0.0146853446868467" calcext:value-type="float">
            <text:p>0,0146853447</text:p>
          </table:table-cell>
          <table:table-cell table:style-name="ce1" office:value-type="float" office:value="-0.00156886880659717" calcext:value-type="float">
            <text:p>-0,0015688688</text:p>
          </table:table-cell>
          <table:table-cell table:style-name="ce1" office:value-type="float" office:value="-0.0269797233346068" calcext:value-type="float">
            <text:p>-0,0269797233</text:p>
          </table:table-cell>
          <table:table-cell table:style-name="ce1" office:value-type="float" office:value="0.0908442679106405" calcext:value-type="float">
            <text:p>0,0908442679</text:p>
          </table:table-cell>
          <table:table-cell table:style-name="ce1" office:value-type="float" office:value="0.177727734611448" calcext:value-type="float">
            <text:p>0,17772773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19473032910313" calcext:value-type="float">
            <text:p>-0,0051947303</text:p>
          </table:table-cell>
          <table:table-cell table:style-name="ce1" office:value-type="float" office:value="-0.00832800460090493" calcext:value-type="float">
            <text:p>-0,0083280046</text:p>
          </table:table-cell>
          <table:table-cell table:style-name="ce1" office:value-type="float" office:value="0.031199083624593" calcext:value-type="float">
            <text:p>0,0311990836</text:p>
          </table:table-cell>
          <table:table-cell table:style-name="ce1" office:value-type="float" office:value="0.590646743774414" calcext:value-type="float">
            <text:p>0,5906467438</text:p>
          </table:table-cell>
          <table:table-cell table:style-name="ce1" office:value-type="float" office:value="0.590660095214844" calcext:value-type="float">
            <text:p>0,5906600952</text:p>
          </table:table-cell>
          <table:table-cell table:style-name="ce1" office:value-type="float" office:value="0.590659141540527" calcext:value-type="float">
            <text:p>0,5906591415</text:p>
          </table:table-cell>
          <table:table-cell table:style-name="ce1" office:value-type="float" office:value="-0.132104948163033" calcext:value-type="float">
            <text:p>-0,1321049482</text:p>
          </table:table-cell>
          <table:table-cell table:style-name="ce1" office:value-type="float" office:value="4.03705978393555" calcext:value-type="float">
            <text:p>4,0370597839</text:p>
          </table:table-cell>
          <table:table-cell table:style-name="ce1" office:value-type="float" office:value="-0.953437149524689" calcext:value-type="float">
            <text:p>-0,9534371495</text:p>
          </table:table-cell>
        </table:table-row>
        <table:table-row table:style-name="ro1">
          <table:table-cell table:style-name="ce1" office:value-type="string" calcext:value-type="string">
            <text:p>2.3317975997924805</text:p>
          </table:table-cell>
          <table:table-cell table:style-name="ce1" office:value-type="string" calcext:value-type="string">
            <text:p>0.017523527145385742</text:p>
          </table:table-cell>
          <table:table-cell table:style-name="ce1" office:value-type="string" calcext:value-type="string">
            <text:p>67.13368797302246</text:p>
          </table:table-cell>
          <table:table-cell table:style-name="ce1" office:value-type="float" office:value="-0.0521908920318647" calcext:value-type="float">
            <text:p>-0,052190892</text:p>
          </table:table-cell>
          <table:table-cell table:style-name="ce1" office:value-type="float" office:value="0.0134477840943469" calcext:value-type="float">
            <text:p>0,0134477841</text:p>
          </table:table-cell>
          <table:table-cell table:style-name="ce1" office:value-type="float" office:value="0.789123225359269" calcext:value-type="float">
            <text:p>0,7891232254</text:p>
          </table:table-cell>
          <table:table-cell table:style-name="ce1" office:value-type="float" office:value="0.0227499887448163" calcext:value-type="float">
            <text:p>0,0227499887</text:p>
          </table:table-cell>
          <table:table-cell table:number-columns-repeated="2" table:style-name="ce1" office:value-type="float" office:value="0.00989871712067261" calcext:value-type="float">
            <text:p>0,0098987171</text:p>
          </table:table-cell>
          <table:table-cell table:style-name="ce1" office:value-type="float" office:value="-0.132104948163033" calcext:value-type="float">
            <text:p>-0,1321049482</text:p>
          </table:table-cell>
          <table:table-cell table:style-name="ce1" office:value-type="float" office:value="4.03705978393555" calcext:value-type="float">
            <text:p>4,0370597839</text:p>
          </table:table-cell>
          <table:table-cell table:style-name="ce1" office:value-type="float" office:value="-0.953437149524689" calcext:value-type="float">
            <text:p>-0,9534371495</text:p>
          </table:table-cell>
          <table:table-cell table:style-name="ce1" office:value-type="string" calcext:value-type="string">
            <text:p>0.022749988744816322</text:p>
          </table:table-cell>
          <table:table-cell table:style-name="ce1" office:value-type="string" calcext:value-type="string">
            <text:p>0.009898717120672614</text:p>
          </table:table-cell>
          <table:table-cell table:style-name="ce1" office:value-type="string" calcext:value-type="string">
            <text:p>-0.07192022818584604</text:p>
          </table:table-cell>
          <table:table-cell table:style-name="ce1" office:value-type="float" office:value="0.0142543174360195" calcext:value-type="float">
            <text:p>0,0142543174</text:p>
          </table:table-cell>
          <table:table-cell table:style-name="ce1" office:value-type="float" office:value="-0.00214747777948857" calcext:value-type="float">
            <text:p>-0,0021474778</text:p>
          </table:table-cell>
          <table:table-cell table:style-name="ce1" office:value-type="float" office:value="-0.0264155818138594" calcext:value-type="float">
            <text:p>-0,0264155818</text:p>
          </table:table-cell>
          <table:table-cell table:style-name="ce1" office:value-type="float" office:value="0.122063963097414" calcext:value-type="float">
            <text:p>0,1220639631</text:p>
          </table:table-cell>
          <table:table-cell table:style-name="ce1" office:value-type="float" office:value="0.173024484744236" calcext:value-type="float">
            <text:p>0,173024484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14878116271621" calcext:value-type="float">
            <text:p>-0,0031487812</text:p>
          </table:table-cell>
          <table:table-cell table:style-name="ce1" office:value-type="float" office:value="-0.00422703431840736" calcext:value-type="float">
            <text:p>-0,0042270343</text:p>
          </table:table-cell>
          <table:table-cell table:style-name="ce1" office:value-type="float" office:value="0.0198141451205328" calcext:value-type="float">
            <text:p>0,0198141451</text:p>
          </table:table-cell>
          <table:table-cell table:style-name="ce1" office:value-type="float" office:value="0.547548055648804" calcext:value-type="float">
            <text:p>0,5475480556</text:p>
          </table:table-cell>
          <table:table-cell table:number-columns-repeated="2" table:style-name="ce1" office:value-type="float" office:value="0.547531843185425" calcext:value-type="float">
            <text:p>0,5475318432</text:p>
          </table:table-cell>
          <table:table-cell table:style-name="ce1" office:value-type="float" office:value="-0.132104948163033" calcext:value-type="float">
            <text:p>-0,1321049482</text:p>
          </table:table-cell>
          <table:table-cell table:style-name="ce1" office:value-type="float" office:value="4.03705978393555" calcext:value-type="float">
            <text:p>4,0370597839</text:p>
          </table:table-cell>
          <table:table-cell table:style-name="ce1" office:value-type="float" office:value="-0.953437149524689" calcext:value-type="float">
            <text:p>-0,9534371495</text:p>
          </table:table-cell>
        </table:table-row>
        <table:table-row table:style-name="ro1">
          <table:table-cell table:style-name="ce1" office:value-type="string" calcext:value-type="string">
            <text:p>2.348461866378784</text:p>
          </table:table-cell>
          <table:table-cell table:style-name="ce1" office:value-type="string" calcext:value-type="string">
            <text:p>0.01666426658630371</text:p>
          </table:table-cell>
          <table:table-cell table:style-name="ce1" office:value-type="string" calcext:value-type="string">
            <text:p>67.70902276039124</text:p>
          </table:table-cell>
          <table:table-cell table:style-name="ce1" office:value-type="float" office:value="-0.0494338362075296" calcext:value-type="float">
            <text:p>-0,0494338362</text:p>
          </table:table-cell>
          <table:table-cell table:style-name="ce1" office:value-type="float" office:value="0.0158433656691125" calcext:value-type="float">
            <text:p>0,0158433657</text:p>
          </table:table-cell>
          <table:table-cell table:style-name="ce1" office:value-type="float" office:value="0.777551545773024" calcext:value-type="float">
            <text:p>0,7775515458</text:p>
          </table:table-cell>
          <table:table-cell table:style-name="ce1" office:value-type="float" office:value="0.0235901184732757" calcext:value-type="float">
            <text:p>0,0235901185</text:p>
          </table:table-cell>
          <table:table-cell table:number-columns-repeated="2" table:style-name="ce1" office:value-type="float" office:value="0.00807248922745969" calcext:value-type="float">
            <text:p>0,0080724892</text:p>
          </table:table-cell>
          <table:table-cell table:style-name="ce1" office:value-type="float" office:value="-0.127462655305862" calcext:value-type="float">
            <text:p>-0,1274626553</text:p>
          </table:table-cell>
          <table:table-cell table:style-name="ce1" office:value-type="float" office:value="4.04010534286499" calcext:value-type="float">
            <text:p>4,0401053429</text:p>
          </table:table-cell>
          <table:table-cell table:style-name="ce1" office:value-type="float" office:value="-0.935280442237854" calcext:value-type="float">
            <text:p>-0,9352804422</text:p>
          </table:table-cell>
          <table:table-cell table:style-name="ce1" office:value-type="string" calcext:value-type="string">
            <text:p>0.023590118473275738</text:p>
          </table:table-cell>
          <table:table-cell table:style-name="ce1" office:value-type="string" calcext:value-type="string">
            <text:p>0.008072489227459694</text:p>
          </table:table-cell>
          <table:table-cell table:style-name="ce1" office:value-type="string" calcext:value-type="string">
            <text:p>-0.07062397186546507</text:p>
          </table:table-cell>
          <table:table-cell table:style-name="ce1" office:value-type="float" office:value="0.0130477230079662" calcext:value-type="float">
            <text:p>0,013047723</text:p>
          </table:table-cell>
          <table:table-cell table:style-name="ce1" office:value-type="float" office:value="-0.00336194602358672" calcext:value-type="float">
            <text:p>-0,003361946</text:p>
          </table:table-cell>
          <table:table-cell table:style-name="ce1" office:value-type="float" office:value="-0.025434407718682" calcext:value-type="float">
            <text:p>-0,0254344077</text:p>
          </table:table-cell>
          <table:table-cell table:style-name="ce1" office:value-type="float" office:value="0.152441738460714" calcext:value-type="float">
            <text:p>0,1524417385</text:p>
          </table:table-cell>
          <table:table-cell table:style-name="ce1" office:value-type="float" office:value="0.165197133537915" calcext:value-type="float">
            <text:p>0,165197133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29201464131669" calcext:value-type="float">
            <text:p>-0,0082920146</text:p>
          </table:table-cell>
          <table:table-cell table:style-name="ce1" office:value-type="float" office:value="-0.00834607074888109" calcext:value-type="float">
            <text:p>-0,0083460707</text:p>
          </table:table-cell>
          <table:table-cell table:style-name="ce1" office:value-type="float" office:value="0.0324174341286768" calcext:value-type="float">
            <text:p>0,0324174341</text:p>
          </table:table-cell>
          <table:table-cell table:style-name="ce1" office:value-type="float" office:value="0.582051277160645" calcext:value-type="float">
            <text:p>0,5820512772</text:p>
          </table:table-cell>
          <table:table-cell table:number-columns-repeated="2" table:style-name="ce1" office:value-type="float" office:value="0.58205509185791" calcext:value-type="float">
            <text:p>0,5820550919</text:p>
          </table:table-cell>
          <table:table-cell table:style-name="ce1" office:value-type="float" office:value="-0.127462655305862" calcext:value-type="float">
            <text:p>-0,1274626553</text:p>
          </table:table-cell>
          <table:table-cell table:style-name="ce1" office:value-type="float" office:value="4.04010534286499" calcext:value-type="float">
            <text:p>4,0401053429</text:p>
          </table:table-cell>
          <table:table-cell table:style-name="ce1" office:value-type="float" office:value="-0.935280442237854" calcext:value-type="float">
            <text:p>-0,9352804422</text:p>
          </table:table-cell>
        </table:table-row>
        <table:table-row table:style-name="ro1">
          <table:table-cell table:style-name="ce1" office:value-type="string" calcext:value-type="string">
            <text:p>2.364309310913086</text:p>
          </table:table-cell>
          <table:table-cell table:style-name="ce1" office:value-type="string" calcext:value-type="string">
            <text:p>0.015847444534301758</text:p>
          </table:table-cell>
          <table:table-cell table:style-name="ce1" office:value-type="string" calcext:value-type="string">
            <text:p>68.3433313369751</text:p>
          </table:table-cell>
          <table:table-cell table:style-name="ce1" office:value-type="float" office:value="-0.0433657818235296" calcext:value-type="float">
            <text:p>-0,0433657818</text:p>
          </table:table-cell>
          <table:table-cell table:style-name="ce1" office:value-type="float" office:value="0.0196797681949389" calcext:value-type="float">
            <text:p>0,0196797682</text:p>
          </table:table-cell>
          <table:table-cell table:style-name="ce1" office:value-type="float" office:value="0.758524302347207" calcext:value-type="float">
            <text:p>0,7585243023</text:p>
          </table:table-cell>
          <table:table-cell table:style-name="ce1" office:value-type="float" office:value="0.0251315398390864" calcext:value-type="float">
            <text:p>0,0251315398</text:p>
          </table:table-cell>
          <table:table-cell table:number-columns-repeated="2" table:style-name="ce1" office:value-type="float" office:value="0.00684818581921102" calcext:value-type="float">
            <text:p>0,0068481858</text:p>
          </table:table-cell>
          <table:table-cell table:style-name="ce1" office:value-type="float" office:value="-0.122940935194492" calcext:value-type="float">
            <text:p>-0,1229409352</text:p>
          </table:table-cell>
          <table:table-cell table:style-name="ce1" office:value-type="float" office:value="4.04271841049194" calcext:value-type="float">
            <text:p>4,0427184105</text:p>
          </table:table-cell>
          <table:table-cell table:style-name="ce1" office:value-type="float" office:value="-0.916967570781708" calcext:value-type="float">
            <text:p>-0,9169675708</text:p>
          </table:table-cell>
          <table:table-cell table:style-name="ce1" office:value-type="string" calcext:value-type="string">
            <text:p>0.025131539839086416</text:p>
          </table:table-cell>
          <table:table-cell table:style-name="ce1" office:value-type="string" calcext:value-type="string">
            <text:p>0.006848185819211024</text:p>
          </table:table-cell>
          <table:table-cell table:style-name="ce1" office:value-type="string" calcext:value-type="string">
            <text:p>-0.07037142459372482</text:p>
          </table:table-cell>
          <table:table-cell table:style-name="ce1" office:value-type="float" office:value="0.0123584590518824" calcext:value-type="float">
            <text:p>0,0123584591</text:p>
          </table:table-cell>
          <table:table-cell table:style-name="ce1" office:value-type="float" office:value="-0.00396084141727813" calcext:value-type="float">
            <text:p>-0,0039608414</text:p>
          </table:table-cell>
          <table:table-cell table:style-name="ce1" office:value-type="float" office:value="-0.0248326803801972" calcext:value-type="float">
            <text:p>-0,0248326804</text:p>
          </table:table-cell>
          <table:table-cell table:style-name="ce1" office:value-type="float" office:value="0.183445963205961" calcext:value-type="float">
            <text:p>0,1834459632</text:p>
          </table:table-cell>
          <table:table-cell table:style-name="ce1" office:value-type="float" office:value="0.155260440775762" calcext:value-type="float">
            <text:p>0,155260440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39591207827534" calcext:value-type="float">
            <text:p>-0,0043959121</text:p>
          </table:table-cell>
          <table:table-cell table:style-name="ce1" office:value-type="float" office:value="-0.00381958824607712" calcext:value-type="float">
            <text:p>-0,0038195882</text:p>
          </table:table-cell>
          <table:table-cell table:style-name="ce1" office:value-type="float" office:value="0.0184502314588958" calcext:value-type="float">
            <text:p>0,0184502315</text:p>
          </table:table-cell>
          <table:table-cell table:style-name="ce1" office:value-type="float" office:value="0.627186298370361" calcext:value-type="float">
            <text:p>0,6271862984</text:p>
          </table:table-cell>
          <table:table-cell table:style-name="ce1" office:value-type="float" office:value="0.627183198928833" calcext:value-type="float">
            <text:p>0,6271831989</text:p>
          </table:table-cell>
          <table:table-cell table:style-name="ce1" office:value-type="float" office:value="0.627183437347412" calcext:value-type="float">
            <text:p>0,6271834373</text:p>
          </table:table-cell>
          <table:table-cell table:style-name="ce1" office:value-type="float" office:value="-0.122940935194492" calcext:value-type="float">
            <text:p>-0,1229409352</text:p>
          </table:table-cell>
          <table:table-cell table:style-name="ce1" office:value-type="float" office:value="4.04271841049194" calcext:value-type="float">
            <text:p>4,0427184105</text:p>
          </table:table-cell>
          <table:table-cell table:style-name="ce1" office:value-type="float" office:value="-0.916967570781708" calcext:value-type="float">
            <text:p>-0,9169675708</text:p>
          </table:table-cell>
        </table:table-row>
        <table:table-row table:style-name="ro1">
          <table:table-cell table:style-name="ce1" office:value-type="string" calcext:value-type="string">
            <text:p>2.378530263900757</text:p>
          </table:table-cell>
          <table:table-cell table:style-name="ce1" office:value-type="string" calcext:value-type="string">
            <text:p>0.014220952987670898</text:p>
          </table:table-cell>
          <table:table-cell table:style-name="ce1" office:value-type="string" calcext:value-type="string">
            <text:p>68.96175122261047</text:p>
          </table:table-cell>
          <table:table-cell table:style-name="ce1" office:value-type="float" office:value="-0.0385321171589219" calcext:value-type="float">
            <text:p>-0,0385321172</text:p>
          </table:table-cell>
          <table:table-cell table:style-name="ce1" office:value-type="float" office:value="0.0221339356898687" calcext:value-type="float">
            <text:p>0,0221339357</text:p>
          </table:table-cell>
          <table:table-cell table:style-name="ce1" office:value-type="float" office:value="0.742934781828044" calcext:value-type="float">
            <text:p>0,7429347818</text:p>
          </table:table-cell>
          <table:table-cell table:style-name="ce1" office:value-type="float" office:value="0.0254078162500925" calcext:value-type="float">
            <text:p>0,0254078163</text:p>
          </table:table-cell>
          <table:table-cell table:number-columns-repeated="2" table:style-name="ce1" office:value-type="float" office:value="0.00500021955654244" calcext:value-type="float">
            <text:p>0,0050002196</text:p>
          </table:table-cell>
          <table:table-cell table:style-name="ce1" office:value-type="float" office:value="-0.118590146303177" calcext:value-type="float">
            <text:p>-0,1185901463</text:p>
          </table:table-cell>
          <table:table-cell table:style-name="ce1" office:value-type="float" office:value="4.04495477676392" calcext:value-type="float">
            <text:p>4,0449547768</text:p>
          </table:table-cell>
          <table:table-cell table:style-name="ce1" office:value-type="float" office:value="-0.899196147918701" calcext:value-type="float">
            <text:p>-0,8991961479</text:p>
          </table:table-cell>
          <table:table-cell table:style-name="ce1" office:value-type="string" calcext:value-type="string">
            <text:p>0.025407816250092526</text:p>
          </table:table-cell>
          <table:table-cell table:style-name="ce1" office:value-type="string" calcext:value-type="string">
            <text:p>0.005000219556542439</text:p>
          </table:table-cell>
          <table:table-cell table:style-name="ce1" office:value-type="string" calcext:value-type="string">
            <text:p>-0.0690740654550113</text:p>
          </table:table-cell>
          <table:table-cell table:style-name="ce1" office:value-type="float" office:value="0.0108414454558824" calcext:value-type="float">
            <text:p>0,0108414455</text:p>
          </table:table-cell>
          <table:table-cell table:style-name="ce1" office:value-type="float" office:value="-0.00491994204873472" calcext:value-type="float">
            <text:p>-0,004919942</text:p>
          </table:table-cell>
          <table:table-cell table:style-name="ce1" office:value-type="float" office:value="-0.0238432637220547" calcext:value-type="float">
            <text:p>-0,0238432637</text:p>
          </table:table-cell>
          <table:table-cell table:style-name="ce1" office:value-type="float" office:value="0.210263749438185" calcext:value-type="float">
            <text:p>0,2102637494</text:p>
          </table:table-cell>
          <table:table-cell table:style-name="ce1" office:value-type="float" office:value="0.143090259076167" calcext:value-type="float">
            <text:p>0,143090259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8123655782469" calcext:value-type="float">
            <text:p>-0,0098123656</text:p>
          </table:table-cell>
          <table:table-cell table:style-name="ce1" office:value-type="float" office:value="-0.00620364710029391" calcext:value-type="float">
            <text:p>-0,0062036471</text:p>
          </table:table-cell>
          <table:table-cell table:style-name="ce1" office:value-type="float" office:value="0.0307679306817383" calcext:value-type="float">
            <text:p>0,0307679307</text:p>
          </table:table-cell>
          <table:table-cell table:style-name="ce1" office:value-type="float" office:value="0.618408918380737" calcext:value-type="float">
            <text:p>0,6184089184</text:p>
          </table:table-cell>
          <table:table-cell table:style-name="ce1" office:value-type="float" office:value="0.61841082572937" calcext:value-type="float">
            <text:p>0,6184108257</text:p>
          </table:table-cell>
          <table:table-cell table:style-name="ce1" office:value-type="float" office:value="0.618411540985107" calcext:value-type="float">
            <text:p>0,618411541</text:p>
          </table:table-cell>
          <table:table-cell table:style-name="ce1" office:value-type="float" office:value="-0.118590146303177" calcext:value-type="float">
            <text:p>-0,1185901463</text:p>
          </table:table-cell>
          <table:table-cell table:style-name="ce1" office:value-type="float" office:value="4.04495477676392" calcext:value-type="float">
            <text:p>4,0449547768</text:p>
          </table:table-cell>
          <table:table-cell table:style-name="ce1" office:value-type="float" office:value="-0.899196147918701" calcext:value-type="float">
            <text:p>-0,8991961479</text:p>
          </table:table-cell>
        </table:table-row>
        <table:table-row table:style-name="ro1">
          <table:table-cell table:style-name="ce1" office:value-type="string" calcext:value-type="string">
            <text:p>2.3938889503479004</text:p>
          </table:table-cell>
          <table:table-cell table:style-name="ce1" office:value-type="string" calcext:value-type="string">
            <text:p>0.015358686447143555</text:p>
          </table:table-cell>
          <table:table-cell table:style-name="ce1" office:value-type="string" calcext:value-type="string">
            <text:p>69.48115062713623</text:p>
          </table:table-cell>
          <table:table-cell table:style-name="ce1" office:value-type="float" office:value="-0.0365086512346924" calcext:value-type="float">
            <text:p>-0,0365086512</text:p>
          </table:table-cell>
          <table:table-cell table:style-name="ce1" office:value-type="float" office:value="0.0232943219052237" calcext:value-type="float">
            <text:p>0,0232943219</text:p>
          </table:table-cell>
          <table:table-cell table:style-name="ce1" office:value-type="float" office:value="0.738323679676762" calcext:value-type="float">
            <text:p>0,7383236797</text:p>
          </table:table-cell>
          <table:table-cell table:style-name="ce1" office:value-type="float" office:value="0.0256087371631928" calcext:value-type="float">
            <text:p>0,0256087372</text:p>
          </table:table-cell>
          <table:table-cell table:number-columns-repeated="2" table:style-name="ce1" office:value-type="float" office:value="0.00360459966240733" calcext:value-type="float">
            <text:p>0,0036045997</text:p>
          </table:table-cell>
          <table:table-cell table:style-name="ce1" office:value-type="float" office:value="-0.11325129121542" calcext:value-type="float">
            <text:p>-0,1132512912</text:p>
          </table:table-cell>
          <table:table-cell table:style-name="ce1" office:value-type="float" office:value="4.04687643051147" calcext:value-type="float">
            <text:p>4,0468764305</text:p>
          </table:table-cell>
          <table:table-cell table:style-name="ce1" office:value-type="float" office:value="-0.881760239601135" calcext:value-type="float">
            <text:p>-0,8817602396</text:p>
          </table:table-cell>
          <table:table-cell table:style-name="ce1" office:value-type="string" calcext:value-type="string">
            <text:p>0.02560873716319276</text:p>
          </table:table-cell>
          <table:table-cell table:style-name="ce1" office:value-type="string" calcext:value-type="string">
            <text:p>0.0036045996624073334</text:p>
          </table:table-cell>
          <table:table-cell table:style-name="ce1" office:value-type="string" calcext:value-type="string">
            <text:p>-0.06828250164323957</text:p>
          </table:table-cell>
          <table:table-cell table:style-name="ce1" office:value-type="float" office:value="0.00963302928973047" calcext:value-type="float">
            <text:p>0,0096330293</text:p>
          </table:table-cell>
          <table:table-cell table:style-name="ce1" office:value-type="float" office:value="-0.00553348392246716" calcext:value-type="float">
            <text:p>-0,0055334839</text:p>
          </table:table-cell>
          <table:table-cell table:style-name="ce1" office:value-type="float" office:value="-0.0230326086550583" calcext:value-type="float">
            <text:p>-0,0230326087</text:p>
          </table:table-cell>
          <table:table-cell table:style-name="ce1" office:value-type="float" office:value="0.230284345213475" calcext:value-type="float">
            <text:p>0,2302843452</text:p>
          </table:table-cell>
          <table:table-cell table:style-name="ce1" office:value-type="float" office:value="0.131589942925774" calcext:value-type="float">
            <text:p>0,13158994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30298654715782" calcext:value-type="float">
            <text:p>-0,0093029865</text:p>
          </table:table-cell>
          <table:table-cell table:style-name="ce1" office:value-type="float" office:value="-0.00472338193094657" calcext:value-type="float">
            <text:p>-0,0047233819</text:p>
          </table:table-cell>
          <table:table-cell table:style-name="ce1" office:value-type="float" office:value="0.0300042804727495" calcext:value-type="float">
            <text:p>0,0300042805</text:p>
          </table:table-cell>
          <table:table-cell table:style-name="ce1" office:value-type="float" office:value="0.519582033157349" calcext:value-type="float">
            <text:p>0,5195820332</text:p>
          </table:table-cell>
          <table:table-cell table:style-name="ce1" office:value-type="float" office:value="0.519578456878662" calcext:value-type="float">
            <text:p>0,5195784569</text:p>
          </table:table-cell>
          <table:table-cell table:style-name="ce1" office:value-type="float" office:value="0.519576549530029" calcext:value-type="float">
            <text:p>0,5195765495</text:p>
          </table:table-cell>
          <table:table-cell table:style-name="ce1" office:value-type="float" office:value="-0.11325129121542" calcext:value-type="float">
            <text:p>-0,1132512912</text:p>
          </table:table-cell>
          <table:table-cell table:style-name="ce1" office:value-type="float" office:value="4.04687643051147" calcext:value-type="float">
            <text:p>4,0468764305</text:p>
          </table:table-cell>
          <table:table-cell table:style-name="ce1" office:value-type="float" office:value="-0.881760239601135" calcext:value-type="float">
            <text:p>-0,8817602396</text:p>
          </table:table-cell>
        </table:table-row>
        <table:table-row table:style-name="ro1">
          <table:table-cell table:style-name="ce1" office:value-type="string" calcext:value-type="string">
            <text:p>2.408379316329956</text:p>
          </table:table-cell>
          <table:table-cell table:style-name="ce1" office:value-type="string" calcext:value-type="string">
            <text:p>0.014490365982055664</text:p>
          </table:table-cell>
          <table:table-cell table:style-name="ce1" office:value-type="string" calcext:value-type="string">
            <text:p>70.03730320930481</text:p>
          </table:table-cell>
          <table:table-cell table:style-name="ce1" office:value-type="float" office:value="-0.0279033431125069" calcext:value-type="float">
            <text:p>-0,0279033431</text:p>
          </table:table-cell>
          <table:table-cell table:style-name="ce1" office:value-type="float" office:value="0.0263087856497064" calcext:value-type="float">
            <text:p>0,0263087856</text:p>
          </table:table-cell>
          <table:table-cell table:style-name="ce1" office:value-type="float" office:value="0.716514441702101" calcext:value-type="float">
            <text:p>0,7165144417</text:p>
          </table:table-cell>
          <table:table-cell table:style-name="ce1" office:value-type="float" office:value="0.0266138323632723" calcext:value-type="float">
            <text:p>0,0266138324</text:p>
          </table:table-cell>
          <table:table-cell table:number-columns-repeated="2" table:style-name="ce1" office:value-type="float" office:value="0.00244741655839623" calcext:value-type="float">
            <text:p>0,0024474166</text:p>
          </table:table-cell>
          <table:table-cell table:style-name="ce1" office:value-type="float" office:value="-0.107640311121941" calcext:value-type="float">
            <text:p>-0,1076403111</text:p>
          </table:table-cell>
          <table:table-cell table:style-name="ce1" office:value-type="float" office:value="4.04809188842773" calcext:value-type="float">
            <text:p>4,0480918884</text:p>
          </table:table-cell>
          <table:table-cell table:style-name="ce1" office:value-type="float" office:value="-0.864466428756714" calcext:value-type="float">
            <text:p>-0,8644664288</text:p>
          </table:table-cell>
          <table:table-cell table:style-name="ce1" office:value-type="string" calcext:value-type="string">
            <text:p>0.026613832363272277</text:p>
          </table:table-cell>
          <table:table-cell table:style-name="ce1" office:value-type="string" calcext:value-type="string">
            <text:p>0.0024474165583962303</text:p>
          </table:table-cell>
          <table:table-cell table:style-name="ce1" office:value-type="string" calcext:value-type="string">
            <text:p>-0.06858581381449412</text:p>
          </table:table-cell>
          <table:table-cell table:style-name="ce1" office:value-type="float" office:value="0.00912716280867311" calcext:value-type="float">
            <text:p>0,0091271628</text:p>
          </table:table-cell>
          <table:table-cell table:style-name="ce1" office:value-type="float" office:value="-0.00582358047630592" calcext:value-type="float">
            <text:p>-0,0058235805</text:p>
          </table:table-cell>
          <table:table-cell table:style-name="ce1" office:value-type="float" office:value="-0.0227928313431916" calcext:value-type="float">
            <text:p>-0,0227928313</text:p>
          </table:table-cell>
          <table:table-cell table:style-name="ce1" office:value-type="float" office:value="0.250614186065842" calcext:value-type="float">
            <text:p>0,2506141861</text:p>
          </table:table-cell>
          <table:table-cell table:style-name="ce1" office:value-type="float" office:value="0.11861852300106" calcext:value-type="float">
            <text:p>0,1186185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363377225869315" calcext:value-type="float">
            <text:p>-0,0036337723</text:p>
          </table:table-cell>
          <table:table-cell table:style-name="ce1" office:value-type="float" office:value="-0.00208384357238819" calcext:value-type="float">
            <text:p>-0,0020838436</text:p>
          </table:table-cell>
          <table:table-cell table:style-name="ce1" office:value-type="float" office:value="0.00828070114790055" calcext:value-type="float">
            <text:p>0,0082807011</text:p>
          </table:table-cell>
          <table:table-cell table:style-name="ce1" office:value-type="float" office:value="0.556849956512451" calcext:value-type="float">
            <text:p>0,5568499565</text:p>
          </table:table-cell>
          <table:table-cell table:style-name="ce1" office:value-type="float" office:value="0.556849002838135" calcext:value-type="float">
            <text:p>0,5568490028</text:p>
          </table:table-cell>
          <table:table-cell table:style-name="ce1" office:value-type="float" office:value="0.556849241256714" calcext:value-type="float">
            <text:p>0,5568492413</text:p>
          </table:table-cell>
          <table:table-cell table:style-name="ce1" office:value-type="float" office:value="-0.107640311121941" calcext:value-type="float">
            <text:p>-0,1076403111</text:p>
          </table:table-cell>
          <table:table-cell table:style-name="ce1" office:value-type="float" office:value="4.04809188842773" calcext:value-type="float">
            <text:p>4,0480918884</text:p>
          </table:table-cell>
          <table:table-cell table:style-name="ce1" office:value-type="float" office:value="-0.864466428756714" calcext:value-type="float">
            <text:p>-0,8644664288</text:p>
          </table:table-cell>
        </table:table-row>
        <table:table-row table:style-name="ro1">
          <table:table-cell table:style-name="ce1" office:value-type="string" calcext:value-type="string">
            <text:p>2.422999858856201</text:p>
          </table:table-cell>
          <table:table-cell table:style-name="ce1" office:value-type="string" calcext:value-type="string">
            <text:p>0.014620542526245117</text:p>
          </table:table-cell>
          <table:table-cell table:style-name="ce1" office:value-type="string" calcext:value-type="string">
            <text:p>70.72122883796692</text:p>
          </table:table-cell>
          <table:table-cell table:style-name="ce1" office:value-type="float" office:value="-0.0220281214907443" calcext:value-type="float">
            <text:p>-0,0220281215</text:p>
          </table:table-cell>
          <table:table-cell table:style-name="ce1" office:value-type="float" office:value="0.0277689993338383" calcext:value-type="float">
            <text:p>0,0277689993</text:p>
          </table:table-cell>
          <table:table-cell table:style-name="ce1" office:value-type="float" office:value="0.702296540325071" calcext:value-type="float">
            <text:p>0,7022965403</text:p>
          </table:table-cell>
          <table:table-cell table:style-name="ce1" office:value-type="float" office:value="0.0256579540010031" calcext:value-type="float">
            <text:p>0,025657954</text:p>
          </table:table-cell>
          <table:table-cell table:number-columns-repeated="2" table:style-name="ce1" office:value-type="float" office:value="0.000399584019961575" calcext:value-type="float">
            <text:p>0,000399584</text:p>
          </table:table-cell>
          <table:table-cell table:style-name="ce1" office:value-type="float" office:value="-0.101194821298122" calcext:value-type="float">
            <text:p>-0,1011948213</text:p>
          </table:table-cell>
          <table:table-cell table:style-name="ce1" office:value-type="float" office:value="4.04890441894531" calcext:value-type="float">
            <text:p>4,0489044189</text:p>
          </table:table-cell>
          <table:table-cell table:style-name="ce1" office:value-type="float" office:value="-0.847254037857056" calcext:value-type="float">
            <text:p>-0,8472540379</text:p>
          </table:table-cell>
          <table:table-cell table:style-name="ce1" office:value-type="string" calcext:value-type="string">
            <text:p>0.025657954001003094</text:p>
          </table:table-cell>
          <table:table-cell table:style-name="ce1" office:value-type="string" calcext:value-type="string">
            <text:p>0.0003995840199615752</text:p>
          </table:table-cell>
          <table:table-cell table:style-name="ce1" office:value-type="string" calcext:value-type="string">
            <text:p>-0.06686065243610936</text:p>
          </table:table-cell>
          <table:table-cell table:style-name="ce1" office:value-type="float" office:value="0.00697583577812672" calcext:value-type="float">
            <text:p>0,0069758358</text:p>
          </table:table-cell>
          <table:table-cell table:style-name="ce1" office:value-type="float" office:value="-0.00657719641242659" calcext:value-type="float">
            <text:p>-0,0065771964</text:p>
          </table:table-cell>
          <table:table-cell table:style-name="ce1" office:value-type="float" office:value="-0.0216587509685092" calcext:value-type="float">
            <text:p>-0,021658751</text:p>
          </table:table-cell>
          <table:table-cell table:style-name="ce1" office:value-type="float" office:value="0.269676595889021" calcext:value-type="float">
            <text:p>0,2696765959</text:p>
          </table:table-cell>
          <table:table-cell table:style-name="ce1" office:value-type="float" office:value="0.100645348519287" calcext:value-type="float">
            <text:p>0,100645348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5963541519401" calcext:value-type="float">
            <text:p>-0,0125963542</text:p>
          </table:table-cell>
          <table:table-cell table:style-name="ce1" office:value-type="float" office:value="-0.0044125138039935" calcext:value-type="float">
            <text:p>-0,0044125138</text:p>
          </table:table-cell>
          <table:table-cell table:style-name="ce1" office:value-type="float" office:value="0.0319239412959956" calcext:value-type="float">
            <text:p>0,0319239413</text:p>
          </table:table-cell>
          <table:table-cell table:style-name="ce1" office:value-type="float" office:value="0.68315863609314" calcext:value-type="float">
            <text:p>0,6831586361</text:p>
          </table:table-cell>
          <table:table-cell table:number-columns-repeated="2" table:style-name="ce1" office:value-type="float" office:value="0.683162450790405" calcext:value-type="float">
            <text:p>0,6831624508</text:p>
          </table:table-cell>
          <table:table-cell table:style-name="ce1" office:value-type="float" office:value="-0.101194821298122" calcext:value-type="float">
            <text:p>-0,1011948213</text:p>
          </table:table-cell>
          <table:table-cell table:style-name="ce1" office:value-type="float" office:value="4.04890441894531" calcext:value-type="float">
            <text:p>4,0489044189</text:p>
          </table:table-cell>
          <table:table-cell table:style-name="ce1" office:value-type="float" office:value="-0.847254037857056" calcext:value-type="float">
            <text:p>-0,8472540379</text:p>
          </table:table-cell>
        </table:table-row>
        <table:table-row table:style-name="ro1">
          <table:table-cell table:style-name="ce1" office:value-type="string" calcext:value-type="string">
            <text:p>2.4409942626953125</text:p>
          </table:table-cell>
          <table:table-cell table:style-name="ce1" office:value-type="string" calcext:value-type="string">
            <text:p>0.017994403839111328</text:p>
          </table:table-cell>
          <table:table-cell table:style-name="ce1" office:value-type="string" calcext:value-type="string">
            <text:p>71.27385520935059</text:p>
          </table:table-cell>
          <table:table-cell table:style-name="ce1" office:value-type="float" office:value="-0.0146515519878494" calcext:value-type="float">
            <text:p>-0,014651552</text:p>
          </table:table-cell>
          <table:table-cell table:style-name="ce1" office:value-type="float" office:value="0.0291946904452081" calcext:value-type="float">
            <text:p>0,0291946904</text:p>
          </table:table-cell>
          <table:table-cell table:style-name="ce1" office:value-type="float" office:value="0.68557016790649" calcext:value-type="float">
            <text:p>0,6855701679</text:p>
          </table:table-cell>
          <table:table-cell table:style-name="ce1" office:value-type="float" office:value="0.0250885444759081" calcext:value-type="float">
            <text:p>0,0250885445</text:p>
          </table:table-cell>
          <table:table-cell table:number-columns-repeated="2" table:style-name="ce1" office:value-type="float" office:value="-0.0010293803568632" calcext:value-type="float">
            <text:p>-0,0010293804</text:p>
          </table:table-cell>
          <table:table-cell table:style-name="ce1" office:value-type="float" office:value="-0.0939431712031364" calcext:value-type="float">
            <text:p>-0,0939431712</text:p>
          </table:table-cell>
          <table:table-cell table:style-name="ce1" office:value-type="float" office:value="4.04961109161377" calcext:value-type="float">
            <text:p>4,0496110916</text:p>
          </table:table-cell>
          <table:table-cell table:style-name="ce1" office:value-type="float" office:value="-0.830219745635986" calcext:value-type="float">
            <text:p>-0,8302197456</text:p>
          </table:table-cell>
          <table:table-cell table:style-name="ce1" office:value-type="string" calcext:value-type="string">
            <text:p>0.02508854447590809</text:p>
          </table:table-cell>
          <table:table-cell table:style-name="ce1" office:value-type="string" calcext:value-type="string">
            <text:p>-0.0010293803568632027</text:p>
          </table:table-cell>
          <table:table-cell table:style-name="ce1" office:value-type="string" calcext:value-type="string">
            <text:p>-0.06628671098321032</text:p>
          </table:table-cell>
          <table:table-cell table:style-name="ce1" office:value-type="float" office:value="0.00550703037268609" calcext:value-type="float">
            <text:p>0,0055070304</text:p>
          </table:table-cell>
          <table:table-cell table:style-name="ce1" office:value-type="float" office:value="-0.00694224983345959" calcext:value-type="float">
            <text:p>-0,0069422498</text:p>
          </table:table-cell>
          <table:table-cell table:style-name="ce1" office:value-type="float" office:value="-0.0209194200969037" calcext:value-type="float">
            <text:p>-0,0209194201</text:p>
          </table:table-cell>
          <table:table-cell table:style-name="ce1" office:value-type="float" office:value="0.282051647983459" calcext:value-type="float">
            <text:p>0,282051648</text:p>
          </table:table-cell>
          <table:table-cell table:style-name="ce1" office:value-type="float" office:value="0.0850451086062231" calcext:value-type="float">
            <text:p>0,085045108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04581455238799" calcext:value-type="float">
            <text:p>-0,0104581455</text:p>
          </table:table-cell>
          <table:table-cell table:style-name="ce1" office:value-type="float" office:value="-0.0025992339251121" calcext:value-type="float">
            <text:p>-0,0025992339</text:p>
          </table:table-cell>
          <table:table-cell table:style-name="ce1" office:value-type="float" office:value="0.0253083645477341" calcext:value-type="float">
            <text:p>0,0253083645</text:p>
          </table:table-cell>
          <table:table-cell table:style-name="ce1" office:value-type="float" office:value="0.561784267425537" calcext:value-type="float">
            <text:p>0,5617842674</text:p>
          </table:table-cell>
          <table:table-cell table:style-name="ce1" office:value-type="float" office:value="0.56178617477417" calcext:value-type="float">
            <text:p>0,5617861748</text:p>
          </table:table-cell>
          <table:table-cell table:style-name="ce1" office:value-type="float" office:value="0.561786651611328" calcext:value-type="float">
            <text:p>0,5617866516</text:p>
          </table:table-cell>
          <table:table-cell table:style-name="ce1" office:value-type="float" office:value="-0.0939431712031364" calcext:value-type="float">
            <text:p>-0,0939431712</text:p>
          </table:table-cell>
          <table:table-cell table:style-name="ce1" office:value-type="float" office:value="4.04961109161377" calcext:value-type="float">
            <text:p>4,0496110916</text:p>
          </table:table-cell>
          <table:table-cell table:style-name="ce1" office:value-type="float" office:value="-0.830219745635986" calcext:value-type="float">
            <text:p>-0,8302197456</text:p>
          </table:table-cell>
        </table:table-row>
        <table:table-row table:style-name="ro1">
          <table:table-cell table:style-name="ce1" office:value-type="string" calcext:value-type="string">
            <text:p>2.4537460803985596</text:p>
          </table:table-cell>
          <table:table-cell table:style-name="ce1" office:value-type="string" calcext:value-type="string">
            <text:p>0.01275181770324707</text:p>
          </table:table-cell>
          <table:table-cell table:style-name="ce1" office:value-type="string" calcext:value-type="string">
            <text:p>71.83570623397827</text:p>
          </table:table-cell>
          <table:table-cell table:style-name="ce1" office:value-type="float" office:value="-0.00804109808149529" calcext:value-type="float">
            <text:p>-0,0080410981</text:p>
          </table:table-cell>
          <table:table-cell table:style-name="ce1" office:value-type="float" office:value="0.0304191132409521" calcext:value-type="float">
            <text:p>0,0304191132</text:p>
          </table:table-cell>
          <table:table-cell table:style-name="ce1" office:value-type="float" office:value="0.674268551814703" calcext:value-type="float">
            <text:p>0,6742685518</text:p>
          </table:table-cell>
          <table:table-cell table:style-name="ce1" office:value-type="float" office:value="0.0237662874407689" calcext:value-type="float">
            <text:p>0,0237662874</text:p>
          </table:table-cell>
          <table:table-cell table:number-columns-repeated="2" table:style-name="ce1" office:value-type="float" office:value="-0.00251471796071766" calcext:value-type="float">
            <text:p>-0,002514718</text:p>
          </table:table-cell>
          <table:table-cell table:style-name="ce1" office:value-type="float" office:value="-0.0859183967113495" calcext:value-type="float">
            <text:p>-0,0859183967</text:p>
          </table:table-cell>
          <table:table-cell table:style-name="ce1" office:value-type="float" office:value="4.05032253265381" calcext:value-type="float">
            <text:p>4,0503225327</text:p>
          </table:table-cell>
          <table:table-cell table:style-name="ce1" office:value-type="float" office:value="-0.813872575759888" calcext:value-type="float">
            <text:p>-0,8138725758</text:p>
          </table:table-cell>
          <table:table-cell table:style-name="ce1" office:value-type="string" calcext:value-type="string">
            <text:p>0.023766287440768856</text:p>
          </table:table-cell>
          <table:table-cell table:style-name="ce1" office:value-type="string" calcext:value-type="string">
            <text:p>-0.002514717960717656</text:p>
          </table:table-cell>
          <table:table-cell table:style-name="ce1" office:value-type="string" calcext:value-type="string">
            <text:p>-0.06529286919962082</text:p>
          </table:table-cell>
          <table:table-cell table:style-name="ce1" office:value-type="float" office:value="0.00366288799696234" calcext:value-type="float">
            <text:p>0,003662888</text:p>
          </table:table-cell>
          <table:table-cell table:style-name="ce1" office:value-type="float" office:value="-0.00729867261130202" calcext:value-type="float">
            <text:p>-0,0072986726</text:p>
          </table:table-cell>
          <table:table-cell table:style-name="ce1" office:value-type="float" office:value="-0.0200496487311375" calcext:value-type="float">
            <text:p>-0,0200496487</text:p>
          </table:table-cell>
          <table:table-cell table:style-name="ce1" office:value-type="float" office:value="0.290147465471801" calcext:value-type="float">
            <text:p>0,2901474655</text:p>
          </table:table-cell>
          <table:table-cell table:style-name="ce1" office:value-type="float" office:value="0.068913538376595" calcext:value-type="float">
            <text:p>0,06891353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33498799496505" calcext:value-type="float">
            <text:p>-0,0133498799</text:p>
          </table:table-cell>
          <table:table-cell table:style-name="ce1" office:value-type="float" office:value="-0.00258019585659909" calcext:value-type="float">
            <text:p>-0,0025801959</text:p>
          </table:table-cell>
          <table:table-cell table:style-name="ce1" office:value-type="float" office:value="0.0302711812606672" calcext:value-type="float">
            <text:p>0,0302711813</text:p>
          </table:table-cell>
          <table:table-cell table:style-name="ce1" office:value-type="float" office:value="0.552556991577148" calcext:value-type="float">
            <text:p>0,5525569916</text:p>
          </table:table-cell>
          <table:table-cell table:style-name="ce1" office:value-type="float" office:value="0.552551507949829" calcext:value-type="float">
            <text:p>0,5525515079</text:p>
          </table:table-cell>
          <table:table-cell table:style-name="ce1" office:value-type="float" office:value="0.552551031112671" calcext:value-type="float">
            <text:p>0,5525510311</text:p>
          </table:table-cell>
          <table:table-cell table:style-name="ce1" office:value-type="float" office:value="-0.0859183967113495" calcext:value-type="float">
            <text:p>-0,0859183967</text:p>
          </table:table-cell>
          <table:table-cell table:style-name="ce1" office:value-type="float" office:value="4.05032253265381" calcext:value-type="float">
            <text:p>4,0503225327</text:p>
          </table:table-cell>
          <table:table-cell table:style-name="ce1" office:value-type="float" office:value="-0.813872575759888" calcext:value-type="float">
            <text:p>-0,8138725758</text:p>
          </table:table-cell>
        </table:table-row>
        <table:table-row table:style-name="ro1">
          <table:table-cell table:style-name="ce1" office:value-type="string" calcext:value-type="string">
            <text:p>2.4733617305755615</text:p>
          </table:table-cell>
          <table:table-cell table:style-name="ce1" office:value-type="string" calcext:value-type="string">
            <text:p>0.019615650177001953</text:p>
          </table:table-cell>
          <table:table-cell table:style-name="ce1" office:value-type="string" calcext:value-type="string">
            <text:p>72.34906649589539</text:p>
          </table:table-cell>
          <table:table-cell table:style-name="ce1" office:value-type="float" office:value="-0.000354665440771683" calcext:value-type="float">
            <text:p>-0,0003546654</text:p>
          </table:table-cell>
          <table:table-cell table:style-name="ce1" office:value-type="float" office:value="0.0310873726180203" calcext:value-type="float">
            <text:p>0,0310873726</text:p>
          </table:table-cell>
          <table:table-cell table:style-name="ce1" office:value-type="float" office:value="0.655493711247856" calcext:value-type="float">
            <text:p>0,6554937112</text:p>
          </table:table-cell>
          <table:table-cell table:style-name="ce1" office:value-type="float" office:value="0.0224104585691538" calcext:value-type="float">
            <text:p>0,0224104586</text:p>
          </table:table-cell>
          <table:table-cell table:number-columns-repeated="2" table:style-name="ce1" office:value-type="float" office:value="-0.00391198915783903" calcext:value-type="float">
            <text:p>-0,0039119892</text:p>
          </table:table-cell>
          <table:table-cell table:style-name="ce1" office:value-type="float" office:value="-0.0782900899648666" calcext:value-type="float">
            <text:p>-0,07829009</text:p>
          </table:table-cell>
          <table:table-cell table:style-name="ce1" office:value-type="float" office:value="4.05045795440674" calcext:value-type="float">
            <text:p>4,0504579544</text:p>
          </table:table-cell>
          <table:table-cell table:style-name="ce1" office:value-type="float" office:value="-0.797528028488159" calcext:value-type="float">
            <text:p>-0,7975280285</text:p>
          </table:table-cell>
          <table:table-cell table:style-name="ce1" office:value-type="string" calcext:value-type="string">
            <text:p>0.022410458569153753</text:p>
          </table:table-cell>
          <table:table-cell table:style-name="ce1" office:value-type="string" calcext:value-type="string">
            <text:p>-0.003911989157839029</text:p>
          </table:table-cell>
          <table:table-cell table:style-name="ce1" office:value-type="string" calcext:value-type="string">
            <text:p>-0.06491214914483862</text:p>
          </table:table-cell>
          <table:table-cell table:style-name="ce1" office:value-type="float" office:value="0.00201027452037382" calcext:value-type="float">
            <text:p>0,0020102745</text:p>
          </table:table-cell>
          <table:table-cell table:style-name="ce1" office:value-type="float" office:value="-0.00760477831023803" calcext:value-type="float">
            <text:p>-0,0076047783</text:p>
          </table:table-cell>
          <table:table-cell table:style-name="ce1" office:value-type="float" office:value="-0.0194619646943646" calcext:value-type="float">
            <text:p>-0,0194619647</text:p>
          </table:table-cell>
          <table:table-cell table:style-name="ce1" office:value-type="float" office:value="0.294279619318428" calcext:value-type="float">
            <text:p>0,2942796193</text:p>
          </table:table-cell>
          <table:table-cell table:style-name="ce1" office:value-type="float" office:value="0.0532817277632956" calcext:value-type="float">
            <text:p>0,053281727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28638260329042" calcext:value-type="float">
            <text:p>-0,012863826</text:p>
          </table:table-cell>
          <table:table-cell table:style-name="ce1" office:value-type="float" office:value="-0.00238269619559316" calcext:value-type="float">
            <text:p>-0,0023826962</text:p>
          </table:table-cell>
          <table:table-cell table:style-name="ce1" office:value-type="float" office:value="0.0219926219810385" calcext:value-type="float">
            <text:p>0,021992622</text:p>
          </table:table-cell>
          <table:table-cell table:style-name="ce1" office:value-type="float" office:value="0.513879299163818" calcext:value-type="float">
            <text:p>0,5138792992</text:p>
          </table:table-cell>
          <table:table-cell table:style-name="ce1" office:value-type="float" office:value="0.513881206512451" calcext:value-type="float">
            <text:p>0,5138812065</text:p>
          </table:table-cell>
          <table:table-cell table:style-name="ce1" office:value-type="float" office:value="0.513882160186768" calcext:value-type="float">
            <text:p>0,5138821602</text:p>
          </table:table-cell>
          <table:table-cell table:style-name="ce1" office:value-type="float" office:value="-0.0782900899648666" calcext:value-type="float">
            <text:p>-0,07829009</text:p>
          </table:table-cell>
          <table:table-cell table:style-name="ce1" office:value-type="float" office:value="4.05045795440674" calcext:value-type="float">
            <text:p>4,0504579544</text:p>
          </table:table-cell>
          <table:table-cell table:style-name="ce1" office:value-type="float" office:value="-0.797528028488159" calcext:value-type="float">
            <text:p>-0,7975280285</text:p>
          </table:table-cell>
        </table:table-row>
        <table:table-row table:style-name="ro1">
          <table:table-cell table:style-name="ce1" office:value-type="string" calcext:value-type="string">
            <text:p>2.4869182109832764</text:p>
          </table:table-cell>
          <table:table-cell table:style-name="ce1" office:value-type="string" calcext:value-type="string">
            <text:p>0.013556480407714844</text:p>
          </table:table-cell>
          <table:table-cell table:style-name="ce1" office:value-type="string" calcext:value-type="string">
            <text:p>72.91439867019653</text:p>
          </table:table-cell>
          <table:table-cell table:style-name="ce1" office:value-type="float" office:value="0.00660800836968845" calcext:value-type="float">
            <text:p>0,0066080084</text:p>
          </table:table-cell>
          <table:table-cell table:style-name="ce1" office:value-type="float" office:value="0.03120985029432" calcext:value-type="float">
            <text:p>0,0312098503</text:p>
          </table:table-cell>
          <table:table-cell table:style-name="ce1" office:value-type="float" office:value="0.637349239837976" calcext:value-type="float">
            <text:p>0,6373492398</text:p>
          </table:table-cell>
          <table:table-cell table:style-name="ce1" office:value-type="float" office:value="0.0204913270165066" calcext:value-type="float">
            <text:p>0,020491327</text:p>
          </table:table-cell>
          <table:table-cell table:number-columns-repeated="2" table:style-name="ce1" office:value-type="float" office:value="-0.00528957482872604" calcext:value-type="float">
            <text:p>-0,0052895748</text:p>
          </table:table-cell>
          <table:table-cell table:style-name="ce1" office:value-type="float" office:value="-0.0705905184149742" calcext:value-type="float">
            <text:p>-0,0705905184</text:p>
          </table:table-cell>
          <table:table-cell table:style-name="ce1" office:value-type="float" office:value="4.05017995834351" calcext:value-type="float">
            <text:p>4,0501799583</text:p>
          </table:table-cell>
          <table:table-cell table:style-name="ce1" office:value-type="float" office:value="-0.781335115432739" calcext:value-type="float">
            <text:p>-0,7813351154</text:p>
          </table:table-cell>
          <table:table-cell table:style-name="ce1" office:value-type="string" calcext:value-type="string">
            <text:p>0.02049132701650659</text:p>
          </table:table-cell>
          <table:table-cell table:style-name="ce1" office:value-type="string" calcext:value-type="string">
            <text:p>-0.005289574828726042</text:p>
          </table:table-cell>
          <table:table-cell table:style-name="ce1" office:value-type="string" calcext:value-type="string">
            <text:p>-0.0636546607003902</text:p>
          </table:table-cell>
          <table:table-cell table:style-name="ce1" office:value-type="float" office:value="0.0000886663601929207" calcext:value-type="float">
            <text:p>8,86663601929207E-05</text:p>
          </table:table-cell>
          <table:table-cell table:style-name="ce1" office:value-type="float" office:value="-0.00777184315450507" calcext:value-type="float">
            <text:p>-0,0077718432</text:p>
          </table:table-cell>
          <table:table-cell table:style-name="ce1" office:value-type="float" office:value="-0.0184856729848885" calcext:value-type="float">
            <text:p>-0,018485673</text:p>
          </table:table-cell>
          <table:table-cell table:style-name="ce1" office:value-type="float" office:value="0.294479940287017" calcext:value-type="float">
            <text:p>0,2944799403</text:p>
          </table:table-cell>
          <table:table-cell table:style-name="ce1" office:value-type="float" office:value="0.0357229563697222" calcext:value-type="float">
            <text:p>0,035722956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36087202437123" calcext:value-type="float">
            <text:p>-0,0136087202</text:p>
          </table:table-cell>
          <table:table-cell table:style-name="ce1" office:value-type="float" office:value="-0.00118313678074353" calcext:value-type="float">
            <text:p>-0,0011831368</text:p>
          </table:table-cell>
          <table:table-cell table:style-name="ce1" office:value-type="float" office:value="0.033240491379933" calcext:value-type="float">
            <text:p>0,0332404914</text:p>
          </table:table-cell>
          <table:table-cell table:style-name="ce1" office:value-type="float" office:value="0.56481671333313" calcext:value-type="float">
            <text:p>0,5648167133</text:p>
          </table:table-cell>
          <table:table-cell table:style-name="ce1" office:value-type="float" office:value="0.564820051193237" calcext:value-type="float">
            <text:p>0,5648200512</text:p>
          </table:table-cell>
          <table:table-cell table:style-name="ce1" office:value-type="float" office:value="0.564818382263184" calcext:value-type="float">
            <text:p>0,5648183823</text:p>
          </table:table-cell>
          <table:table-cell table:style-name="ce1" office:value-type="float" office:value="-0.0705905184149742" calcext:value-type="float">
            <text:p>-0,0705905184</text:p>
          </table:table-cell>
          <table:table-cell table:style-name="ce1" office:value-type="float" office:value="4.05017995834351" calcext:value-type="float">
            <text:p>4,0501799583</text:p>
          </table:table-cell>
          <table:table-cell table:style-name="ce1" office:value-type="float" office:value="-0.781335115432739" calcext:value-type="float">
            <text:p>-0,7813351154</text:p>
          </table:table-cell>
        </table:table-row>
        <table:table-row table:style-name="ro1">
          <table:table-cell table:style-name="ce1" office:value-type="string" calcext:value-type="string">
            <text:p>2.500645399093628</text:p>
          </table:table-cell>
          <table:table-cell table:style-name="ce1" office:value-type="string" calcext:value-type="string">
            <text:p>0.013727188110351562</text:p>
          </table:table-cell>
          <table:table-cell table:style-name="ce1" office:value-type="string" calcext:value-type="string">
            <text:p>73.42245197296143</text:p>
          </table:table-cell>
          <table:table-cell table:style-name="ce1" office:value-type="float" office:value="0.011288002448122" calcext:value-type="float">
            <text:p>0,0112880024</text:p>
          </table:table-cell>
          <table:table-cell table:style-name="ce1" office:value-type="float" office:value="0.0312481758128679" calcext:value-type="float">
            <text:p>0,0312481758</text:p>
          </table:table-cell>
          <table:table-cell table:style-name="ce1" office:value-type="float" office:value="0.627740313241511" calcext:value-type="float">
            <text:p>0,6277403132</text:p>
          </table:table-cell>
          <table:table-cell table:style-name="ce1" office:value-type="float" office:value="0.0185141683100284" calcext:value-type="float">
            <text:p>0,0185141683</text:p>
          </table:table-cell>
          <table:table-cell table:number-columns-repeated="2" table:style-name="ce1" office:value-type="float" office:value="-0.00641544376615787" calcext:value-type="float">
            <text:p>-0,0064154438</text:p>
          </table:table-cell>
          <table:table-cell table:style-name="ce1" office:value-type="float" office:value="-0.0640353783965111" calcext:value-type="float">
            <text:p>-0,0640353784</text:p>
          </table:table-cell>
          <table:table-cell table:style-name="ce1" office:value-type="float" office:value="4.0492582321167" calcext:value-type="float">
            <text:p>4,0492582321</text:p>
          </table:table-cell>
          <table:table-cell table:style-name="ce1" office:value-type="float" office:value="-0.764772057533264" calcext:value-type="float">
            <text:p>-0,7647720575</text:p>
          </table:table-cell>
          <table:table-cell table:style-name="ce1" office:value-type="string" calcext:value-type="string">
            <text:p>0.0185141683100284</text:p>
          </table:table-cell>
          <table:table-cell table:style-name="ce1" office:value-type="string" calcext:value-type="string">
            <text:p>-0.006415443766157868</text:p>
          </table:table-cell>
          <table:table-cell table:style-name="ce1" office:value-type="string" calcext:value-type="string">
            <text:p>-0.06264924843044933</text:p>
          </table:table-cell>
          <table:table-cell table:style-name="ce1" office:value-type="float" office:value="-0.00165200209242211" calcext:value-type="float">
            <text:p>-0,0016520021</text:p>
          </table:table-cell>
          <table:table-cell table:style-name="ce1" office:value-type="float" office:value="-0.00780246257358001" calcext:value-type="float">
            <text:p>-0,0078024626</text:p>
          </table:table-cell>
          <table:table-cell table:style-name="ce1" office:value-type="float" office:value="-0.0175421604715748" calcext:value-type="float">
            <text:p>-0,0175421605</text:p>
          </table:table-cell>
          <table:table-cell table:style-name="ce1" office:value-type="float" office:value="0.29112294510259" calcext:value-type="float">
            <text:p>0,2911229451</text:p>
          </table:table-cell>
          <table:table-cell table:style-name="ce1" office:value-type="float" office:value="0.0198679389382661" calcext:value-type="float">
            <text:p>0,01986793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137055325632774" calcext:value-type="float">
            <text:p>-0,0137055326</text:p>
          </table:table-cell>
          <table:table-cell table:style-name="ce1" office:value-type="float" office:value="-0.000241091500418521" calcext:value-type="float">
            <text:p>-0,0002410915</text:p>
          </table:table-cell>
          <table:table-cell table:style-name="ce1" office:value-type="float" office:value="0.0357164816450175" calcext:value-type="float">
            <text:p>0,0357164816</text:p>
          </table:table-cell>
          <table:table-cell table:style-name="ce1" office:value-type="float" office:value="0.508019208908081" calcext:value-type="float">
            <text:p>0,5080192089</text:p>
          </table:table-cell>
          <table:table-cell table:style-name="ce1" office:value-type="float" office:value="0.508013248443604" calcext:value-type="float">
            <text:p>0,5080132484</text:p>
          </table:table-cell>
          <table:table-cell table:style-name="ce1" office:value-type="float" office:value="0.508013963699341" calcext:value-type="float">
            <text:p>0,5080139637</text:p>
          </table:table-cell>
          <table:table-cell table:style-name="ce1" office:value-type="float" office:value="-0.0640353783965111" calcext:value-type="float">
            <text:p>-0,0640353784</text:p>
          </table:table-cell>
          <table:table-cell table:style-name="ce1" office:value-type="float" office:value="4.0492582321167" calcext:value-type="float">
            <text:p>4,0492582321</text:p>
          </table:table-cell>
          <table:table-cell table:style-name="ce1" office:value-type="float" office:value="-0.764772057533264" calcext:value-type="float">
            <text:p>-0,7647720575</text:p>
          </table:table-cell>
        </table:table-row>
        <table:table-row table:style-name="ro1">
          <table:table-cell table:style-name="ce1" office:value-type="string" calcext:value-type="string">
            <text:p>2.524390459060669</text:p>
          </table:table-cell>
          <table:table-cell table:style-name="ce1" office:value-type="string" calcext:value-type="string">
            <text:p>0.023745059967041016</text:p>
          </table:table-cell>
          <table:table-cell table:style-name="ce1" office:value-type="string" calcext:value-type="string">
            <text:p>74.00071239471436</text:p>
          </table:table-cell>
          <table:table-cell table:style-name="ce1" office:value-type="float" office:value="0.0143126446558278" calcext:value-type="float">
            <text:p>0,0143126447</text:p>
          </table:table-cell>
          <table:table-cell table:style-name="ce1" office:value-type="float" office:value="0.0309162399534676" calcext:value-type="float">
            <text:p>0,03091624</text:p>
          </table:table-cell>
          <table:table-cell table:style-name="ce1" office:value-type="float" office:value="0.616493375948918" calcext:value-type="float">
            <text:p>0,6164933759</text:p>
          </table:table-cell>
          <table:table-cell table:style-name="ce1" office:value-type="float" office:value="0.0169741955339099" calcext:value-type="float">
            <text:p>0,0169741955</text:p>
          </table:table-cell>
          <table:table-cell table:number-columns-repeated="2" table:style-name="ce1" office:value-type="float" office:value="-0.00768737603340704" calcext:value-type="float">
            <text:p>-0,007687376</text:p>
          </table:table-cell>
          <table:table-cell table:style-name="ce1" office:value-type="float" office:value="-0.0588768906891346" calcext:value-type="float">
            <text:p>-0,0588768907</text:p>
          </table:table-cell>
          <table:table-cell table:style-name="ce1" office:value-type="float" office:value="4.04823160171509" calcext:value-type="float">
            <text:p>4,0482316017</text:p>
          </table:table-cell>
          <table:table-cell table:style-name="ce1" office:value-type="float" office:value="-0.748764991760254" calcext:value-type="float">
            <text:p>-0,7487649918</text:p>
          </table:table-cell>
          <table:table-cell table:style-name="ce1" office:value-type="string" calcext:value-type="string">
            <text:p>0.016974195533909883</text:p>
          </table:table-cell>
          <table:table-cell table:style-name="ce1" office:value-type="string" calcext:value-type="string">
            <text:p>-0.007687376033407039</text:p>
          </table:table-cell>
          <table:table-cell table:style-name="ce1" office:value-type="string" calcext:value-type="string">
            <text:p>-0.06262713461411575</text:p>
          </table:table-cell>
          <table:table-cell table:style-name="ce1" office:value-type="float" office:value="-0.0028220006120305" calcext:value-type="float">
            <text:p>-0,0028220006</text:p>
          </table:table-cell>
          <table:table-cell table:style-name="ce1" office:value-type="float" office:value="-0.00781204395321698" calcext:value-type="float">
            <text:p>-0,007812044</text:p>
          </table:table-cell>
          <table:table-cell table:style-name="ce1" office:value-type="float" office:value="-0.0170424962885586" calcext:value-type="float">
            <text:p>-0,0170424963</text:p>
          </table:table-cell>
          <table:table-cell table:style-name="ce1" office:value-type="float" office:value="0.28459462232329" calcext:value-type="float">
            <text:p>0,2845946223</text:p>
          </table:table-cell>
          <table:table-cell table:style-name="ce1" office:value-type="float" office:value="0.00179564376068102" calcext:value-type="float">
            <text:p>0,001795643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809209139934976" calcext:value-type="float">
            <text:p>-0,0080920914</text:p>
          </table:table-cell>
          <table:table-cell table:style-name="ce1" office:value-type="float" office:value="-0.0000662673185633446" calcext:value-type="float">
            <text:p>-6,62673185633446E-05</text:p>
          </table:table-cell>
          <table:table-cell table:style-name="ce1" office:value-type="float" office:value="0.0166144669777135" calcext:value-type="float">
            <text:p>0,016614467</text:p>
          </table:table-cell>
          <table:table-cell table:style-name="ce1" office:value-type="float" office:value="0.578341722488403" calcext:value-type="float">
            <text:p>0,5783417225</text:p>
          </table:table-cell>
          <table:table-cell table:style-name="ce1" office:value-type="float" office:value="0.578347206115723" calcext:value-type="float">
            <text:p>0,5783472061</text:p>
          </table:table-cell>
          <table:table-cell table:style-name="ce1" office:value-type="float" office:value="0.578346967697144" calcext:value-type="float">
            <text:p>0,5783469677</text:p>
          </table:table-cell>
          <table:table-cell table:style-name="ce1" office:value-type="float" office:value="-0.0588768906891346" calcext:value-type="float">
            <text:p>-0,0588768907</text:p>
          </table:table-cell>
          <table:table-cell table:style-name="ce1" office:value-type="float" office:value="4.04823160171509" calcext:value-type="float">
            <text:p>4,0482316017</text:p>
          </table:table-cell>
          <table:table-cell table:style-name="ce1" office:value-type="float" office:value="-0.748764991760254" calcext:value-type="float">
            <text:p>-0,7487649918</text:p>
          </table:table-cell>
        </table:table-row>
        <table:table-row table:style-name="ro1">
          <table:table-cell table:style-name="ce1" office:value-type="string" calcext:value-type="string">
            <text:p>2.5395514965057373</text:p>
          </table:table-cell>
          <table:table-cell table:style-name="ce1" office:value-type="string" calcext:value-type="string">
            <text:p>0.01516103744506836</text:p>
          </table:table-cell>
          <table:table-cell table:style-name="ce1" office:value-type="string" calcext:value-type="string">
            <text:p>74.56815695762634</text:p>
          </table:table-cell>
          <table:table-cell table:style-name="ce1" office:value-type="float" office:value="0.0193929298195907" calcext:value-type="float">
            <text:p>0,0193929298</text:p>
          </table:table-cell>
          <table:table-cell table:style-name="ce1" office:value-type="float" office:value="0.0300222741393947" calcext:value-type="float">
            <text:p>0,0300222741</text:p>
          </table:table-cell>
          <table:table-cell table:style-name="ce1" office:value-type="float" office:value="0.601231104797787" calcext:value-type="float">
            <text:p>0,6012311048</text:p>
          </table:table-cell>
          <table:table-cell table:style-name="ce1" office:value-type="float" office:value="0.0156920712254487" calcext:value-type="float">
            <text:p>0,0156920712</text:p>
          </table:table-cell>
          <table:table-cell table:number-columns-repeated="2" table:style-name="ce1" office:value-type="float" office:value="-0.00882297325197379" calcext:value-type="float">
            <text:p>-0,0088229733</text:p>
          </table:table-cell>
          <table:table-cell table:style-name="ce1" office:value-type="float" office:value="-0.0553052462637425" calcext:value-type="float">
            <text:p>-0,0553052463</text:p>
          </table:table-cell>
          <table:table-cell table:style-name="ce1" office:value-type="float" office:value="4.0470085144043" calcext:value-type="float">
            <text:p>4,0470085144</text:p>
          </table:table-cell>
          <table:table-cell table:style-name="ce1" office:value-type="float" office:value="-0.733306050300598" calcext:value-type="float">
            <text:p>-0,7333060503</text:p>
          </table:table-cell>
          <table:table-cell table:style-name="ce1" office:value-type="string" calcext:value-type="string">
            <text:p>0.0156920712254487</text:p>
          </table:table-cell>
          <table:table-cell table:style-name="ce1" office:value-type="string" calcext:value-type="string">
            <text:p>-0.00882297325197379</text:p>
          </table:table-cell>
          <table:table-cell table:style-name="ce1" office:value-type="string" calcext:value-type="string">
            <text:p>-0.06196240662582237</text:p>
          </table:table-cell>
          <table:table-cell table:style-name="ce1" office:value-type="float" office:value="-0.00357816116395694" calcext:value-type="float">
            <text:p>-0,0035781612</text:p>
          </table:table-cell>
          <table:table-cell table:style-name="ce1" office:value-type="float" office:value="-0.00772905998836691" calcext:value-type="float">
            <text:p>-0,00772906</text:p>
          </table:table-cell>
          <table:table-cell table:style-name="ce1" office:value-type="float" office:value="-0.0164576555493437" calcext:value-type="float">
            <text:p>-0,0164576555</text:p>
          </table:table-cell>
          <table:table-cell table:style-name="ce1" office:value-type="float" office:value="0.276468686895542" calcext:value-type="float">
            <text:p>0,2764686869</text:p>
          </table:table-cell>
          <table:table-cell table:style-name="ce1" office:value-type="float" office:value="-0.0157567927800736" calcext:value-type="float">
            <text:p>-0,015756792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32746408273023" calcext:value-type="float">
            <text:p>-0,0053274641</text:p>
          </table:table-cell>
          <table:table-cell table:style-name="ce1" office:value-type="float" office:value="0.00058466006440483" calcext:value-type="float">
            <text:p>0,0005846601</text:p>
          </table:table-cell>
          <table:table-cell table:style-name="ce1" office:value-type="float" office:value="0.0198099569408542" calcext:value-type="float">
            <text:p>0,0198099569</text:p>
          </table:table-cell>
          <table:table-cell table:style-name="ce1" office:value-type="float" office:value="0.567745208740234" calcext:value-type="float">
            <text:p>0,5677452087</text:p>
          </table:table-cell>
          <table:table-cell table:number-columns-repeated="2" table:style-name="ce1" office:value-type="float" office:value="0.567741632461548" calcext:value-type="float">
            <text:p>0,5677416325</text:p>
          </table:table-cell>
          <table:table-cell table:style-name="ce1" office:value-type="float" office:value="-0.0553052462637425" calcext:value-type="float">
            <text:p>-0,0553052463</text:p>
          </table:table-cell>
          <table:table-cell table:style-name="ce1" office:value-type="float" office:value="4.0470085144043" calcext:value-type="float">
            <text:p>4,0470085144</text:p>
          </table:table-cell>
          <table:table-cell table:style-name="ce1" office:value-type="float" office:value="-0.733306050300598" calcext:value-type="float">
            <text:p>-0,7333060503</text:p>
          </table:table-cell>
        </table:table-row>
        <table:table-row table:style-name="ro1">
          <table:table-cell table:style-name="ce1" office:value-type="string" calcext:value-type="string">
            <text:p>2.5530929565429688</text:p>
          </table:table-cell>
          <table:table-cell table:style-name="ce1" office:value-type="string" calcext:value-type="string">
            <text:p>0.013541460037231445</text:p>
          </table:table-cell>
          <table:table-cell table:style-name="ce1" office:value-type="string" calcext:value-type="string">
            <text:p>75.09662890434265</text:p>
          </table:table-cell>
          <table:table-cell table:style-name="ce1" office:value-type="float" office:value="0.0234021718569249" calcext:value-type="float">
            <text:p>0,0234021719</text:p>
          </table:table-cell>
          <table:table-cell table:style-name="ce1" office:value-type="float" office:value="0.028720495705694" calcext:value-type="float">
            <text:p>0,0287204957</text:p>
          </table:table-cell>
          <table:table-cell table:style-name="ce1" office:value-type="float" office:value="0.58757088434549" calcext:value-type="float">
            <text:p>0,5875708843</text:p>
          </table:table-cell>
          <table:table-cell table:style-name="ce1" office:value-type="float" office:value="0.0136345723469067" calcext:value-type="float">
            <text:p>0,0136345723</text:p>
          </table:table-cell>
          <table:table-cell table:number-columns-repeated="2" table:style-name="ce1" office:value-type="float" office:value="-0.00970014465410137" calcext:value-type="float">
            <text:p>-0,0097001447</text:p>
          </table:table-cell>
          <table:table-cell table:style-name="ce1" office:value-type="float" office:value="-0.0553052462637425" calcext:value-type="float">
            <text:p>-0,0553052463</text:p>
          </table:table-cell>
          <table:table-cell table:style-name="ce1" office:value-type="float" office:value="4.0470085144043" calcext:value-type="float">
            <text:p>4,0470085144</text:p>
          </table:table-cell>
          <table:table-cell table:style-name="ce1" office:value-type="float" office:value="-0.733306050300598" calcext:value-type="float">
            <text:p>-0,7333060503</text:p>
          </table:table-cell>
          <table:table-cell table:style-name="ce1" office:value-type="string" calcext:value-type="string">
            <text:p>0.013634572346906704</text:p>
          </table:table-cell>
          <table:table-cell table:style-name="ce1" office:value-type="string" calcext:value-type="string">
            <text:p>-0.009700144654101371</text:p>
          </table:table-cell>
          <table:table-cell table:style-name="ce1" office:value-type="string" calcext:value-type="string">
            <text:p>-0.060946566007195536</text:p>
          </table:table-cell>
          <table:table-cell table:style-name="ce1" office:value-type="float" office:value="-0.00484823245489769" calcext:value-type="float">
            <text:p>-0,0048482325</text:p>
          </table:table-cell>
          <table:table-cell table:style-name="ce1" office:value-type="float" office:value="-0.00750556853484868" calcext:value-type="float">
            <text:p>-0,0075055685</text:p>
          </table:table-cell>
          <table:table-cell table:style-name="ce1" office:value-type="float" office:value="-0.0156640174494849" calcext:value-type="float">
            <text:p>-0,0156640174</text:p>
          </table:table-cell>
          <table:table-cell table:style-name="ce1" office:value-type="float" office:value="0.266155336634439" calcext:value-type="float">
            <text:p>0,2661553366</text:p>
          </table:table-cell>
          <table:table-cell table:style-name="ce1" office:value-type="float" office:value="-0.0317232976418192" calcext:value-type="float">
            <text:p>-0,031723297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955282339395983" calcext:value-type="float">
            <text:p>-0,0095528234</text:p>
          </table:table-cell>
          <table:table-cell table:style-name="ce1" office:value-type="float" office:value="0.00168094939836507" calcext:value-type="float">
            <text:p>0,0016809494</text:p>
          </table:table-cell>
          <table:table-cell table:style-name="ce1" office:value-type="float" office:value="0.0286980576915759" calcext:value-type="float">
            <text:p>0,0286980577</text:p>
          </table:table-cell>
          <table:table-cell table:style-name="ce1" office:value-type="float" office:value="0.531809806823731" calcext:value-type="float">
            <text:p>0,5318098068</text:p>
          </table:table-cell>
          <table:table-cell table:style-name="ce1" office:value-type="float" office:value="0.531821966171265" calcext:value-type="float">
            <text:p>0,5318219662</text:p>
          </table:table-cell>
          <table:table-cell table:style-name="ce1" office:value-type="float" office:value="0.531822443008423" calcext:value-type="float">
            <text:p>0,531822443</text:p>
          </table:table-cell>
          <table:table-cell table:style-name="ce1" office:value-type="float" office:value="-0.0553052462637425" calcext:value-type="float">
            <text:p>-0,0553052463</text:p>
          </table:table-cell>
          <table:table-cell table:style-name="ce1" office:value-type="float" office:value="4.0470085144043" calcext:value-type="float">
            <text:p>4,0470085144</text:p>
          </table:table-cell>
          <table:table-cell table:style-name="ce1" office:value-type="float" office:value="-0.733306050300598" calcext:value-type="float">
            <text:p>-0,7333060503</text:p>
          </table:table-cell>
        </table:table-row>
        <table:table-row table:style-name="ro1">
          <table:table-cell table:style-name="ce1" office:value-type="string" calcext:value-type="string">
            <text:p>2.5702390670776367</text:p>
          </table:table-cell>
          <table:table-cell table:style-name="ce1" office:value-type="string" calcext:value-type="string">
            <text:p>0.01714611053466797</text:p>
          </table:table-cell>
          <table:table-cell table:style-name="ce1" office:value-type="string" calcext:value-type="string">
            <text:p>75.62005186080933</text:p>
          </table:table-cell>
          <table:table-cell table:style-name="ce1" office:value-type="float" office:value="0.0257862571204357" calcext:value-type="float">
            <text:p>0,0257862571</text:p>
          </table:table-cell>
          <table:table-cell table:style-name="ce1" office:value-type="float" office:value="0.0272620394696585" calcext:value-type="float">
            <text:p>0,0272620395</text:p>
          </table:table-cell>
          <table:table-cell table:style-name="ce1" office:value-type="float" office:value="0.572244079024703" calcext:value-type="float">
            <text:p>0,572244079</text:p>
          </table:table-cell>
          <table:table-cell table:style-name="ce1" office:value-type="float" office:value="0.011809227397383" calcext:value-type="float">
            <text:p>0,0118092274</text:p>
          </table:table-cell>
          <table:table-cell table:number-columns-repeated="2" table:style-name="ce1" office:value-type="float" office:value="-0.0104070113752957" calcext:value-type="float">
            <text:p>-0,0104070114</text:p>
          </table:table-cell>
          <table:table-cell table:style-name="ce1" office:value-type="float" office:value="-0.0526472143828869" calcext:value-type="float">
            <text:p>-0,0526472144</text:p>
          </table:table-cell>
          <table:table-cell table:style-name="ce1" office:value-type="float" office:value="4.04495811462402" calcext:value-type="float">
            <text:p>4,0449581146</text:p>
          </table:table-cell>
          <table:table-cell table:style-name="ce1" office:value-type="float" office:value="-0.717654228210449" calcext:value-type="float">
            <text:p>-0,7176542282</text:p>
          </table:table-cell>
          <table:table-cell table:style-name="ce1" office:value-type="string" calcext:value-type="string">
            <text:p>0.011809227397382969</text:p>
          </table:table-cell>
          <table:table-cell table:style-name="ce1" office:value-type="string" calcext:value-type="string">
            <text:p>-0.010407011375295682</text:p>
          </table:table-cell>
          <table:table-cell table:style-name="ce1" office:value-type="string" calcext:value-type="string">
            <text:p>-0.06029672681625892</text:p>
          </table:table-cell>
          <table:table-cell table:style-name="ce1" office:value-type="float" office:value="-0.00585054296423123" calcext:value-type="float">
            <text:p>-0,005850543</text:p>
          </table:table-cell>
          <table:table-cell table:style-name="ce1" office:value-type="float" office:value="-0.0071801239264235" calcext:value-type="float">
            <text:p>-0,0071801239</text:p>
          </table:table-cell>
          <table:table-cell table:style-name="ce1" office:value-type="float" office:value="-0.0149536859859655" calcext:value-type="float">
            <text:p>-0,014953686</text:p>
          </table:table-cell>
          <table:table-cell table:style-name="ce1" office:value-type="float" office:value="0.253990230543757" calcext:value-type="float">
            <text:p>0,2539902305</text:p>
          </table:table-cell>
          <table:table-cell table:style-name="ce1" office:value-type="float" office:value="-0.0466529082536443" calcext:value-type="float">
            <text:p>-0,046652908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771263073863064" calcext:value-type="float">
            <text:p>-0,0077126307</text:p>
          </table:table-cell>
          <table:table-cell table:style-name="ce1" office:value-type="float" office:value="0.00250426637954332" calcext:value-type="float">
            <text:p>0,0025042664</text:p>
          </table:table-cell>
          <table:table-cell table:style-name="ce1" office:value-type="float" office:value="0.0262783667882627" calcext:value-type="float">
            <text:p>0,0262783668</text:p>
          </table:table-cell>
          <table:table-cell table:style-name="ce1" office:value-type="float" office:value="0.519828081130981" calcext:value-type="float">
            <text:p>0,5198280811</text:p>
          </table:table-cell>
          <table:table-cell table:style-name="ce1" office:value-type="float" office:value="0.519824266433716" calcext:value-type="float">
            <text:p>0,5198242664</text:p>
          </table:table-cell>
          <table:table-cell table:style-name="ce1" office:value-type="float" office:value="0.519827604293823" calcext:value-type="float">
            <text:p>0,5198276043</text:p>
          </table:table-cell>
          <table:table-cell table:style-name="ce1" office:value-type="float" office:value="-0.0526472143828869" calcext:value-type="float">
            <text:p>-0,0526472144</text:p>
          </table:table-cell>
          <table:table-cell table:style-name="ce1" office:value-type="float" office:value="4.04495811462402" calcext:value-type="float">
            <text:p>4,0449581146</text:p>
          </table:table-cell>
          <table:table-cell table:style-name="ce1" office:value-type="float" office:value="-0.717654228210449" calcext:value-type="float">
            <text:p>-0,7176542282</text:p>
          </table:table-cell>
        </table:table-row>
        <table:table-row table:style-name="ro1">
          <table:table-cell table:style-name="ce1" office:value-type="string" calcext:value-type="string">
            <text:p>2.584052085876465</text:p>
          </table:table-cell>
          <table:table-cell table:style-name="ce1" office:value-type="string" calcext:value-type="string">
            <text:p>0.013813018798828125</text:p>
          </table:table-cell>
          <table:table-cell table:style-name="ce1" office:value-type="string" calcext:value-type="string">
            <text:p>76.11815190315247</text:p>
          </table:table-cell>
          <table:table-cell table:style-name="ce1" office:value-type="float" office:value="0.0283770460030351" calcext:value-type="float">
            <text:p>0,028377046</text:p>
          </table:table-cell>
          <table:table-cell table:style-name="ce1" office:value-type="float" office:value="0.0251819247877179" calcext:value-type="float">
            <text:p>0,0251819248</text:p>
          </table:table-cell>
          <table:table-cell table:style-name="ce1" office:value-type="float" office:value="0.558552158467564" calcext:value-type="float">
            <text:p>0,5585521585</text:p>
          </table:table-cell>
          <table:table-cell table:style-name="ce1" office:value-type="float" office:value="0.0103596956979603" calcext:value-type="float">
            <text:p>0,0103596957</text:p>
          </table:table-cell>
          <table:table-cell table:number-columns-repeated="2" table:style-name="ce1" office:value-type="float" office:value="-0.0109860874732317" calcext:value-type="float">
            <text:p>-0,0109860875</text:p>
          </table:table-cell>
          <table:table-cell table:style-name="ce1" office:value-type="float" office:value="-0.0505422949790955" calcext:value-type="float">
            <text:p>-0,050542295</text:p>
          </table:table-cell>
          <table:table-cell table:style-name="ce1" office:value-type="float" office:value="4.04201412200928" calcext:value-type="float">
            <text:p>4,042014122</text:p>
          </table:table-cell>
          <table:table-cell table:style-name="ce1" office:value-type="float" office:value="-0.701986253261566" calcext:value-type="float">
            <text:p>-0,7019862533</text:p>
          </table:table-cell>
          <table:table-cell table:style-name="ce1" office:value-type="string" calcext:value-type="string">
            <text:p>0.01035969569796027</text:p>
          </table:table-cell>
          <table:table-cell table:style-name="ce1" office:value-type="string" calcext:value-type="string">
            <text:p>-0.010986087473231676</text:p>
          </table:table-cell>
          <table:table-cell table:style-name="ce1" office:value-type="string" calcext:value-type="string">
            <text:p>-0.05938720219006484</text:p>
          </table:table-cell>
          <table:table-cell table:style-name="ce1" office:value-type="float" office:value="-0.00644656428010893" calcext:value-type="float">
            <text:p>-0,0064465643</text:p>
          </table:table-cell>
          <table:table-cell table:style-name="ce1" office:value-type="float" office:value="-0.00681550986741463" calcext:value-type="float">
            <text:p>-0,0068155099</text:p>
          </table:table-cell>
          <table:table-cell table:style-name="ce1" office:value-type="float" office:value="-0.0141566921092846" calcext:value-type="float">
            <text:p>-0,0141566921</text:p>
          </table:table-cell>
          <table:table-cell table:style-name="ce1" office:value-type="float" office:value="0.241149549912801" calcext:value-type="float">
            <text:p>0,2411495499</text:p>
          </table:table-cell>
          <table:table-cell table:style-name="ce1" office:value-type="float" office:value="-0.0602282184022599" calcext:value-type="float">
            <text:p>-0,060228218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7876461823779" calcext:value-type="float">
            <text:p>-0,0047876462</text:p>
          </table:table-cell>
          <table:table-cell table:style-name="ce1" office:value-type="float" office:value="0.00292888273168657" calcext:value-type="float">
            <text:p>0,0029288827</text:p>
          </table:table-cell>
          <table:table-cell table:style-name="ce1" office:value-type="float" office:value="0.0307795967687896" calcext:value-type="float">
            <text:p>0,0307795968</text:p>
          </table:table-cell>
          <table:table-cell table:style-name="ce1" office:value-type="float" office:value="0.497966051101685" calcext:value-type="float">
            <text:p>0,4979660511</text:p>
          </table:table-cell>
          <table:table-cell table:style-name="ce1" office:value-type="float" office:value="0.497956514358521" calcext:value-type="float">
            <text:p>0,4979565144</text:p>
          </table:table-cell>
          <table:table-cell table:style-name="ce1" office:value-type="float" office:value="0.497953414916992" calcext:value-type="float">
            <text:p>0,4979534149</text:p>
          </table:table-cell>
          <table:table-cell table:style-name="ce1" office:value-type="float" office:value="-0.0505422949790955" calcext:value-type="float">
            <text:p>-0,050542295</text:p>
          </table:table-cell>
          <table:table-cell table:style-name="ce1" office:value-type="float" office:value="4.04201412200928" calcext:value-type="float">
            <text:p>4,042014122</text:p>
          </table:table-cell>
          <table:table-cell table:style-name="ce1" office:value-type="float" office:value="-0.701986253261566" calcext:value-type="float">
            <text:p>-0,7019862533</text:p>
          </table:table-cell>
        </table:table-row>
        <table:table-row table:style-name="ro1">
          <table:table-cell table:style-name="ce1" office:value-type="string" calcext:value-type="string">
            <text:p>2.6024680137634277</text:p>
          </table:table-cell>
          <table:table-cell table:style-name="ce1" office:value-type="string" calcext:value-type="string">
            <text:p>0.01841592788696289</text:p>
          </table:table-cell>
          <table:table-cell table:style-name="ce1" office:value-type="string" calcext:value-type="string">
            <text:p>76.66414880752563</text:p>
          </table:table-cell>
          <table:table-cell table:style-name="ce1" office:value-type="float" office:value="0.0310237001294247" calcext:value-type="float">
            <text:p>0,0310237001</text:p>
          </table:table-cell>
          <table:table-cell table:style-name="ce1" office:value-type="float" office:value="0.0226542885870857" calcext:value-type="float">
            <text:p>0,0226542886</text:p>
          </table:table-cell>
          <table:table-cell table:style-name="ce1" office:value-type="float" office:value="0.544401853172867" calcext:value-type="float">
            <text:p>0,5444018532</text:p>
          </table:table-cell>
          <table:table-cell table:style-name="ce1" office:value-type="float" office:value="0.00862729045661978" calcext:value-type="float">
            <text:p>0,0086272905</text:p>
          </table:table-cell>
          <table:table-cell table:number-columns-repeated="2" table:style-name="ce1" office:value-type="float" office:value="-0.0114156611978645" calcext:value-type="float">
            <text:p>-0,0114156612</text:p>
          </table:table-cell>
          <table:table-cell table:style-name="ce1" office:value-type="float" office:value="-0.0487327612936497" calcext:value-type="float">
            <text:p>-0,0487327613</text:p>
          </table:table-cell>
          <table:table-cell table:style-name="ce1" office:value-type="float" office:value="4.03919076919556" calcext:value-type="float">
            <text:p>4,0391907692</text:p>
          </table:table-cell>
          <table:table-cell table:style-name="ce1" office:value-type="float" office:value="-0.686855554580689" calcext:value-type="float">
            <text:p>-0,6868555546</text:p>
          </table:table-cell>
          <table:table-cell table:style-name="ce1" office:value-type="string" calcext:value-type="string">
            <text:p>0.00862729045661978</text:p>
          </table:table-cell>
          <table:table-cell table:style-name="ce1" office:value-type="string" calcext:value-type="string">
            <text:p>-0.011415661197864533</text:p>
          </table:table-cell>
          <table:table-cell table:style-name="ce1" office:value-type="string" calcext:value-type="string">
            <text:p>-0.05881828298740572</text:p>
          </table:table-cell>
          <table:table-cell table:style-name="ce1" office:value-type="float" office:value="-0.00709426150075879" calcext:value-type="float">
            <text:p>-0,0070942615</text:p>
          </table:table-cell>
          <table:table-cell table:style-name="ce1" office:value-type="float" office:value="-0.00629548119692948" calcext:value-type="float">
            <text:p>-0,0062954812</text:p>
          </table:table-cell>
          <table:table-cell table:style-name="ce1" office:value-type="float" office:value="-0.0134447122403133" calcext:value-type="float">
            <text:p>-0,0134447122</text:p>
          </table:table-cell>
          <table:table-cell table:style-name="ce1" office:value-type="float" office:value="0.225643457220612" calcext:value-type="float">
            <text:p>0,2256434572</text:p>
          </table:table-cell>
          <table:table-cell table:style-name="ce1" office:value-type="float" office:value="-0.073988350338285" calcext:value-type="float">
            <text:p>-0,07398835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474129342350128" calcext:value-type="float">
            <text:p>-0,0047412934</text:p>
          </table:table-cell>
          <table:table-cell table:style-name="ce1" office:value-type="float" office:value="0.00380674340289695" calcext:value-type="float">
            <text:p>0,0038067434</text:p>
          </table:table-cell>
          <table:table-cell table:style-name="ce1" office:value-type="float" office:value="0.0250571701163035" calcext:value-type="float">
            <text:p>0,0250571701</text:p>
          </table:table-cell>
          <table:table-cell table:style-name="ce1" office:value-type="float" office:value="0.546430826187134" calcext:value-type="float">
            <text:p>0,5464308262</text:p>
          </table:table-cell>
          <table:table-cell table:style-name="ce1" office:value-type="float" office:value="0.546428918838501" calcext:value-type="float">
            <text:p>0,5464289188</text:p>
          </table:table-cell>
          <table:table-cell table:style-name="ce1" office:value-type="float" office:value="0.546427249908447" calcext:value-type="float">
            <text:p>0,5464272499</text:p>
          </table:table-cell>
          <table:table-cell table:style-name="ce1" office:value-type="float" office:value="-0.0487327612936497" calcext:value-type="float">
            <text:p>-0,0487327613</text:p>
          </table:table-cell>
          <table:table-cell table:style-name="ce1" office:value-type="float" office:value="4.03919076919556" calcext:value-type="float">
            <text:p>4,0391907692</text:p>
          </table:table-cell>
          <table:table-cell table:style-name="ce1" office:value-type="float" office:value="-0.686855554580689" calcext:value-type="float">
            <text:p>-0,6868555546</text:p>
          </table:table-cell>
        </table:table-row>
        <table:table-row table:style-name="ro1">
          <table:table-cell table:style-name="ce1" office:value-type="string" calcext:value-type="string">
            <text:p>2.616279363632202</text:p>
          </table:table-cell>
          <table:table-cell table:style-name="ce1" office:value-type="string" calcext:value-type="string">
            <text:p>0.013811349868774414</text:p>
          </table:table-cell>
          <table:table-cell table:style-name="ce1" office:value-type="string" calcext:value-type="string">
            <text:p>77.16630673408508</text:p>
          </table:table-cell>
          <table:table-cell table:style-name="ce1" office:value-type="float" office:value="0.0321165617601371" calcext:value-type="float">
            <text:p>0,0321165618</text:p>
          </table:table-cell>
          <table:table-cell table:style-name="ce1" office:value-type="float" office:value="0.0209981034205146" calcext:value-type="float">
            <text:p>0,0209981034</text:p>
          </table:table-cell>
          <table:table-cell table:style-name="ce1" office:value-type="float" office:value="0.532158953172189" calcext:value-type="float">
            <text:p>0,5321589532</text:p>
          </table:table-cell>
          <table:table-cell table:style-name="ce1" office:value-type="float" office:value="0.00685132927278666" calcext:value-type="float">
            <text:p>0,0068513293</text:p>
          </table:table-cell>
          <table:table-cell table:number-columns-repeated="2" table:style-name="ce1" office:value-type="float" office:value="-0.0115745495396251" calcext:value-type="float">
            <text:p>-0,0115745495</text:p>
          </table:table-cell>
          <table:table-cell table:style-name="ce1" office:value-type="float" office:value="-0.0466976687312126" calcext:value-type="float">
            <text:p>-0,0466976687</text:p>
          </table:table-cell>
          <table:table-cell table:style-name="ce1" office:value-type="float" office:value="4.03656959533691" calcext:value-type="float">
            <text:p>4,0365695953</text:p>
          </table:table-cell>
          <table:table-cell table:style-name="ce1" office:value-type="float" office:value="-0.672004461288452" calcext:value-type="float">
            <text:p>-0,6720044613</text:p>
          </table:table-cell>
          <table:table-cell table:style-name="ce1" office:value-type="string" calcext:value-type="string">
            <text:p>0.006851329272786662</text:p>
          </table:table-cell>
          <table:table-cell table:style-name="ce1" office:value-type="string" calcext:value-type="string">
            <text:p>-0.011574549539625055</text:p>
          </table:table-cell>
          <table:table-cell table:style-name="ce1" office:value-type="string" calcext:value-type="string">
            <text:p>-0.05801514107160043</text:p>
          </table:table-cell>
          <table:table-cell table:style-name="ce1" office:value-type="float" office:value="-0.00775592503235618" calcext:value-type="float">
            <text:p>-0,007755925</text:p>
          </table:table-cell>
          <table:table-cell table:style-name="ce1" office:value-type="float" office:value="-0.00566357214677142" calcext:value-type="float">
            <text:p>-0,0056635721</text:p>
          </table:table-cell>
          <table:table-cell table:style-name="ce1" office:value-type="float" office:value="-0.0127088963649891" calcext:value-type="float">
            <text:p>-0,0127088964</text:p>
          </table:table-cell>
          <table:table-cell table:style-name="ce1" office:value-type="float" office:value="0.209824388274084" calcext:value-type="float">
            <text:p>0,2098243883</text:p>
          </table:table-cell>
          <table:table-cell table:style-name="ce1" office:value-type="float" office:value="-0.0855401468804972" calcext:value-type="float">
            <text:p>-0,08554014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19050800277567" calcext:value-type="float">
            <text:p>-0,005190508</text:p>
          </table:table-cell>
          <table:table-cell table:style-name="ce1" office:value-type="float" office:value="0.00495696056652694" calcext:value-type="float">
            <text:p>0,0049569606</text:p>
          </table:table-cell>
          <table:table-cell table:style-name="ce1" office:value-type="float" office:value="0.0277502117355467" calcext:value-type="float">
            <text:p>0,0277502117</text:p>
          </table:table-cell>
          <table:table-cell table:style-name="ce1" office:value-type="float" office:value="0.509902715682983" calcext:value-type="float">
            <text:p>0,5099027157</text:p>
          </table:table-cell>
          <table:table-cell table:style-name="ce1" office:value-type="float" office:value="0.509916543960571" calcext:value-type="float">
            <text:p>0,509916544</text:p>
          </table:table-cell>
          <table:table-cell table:style-name="ce1" office:value-type="float" office:value="0.50991702079773" calcext:value-type="float">
            <text:p>0,5099170208</text:p>
          </table:table-cell>
          <table:table-cell table:style-name="ce1" office:value-type="float" office:value="-0.0466976687312126" calcext:value-type="float">
            <text:p>-0,0466976687</text:p>
          </table:table-cell>
          <table:table-cell table:style-name="ce1" office:value-type="float" office:value="4.03656959533691" calcext:value-type="float">
            <text:p>4,0365695953</text:p>
          </table:table-cell>
          <table:table-cell table:style-name="ce1" office:value-type="float" office:value="-0.672004461288452" calcext:value-type="float">
            <text:p>-0,6720044613</text:p>
          </table:table-cell>
        </table:table-row>
        <table:table-row table:style-name="ro1">
          <table:table-cell table:style-name="ce1" office:value-type="string" calcext:value-type="string">
            <text:p>2.6382265090942383</text:p>
          </table:table-cell>
          <table:table-cell table:style-name="ce1" office:value-type="string" calcext:value-type="string">
            <text:p>0.021947145462036133</text:p>
          </table:table-cell>
          <table:table-cell table:style-name="ce1" office:value-type="string" calcext:value-type="string">
            <text:p>77.71015429496765</text:p>
          </table:table-cell>
          <table:table-cell table:style-name="ce1" office:value-type="float" office:value="0.0353709296035914" calcext:value-type="float">
            <text:p>0,0353709296</text:p>
          </table:table-cell>
          <table:table-cell table:style-name="ce1" office:value-type="float" office:value="0.0176087600275311" calcext:value-type="float">
            <text:p>0,01760876</text:p>
          </table:table-cell>
          <table:table-cell table:style-name="ce1" office:value-type="float" office:value="0.51543558968438" calcext:value-type="float">
            <text:p>0,5154355897</text:p>
          </table:table-cell>
          <table:table-cell table:style-name="ce1" office:value-type="float" office:value="0.00542215307375689" calcext:value-type="float">
            <text:p>0,0054221531</text:p>
          </table:table-cell>
          <table:table-cell table:number-columns-repeated="2" table:style-name="ce1" office:value-type="float" office:value="-0.011977133217575" calcext:value-type="float">
            <text:p>-0,0119771332</text:p>
          </table:table-cell>
          <table:table-cell table:style-name="ce1" office:value-type="float" office:value="-0.0435843206942081" calcext:value-type="float">
            <text:p>-0,0435843207</text:p>
          </table:table-cell>
          <table:table-cell table:style-name="ce1" office:value-type="float" office:value="4.03369617462158" calcext:value-type="float">
            <text:p>4,0336961746</text:p>
          </table:table-cell>
          <table:table-cell table:style-name="ce1" office:value-type="float" office:value="-0.656961500644684" calcext:value-type="float">
            <text:p>-0,6569615006</text:p>
          </table:table-cell>
          <table:table-cell table:style-name="ce1" office:value-type="string" calcext:value-type="string">
            <text:p>0.005422153073756886</text:p>
          </table:table-cell>
          <table:table-cell table:style-name="ce1" office:value-type="string" calcext:value-type="string">
            <text:p>-0.011977133217575016</text:p>
          </table:table-cell>
          <table:table-cell table:style-name="ce1" office:value-type="string" calcext:value-type="string">
            <text:p>-0.05750112784126727</text:p>
          </table:table-cell>
          <table:table-cell table:style-name="ce1" office:value-type="float" office:value="-0.00802914044003428" calcext:value-type="float">
            <text:p>-0,0080291404</text:p>
          </table:table-cell>
          <table:table-cell table:style-name="ce1" office:value-type="float" office:value="-0.00524952585512864" calcext:value-type="float">
            <text:p>-0,0052495259</text:p>
          </table:table-cell>
          <table:table-cell table:style-name="ce1" office:value-type="float" office:value="-0.0120722655649538" calcext:value-type="float">
            <text:p>-0,0120722656</text:p>
          </table:table-cell>
          <table:table-cell table:style-name="ce1" office:value-type="float" office:value="0.192612889386821" calcext:value-type="float">
            <text:p>0,1926128894</text:p>
          </table:table-cell>
          <table:table-cell table:style-name="ce1" office:value-type="float" office:value="-0.0967929978942679" calcext:value-type="float">
            <text:p>-0,09679299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03927376040637" calcext:value-type="float">
            <text:p>-0,0020392738</text:p>
          </table:table-cell>
          <table:table-cell table:style-name="ce1" office:value-type="float" office:value="0.00309048323563728" calcext:value-type="float">
            <text:p>0,0030904832</text:p>
          </table:table-cell>
          <table:table-cell table:style-name="ce1" office:value-type="float" office:value="0.0228455089474627" calcext:value-type="float">
            <text:p>0,0228455089</text:p>
          </table:table-cell>
          <table:table-cell table:style-name="ce1" office:value-type="float" office:value="0.53590726852417" calcext:value-type="float">
            <text:p>0,5359072685</text:p>
          </table:table-cell>
          <table:table-cell table:style-name="ce1" office:value-type="float" office:value="0.535898447036743" calcext:value-type="float">
            <text:p>0,535898447</text:p>
          </table:table-cell>
          <table:table-cell table:style-name="ce1" office:value-type="float" office:value="0.535899639129639" calcext:value-type="float">
            <text:p>0,5358996391</text:p>
          </table:table-cell>
          <table:table-cell table:style-name="ce1" office:value-type="float" office:value="-0.0435843206942081" calcext:value-type="float">
            <text:p>-0,0435843207</text:p>
          </table:table-cell>
          <table:table-cell table:style-name="ce1" office:value-type="float" office:value="4.03369617462158" calcext:value-type="float">
            <text:p>4,0336961746</text:p>
          </table:table-cell>
          <table:table-cell table:style-name="ce1" office:value-type="float" office:value="-0.656961500644684" calcext:value-type="float">
            <text:p>-0,6569615006</text:p>
          </table:table-cell>
        </table:table-row>
        <table:table-row table:style-name="ro1">
          <table:table-cell table:style-name="ce1" office:value-type="string" calcext:value-type="string">
            <text:p>2.654463768005371</text:p>
          </table:table-cell>
          <table:table-cell table:style-name="ce1" office:value-type="string" calcext:value-type="string">
            <text:p>0.016237258911132812</text:p>
          </table:table-cell>
          <table:table-cell table:style-name="ce1" office:value-type="string" calcext:value-type="string">
            <text:p>78.26194453239441</text:p>
          </table:table-cell>
          <table:table-cell table:style-name="ce1" office:value-type="float" office:value="0.0364909024641815" calcext:value-type="float">
            <text:p>0,0364909025</text:p>
          </table:table-cell>
          <table:table-cell table:style-name="ce1" office:value-type="float" office:value="0.015789478060065" calcext:value-type="float">
            <text:p>0,0157894781</text:p>
          </table:table-cell>
          <table:table-cell table:style-name="ce1" office:value-type="float" office:value="0.504836821261747" calcext:value-type="float">
            <text:p>0,5048368213</text:p>
          </table:table-cell>
          <table:table-cell table:style-name="ce1" office:value-type="float" office:value="0.00318287880248039" calcext:value-type="float">
            <text:p>0,0031828788</text:p>
          </table:table-cell>
          <table:table-cell table:number-columns-repeated="2" table:style-name="ce1" office:value-type="float" office:value="-0.0117624297900306" calcext:value-type="float">
            <text:p>-0,0117624298</text:p>
          </table:table-cell>
          <table:table-cell table:style-name="ce1" office:value-type="float" office:value="-0.0379758216440678" calcext:value-type="float">
            <text:p>-0,0379758216</text:p>
          </table:table-cell>
          <table:table-cell table:style-name="ce1" office:value-type="float" office:value="4.02763795852661" calcext:value-type="float">
            <text:p>4,0276379585</text:p>
          </table:table-cell>
          <table:table-cell table:style-name="ce1" office:value-type="float" office:value="-0.627425491809845" calcext:value-type="float">
            <text:p>-0,6274254918</text:p>
          </table:table-cell>
          <table:table-cell table:style-name="ce1" office:value-type="string" calcext:value-type="string">
            <text:p>0.0031828788024803947</text:p>
          </table:table-cell>
          <table:table-cell table:style-name="ce1" office:value-type="string" calcext:value-type="string">
            <text:p>-0.011762429790030627</text:p>
          </table:table-cell>
          <table:table-cell table:style-name="ce1" office:value-type="string" calcext:value-type="string">
            <text:p>-0.05644476132635001</text:p>
          </table:table-cell>
          <table:table-cell table:style-name="ce1" office:value-type="float" office:value="-0.00884273240089784" calcext:value-type="float">
            <text:p>-0,0088427324</text:p>
          </table:table-cell>
          <table:table-cell table:style-name="ce1" office:value-type="float" office:value="-0.00440219000688277" calcext:value-type="float">
            <text:p>-0,00440219</text:p>
          </table:table-cell>
          <table:table-cell table:style-name="ce1" office:value-type="float" office:value="-0.0112026506635878" calcext:value-type="float">
            <text:p>-0,0112026507</text:p>
          </table:table-cell>
          <table:table-cell table:style-name="ce1" office:value-type="float" office:value="0.173100742091218" calcext:value-type="float">
            <text:p>0,1731007421</text:p>
          </table:table-cell>
          <table:table-cell table:style-name="ce1" office:value-type="float" office:value="-0.10650675784349" calcext:value-type="float">
            <text:p>-0,106506757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58994027746477" calcext:value-type="float">
            <text:p>-0,0058994028</text:p>
          </table:table-cell>
          <table:table-cell table:style-name="ce1" office:value-type="float" office:value="0.00614408167073619" calcext:value-type="float">
            <text:p>0,0061440817</text:p>
          </table:table-cell>
          <table:table-cell table:style-name="ce1" office:value-type="float" office:value="0.0303155734895109" calcext:value-type="float">
            <text:p>0,0303155735</text:p>
          </table:table-cell>
          <table:table-cell table:number-columns-repeated="2" table:style-name="ce1" office:value-type="float" office:value="0.55164361000061" calcext:value-type="float">
            <text:p>0,55164361</text:p>
          </table:table-cell>
          <table:table-cell table:style-name="ce1" office:value-type="float" office:value="0.551642656326294" calcext:value-type="float">
            <text:p>0,5516426563</text:p>
          </table:table-cell>
          <table:table-cell table:style-name="ce1" office:value-type="float" office:value="-0.0379758216440678" calcext:value-type="float">
            <text:p>-0,0379758216</text:p>
          </table:table-cell>
          <table:table-cell table:style-name="ce1" office:value-type="float" office:value="4.02763795852661" calcext:value-type="float">
            <text:p>4,0276379585</text:p>
          </table:table-cell>
          <table:table-cell table:style-name="ce1" office:value-type="float" office:value="-0.627425491809845" calcext:value-type="float">
            <text:p>-0,6274254918</text:p>
          </table:table-cell>
        </table:table-row>
        <table:table-row table:style-name="ro1">
          <table:table-cell table:style-name="ce1" office:value-type="string" calcext:value-type="string">
            <text:p>2.671389579772949</text:p>
          </table:table-cell>
          <table:table-cell table:style-name="ce1" office:value-type="string" calcext:value-type="string">
            <text:p>0.016925811767578125</text:p>
          </table:table-cell>
          <table:table-cell table:style-name="ce1" office:value-type="string" calcext:value-type="string">
            <text:p>78.80492568016052</text:p>
          </table:table-cell>
          <table:table-cell table:style-name="ce1" office:value-type="float" office:value="0.0375596655735367" calcext:value-type="float">
            <text:p>0,0375596656</text:p>
          </table:table-cell>
          <table:table-cell table:style-name="ce1" office:value-type="float" office:value="0.01386678992716" calcext:value-type="float">
            <text:p>0,0138667899</text:p>
          </table:table-cell>
          <table:table-cell table:style-name="ce1" office:value-type="float" office:value="0.492220848062892" calcext:value-type="float">
            <text:p>0,4922208481</text:p>
          </table:table-cell>
          <table:table-cell table:style-name="ce1" office:value-type="float" office:value="0.00157442590193395" calcext:value-type="float">
            <text:p>0,0015744259</text:p>
          </table:table-cell>
          <table:table-cell table:number-columns-repeated="2" table:style-name="ce1" office:value-type="float" office:value="-0.0119515018718609" calcext:value-type="float">
            <text:p>-0,0119515019</text:p>
          </table:table-cell>
          <table:table-cell table:style-name="ce1" office:value-type="float" office:value="-0.0361786559224129" calcext:value-type="float">
            <text:p>-0,0361786559</text:p>
          </table:table-cell>
          <table:table-cell table:style-name="ce1" office:value-type="float" office:value="4.02440738677979" calcext:value-type="float">
            <text:p>4,0244073868</text:p>
          </table:table-cell>
          <table:table-cell table:style-name="ce1" office:value-type="float" office:value="-0.613083004951477" calcext:value-type="float">
            <text:p>-0,613083005</text:p>
          </table:table-cell>
          <table:table-cell table:style-name="ce1" office:value-type="string" calcext:value-type="string">
            <text:p>0.001574425901933952</text:p>
          </table:table-cell>
          <table:table-cell table:style-name="ce1" office:value-type="string" calcext:value-type="string">
            <text:p>-0.011951501871860863</text:p>
          </table:table-cell>
          <table:table-cell table:style-name="ce1" office:value-type="string" calcext:value-type="string">
            <text:p>-0.05616386524105966</text:p>
          </table:table-cell>
          <table:table-cell table:style-name="ce1" office:value-type="float" office:value="-0.00912272561604537" calcext:value-type="float">
            <text:p>-0,0091227256</text:p>
          </table:table-cell>
          <table:table-cell table:style-name="ce1" office:value-type="float" office:value="-0.00394736951501626" calcext:value-type="float">
            <text:p>-0,0039473695</text:p>
          </table:table-cell>
          <table:table-cell table:style-name="ce1" office:value-type="float" office:value="-0.0106515147056109" calcext:value-type="float">
            <text:p>-0,0106515147</text:p>
          </table:table-cell>
          <table:table-cell table:style-name="ce1" office:value-type="float" office:value="0.15327285411241" calcext:value-type="float">
            <text:p>0,1532728541</text:p>
          </table:table-cell>
          <table:table-cell table:style-name="ce1" office:value-type="float" office:value="-0.115086136090505" calcext:value-type="float">
            <text:p>-0,115086136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06117870254279" calcext:value-type="float">
            <text:p>-0,0020611787</text:p>
          </table:table-cell>
          <table:table-cell table:style-name="ce1" office:value-type="float" office:value="0.00334820448327576" calcext:value-type="float">
            <text:p>0,0033482045</text:p>
          </table:table-cell>
          <table:table-cell table:style-name="ce1" office:value-type="float" office:value="0.0195059785820481" calcext:value-type="float">
            <text:p>0,0195059786</text:p>
          </table:table-cell>
          <table:table-cell table:style-name="ce1" office:value-type="float" office:value="0.543365240097046" calcext:value-type="float">
            <text:p>0,5433652401</text:p>
          </table:table-cell>
          <table:table-cell table:style-name="ce1" office:value-type="float" office:value="0.543360471725464" calcext:value-type="float">
            <text:p>0,5433604717</text:p>
          </table:table-cell>
          <table:table-cell table:style-name="ce1" office:value-type="float" office:value="0.543359994888306" calcext:value-type="float">
            <text:p>0,5433599949</text:p>
          </table:table-cell>
          <table:table-cell table:style-name="ce1" office:value-type="float" office:value="-0.0361786559224129" calcext:value-type="float">
            <text:p>-0,0361786559</text:p>
          </table:table-cell>
          <table:table-cell table:style-name="ce1" office:value-type="float" office:value="4.02440738677979" calcext:value-type="float">
            <text:p>4,0244073868</text:p>
          </table:table-cell>
          <table:table-cell table:style-name="ce1" office:value-type="float" office:value="-0.613083004951477" calcext:value-type="float">
            <text:p>-0,613083005</text:p>
          </table:table-cell>
        </table:table-row>
        <table:table-row table:style-name="ro1">
          <table:table-cell table:style-name="ce1" office:value-type="string" calcext:value-type="string">
            <text:p>2.685140371322632</text:p>
          </table:table-cell>
          <table:table-cell table:style-name="ce1" office:value-type="string" calcext:value-type="string">
            <text:p>0.013750791549682617</text:p>
          </table:table-cell>
          <table:table-cell table:style-name="ce1" office:value-type="string" calcext:value-type="string">
            <text:p>79.33888673782349</text:p>
          </table:table-cell>
          <table:table-cell table:style-name="ce1" office:value-type="float" office:value="0.0386168408325448" calcext:value-type="float">
            <text:p>0,0386168408</text:p>
          </table:table-cell>
          <table:table-cell table:style-name="ce1" office:value-type="float" office:value="0.0108722400554042" calcext:value-type="float">
            <text:p>0,0108722401</text:p>
          </table:table-cell>
          <table:table-cell table:style-name="ce1" office:value-type="float" office:value="0.476825671063529" calcext:value-type="float">
            <text:p>0,4768256711</text:p>
          </table:table-cell>
          <table:table-cell table:style-name="ce1" office:value-type="float" office:value="-0.0000950421955603298" calcext:value-type="float">
            <text:p>-9,50421955603298E-05</text:p>
          </table:table-cell>
          <table:table-cell table:number-columns-repeated="2" table:style-name="ce1" office:value-type="float" office:value="-0.0119849341037603" calcext:value-type="float">
            <text:p>-0,0119849341</text:p>
          </table:table-cell>
          <table:table-cell table:style-name="ce1" office:value-type="float" office:value="-0.0354001857340336" calcext:value-type="float">
            <text:p>-0,0354001857</text:p>
          </table:table-cell>
          <table:table-cell table:style-name="ce1" office:value-type="float" office:value="4.02133846282959" calcext:value-type="float">
            <text:p>4,0213384628</text:p>
          </table:table-cell>
          <table:table-cell table:style-name="ce1" office:value-type="float" office:value="-0.598772644996643" calcext:value-type="float">
            <text:p>-0,598772645</text:p>
          </table:table-cell>
          <table:table-cell table:style-name="ce1" office:value-type="string" calcext:value-type="string">
            <text:p>-9.504219556032976e-05</text:p>
          </table:table-cell>
          <table:table-cell table:style-name="ce1" office:value-type="string" calcext:value-type="string">
            <text:p>-0.011984934103760333</text:p>
          </table:table-cell>
          <table:table-cell table:style-name="ce1" office:value-type="string" calcext:value-type="string">
            <text:p>-0.05540451425784761</text:p>
          </table:table-cell>
          <table:table-cell table:style-name="ce1" office:value-type="float" office:value="-0.00938991639338417" calcext:value-type="float">
            <text:p>-0,0093899164</text:p>
          </table:table-cell>
          <table:table-cell table:style-name="ce1" office:value-type="float" office:value="-0.00346669748178999" calcext:value-type="float">
            <text:p>-0,0034666975</text:p>
          </table:table-cell>
          <table:table-cell table:style-name="ce1" office:value-type="float" office:value="-0.00999548409927038" calcext:value-type="float">
            <text:p>-0,0099954841</text:p>
          </table:table-cell>
          <table:table-cell table:style-name="ce1" office:value-type="float" office:value="0.133227341591293" calcext:value-type="float">
            <text:p>0,1332273416</text:p>
          </table:table-cell>
          <table:table-cell table:style-name="ce1" office:value-type="float" office:value="-0.122486808665514" calcext:value-type="float">
            <text:p>-0,122486808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200256216559323" calcext:value-type="float">
            <text:p>-0,0020025622</text:p>
          </table:table-cell>
          <table:table-cell table:style-name="ce1" office:value-type="float" office:value="0.0036025796526213" calcext:value-type="float">
            <text:p>0,0036025797</text:p>
          </table:table-cell>
          <table:table-cell table:style-name="ce1" office:value-type="float" office:value="0.0236387936569107" calcext:value-type="float">
            <text:p>0,0236387937</text:p>
          </table:table-cell>
          <table:table-cell table:style-name="ce1" office:value-type="float" office:value="0.533697843551636" calcext:value-type="float">
            <text:p>0,5336978436</text:p>
          </table:table-cell>
          <table:table-cell table:style-name="ce1" office:value-type="float" office:value="0.533697605133057" calcext:value-type="float">
            <text:p>0,5336976051</text:p>
          </table:table-cell>
          <table:table-cell table:style-name="ce1" office:value-type="float" office:value="0.533697843551636" calcext:value-type="float">
            <text:p>0,5336978436</text:p>
          </table:table-cell>
          <table:table-cell table:style-name="ce1" office:value-type="float" office:value="-0.0354001857340336" calcext:value-type="float">
            <text:p>-0,0354001857</text:p>
          </table:table-cell>
          <table:table-cell table:style-name="ce1" office:value-type="float" office:value="4.02133846282959" calcext:value-type="float">
            <text:p>4,0213384628</text:p>
          </table:table-cell>
          <table:table-cell table:style-name="ce1" office:value-type="float" office:value="-0.598772644996643" calcext:value-type="float">
            <text:p>-0,598772645</text:p>
          </table:table-cell>
        </table:table-row>
        <table:table-row table:style-name="ro1">
          <table:table-cell table:style-name="ce1" office:value-type="string" calcext:value-type="string">
            <text:p>2.7069051265716553</text:p>
          </table:table-cell>
          <table:table-cell table:style-name="ce1" office:value-type="string" calcext:value-type="string">
            <text:p>0.021764755249023438</text:p>
          </table:table-cell>
          <table:table-cell table:style-name="ce1" office:value-type="string" calcext:value-type="string">
            <text:p>79.87427186965942</text:p>
          </table:table-cell>
          <table:table-cell table:style-name="ce1" office:value-type="float" office:value="0.0390294327308642" calcext:value-type="float">
            <text:p>0,0390294327</text:p>
          </table:table-cell>
          <table:table-cell table:style-name="ce1" office:value-type="float" office:value="0.00862981005209602" calcext:value-type="float">
            <text:p>0,0086298101</text:p>
          </table:table-cell>
          <table:table-cell table:style-name="ce1" office:value-type="float" office:value="0.46573934952418" calcext:value-type="float">
            <text:p>0,4657393495</text:p>
          </table:table-cell>
          <table:table-cell table:style-name="ce1" office:value-type="float" office:value="-0.00181690488607934" calcext:value-type="float">
            <text:p>-0,0018169049</text:p>
          </table:table-cell>
          <table:table-cell table:number-columns-repeated="2" table:style-name="ce1" office:value-type="float" office:value="-0.0116166507306479" calcext:value-type="float">
            <text:p>-0,0116166507</text:p>
          </table:table-cell>
          <table:table-cell table:style-name="ce1" office:value-type="float" office:value="-0.03549849614501" calcext:value-type="float">
            <text:p>-0,0354984961</text:p>
          </table:table-cell>
          <table:table-cell table:style-name="ce1" office:value-type="float" office:value="4.01857376098633" calcext:value-type="float">
            <text:p>4,018573761</text:p>
          </table:table-cell>
          <table:table-cell table:style-name="ce1" office:value-type="float" office:value="-0.58452320098877" calcext:value-type="float">
            <text:p>-0,584523201</text:p>
          </table:table-cell>
          <table:table-cell table:style-name="ce1" office:value-type="string" calcext:value-type="string">
            <text:p>-0.001816904886079344</text:p>
          </table:table-cell>
          <table:table-cell table:style-name="ce1" office:value-type="string" calcext:value-type="string">
            <text:p>-0.011616650730647866</text:p>
          </table:table-cell>
          <table:table-cell table:style-name="ce1" office:value-type="string" calcext:value-type="string">
            <text:p>-0.054481476962138425</text:p>
          </table:table-cell>
          <table:table-cell table:style-name="ce1" office:value-type="float" office:value="-0.0096542102081362" calcext:value-type="float">
            <text:p>-0,0096542102</text:p>
          </table:table-cell>
          <table:table-cell table:style-name="ce1" office:value-type="float" office:value="-0.00271806001385105" calcext:value-type="float">
            <text:p>-0,00271806</text:p>
          </table:table-cell>
          <table:table-cell table:style-name="ce1" office:value-type="float" office:value="-0.00919493489530352" calcext:value-type="float">
            <text:p>-0,0091949349</text:p>
          </table:table-cell>
          <table:table-cell table:style-name="ce1" office:value-type="float" office:value="0.112395443465117" calcext:value-type="float">
            <text:p>0,1123954435</text:p>
          </table:table-cell>
          <table:table-cell table:style-name="ce1" office:value-type="float" office:value="-0.128351889647302" calcext:value-type="float">
            <text:p>-0,128351889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195972390331166" calcext:value-type="float">
            <text:p>-0,0019597239</text:p>
          </table:table-cell>
          <table:table-cell table:style-name="ce1" office:value-type="float" office:value="0.00555106829124812" calcext:value-type="float">
            <text:p>0,0055510683</text:p>
          </table:table-cell>
          <table:table-cell table:style-name="ce1" office:value-type="float" office:value="0.0285383173266036" calcext:value-type="float">
            <text:p>0,0285383173</text:p>
          </table:table-cell>
          <table:table-cell table:style-name="ce1" office:value-type="float" office:value="0.539451122283936" calcext:value-type="float">
            <text:p>0,5394511223</text:p>
          </table:table-cell>
          <table:table-cell table:style-name="ce1" office:value-type="float" office:value="0.539454698562622" calcext:value-type="float">
            <text:p>0,5394546986</text:p>
          </table:table-cell>
          <table:table-cell table:style-name="ce1" office:value-type="float" office:value="0.539456367492676" calcext:value-type="float">
            <text:p>0,5394563675</text:p>
          </table:table-cell>
          <table:table-cell table:style-name="ce1" office:value-type="float" office:value="-0.03549849614501" calcext:value-type="float">
            <text:p>-0,0354984961</text:p>
          </table:table-cell>
          <table:table-cell table:style-name="ce1" office:value-type="float" office:value="4.01857376098633" calcext:value-type="float">
            <text:p>4,018573761</text:p>
          </table:table-cell>
          <table:table-cell table:style-name="ce1" office:value-type="float" office:value="-0.58452320098877" calcext:value-type="float">
            <text:p>-0,584523201</text:p>
          </table:table-cell>
        </table:table-row>
        <table:table-row table:style-name="ro1">
          <table:table-cell table:style-name="ce1" office:value-type="string" calcext:value-type="string">
            <text:p>2.7281901836395264</text:p>
          </table:table-cell>
          <table:table-cell table:style-name="ce1" office:value-type="string" calcext:value-type="string">
            <text:p>0.021285057067871094</text:p>
          </table:table-cell>
          <table:table-cell table:style-name="ce1" office:value-type="string" calcext:value-type="string">
            <text:p>80.42825198173523</text:p>
          </table:table-cell>
          <table:table-cell table:style-name="ce1" office:value-type="float" office:value="0.038505007836962" calcext:value-type="float">
            <text:p>0,0385050078</text:p>
          </table:table-cell>
          <table:table-cell table:style-name="ce1" office:value-type="float" office:value="0.00554890125590365" calcext:value-type="float">
            <text:p>0,0055489013</text:p>
          </table:table-cell>
          <table:table-cell table:style-name="ce1" office:value-type="float" office:value="0.447604584841081" calcext:value-type="float">
            <text:p>0,4476045848</text:p>
          </table:table-cell>
          <table:table-cell table:style-name="ce1" office:value-type="float" office:value="-0.00340337222074578" calcext:value-type="float">
            <text:p>-0,0034033722</text:p>
          </table:table-cell>
          <table:table-cell table:number-columns-repeated="2" table:style-name="ce1" office:value-type="float" office:value="-0.011410989084888" calcext:value-type="float">
            <text:p>-0,0114109891</text:p>
          </table:table-cell>
          <table:table-cell table:style-name="ce1" office:value-type="float" office:value="-0.03549849614501" calcext:value-type="float">
            <text:p>-0,0354984961</text:p>
          </table:table-cell>
          <table:table-cell table:style-name="ce1" office:value-type="float" office:value="4.01857376098633" calcext:value-type="float">
            <text:p>4,018573761</text:p>
          </table:table-cell>
          <table:table-cell table:style-name="ce1" office:value-type="float" office:value="-0.58452320098877" calcext:value-type="float">
            <text:p>-0,584523201</text:p>
          </table:table-cell>
          <table:table-cell table:style-name="ce1" office:value-type="string" calcext:value-type="string">
            <text:p>-0.003403372220745782</text:p>
          </table:table-cell>
          <table:table-cell table:style-name="ce1" office:value-type="string" calcext:value-type="string">
            <text:p>-0.011410989084888044</text:p>
          </table:table-cell>
          <table:table-cell table:style-name="ce1" office:value-type="string" calcext:value-type="string">
            <text:p>-0.05411433339936019</text:p>
          </table:table-cell>
          <table:table-cell table:style-name="ce1" office:value-type="float" office:value="-0.00975735818271606" calcext:value-type="float">
            <text:p>-0,0097573582</text:p>
          </table:table-cell>
          <table:table-cell table:style-name="ce1" office:value-type="float" office:value="-0.002157452513024" calcext:value-type="float">
            <text:p>-0,0021574525</text:p>
          </table:table-cell>
          <table:table-cell table:style-name="ce1" office:value-type="float" office:value="-0.00861844617525737" calcext:value-type="float">
            <text:p>-0,0086184462</text:p>
          </table:table-cell>
          <table:table-cell table:style-name="ce1" office:value-type="float" office:value="0.0909373994983679" calcext:value-type="float">
            <text:p>0,0909373995</text:p>
          </table:table-cell>
          <table:table-cell table:style-name="ce1" office:value-type="float" office:value="-0.133096513250883" calcext:value-type="float">
            <text:p>-0,133096513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750451800998792" calcext:value-type="float">
            <text:p>-0,0007504518</text:p>
          </table:table-cell>
          <table:table-cell table:style-name="ce1" office:value-type="float" office:value="0.00407866810953462" calcext:value-type="float">
            <text:p>0,0040786681</text:p>
          </table:table-cell>
          <table:table-cell table:style-name="ce1" office:value-type="float" office:value="0.020164511035887" calcext:value-type="float">
            <text:p>0,020164511</text:p>
          </table:table-cell>
          <table:table-cell table:style-name="ce1" office:value-type="float" office:value="0.54979133605957" calcext:value-type="float">
            <text:p>0,5497913361</text:p>
          </table:table-cell>
          <table:table-cell table:style-name="ce1" office:value-type="float" office:value="0.549794673919678" calcext:value-type="float">
            <text:p>0,5497946739</text:p>
          </table:table-cell>
          <table:table-cell table:style-name="ce1" office:value-type="float" office:value="0.549793720245361" calcext:value-type="float">
            <text:p>0,5497937202</text:p>
          </table:table-cell>
          <table:table-cell table:style-name="ce1" office:value-type="float" office:value="-0.03549849614501" calcext:value-type="float">
            <text:p>-0,0354984961</text:p>
          </table:table-cell>
          <table:table-cell table:style-name="ce1" office:value-type="float" office:value="4.01857376098633" calcext:value-type="float">
            <text:p>4,018573761</text:p>
          </table:table-cell>
          <table:table-cell table:style-name="ce1" office:value-type="float" office:value="-0.58452320098877" calcext:value-type="float">
            <text:p>-0,584523201</text:p>
          </table:table-cell>
        </table:table-row>
        <table:table-row table:style-name="ro1">
          <table:table-cell table:style-name="ce1" office:value-type="string" calcext:value-type="string">
            <text:p>2.7414791584014893</text:p>
          </table:table-cell>
          <table:table-cell table:style-name="ce1" office:value-type="string" calcext:value-type="string">
            <text:p>0.01328897476196289</text:p>
          </table:table-cell>
          <table:table-cell table:style-name="ce1" office:value-type="string" calcext:value-type="string">
            <text:p>80.98908638954163</text:p>
          </table:table-cell>
          <table:table-cell table:style-name="ce1" office:value-type="float" office:value="0.037746834483883" calcext:value-type="float">
            <text:p>0,0377468345</text:p>
          </table:table-cell>
          <table:table-cell table:style-name="ce1" office:value-type="float" office:value="0.0037163778956991" calcext:value-type="float">
            <text:p>0,0037163779</text:p>
          </table:table-cell>
          <table:table-cell table:style-name="ce1" office:value-type="float" office:value="0.435855152062428" calcext:value-type="float">
            <text:p>0,4358551521</text:p>
          </table:table-cell>
          <table:table-cell table:style-name="ce1" office:value-type="float" office:value="-0.00476686155356949" calcext:value-type="float">
            <text:p>-0,0047668616</text:p>
          </table:table-cell>
          <table:table-cell table:number-columns-repeated="2" table:style-name="ce1" office:value-type="float" office:value="-0.0108384692571225" calcext:value-type="float">
            <text:p>-0,0108384693</text:p>
          </table:table-cell>
          <table:table-cell table:style-name="ce1" office:value-type="float" office:value="-0.0358947776257992" calcext:value-type="float">
            <text:p>-0,0358947776</text:p>
          </table:table-cell>
          <table:table-cell table:style-name="ce1" office:value-type="float" office:value="4.01595067977905" calcext:value-type="float">
            <text:p>4,0159506798</text:p>
          </table:table-cell>
          <table:table-cell table:style-name="ce1" office:value-type="float" office:value="-0.57100260257721" calcext:value-type="float">
            <text:p>-0,5710026026</text:p>
          </table:table-cell>
          <table:table-cell table:style-name="ce1" office:value-type="string" calcext:value-type="string">
            <text:p>-0.004766861553569493</text:p>
          </table:table-cell>
          <table:table-cell table:style-name="ce1" office:value-type="string" calcext:value-type="string">
            <text:p>-0.010838469257122499</text:p>
          </table:table-cell>
          <table:table-cell table:style-name="ce1" office:value-type="string" calcext:value-type="string">
            <text:p>-0.05287182296814932</text:p>
          </table:table-cell>
          <table:table-cell table:style-name="ce1" office:value-type="float" office:value="-0.00962625195924049" calcext:value-type="float">
            <text:p>-0,009626252</text:p>
          </table:table-cell>
          <table:table-cell table:style-name="ce1" office:value-type="float" office:value="-0.00138722531397591" calcext:value-type="float">
            <text:p>-0,0013872253</text:p>
          </table:table-cell>
          <table:table-cell table:style-name="ce1" office:value-type="float" office:value="-0.0076754384117362" calcext:value-type="float">
            <text:p>-0,0076754384</text:p>
          </table:table-cell>
          <table:table-cell table:style-name="ce1" office:value-type="float" office:value="0.0692140337040423" calcext:value-type="float">
            <text:p>0,0692140337</text:p>
          </table:table-cell>
          <table:table-cell table:style-name="ce1" office:value-type="float" office:value="-0.136226997861371" calcext:value-type="float">
            <text:p>-0,13622699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929551379873158" calcext:value-type="float">
            <text:p>0,0009295514</text:p>
          </table:table-cell>
          <table:table-cell table:style-name="ce1" office:value-type="float" office:value="0.00546102626770341" calcext:value-type="float">
            <text:p>0,0054610263</text:p>
          </table:table-cell>
          <table:table-cell table:style-name="ce1" office:value-type="float" office:value="0.0321446177434755" calcext:value-type="float">
            <text:p>0,0321446177</text:p>
          </table:table-cell>
          <table:table-cell table:style-name="ce1" office:value-type="float" office:value="0.564169883728027" calcext:value-type="float">
            <text:p>0,5641698837</text:p>
          </table:table-cell>
          <table:table-cell table:style-name="ce1" office:value-type="float" office:value="0.564162969589233" calcext:value-type="float">
            <text:p>0,5641629696</text:p>
          </table:table-cell>
          <table:table-cell table:style-name="ce1" office:value-type="float" office:value="0.564161777496338" calcext:value-type="float">
            <text:p>0,5641617775</text:p>
          </table:table-cell>
          <table:table-cell table:style-name="ce1" office:value-type="float" office:value="-0.0358947776257992" calcext:value-type="float">
            <text:p>-0,0358947776</text:p>
          </table:table-cell>
          <table:table-cell table:style-name="ce1" office:value-type="float" office:value="4.01595067977905" calcext:value-type="float">
            <text:p>4,0159506798</text:p>
          </table:table-cell>
          <table:table-cell table:style-name="ce1" office:value-type="float" office:value="-0.57100260257721" calcext:value-type="float">
            <text:p>-0,5710026026</text:p>
          </table:table-cell>
        </table:table-row>
        <table:table-row table:style-name="ro1">
          <table:table-cell table:style-name="ce1" office:value-type="string" calcext:value-type="string">
            <text:p>2.757687568664551</text:p>
          </table:table-cell>
          <table:table-cell table:style-name="ce1" office:value-type="string" calcext:value-type="string">
            <text:p>0.016208410263061523</text:p>
          </table:table-cell>
          <table:table-cell table:style-name="ce1" office:value-type="string" calcext:value-type="string">
            <text:p>81.50928544998169</text:p>
          </table:table-cell>
          <table:table-cell table:style-name="ce1" office:value-type="float" office:value="0.0374485644882683" calcext:value-type="float">
            <text:p>0,0374485645</text:p>
          </table:table-cell>
          <table:table-cell table:style-name="ce1" office:value-type="float" office:value="0.00292765588447866" calcext:value-type="float">
            <text:p>0,0029276559</text:p>
          </table:table-cell>
          <table:table-cell table:style-name="ce1" office:value-type="float" office:value="0.432236815676277" calcext:value-type="float">
            <text:p>0,4322368157</text:p>
          </table:table-cell>
          <table:table-cell table:style-name="ce1" office:value-type="float" office:value="-0.00593650159252203" calcext:value-type="float">
            <text:p>-0,0059365016</text:p>
          </table:table-cell>
          <table:table-cell table:number-columns-repeated="2" table:style-name="ce1" office:value-type="float" office:value="-0.0105447403741688" calcext:value-type="float">
            <text:p>-0,0105447404</text:p>
          </table:table-cell>
          <table:table-cell table:style-name="ce1" office:value-type="float" office:value="-0.0367218479514122" calcext:value-type="float">
            <text:p>-0,036721848</text:p>
          </table:table-cell>
          <table:table-cell table:style-name="ce1" office:value-type="float" office:value="4.01329803466797" calcext:value-type="float">
            <text:p>4,0132980347</text:p>
          </table:table-cell>
          <table:table-cell table:style-name="ce1" office:value-type="float" office:value="-0.557525634765625" calcext:value-type="float">
            <text:p>-0,5575256348</text:p>
          </table:table-cell>
          <table:table-cell table:style-name="ce1" office:value-type="string" calcext:value-type="string">
            <text:p>-0.005936501592522031</text:p>
          </table:table-cell>
          <table:table-cell table:style-name="ce1" office:value-type="string" calcext:value-type="string">
            <text:p>-0.010544740374168825</text:p>
          </table:table-cell>
          <table:table-cell table:style-name="ce1" office:value-type="string" calcext:value-type="string">
            <text:p>-0.052496917285606993</text:p>
          </table:table-cell>
          <table:table-cell table:style-name="ce1" office:value-type="float" office:value="-0.00943670862097075" calcext:value-type="float">
            <text:p>-0,0094367086</text:p>
          </table:table-cell>
          <table:table-cell table:style-name="ce1" office:value-type="float" office:value="-0.000929094473924775" calcext:value-type="float">
            <text:p>-0,0009290945</text:p>
          </table:table-cell>
          <table:table-cell table:style-name="ce1" office:value-type="float" office:value="-0.00706446790724625" calcext:value-type="float">
            <text:p>-0,0070644679</text:p>
          </table:table-cell>
          <table:table-cell table:style-name="ce1" office:value-type="float" office:value="0.0496785738128383" calcext:value-type="float">
            <text:p>0,0496785738</text:p>
          </table:table-cell>
          <table:table-cell table:style-name="ce1" office:value-type="float" office:value="-0.138150400349566" calcext:value-type="float">
            <text:p>-0,138150400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146495880967963" calcext:value-type="float">
            <text:p>0,0014649588</text:p>
          </table:table-cell>
          <table:table-cell table:style-name="ce1" office:value-type="float" office:value="0.00354078220810087" calcext:value-type="float">
            <text:p>0,0035407822</text:p>
          </table:table-cell>
          <table:table-cell table:style-name="ce1" office:value-type="float" office:value="0.0227020248655702" calcext:value-type="float">
            <text:p>0,0227020249</text:p>
          </table:table-cell>
          <table:table-cell table:style-name="ce1" office:value-type="float" office:value="0.517539024353027" calcext:value-type="float">
            <text:p>0,5175390244</text:p>
          </table:table-cell>
          <table:table-cell table:style-name="ce1" office:value-type="float" office:value="0.517547607421875" calcext:value-type="float">
            <text:p>0,5175476074</text:p>
          </table:table-cell>
          <table:table-cell table:style-name="ce1" office:value-type="float" office:value="0.517549991607666" calcext:value-type="float">
            <text:p>0,5175499916</text:p>
          </table:table-cell>
          <table:table-cell table:style-name="ce1" office:value-type="float" office:value="-0.0367218479514122" calcext:value-type="float">
            <text:p>-0,036721848</text:p>
          </table:table-cell>
          <table:table-cell table:style-name="ce1" office:value-type="float" office:value="4.01329803466797" calcext:value-type="float">
            <text:p>4,0132980347</text:p>
          </table:table-cell>
          <table:table-cell table:style-name="ce1" office:value-type="float" office:value="-0.557525634765625" calcext:value-type="float">
            <text:p>-0,5575256348</text:p>
          </table:table-cell>
        </table:table-row>
        <table:table-row table:style-name="ro1">
          <table:table-cell table:style-name="ce1" office:value-type="string" calcext:value-type="string">
            <text:p>2.7708258628845215</text:p>
          </table:table-cell>
          <table:table-cell table:style-name="ce1" office:value-type="string" calcext:value-type="string">
            <text:p>0.013138294219970703</text:p>
          </table:table-cell>
          <table:table-cell table:style-name="ce1" office:value-type="string" calcext:value-type="string">
            <text:p>82.12150430679321</text:p>
          </table:table-cell>
          <table:table-cell table:style-name="ce1" office:value-type="float" office:value="0.0360492384190568" calcext:value-type="float">
            <text:p>0,0360492384</text:p>
          </table:table-cell>
          <table:table-cell table:style-name="ce1" office:value-type="float" office:value="0.00092986173623092" calcext:value-type="float">
            <text:p>0,0009298617</text:p>
          </table:table-cell>
          <table:table-cell table:style-name="ce1" office:value-type="float" office:value="0.420207184038044" calcext:value-type="float">
            <text:p>0,420207184</text:p>
          </table:table-cell>
          <table:table-cell table:style-name="ce1" office:value-type="float" office:value="-0.00748005637584169" calcext:value-type="float">
            <text:p>-0,0074800564</text:p>
          </table:table-cell>
          <table:table-cell table:number-columns-repeated="2" table:style-name="ce1" office:value-type="float" office:value="-0.0105077657960728" calcext:value-type="float">
            <text:p>-0,0105077658</text:p>
          </table:table-cell>
          <table:table-cell table:style-name="ce1" office:value-type="float" office:value="-0.0379387587308884" calcext:value-type="float">
            <text:p>-0,0379387587</text:p>
          </table:table-cell>
          <table:table-cell table:style-name="ce1" office:value-type="float" office:value="4.01088094711304" calcext:value-type="float">
            <text:p>4,0108809471</text:p>
          </table:table-cell>
          <table:table-cell table:style-name="ce1" office:value-type="float" office:value="-0.544104814529419" calcext:value-type="float">
            <text:p>-0,5441048145</text:p>
          </table:table-cell>
          <table:table-cell table:style-name="ce1" office:value-type="string" calcext:value-type="string">
            <text:p>-0.007480056375841692</text:p>
          </table:table-cell>
          <table:table-cell table:style-name="ce1" office:value-type="string" calcext:value-type="string">
            <text:p>-0.010507765796072786</text:p>
          </table:table-cell>
          <table:table-cell table:style-name="ce1" office:value-type="string" calcext:value-type="string">
            <text:p>-0.05272838299463184</text:p>
          </table:table-cell>
          <table:table-cell table:style-name="ce1" office:value-type="float" office:value="-0.00936214112206707" calcext:value-type="float">
            <text:p>-0,0093621411</text:p>
          </table:table-cell>
          <table:table-cell table:style-name="ce1" office:value-type="float" office:value="-0.000731913971119664" calcext:value-type="float">
            <text:p>-0,000731914</text:p>
          </table:table-cell>
          <table:table-cell table:style-name="ce1" office:value-type="float" office:value="-0.00687631441516641" calcext:value-type="float">
            <text:p>-0,0068763144</text:p>
          </table:table-cell>
          <table:table-cell table:style-name="ce1" office:value-type="float" office:value="0.0267789185546417" calcext:value-type="float">
            <text:p>0,0267789186</text:p>
          </table:table-cell>
          <table:table-cell table:style-name="ce1" office:value-type="float" office:value="-0.1399406326792" calcext:value-type="float">
            <text:p>-0,13994063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487770800029609" calcext:value-type="float">
            <text:p>0,0004877708</text:p>
          </table:table-cell>
          <table:table-cell table:style-name="ce1" office:value-type="float" office:value="0.00128983629618581" calcext:value-type="float">
            <text:p>0,0012898363</text:p>
          </table:table-cell>
          <table:table-cell table:style-name="ce1" office:value-type="float" office:value="0.00591725682138272" calcext:value-type="float">
            <text:p>0,0059172568</text:p>
          </table:table-cell>
          <table:table-cell table:style-name="ce1" office:value-type="float" office:value="0.611496210098267" calcext:value-type="float">
            <text:p>0,6114962101</text:p>
          </table:table-cell>
          <table:table-cell table:style-name="ce1" office:value-type="float" office:value="0.61149001121521" calcext:value-type="float">
            <text:p>0,6114900112</text:p>
          </table:table-cell>
          <table:table-cell table:style-name="ce1" office:value-type="float" office:value="0.611488819122314" calcext:value-type="float">
            <text:p>0,6114888191</text:p>
          </table:table-cell>
          <table:table-cell table:style-name="ce1" office:value-type="float" office:value="-0.0379387587308884" calcext:value-type="float">
            <text:p>-0,0379387587</text:p>
          </table:table-cell>
          <table:table-cell table:style-name="ce1" office:value-type="float" office:value="4.01088094711304" calcext:value-type="float">
            <text:p>4,0108809471</text:p>
          </table:table-cell>
          <table:table-cell table:style-name="ce1" office:value-type="float" office:value="-0.544104814529419" calcext:value-type="float">
            <text:p>-0,5441048145</text:p>
          </table:table-cell>
        </table:table-row>
        <table:table-row table:style-name="ro1">
          <table:table-cell table:style-name="ce1" office:value-type="string" calcext:value-type="string">
            <text:p>2.785795211791992</text:p>
          </table:table-cell>
          <table:table-cell table:style-name="ce1" office:value-type="string" calcext:value-type="string">
            <text:p>0.014969348907470703</text:p>
          </table:table-cell>
          <table:table-cell table:style-name="ce1" office:value-type="string" calcext:value-type="string">
            <text:p>82.71041870117188</text:p>
          </table:table-cell>
          <table:table-cell table:style-name="ce1" office:value-type="float" office:value="0.0328563812201739" calcext:value-type="float">
            <text:p>0,0328563812</text:p>
          </table:table-cell>
          <table:table-cell table:style-name="ce1" office:value-type="float" office:value="-0.00212247559605281" calcext:value-type="float">
            <text:p>-0,0021224756</text:p>
          </table:table-cell>
          <table:table-cell table:style-name="ce1" office:value-type="float" office:value="0.400108771559633" calcext:value-type="float">
            <text:p>0,4001087716</text:p>
          </table:table-cell>
          <table:table-cell table:style-name="ce1" office:value-type="float" office:value="-0.00858759530089566" calcext:value-type="float">
            <text:p>-0,0085875953</text:p>
          </table:table-cell>
          <table:table-cell table:number-columns-repeated="2" table:style-name="ce1" office:value-type="float" office:value="-0.0100140945155888" calcext:value-type="float">
            <text:p>-0,0100140945</text:p>
          </table:table-cell>
          <table:table-cell table:style-name="ce1" office:value-type="float" office:value="-0.0395352616906166" calcext:value-type="float">
            <text:p>-0,0395352617</text:p>
          </table:table-cell>
          <table:table-cell table:style-name="ce1" office:value-type="float" office:value="4.00818872451782" calcext:value-type="float">
            <text:p>4,0081887245</text:p>
          </table:table-cell>
          <table:table-cell table:style-name="ce1" office:value-type="float" office:value="-0.530702114105225" calcext:value-type="float">
            <text:p>-0,5307021141</text:p>
          </table:table-cell>
          <table:table-cell table:style-name="ce1" office:value-type="string" calcext:value-type="string">
            <text:p>-0.008587595300895664</text:p>
          </table:table-cell>
          <table:table-cell table:style-name="ce1" office:value-type="string" calcext:value-type="string">
            <text:p>-0.010014094515588764</text:p>
          </table:table-cell>
          <table:table-cell table:style-name="ce1" office:value-type="string" calcext:value-type="string">
            <text:p>-0.05174029143102163</text:p>
          </table:table-cell>
          <table:table-cell table:style-name="ce1" office:value-type="float" office:value="-0.00901230960476419" calcext:value-type="float">
            <text:p>-0,0090123096</text:p>
          </table:table-cell>
          <table:table-cell table:style-name="ce1" office:value-type="float" office:value="-0.00023246543405773" calcext:value-type="float">
            <text:p>-0,0002324654</text:p>
          </table:table-cell>
          <table:table-cell table:style-name="ce1" office:value-type="float" office:value="-0.00625077356997831" calcext:value-type="float">
            <text:p>-0,0062507736</text:p>
          </table:table-cell>
          <table:table-cell table:style-name="ce1" office:value-type="float" office:value="0.00554139673801252" calcext:value-type="float">
            <text:p>0,0055413967</text:p>
          </table:table-cell>
          <table:table-cell table:style-name="ce1" office:value-type="float" office:value="-0.140488442497309" calcext:value-type="float">
            <text:p>-0,14048844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37526014242909" calcext:value-type="float">
            <text:p>0,0023752601</text:p>
          </table:table-cell>
          <table:table-cell table:style-name="ce1" office:value-type="float" office:value="0.00339108988906968" calcext:value-type="float">
            <text:p>0,0033910899</text:p>
          </table:table-cell>
          <table:table-cell table:style-name="ce1" office:value-type="float" office:value="0.0204192855582675" calcext:value-type="float">
            <text:p>0,0204192856</text:p>
          </table:table-cell>
          <table:table-cell table:style-name="ce1" office:value-type="float" office:value="0.589125394821167" calcext:value-type="float">
            <text:p>0,5891253948</text:p>
          </table:table-cell>
          <table:table-cell table:style-name="ce1" office:value-type="float" office:value="0.589130401611328" calcext:value-type="float">
            <text:p>0,5891304016</text:p>
          </table:table-cell>
          <table:table-cell table:style-name="ce1" office:value-type="float" office:value="0.589130878448486" calcext:value-type="float">
            <text:p>0,5891308784</text:p>
          </table:table-cell>
          <table:table-cell table:style-name="ce1" office:value-type="float" office:value="-0.0395352616906166" calcext:value-type="float">
            <text:p>-0,0395352617</text:p>
          </table:table-cell>
          <table:table-cell table:style-name="ce1" office:value-type="float" office:value="4.00818872451782" calcext:value-type="float">
            <text:p>4,0081887245</text:p>
          </table:table-cell>
          <table:table-cell table:style-name="ce1" office:value-type="float" office:value="-0.530702114105225" calcext:value-type="float">
            <text:p>-0,5307021141</text:p>
          </table:table-cell>
        </table:table-row>
        <table:table-row table:style-name="ro1">
          <table:table-cell table:style-name="ce1" office:value-type="string" calcext:value-type="string">
            <text:p>2.812208652496338</text:p>
          </table:table-cell>
          <table:table-cell table:style-name="ce1" office:value-type="string" calcext:value-type="string">
            <text:p>0.026413440704345703</text:p>
          </table:table-cell>
          <table:table-cell table:style-name="ce1" office:value-type="string" calcext:value-type="string">
            <text:p>83.29466938972473</text:p>
          </table:table-cell>
          <table:table-cell table:style-name="ce1" office:value-type="float" office:value="0.0322713221791258" calcext:value-type="float">
            <text:p>0,0322713222</text:p>
          </table:table-cell>
          <table:table-cell table:style-name="ce1" office:value-type="float" office:value="-0.00285164242463738" calcext:value-type="float">
            <text:p>-0,0028516424</text:p>
          </table:table-cell>
          <table:table-cell table:style-name="ce1" office:value-type="float" office:value="0.395822432674008" calcext:value-type="float">
            <text:p>0,3958224327</text:p>
          </table:table-cell>
          <table:table-cell table:style-name="ce1" office:value-type="float" office:value="-0.00908520708801869" calcext:value-type="float">
            <text:p>-0,0090852071</text:p>
          </table:table-cell>
          <table:table-cell table:number-columns-repeated="2" table:style-name="ce1" office:value-type="float" office:value="-0.0091357905935303" calcext:value-type="float">
            <text:p>-0,0091357906</text:p>
          </table:table-cell>
          <table:table-cell table:style-name="ce1" office:value-type="float" office:value="-0.0410720892250538" calcext:value-type="float">
            <text:p>-0,0410720892</text:p>
          </table:table-cell>
          <table:table-cell table:style-name="ce1" office:value-type="float" office:value="4.00570631027222" calcext:value-type="float">
            <text:p>4,0057063103</text:p>
          </table:table-cell>
          <table:table-cell table:style-name="ce1" office:value-type="float" office:value="-0.51765513420105" calcext:value-type="float">
            <text:p>-0,5176551342</text:p>
          </table:table-cell>
          <table:table-cell table:style-name="ce1" office:value-type="string" calcext:value-type="string">
            <text:p>-0.009085207088018693</text:p>
          </table:table-cell>
          <table:table-cell table:style-name="ce1" office:value-type="string" calcext:value-type="string">
            <text:p>-0.009135790593530296</text:p>
          </table:table-cell>
          <table:table-cell table:style-name="ce1" office:value-type="string" calcext:value-type="string">
            <text:p>-0.050345621369797665</text:p>
          </table:table-cell>
          <table:table-cell table:style-name="ce1" office:value-type="float" office:value="-0.00821409530504348" calcext:value-type="float">
            <text:p>-0,0082140953</text:p>
          </table:table-cell>
          <table:table-cell table:style-name="ce1" office:value-type="float" office:value="0.000530618899013203" calcext:value-type="float">
            <text:p>0,0005306189</text:p>
          </table:table-cell>
          <table:table-cell table:style-name="ce1" office:value-type="float" office:value="-0.00520565612110091" calcext:value-type="float">
            <text:p>-0,0052056561</text:p>
          </table:table-cell>
          <table:table-cell table:style-name="ce1" office:value-type="float" office:value="-0.0136545592674995" calcext:value-type="float">
            <text:p>-0,0136545593</text:p>
          </table:table-cell>
          <table:table-cell table:style-name="ce1" office:value-type="float" office:value="-0.139248423633775" calcext:value-type="float">
            <text:p>-0,139248423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46499133869385" calcext:value-type="float">
            <text:p>0,0054649913</text:p>
          </table:table-cell>
          <table:table-cell table:style-name="ce1" office:value-type="float" office:value="0.0052245265690792" calcext:value-type="float">
            <text:p>0,0052245266</text:p>
          </table:table-cell>
          <table:table-cell table:style-name="ce1" office:value-type="float" office:value="0.0344013900521299" calcext:value-type="float">
            <text:p>0,0344013901</text:p>
          </table:table-cell>
          <table:table-cell table:style-name="ce1" office:value-type="float" office:value="0.584238290786743" calcext:value-type="float">
            <text:p>0,5842382908</text:p>
          </table:table-cell>
          <table:table-cell table:style-name="ce1" office:value-type="float" office:value="0.584232330322266" calcext:value-type="float">
            <text:p>0,5842323303</text:p>
          </table:table-cell>
          <table:table-cell table:style-name="ce1" office:value-type="float" office:value="0.584232568740845" calcext:value-type="float">
            <text:p>0,5842325687</text:p>
          </table:table-cell>
          <table:table-cell table:style-name="ce1" office:value-type="float" office:value="-0.0410720892250538" calcext:value-type="float">
            <text:p>-0,0410720892</text:p>
          </table:table-cell>
          <table:table-cell table:style-name="ce1" office:value-type="float" office:value="4.00570631027222" calcext:value-type="float">
            <text:p>4,0057063103</text:p>
          </table:table-cell>
          <table:table-cell table:style-name="ce1" office:value-type="float" office:value="-0.51765513420105" calcext:value-type="float">
            <text:p>-0,5176551342</text:p>
          </table:table-cell>
        </table:table-row>
        <table:table-row table:style-name="ro1">
          <table:table-cell table:style-name="ce1" office:value-type="string" calcext:value-type="string">
            <text:p>2.8316586017608643</text:p>
          </table:table-cell>
          <table:table-cell table:style-name="ce1" office:value-type="string" calcext:value-type="string">
            <text:p>0.019449949264526367</text:p>
          </table:table-cell>
          <table:table-cell table:style-name="ce1" office:value-type="string" calcext:value-type="string">
            <text:p>84.04418230056763</text:p>
          </table:table-cell>
          <table:table-cell table:style-name="ce1" office:value-type="float" office:value="0.0295377378409475" calcext:value-type="float">
            <text:p>0,0295377378</text:p>
          </table:table-cell>
          <table:table-cell table:style-name="ce1" office:value-type="float" office:value="-0.00498156382394725" calcext:value-type="float">
            <text:p>-0,0049815638</text:p>
          </table:table-cell>
          <table:table-cell table:style-name="ce1" office:value-type="float" office:value="0.382089489771996" calcext:value-type="float">
            <text:p>0,3820894898</text:p>
          </table:table-cell>
          <table:table-cell table:style-name="ce1" office:value-type="float" office:value="-0.0107041880642981" calcext:value-type="float">
            <text:p>-0,0107041881</text:p>
          </table:table-cell>
          <table:table-cell table:number-columns-repeated="2" table:style-name="ce1" office:value-type="float" office:value="-0.00886982466698174" calcext:value-type="float">
            <text:p>-0,0088698247</text:p>
          </table:table-cell>
          <table:table-cell table:style-name="ce1" office:value-type="float" office:value="-0.0427198447287083" calcext:value-type="float">
            <text:p>-0,0427198447</text:p>
          </table:table-cell>
          <table:table-cell table:style-name="ce1" office:value-type="float" office:value="4.00352001190186" calcext:value-type="float">
            <text:p>4,0035200119</text:p>
          </table:table-cell>
          <table:table-cell table:style-name="ce1" office:value-type="float" office:value="-0.505139052867889" calcext:value-type="float">
            <text:p>-0,5051390529</text:p>
          </table:table-cell>
          <table:table-cell table:style-name="ce1" office:value-type="string" calcext:value-type="string">
            <text:p>-0.010704188064298065</text:p>
          </table:table-cell>
          <table:table-cell table:style-name="ce1" office:value-type="string" calcext:value-type="string">
            <text:p>-0.00886982466698174</text:p>
          </table:table-cell>
          <table:table-cell table:style-name="ce1" office:value-type="string" calcext:value-type="string">
            <text:p>-0.05083975469539491</text:p>
          </table:table-cell>
          <table:table-cell table:style-name="ce1" office:value-type="float" office:value="-0.00806783054478145" calcext:value-type="float">
            <text:p>-0,0080678305</text:p>
          </table:table-cell>
          <table:table-cell table:style-name="ce1" office:value-type="float" office:value="0.000712910606159346" calcext:value-type="float">
            <text:p>0,0007129106</text:p>
          </table:table-cell>
          <table:table-cell table:style-name="ce1" office:value-type="float" office:value="-0.0049827664990484" calcext:value-type="float">
            <text:p>-0,0049827665</text:p>
          </table:table-cell>
          <table:table-cell table:style-name="ce1" office:value-type="float" office:value="-0.0378351456174088" calcext:value-type="float">
            <text:p>-0,0378351456</text:p>
          </table:table-cell>
          <table:table-cell table:style-name="ce1" office:value-type="float" office:value="-0.137111698154559" calcext:value-type="float">
            <text:p>-0,137111698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0780817658193207" calcext:value-type="float">
            <text:p>0,0007808177</text:p>
          </table:table-cell>
          <table:table-cell table:style-name="ce1" office:value-type="float" office:value="0.000973135334069065" calcext:value-type="float">
            <text:p>0,0009731353</text:p>
          </table:table-cell>
          <table:table-cell table:style-name="ce1" office:value-type="float" office:value="0.00572047214613969" calcext:value-type="float">
            <text:p>0,0057204721</text:p>
          </table:table-cell>
          <table:table-cell table:style-name="ce1" office:value-type="float" office:value="0.749290227890015" calcext:value-type="float">
            <text:p>0,7492902279</text:p>
          </table:table-cell>
          <table:table-cell table:style-name="ce1" office:value-type="float" office:value="0.749296426773071" calcext:value-type="float">
            <text:p>0,7492964268</text:p>
          </table:table-cell>
          <table:table-cell table:style-name="ce1" office:value-type="float" office:value="0.749298095703125" calcext:value-type="float">
            <text:p>0,7492980957</text:p>
          </table:table-cell>
          <table:table-cell table:style-name="ce1" office:value-type="float" office:value="-0.0427198447287083" calcext:value-type="float">
            <text:p>-0,0427198447</text:p>
          </table:table-cell>
          <table:table-cell table:style-name="ce1" office:value-type="float" office:value="4.00352001190186" calcext:value-type="float">
            <text:p>4,0035200119</text:p>
          </table:table-cell>
          <table:table-cell table:style-name="ce1" office:value-type="float" office:value="-0.505139052867889" calcext:value-type="float">
            <text:p>-0,5051390529</text:p>
          </table:table-cell>
        </table:table-row>
        <table:table-row table:style-name="ro1">
          <table:table-cell table:style-name="ce1" office:value-type="string" calcext:value-type="string">
            <text:p>2.8490846157073975</text:p>
          </table:table-cell>
          <table:table-cell table:style-name="ce1" office:value-type="string" calcext:value-type="string">
            <text:p>0.017426013946533203</text:p>
          </table:table-cell>
          <table:table-cell table:style-name="ce1" office:value-type="string" calcext:value-type="string">
            <text:p>84.70021080970764</text:p>
          </table:table-cell>
          <table:table-cell table:style-name="ce1" office:value-type="float" office:value="0.0274125729640083" calcext:value-type="float">
            <text:p>0,027412573</text:p>
          </table:table-cell>
          <table:table-cell table:style-name="ce1" office:value-type="float" office:value="-0.00638088283278508" calcext:value-type="float">
            <text:p>-0,0063808828</text:p>
          </table:table-cell>
          <table:table-cell table:style-name="ce1" office:value-type="float" office:value="0.37262965315654" calcext:value-type="float">
            <text:p>0,3726296532</text:p>
          </table:table-cell>
          <table:table-cell table:style-name="ce1" office:value-type="float" office:value="-0.0113261550370351" calcext:value-type="float">
            <text:p>-0,011326155</text:p>
          </table:table-cell>
          <table:table-cell table:number-columns-repeated="2" table:style-name="ce1" office:value-type="float" office:value="-0.00807316338412487" calcext:value-type="float">
            <text:p>-0,0080731634</text:p>
          </table:table-cell>
          <table:table-cell table:style-name="ce1" office:value-type="float" office:value="-0.044595293700695" calcext:value-type="float">
            <text:p>-0,0445952937</text:p>
          </table:table-cell>
          <table:table-cell table:style-name="ce1" office:value-type="float" office:value="4.0015230178833" calcext:value-type="float">
            <text:p>4,0015230179</text:p>
          </table:table-cell>
          <table:table-cell table:style-name="ce1" office:value-type="float" office:value="-0.492394477128983" calcext:value-type="float">
            <text:p>-0,4923944771</text:p>
          </table:table-cell>
          <table:table-cell table:style-name="ce1" office:value-type="string" calcext:value-type="string">
            <text:p>-0.011326155037035057</text:p>
          </table:table-cell>
          <table:table-cell table:style-name="ce1" office:value-type="string" calcext:value-type="string">
            <text:p>-0.008073163384124874</text:p>
          </table:table-cell>
          <table:table-cell table:style-name="ce1" office:value-type="string" calcext:value-type="string">
            <text:p>-0.04974583563427386</text:p>
          </table:table-cell>
          <table:table-cell table:style-name="ce1" office:value-type="float" office:value="-0.00738443446023689" calcext:value-type="float">
            <text:p>-0,0073844345</text:p>
          </table:table-cell>
          <table:table-cell table:style-name="ce1" office:value-type="float" office:value="0.00124539095598681" calcext:value-type="float">
            <text:p>0,001245391</text:p>
          </table:table-cell>
          <table:table-cell table:style-name="ce1" office:value-type="float" office:value="-0.00426865346814379" calcext:value-type="float">
            <text:p>-0,0042686535</text:p>
          </table:table-cell>
          <table:table-cell table:style-name="ce1" office:value-type="float" office:value="-0.0572320397632056" calcext:value-type="float">
            <text:p>-0,0572320398</text:p>
          </table:table-cell>
          <table:table-cell table:style-name="ce1" office:value-type="float" office:value="-0.133840400725949" calcext:value-type="float">
            <text:p>-0,133840400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16272300814332" calcext:value-type="float">
            <text:p>0,004162723</text:p>
          </table:table-cell>
          <table:table-cell table:style-name="ce1" office:value-type="float" office:value="0.00324346520675744" calcext:value-type="float">
            <text:p>0,0032434652</text:p>
          </table:table-cell>
          <table:table-cell table:style-name="ce1" office:value-type="float" office:value="0.0209127133547974" calcext:value-type="float">
            <text:p>0,0209127134</text:p>
          </table:table-cell>
          <table:table-cell table:style-name="ce1" office:value-type="float" office:value="0.656681776046753" calcext:value-type="float">
            <text:p>0,656681776</text:p>
          </table:table-cell>
          <table:table-cell table:style-name="ce1" office:value-type="float" office:value="0.656680822372437" calcext:value-type="float">
            <text:p>0,6566808224</text:p>
          </table:table-cell>
          <table:table-cell table:style-name="ce1" office:value-type="float" office:value="0.656679153442383" calcext:value-type="float">
            <text:p>0,6566791534</text:p>
          </table:table-cell>
          <table:table-cell table:style-name="ce1" office:value-type="float" office:value="-0.044595293700695" calcext:value-type="float">
            <text:p>-0,0445952937</text:p>
          </table:table-cell>
          <table:table-cell table:style-name="ce1" office:value-type="float" office:value="4.0015230178833" calcext:value-type="float">
            <text:p>4,0015230179</text:p>
          </table:table-cell>
          <table:table-cell table:style-name="ce1" office:value-type="float" office:value="-0.492394477128983" calcext:value-type="float">
            <text:p>-0,4923944771</text:p>
          </table:table-cell>
        </table:table-row>
        <table:table-row table:style-name="ro1">
          <table:table-cell table:style-name="ce1" office:value-type="string" calcext:value-type="string">
            <text:p>2.8621318340301514</text:p>
          </table:table-cell>
          <table:table-cell table:style-name="ce1" office:value-type="string" calcext:value-type="string">
            <text:p>0.013047218322753906</text:p>
          </table:table-cell>
          <table:table-cell table:style-name="ce1" office:value-type="string" calcext:value-type="string">
            <text:p>85.4107096195221</text:p>
          </table:table-cell>
          <table:table-cell table:style-name="ce1" office:value-type="float" office:value="0.0243730784399596" calcext:value-type="float">
            <text:p>0,0243730784</text:p>
          </table:table-cell>
          <table:table-cell table:style-name="ce1" office:value-type="float" office:value="-0.00820731989217255" calcext:value-type="float">
            <text:p>-0,0082073199</text:p>
          </table:table-cell>
          <table:table-cell table:style-name="ce1" office:value-type="float" office:value="0.360427659234883" calcext:value-type="float">
            <text:p>0,3604276592</text:p>
          </table:table-cell>
          <table:table-cell table:style-name="ce1" office:value-type="float" office:value="-0.0121766009494432" calcext:value-type="float">
            <text:p>-0,0121766009</text:p>
          </table:table-cell>
          <table:table-cell table:number-columns-repeated="2" table:style-name="ce1" office:value-type="float" office:value="-0.00742568457589497" calcext:value-type="float">
            <text:p>-0,0074256846</text:p>
          </table:table-cell>
          <table:table-cell table:style-name="ce1" office:value-type="float" office:value="-0.0466850958764553" calcext:value-type="float">
            <text:p>-0,0466850959</text:p>
          </table:table-cell>
          <table:table-cell table:style-name="ce1" office:value-type="float" office:value="3.99919295310974" calcext:value-type="float">
            <text:p>3,9991929531</text:p>
          </table:table-cell>
          <table:table-cell table:style-name="ce1" office:value-type="float" office:value="-0.479761749505997" calcext:value-type="float">
            <text:p>-0,4797617495</text:p>
          </table:table-cell>
          <table:table-cell table:style-name="ce1" office:value-type="string" calcext:value-type="string">
            <text:p>-0.012176600949443249</text:p>
          </table:table-cell>
          <table:table-cell table:style-name="ce1" office:value-type="string" calcext:value-type="string">
            <text:p>-0.0074256845758949655</text:p>
          </table:table-cell>
          <table:table-cell table:style-name="ce1" office:value-type="string" calcext:value-type="string">
            <text:p>-0.0494439332308717</text:p>
          </table:table-cell>
          <table:table-cell table:style-name="ce1" office:value-type="float" office:value="-0.00685314324100209" calcext:value-type="float">
            <text:p>-0,0068531432</text:p>
          </table:table-cell>
          <table:table-cell table:style-name="ce1" office:value-type="float" office:value="0.00159522070819627" calcext:value-type="float">
            <text:p>0,0015952207</text:p>
          </table:table-cell>
          <table:table-cell table:style-name="ce1" office:value-type="float" office:value="-0.00377674196414006" calcext:value-type="float">
            <text:p>-0,003776742</text:p>
          </table:table-cell>
          <table:table-cell table:style-name="ce1" office:value-type="float" office:value="-0.0767116074207652" calcext:value-type="float">
            <text:p>-0,0767116074</text:p>
          </table:table-cell>
          <table:table-cell table:style-name="ce1" office:value-type="float" office:value="-0.129306111037194" calcext:value-type="float">
            <text:p>-0,12930611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299063296854208" calcext:value-type="float">
            <text:p>0,002990633</text:p>
          </table:table-cell>
          <table:table-cell table:style-name="ce1" office:value-type="float" office:value="0.00196919280724999" calcext:value-type="float">
            <text:p>0,0019691928</text:p>
          </table:table-cell>
          <table:table-cell table:style-name="ce1" office:value-type="float" office:value="0.0133123493307345" calcext:value-type="float">
            <text:p>0,0133123493</text:p>
          </table:table-cell>
          <table:table-cell table:style-name="ce1" office:value-type="float" office:value="0.710607051849365" calcext:value-type="float">
            <text:p>0,7106070518</text:p>
          </table:table-cell>
          <table:table-cell table:style-name="ce1" office:value-type="float" office:value="0.710605382919312" calcext:value-type="float">
            <text:p>0,7106053829</text:p>
          </table:table-cell>
          <table:table-cell table:style-name="ce1" office:value-type="float" office:value="0.710606098175049" calcext:value-type="float">
            <text:p>0,7106060982</text:p>
          </table:table-cell>
          <table:table-cell table:style-name="ce1" office:value-type="float" office:value="-0.0466850958764553" calcext:value-type="float">
            <text:p>-0,0466850959</text:p>
          </table:table-cell>
          <table:table-cell table:style-name="ce1" office:value-type="float" office:value="3.99919295310974" calcext:value-type="float">
            <text:p>3,9991929531</text:p>
          </table:table-cell>
          <table:table-cell table:style-name="ce1" office:value-type="float" office:value="-0.479761749505997" calcext:value-type="float">
            <text:p>-0,4797617495</text:p>
          </table:table-cell>
        </table:table-row>
        <table:table-row table:style-name="ro1">
          <table:table-cell table:style-name="ce1" office:value-type="string" calcext:value-type="string">
            <text:p>2.8786420822143555</text:p>
          </table:table-cell>
          <table:table-cell table:style-name="ce1" office:value-type="string" calcext:value-type="string">
            <text:p>0.0165102481842041</text:p>
          </table:table-cell>
          <table:table-cell table:style-name="ce1" office:value-type="string" calcext:value-type="string">
            <text:p>86.0059974193573</text:p>
          </table:table-cell>
          <table:table-cell table:style-name="ce1" office:value-type="float" office:value="0.0214186019442378" calcext:value-type="float">
            <text:p>0,0214186019</text:p>
          </table:table-cell>
          <table:table-cell table:style-name="ce1" office:value-type="float" office:value="-0.00981660617909245" calcext:value-type="float">
            <text:p>-0,0098166062</text:p>
          </table:table-cell>
          <table:table-cell table:style-name="ce1" office:value-type="float" office:value="0.348907212416331" calcext:value-type="float">
            <text:p>0,3489072124</text:p>
          </table:table-cell>
          <table:table-cell table:style-name="ce1" office:value-type="float" office:value="-0.0124014626620469" calcext:value-type="float">
            <text:p>-0,0124014627</text:p>
          </table:table-cell>
          <table:table-cell table:number-columns-repeated="2" table:style-name="ce1" office:value-type="float" office:value="-0.00660953071626502" calcext:value-type="float">
            <text:p>-0,0066095307</text:p>
          </table:table-cell>
          <table:table-cell table:style-name="ce1" office:value-type="float" office:value="-0.0502680651843548" calcext:value-type="float">
            <text:p>-0,0502680652</text:p>
          </table:table-cell>
          <table:table-cell table:style-name="ce1" office:value-type="float" office:value="3.99710273742676" calcext:value-type="float">
            <text:p>3,9971027374</text:p>
          </table:table-cell>
          <table:table-cell table:style-name="ce1" office:value-type="float" office:value="-0.467563271522522" calcext:value-type="float">
            <text:p>-0,4675632715</text:p>
          </table:table-cell>
          <table:table-cell table:style-name="ce1" office:value-type="string" calcext:value-type="string">
            <text:p>-0.01240146266204693</text:p>
          </table:table-cell>
          <table:table-cell table:style-name="ce1" office:value-type="string" calcext:value-type="string">
            <text:p>-0.006609530716265019</text:p>
          </table:table-cell>
          <table:table-cell table:style-name="ce1" office:value-type="string" calcext:value-type="string">
            <text:p>-0.04863069223852028</text:p>
          </table:table-cell>
          <table:table-cell table:style-name="ce1" office:value-type="float" office:value="-0.0060932696099899" calcext:value-type="float">
            <text:p>-0,0060932696</text:p>
          </table:table-cell>
          <table:table-cell table:style-name="ce1" office:value-type="float" office:value="0.00205182997304314" calcext:value-type="float">
            <text:p>0,00205183</text:p>
          </table:table-cell>
          <table:table-cell table:style-name="ce1" office:value-type="float" office:value="-0.00314223828021391" calcext:value-type="float">
            <text:p>-0,0031422383</text:p>
          </table:table-cell>
          <table:table-cell table:style-name="ce1" office:value-type="float" office:value="-0.091245689724749" calcext:value-type="float">
            <text:p>-0,0912456897</text:p>
          </table:table-cell>
          <table:table-cell table:style-name="ce1" office:value-type="float" office:value="-0.124411926659594" calcext:value-type="float">
            <text:p>-0,124411926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09711152744486" calcext:value-type="float">
            <text:p>0,0050971115</text:p>
          </table:table-cell>
          <table:table-cell table:style-name="ce1" office:value-type="float" office:value="0.00306285012021978" calcext:value-type="float">
            <text:p>0,0030628501</text:p>
          </table:table-cell>
          <table:table-cell table:style-name="ce1" office:value-type="float" office:value="0.020461841667745" calcext:value-type="float">
            <text:p>0,0204618417</text:p>
          </table:table-cell>
          <table:table-cell table:style-name="ce1" office:value-type="float" office:value="0.596317052841187" calcext:value-type="float">
            <text:p>0,5963170528</text:p>
          </table:table-cell>
          <table:table-cell table:style-name="ce1" office:value-type="float" office:value="0.596319437026978" calcext:value-type="float">
            <text:p>0,596319437</text:p>
          </table:table-cell>
          <table:table-cell table:style-name="ce1" office:value-type="float" office:value="0.596329212188721" calcext:value-type="float">
            <text:p>0,5963292122</text:p>
          </table:table-cell>
          <table:table-cell table:style-name="ce1" office:value-type="float" office:value="-0.0502680651843548" calcext:value-type="float">
            <text:p>-0,0502680652</text:p>
          </table:table-cell>
          <table:table-cell table:style-name="ce1" office:value-type="float" office:value="3.99710273742676" calcext:value-type="float">
            <text:p>3,9971027374</text:p>
          </table:table-cell>
          <table:table-cell table:style-name="ce1" office:value-type="float" office:value="-0.467563271522522" calcext:value-type="float">
            <text:p>-0,4675632715</text:p>
          </table:table-cell>
        </table:table-row>
        <table:table-row table:style-name="ro1">
          <table:table-cell table:style-name="ce1" office:value-type="string" calcext:value-type="string">
            <text:p>2.902426242828369</text:p>
          </table:table-cell>
          <table:table-cell table:style-name="ce1" office:value-type="string" calcext:value-type="string">
            <text:p>0.023784160614013672</text:p>
          </table:table-cell>
          <table:table-cell table:style-name="ce1" office:value-type="string" calcext:value-type="string">
            <text:p>86.64681696891785</text:p>
          </table:table-cell>
          <table:table-cell table:style-name="ce1" office:value-type="float" office:value="0.0175871335301997" calcext:value-type="float">
            <text:p>0,0175871335</text:p>
          </table:table-cell>
          <table:table-cell table:style-name="ce1" office:value-type="float" office:value="-0.0115964443309313" calcext:value-type="float">
            <text:p>-0,0115964443</text:p>
          </table:table-cell>
          <table:table-cell table:style-name="ce1" office:value-type="float" office:value="0.33634885188974" calcext:value-type="float">
            <text:p>0,3363488519</text:p>
          </table:table-cell>
          <table:table-cell table:style-name="ce1" office:value-type="float" office:value="-0.0126309681929669" calcext:value-type="float">
            <text:p>-0,0126309682</text:p>
          </table:table-cell>
          <table:table-cell table:number-columns-repeated="2" table:style-name="ce1" office:value-type="float" office:value="-0.00577549164212761" calcext:value-type="float">
            <text:p>-0,0057754916</text:p>
          </table:table-cell>
          <table:table-cell table:style-name="ce1" office:value-type="float" office:value="-0.0545687787234783" calcext:value-type="float">
            <text:p>-0,0545687787</text:p>
          </table:table-cell>
          <table:table-cell table:style-name="ce1" office:value-type="float" office:value="3.99532437324524" calcext:value-type="float">
            <text:p>3,9953243732</text:p>
          </table:table-cell>
          <table:table-cell table:style-name="ce1" office:value-type="float" office:value="-0.455459326505661" calcext:value-type="float">
            <text:p>-0,4554593265</text:p>
          </table:table-cell>
          <table:table-cell table:style-name="ce1" office:value-type="string" calcext:value-type="string">
            <text:p>-0.012630968192966923</text:p>
          </table:table-cell>
          <table:table-cell table:style-name="ce1" office:value-type="string" calcext:value-type="string">
            <text:p>-0.005775491642127611</text:p>
          </table:table-cell>
          <table:table-cell table:style-name="ce1" office:value-type="string" calcext:value-type="string">
            <text:p>-0.04809363578213018</text:p>
          </table:table-cell>
          <table:table-cell table:style-name="ce1" office:value-type="float" office:value="-0.00535465048605944" calcext:value-type="float">
            <text:p>-0,0053546505</text:p>
          </table:table-cell>
          <table:table-cell table:style-name="ce1" office:value-type="float" office:value="0.00245415154477311" calcext:value-type="float">
            <text:p>0,0024541515</text:p>
          </table:table-cell>
          <table:table-cell table:style-name="ce1" office:value-type="float" office:value="-0.00254317504564921" calcext:value-type="float">
            <text:p>-0,002543175</text:p>
          </table:table-cell>
          <table:table-cell table:style-name="ce1" office:value-type="float" office:value="-0.104968482933513" calcext:value-type="float">
            <text:p>-0,1049684829</text:p>
          </table:table-cell>
          <table:table-cell table:style-name="ce1" office:value-type="float" office:value="-0.118122515018333" calcext:value-type="float">
            <text:p>-0,11812251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61136118957605" calcext:value-type="float">
            <text:p>0,0046113612</text:p>
          </table:table-cell>
          <table:table-cell table:style-name="ce1" office:value-type="float" office:value="0.00251179770210444" calcext:value-type="float">
            <text:p>0,0025117977</text:p>
          </table:table-cell>
          <table:table-cell table:style-name="ce1" office:value-type="float" office:value="0.0179815705407613" calcext:value-type="float">
            <text:p>0,0179815705</text:p>
          </table:table-cell>
          <table:table-cell table:style-name="ce1" office:value-type="float" office:value="0.640695095062256" calcext:value-type="float">
            <text:p>0,6406950951</text:p>
          </table:table-cell>
          <table:table-cell table:style-name="ce1" office:value-type="float" office:value="0.640691041946411" calcext:value-type="float">
            <text:p>0,6406910419</text:p>
          </table:table-cell>
          <table:table-cell table:style-name="ce1" office:value-type="float" office:value="0.64068078994751" calcext:value-type="float">
            <text:p>0,6406807899</text:p>
          </table:table-cell>
          <table:table-cell table:style-name="ce1" office:value-type="float" office:value="-0.0545687787234783" calcext:value-type="float">
            <text:p>-0,0545687787</text:p>
          </table:table-cell>
          <table:table-cell table:style-name="ce1" office:value-type="float" office:value="3.99532437324524" calcext:value-type="float">
            <text:p>3,9953243732</text:p>
          </table:table-cell>
          <table:table-cell table:style-name="ce1" office:value-type="float" office:value="-0.455459326505661" calcext:value-type="float">
            <text:p>-0,4554593265</text:p>
          </table:table-cell>
        </table:table-row>
        <table:table-row table:style-name="ro1">
          <table:table-cell table:style-name="ce1" office:value-type="string" calcext:value-type="string">
            <text:p>2.9178566932678223</text:p>
          </table:table-cell>
          <table:table-cell table:style-name="ce1" office:value-type="string" calcext:value-type="string">
            <text:p>0.015430450439453125</text:p>
          </table:table-cell>
          <table:table-cell table:style-name="ce1" office:value-type="string" calcext:value-type="string">
            <text:p>87.20968294143677</text:p>
          </table:table-cell>
          <table:table-cell table:style-name="ce1" office:value-type="float" office:value="0.0144459458354021" calcext:value-type="float">
            <text:p>0,0144459458</text:p>
          </table:table-cell>
          <table:table-cell table:style-name="ce1" office:value-type="float" office:value="-0.0129756281694202" calcext:value-type="float">
            <text:p>-0,0129756282</text:p>
          </table:table-cell>
          <table:table-cell table:style-name="ce1" office:value-type="float" office:value="0.324553301304947" calcext:value-type="float">
            <text:p>0,3245533013</text:p>
          </table:table-cell>
          <table:table-cell table:style-name="ce1" office:value-type="float" office:value="-0.0123298374120669" calcext:value-type="float">
            <text:p>-0,0123298374</text:p>
          </table:table-cell>
          <table:table-cell table:number-columns-repeated="2" table:style-name="ce1" office:value-type="float" office:value="-0.00486465144856691" calcext:value-type="float">
            <text:p>-0,0048646514</text:p>
          </table:table-cell>
          <table:table-cell table:style-name="ce1" office:value-type="float" office:value="-0.0587409995496273" calcext:value-type="float">
            <text:p>-0,0587409995</text:p>
          </table:table-cell>
          <table:table-cell table:style-name="ce1" office:value-type="float" office:value="3.99384546279907" calcext:value-type="float">
            <text:p>3,9938454628</text:p>
          </table:table-cell>
          <table:table-cell table:style-name="ce1" office:value-type="float" office:value="-0.443341761827469" calcext:value-type="float">
            <text:p>-0,4433417618</text:p>
          </table:table-cell>
          <table:table-cell table:style-name="ce1" office:value-type="string" calcext:value-type="string">
            <text:p>-0.012329837412066879</text:p>
          </table:table-cell>
          <table:table-cell table:style-name="ce1" office:value-type="string" calcext:value-type="string">
            <text:p>-0.004864651448566907</text:p>
          </table:table-cell>
          <table:table-cell table:style-name="ce1" office:value-type="string" calcext:value-type="string">
            <text:p>-0.04733083667800002</text:p>
          </table:table-cell>
          <table:table-cell table:style-name="ce1" office:value-type="float" office:value="-0.00439678338254992" calcext:value-type="float">
            <text:p>-0,0043967834</text:p>
          </table:table-cell>
          <table:table-cell table:style-name="ce1" office:value-type="float" office:value="0.00289911108273283" calcext:value-type="float">
            <text:p>0,0028991111</text:p>
          </table:table-cell>
          <table:table-cell table:style-name="ce1" office:value-type="float" office:value="-0.00189014029826647" calcext:value-type="float">
            <text:p>-0,0018901403</text:p>
          </table:table-cell>
          <table:table-cell table:style-name="ce1" office:value-type="float" office:value="-0.11484073709515" calcext:value-type="float">
            <text:p>-0,1148407371</text:p>
          </table:table-cell>
          <table:table-cell table:style-name="ce1" office:value-type="float" office:value="-0.111612976931265" calcext:value-type="float">
            <text:p>-0,111612976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682564949313039" calcext:value-type="float">
            <text:p>0,0068256495</text:p>
          </table:table-cell>
          <table:table-cell table:style-name="ce1" office:value-type="float" office:value="0.00317070025089346" calcext:value-type="float">
            <text:p>0,0031707003</text:p>
          </table:table-cell>
          <table:table-cell table:style-name="ce1" office:value-type="float" office:value="0.0223721448106582" calcext:value-type="float">
            <text:p>0,0223721448</text:p>
          </table:table-cell>
          <table:table-cell table:style-name="ce1" office:value-type="float" office:value="0.561333894729614" calcext:value-type="float">
            <text:p>0,5613338947</text:p>
          </table:table-cell>
          <table:table-cell table:number-columns-repeated="2" table:style-name="ce1" office:value-type="float" office:value="0.561339139938355" calcext:value-type="float">
            <text:p>0,5613391399</text:p>
          </table:table-cell>
          <table:table-cell table:style-name="ce1" office:value-type="float" office:value="-0.0587409995496273" calcext:value-type="float">
            <text:p>-0,0587409995</text:p>
          </table:table-cell>
          <table:table-cell table:style-name="ce1" office:value-type="float" office:value="3.99384546279907" calcext:value-type="float">
            <text:p>3,9938454628</text:p>
          </table:table-cell>
          <table:table-cell table:style-name="ce1" office:value-type="float" office:value="-0.443341761827469" calcext:value-type="float">
            <text:p>-0,4433417618</text:p>
          </table:table-cell>
        </table:table-row>
        <table:table-row table:style-name="ro1">
          <table:table-cell table:style-name="ce1" office:value-type="string" calcext:value-type="string">
            <text:p>2.9308953285217285</text:p>
          </table:table-cell>
          <table:table-cell table:style-name="ce1" office:value-type="string" calcext:value-type="string">
            <text:p>0.01303863525390625</text:p>
          </table:table-cell>
          <table:table-cell table:style-name="ce1" office:value-type="string" calcext:value-type="string">
            <text:p>87.76368355751038</text:p>
          </table:table-cell>
          <table:table-cell table:style-name="ce1" office:value-type="float" office:value="0.0116048425157198" calcext:value-type="float">
            <text:p>0,0116048425</text:p>
          </table:table-cell>
          <table:table-cell table:style-name="ce1" office:value-type="float" office:value="-0.0139150661412759" calcext:value-type="float">
            <text:p>-0,0139150661</text:p>
          </table:table-cell>
          <table:table-cell table:style-name="ce1" office:value-type="float" office:value="0.314059778496071" calcext:value-type="float">
            <text:p>0,3140597785</text:p>
          </table:table-cell>
          <table:table-cell table:style-name="ce1" office:value-type="float" office:value="-0.0121226174141668" calcext:value-type="float">
            <text:p>-0,0121226174</text:p>
          </table:table-cell>
          <table:table-cell table:number-columns-repeated="2" table:style-name="ce1" office:value-type="float" office:value="-0.00402725928141492" calcext:value-type="float">
            <text:p>-0,0040272593</text:p>
          </table:table-cell>
          <table:table-cell table:style-name="ce1" office:value-type="float" office:value="-0.0631591603159905" calcext:value-type="float">
            <text:p>-0,0631591603</text:p>
          </table:table-cell>
          <table:table-cell table:style-name="ce1" office:value-type="float" office:value="3.99258041381836" calcext:value-type="float">
            <text:p>3,9925804138</text:p>
          </table:table-cell>
          <table:table-cell table:style-name="ce1" office:value-type="float" office:value="-0.430970072746277" calcext:value-type="float">
            <text:p>-0,4309700727</text:p>
          </table:table-cell>
          <table:table-cell table:style-name="ce1" office:value-type="string" calcext:value-type="string">
            <text:p>-0.012122617414166814</text:p>
          </table:table-cell>
          <table:table-cell table:style-name="ce1" office:value-type="string" calcext:value-type="string">
            <text:p>-0.004027259281414924</text:p>
          </table:table-cell>
          <table:table-cell table:style-name="ce1" office:value-type="string" calcext:value-type="string">
            <text:p>-0.04674443396083096</text:p>
          </table:table-cell>
          <table:table-cell table:style-name="ce1" office:value-type="float" office:value="-0.00361148645885053" calcext:value-type="float">
            <text:p>-0,0036114865</text:p>
          </table:table-cell>
          <table:table-cell table:style-name="ce1" office:value-type="float" office:value="0.00324390704235505" calcext:value-type="float">
            <text:p>0,003243907</text:p>
          </table:table-cell>
          <table:table-cell table:style-name="ce1" office:value-type="float" office:value="-0.00127677166785723" calcext:value-type="float">
            <text:p>-0,0012767717</text:p>
          </table:table-cell>
          <table:table-cell table:style-name="ce1" office:value-type="float" office:value="-0.122843183479172" calcext:value-type="float">
            <text:p>-0,1228431835</text:p>
          </table:table-cell>
          <table:table-cell table:style-name="ce1" office:value-type="float" office:value="-0.104425098938523" calcext:value-type="float">
            <text:p>-0,10442509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567044440166171" calcext:value-type="float">
            <text:p>0,0056704444</text:p>
          </table:table-cell>
          <table:table-cell table:style-name="ce1" office:value-type="float" office:value="0.0024897162533331" calcext:value-type="float">
            <text:p>0,0024897163</text:p>
          </table:table-cell>
          <table:table-cell table:style-name="ce1" office:value-type="float" office:value="0.0212935082810509" calcext:value-type="float">
            <text:p>0,0212935083</text:p>
          </table:table-cell>
          <table:table-cell table:style-name="ce1" office:value-type="float" office:value="0.553957939147949" calcext:value-type="float">
            <text:p>0,5539579391</text:p>
          </table:table-cell>
          <table:table-cell table:style-name="ce1" office:value-type="float" office:value="0.553952217102051" calcext:value-type="float">
            <text:p>0,5539522171</text:p>
          </table:table-cell>
          <table:table-cell table:style-name="ce1" office:value-type="float" office:value="0.553950548171997" calcext:value-type="float">
            <text:p>0,5539505482</text:p>
          </table:table-cell>
          <table:table-cell table:style-name="ce1" office:value-type="float" office:value="-0.0631591603159905" calcext:value-type="float">
            <text:p>-0,0631591603</text:p>
          </table:table-cell>
          <table:table-cell table:style-name="ce1" office:value-type="float" office:value="3.99258041381836" calcext:value-type="float">
            <text:p>3,9925804138</text:p>
          </table:table-cell>
          <table:table-cell table:style-name="ce1" office:value-type="float" office:value="-0.430970072746277" calcext:value-type="float">
            <text:p>-0,4309700727</text:p>
          </table:table-cell>
        </table:table-row>
        <table:table-row table:style-name="ro1">
          <table:table-cell table:style-name="ce1" office:value-type="string" calcext:value-type="string">
            <text:p>2.9494423866271973</text:p>
          </table:table-cell>
          <table:table-cell table:style-name="ce1" office:value-type="string" calcext:value-type="string">
            <text:p>0.01854705810546875</text:p>
          </table:table-cell>
          <table:table-cell table:style-name="ce1" office:value-type="string" calcext:value-type="string">
            <text:p>88.3405327796936</text:p>
          </table:table-cell>
          <table:table-cell table:style-name="ce1" office:value-type="float" office:value="0.00897744632459728" calcext:value-type="float">
            <text:p>0,0089774463</text:p>
          </table:table-cell>
          <table:table-cell table:style-name="ce1" office:value-type="float" office:value="-0.0148682198541118" calcext:value-type="float">
            <text:p>-0,0148682199</text:p>
          </table:table-cell>
          <table:table-cell table:style-name="ce1" office:value-type="float" office:value="0.303907997078366" calcext:value-type="float">
            <text:p>0,3039079971</text:p>
          </table:table-cell>
          <table:table-cell table:style-name="ce1" office:value-type="float" office:value="-0.0118925251910457" calcext:value-type="float">
            <text:p>-0,0118925252</text:p>
          </table:table-cell>
          <table:table-cell table:number-columns-repeated="2" table:style-name="ce1" office:value-type="float" office:value="-0.00324382634320775" calcext:value-type="float">
            <text:p>-0,0032438263</text:p>
          </table:table-cell>
          <table:table-cell table:style-name="ce1" office:value-type="float" office:value="-0.066834457218647" calcext:value-type="float">
            <text:p>-0,0668344572</text:p>
          </table:table-cell>
          <table:table-cell table:style-name="ce1" office:value-type="float" office:value="3.99167799949646" calcext:value-type="float">
            <text:p>3,9916779995</text:p>
          </table:table-cell>
          <table:table-cell table:style-name="ce1" office:value-type="float" office:value="-0.41974613070488" calcext:value-type="float">
            <text:p>-0,4197461307</text:p>
          </table:table-cell>
          <table:table-cell table:style-name="ce1" office:value-type="string" calcext:value-type="string">
            <text:p>-0.01189252519104569</text:p>
          </table:table-cell>
          <table:table-cell table:style-name="ce1" office:value-type="string" calcext:value-type="string">
            <text:p>-0.0032438263432077517</text:p>
          </table:table-cell>
          <table:table-cell table:style-name="ce1" office:value-type="string" calcext:value-type="string">
            <text:p>-0.04627636571263502</text:p>
          </table:table-cell>
          <table:table-cell table:style-name="ce1" office:value-type="float" office:value="-0.00290121062892995" calcext:value-type="float">
            <text:p>-0,0029012106</text:p>
          </table:table-cell>
          <table:table-cell table:style-name="ce1" office:value-type="float" office:value="0.00347876653531897" calcext:value-type="float">
            <text:p>0,0034787665</text:p>
          </table:table-cell>
          <table:table-cell table:style-name="ce1" office:value-type="float" office:value="-0.0007311084817957" calcext:value-type="float">
            <text:p>-0,0007311085</text:p>
          </table:table-cell>
          <table:table-cell table:style-name="ce1" office:value-type="float" office:value="-0.129537862247104" calcext:value-type="float">
            <text:p>-0,1295378622</text:p>
          </table:table-cell>
          <table:table-cell table:style-name="ce1" office:value-type="float" office:value="-0.0963976265941084" calcext:value-type="float">
            <text:p>-0,096397626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00492489001171119" calcext:value-type="float">
            <text:p>0,00492489</text:p>
          </table:table-cell>
          <table:table-cell table:style-name="ce1" office:value-type="float" office:value="0.00162845052005604" calcext:value-type="float">
            <text:p>0,0016284505</text:p>
          </table:table-cell>
          <table:table-cell table:style-name="ce1" office:value-type="float" office:value="0.0181897107664274" calcext:value-type="float">
            <text:p>0,0181897108</text:p>
          </table:table-cell>
          <table:table-cell table:style-name="ce1" office:value-type="float" office:value="0.576886653900147" calcext:value-type="float">
            <text:p>0,5768866539</text:p>
          </table:table-cell>
          <table:table-cell table:style-name="ce1" office:value-type="float" office:value="0.576890707015991" calcext:value-type="float">
            <text:p>0,576890707</text:p>
          </table:table-cell>
          <table:table-cell table:style-name="ce1" office:value-type="float" office:value="0.576893329620361" calcext:value-type="float">
            <text:p>0,5768933296</text:p>
          </table:table-cell>
          <table:table-cell table:style-name="ce1" office:value-type="float" office:value="-0.066834457218647" calcext:value-type="float">
            <text:p>-0,0668344572</text:p>
          </table:table-cell>
          <table:table-cell table:style-name="ce1" office:value-type="float" office:value="3.99167799949646" calcext:value-type="float">
            <text:p>3,9916779995</text:p>
          </table:table-cell>
          <table:table-cell table:style-name="ce1" office:value-type="float" office:value="-0.41974613070488" calcext:value-type="float">
            <text:p>-0,4197461307</text:p>
          </table:table-cell>
        </table:table-row>
        <table:table-row table:style-name="ro1" table:number-rows-repeated="1048399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6:59:33.314035664</dc:date>
    <meta:editing-duration>PT2M10S</meta:editing-duration>
    <meta:editing-cycles>1</meta:editing-cycles>
    <meta:document-statistic meta:table-count="1" meta:cell-count="5280" meta:object-count="0"/>
    <meta:generator>LibreOffice/5.1.6.2$Linux_X86_64 LibreOffice_project/10m0$Build-2</meta:generator>
  </office:meta>
</office:document-meta>
</file>